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AdvOT34fe1490.B" svg:font-family="AdvOT34fe1490.B" style:font-family-generic="swiss"/>
    <style:font-face style:name="Liberation Sans2" svg:font-family="'Liberation Sans'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89in"/>
    </style:style>
    <style:style style:name="co2" style:family="table-column">
      <style:table-column-properties fo:break-before="auto" style:column-width="1.5701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2.49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5429in"/>
    </style:style>
    <style:style style:name="co8" style:family="table-column">
      <style:table-column-properties fo:break-before="auto" style:column-width="1.6654in"/>
    </style:style>
    <style:style style:name="co9" style:family="table-column">
      <style:table-column-properties fo:break-before="auto" style:column-width="1.7547in"/>
    </style:style>
    <style:style style:name="co10" style:family="table-column">
      <style:table-column-properties fo:break-before="auto" style:column-width="2.811in"/>
    </style:style>
    <style:style style:name="co11" style:family="table-column">
      <style:table-column-properties fo:break-before="auto" style:column-width="2.022in"/>
    </style:style>
    <style:style style:name="co12" style:family="table-column">
      <style:table-column-properties fo:break-before="auto" style:column-width="2.3591in"/>
    </style:style>
    <style:style style:name="co13" style:family="table-column">
      <style:table-column-properties fo:break-before="auto" style:column-width="2.0472in"/>
    </style:style>
    <style:style style:name="co14" style:family="table-column">
      <style:table-column-properties fo:break-before="auto" style:column-width="1.8016in"/>
    </style:style>
    <style:style style:name="co15" style:family="table-column">
      <style:table-column-properties fo:break-before="auto" style:column-width="3.0138in"/>
    </style:style>
    <style:style style:name="co16" style:family="table-column">
      <style:table-column-properties fo:break-before="auto" style:column-width="2.328in"/>
    </style:style>
    <style:style style:name="co17" style:family="table-column">
      <style:table-column-properties fo:break-before="auto" style:column-width="2.0965in"/>
    </style:style>
    <style:style style:name="co18" style:family="table-column">
      <style:table-column-properties fo:break-before="auto" style:column-width="4.2791in"/>
    </style:style>
    <style:style style:name="co19" style:family="table-column">
      <style:table-column-properties fo:break-before="auto" style:column-width="2.8811in"/>
    </style:style>
    <style:style style:name="co20" style:family="table-column">
      <style:table-column-properties fo:break-before="auto" style:column-width="5.039in"/>
    </style:style>
    <style:style style:name="co21" style:family="table-column">
      <style:table-column-properties fo:break-before="auto" style:column-width="2.9547in"/>
    </style:style>
    <style:style style:name="co22" style:family="table-column">
      <style:table-column-properties fo:break-before="auto" style:column-width="2.2563in"/>
    </style:style>
    <style:style style:name="co23" style:family="table-column">
      <style:table-column-properties fo:break-before="auto" style:column-width="1.2634in"/>
    </style:style>
    <style:style style:name="co24" style:family="table-column">
      <style:table-column-properties fo:break-before="auto" style:column-width="1.2228in"/>
    </style:style>
    <style:style style:name="co25" style:family="table-column">
      <style:table-column-properties fo:break-before="auto" style:column-width="2.122in"/>
    </style:style>
    <style:style style:name="co26" style:family="table-column">
      <style:table-column-properties fo:break-before="auto" style:column-width="1.6528in"/>
    </style:style>
    <style:style style:name="co27" style:family="table-column">
      <style:table-column-properties fo:break-before="auto" style:column-width="1.8138in"/>
    </style:style>
    <style:style style:name="co28" style:family="table-column">
      <style:table-column-properties fo:break-before="auto" style:column-width="2.7362in"/>
    </style:style>
    <style:style style:name="co29" style:family="table-column">
      <style:table-column-properties fo:break-before="auto" style:column-width="2.1008in"/>
    </style:style>
    <style:style style:name="co30" style:family="table-column">
      <style:table-column-properties fo:break-before="auto" style:column-width="1.7484in"/>
    </style:style>
    <style:style style:name="co31" style:family="table-column">
      <style:table-column-properties fo:break-before="auto" style:column-width="1.3071in"/>
    </style:style>
    <style:style style:name="co32" style:family="table-column">
      <style:table-column-properties fo:break-before="auto" style:column-width="1.6953in"/>
    </style:style>
    <style:style style:name="co33" style:family="table-column">
      <style:table-column-properties fo:break-before="auto" style:column-width="2.5957in"/>
    </style:style>
    <style:style style:name="co34" style:family="table-column">
      <style:table-column-properties fo:break-before="auto" style:column-width="3.4984in"/>
    </style:style>
    <style:style style:name="co35" style:family="table-column">
      <style:table-column-properties fo:break-before="auto" style:column-width="1.0272in"/>
    </style:style>
    <style:style style:name="co36" style:family="table-column">
      <style:table-column-properties fo:break-before="auto" style:column-width="1.128in"/>
    </style:style>
    <style:style style:name="co37" style:family="table-column">
      <style:table-column-properties fo:break-before="auto" style:column-width="2.448in"/>
    </style:style>
    <style:style style:name="co38" style:family="table-column">
      <style:table-column-properties fo:break-before="auto" style:column-width="1.1528in"/>
    </style:style>
    <style:style style:name="co39" style:family="table-column">
      <style:table-column-properties fo:break-before="auto" style:column-width="2.0366in"/>
    </style:style>
    <style:style style:name="co40" style:family="table-column">
      <style:table-column-properties fo:break-before="auto" style:column-width="1.8382in"/>
    </style:style>
    <style:style style:name="co41" style:family="table-column">
      <style:table-column-properties fo:break-before="auto" style:column-width="2.2874in"/>
    </style:style>
    <style:style style:name="co42" style:family="table-column">
      <style:table-column-properties fo:break-before="auto" style:column-width="1.5571in"/>
    </style:style>
    <style:style style:name="co43" style:family="table-column">
      <style:table-column-properties fo:break-before="auto" style:column-width="1.1445in"/>
    </style:style>
    <style:style style:name="co44" style:family="table-column">
      <style:table-column-properties fo:break-before="auto" style:column-width="1.0362in"/>
    </style:style>
    <style:style style:name="co45" style:family="table-column">
      <style:table-column-properties fo:break-before="auto" style:column-width="1.1362in"/>
    </style:style>
    <style:style style:name="co46" style:family="table-column">
      <style:table-column-properties fo:break-before="auto" style:column-width="1.161in"/>
    </style:style>
    <style:style style:name="co47" style:family="table-column">
      <style:table-column-properties fo:break-before="auto" style:column-width="0.8665in"/>
    </style:style>
    <style:style style:name="co48" style:family="table-column">
      <style:table-column-properties fo:break-before="auto" style:column-width="1.1591in"/>
    </style:style>
    <style:style style:name="co49" style:family="table-column">
      <style:table-column-properties fo:break-before="auto" style:column-width="3.1693in"/>
    </style:style>
    <style:style style:name="co50" style:family="table-column">
      <style:table-column-properties fo:break-before="auto" style:column-width="0.9453in"/>
    </style:style>
    <style:style style:name="co51" style:family="table-column">
      <style:table-column-properties fo:break-before="auto" style:column-width="1.4445in"/>
    </style:style>
    <style:style style:name="co52" style:family="table-column">
      <style:table-column-properties fo:break-before="auto" style:column-width="3.378in"/>
    </style:style>
    <style:style style:name="co53" style:family="table-column">
      <style:table-column-properties fo:break-before="auto" style:column-width="2.348in"/>
    </style:style>
    <style:style style:name="co54" style:family="table-column">
      <style:table-column-properties fo:break-before="auto" style:column-width="1.6791in"/>
    </style:style>
    <style:style style:name="co55" style:family="table-column">
      <style:table-column-properties fo:break-before="auto" style:column-width="1.2362in"/>
    </style:style>
    <style:style style:name="co56" style:family="table-column">
      <style:table-column-properties fo:break-before="auto" style:column-width="3.2417in"/>
    </style:style>
    <style:style style:name="co57" style:family="table-column">
      <style:table-column-properties fo:break-before="auto" style:column-width="2.6035in"/>
    </style:style>
    <style:style style:name="co58" style:family="table-column">
      <style:table-column-properties fo:break-before="auto" style:column-width="1.9161in"/>
    </style:style>
    <style:style style:name="co59" style:family="table-column">
      <style:table-column-properties fo:break-before="auto" style:column-width="3.802in"/>
    </style:style>
    <style:style style:name="co60" style:family="table-column">
      <style:table-column-properties fo:break-before="auto" style:column-width="2.6484in"/>
    </style:style>
    <style:style style:name="co61" style:family="table-column">
      <style:table-column-properties fo:break-before="auto" style:column-width="1.3366in"/>
    </style:style>
    <style:style style:name="co62" style:family="table-column">
      <style:table-column-properties fo:break-before="auto" style:column-width="3.0165in"/>
    </style:style>
    <style:style style:name="co63" style:family="table-column">
      <style:table-column-properties fo:break-before="auto" style:column-width="3.1in"/>
    </style:style>
    <style:style style:name="co64" style:family="table-column">
      <style:table-column-properties fo:break-before="auto" style:column-width="1.6535in"/>
    </style:style>
    <style:style style:name="co65" style:family="table-column">
      <style:table-column-properties fo:break-before="auto" style:column-width="1.3736in"/>
    </style:style>
    <style:style style:name="co66" style:family="table-column">
      <style:table-column-properties fo:break-before="auto" style:column-width="6.0445in"/>
    </style:style>
    <style:style style:name="co67" style:family="table-column">
      <style:table-column-properties fo:break-before="auto" style:column-width="2.5571in"/>
    </style:style>
    <style:style style:name="co68" style:family="table-column">
      <style:table-column-properties fo:break-before="auto" style:column-width="1.9634in"/>
    </style:style>
    <style:style style:name="co69" style:family="table-column">
      <style:table-column-properties fo:break-before="auto" style:column-width="2.9909in"/>
    </style:style>
    <style:style style:name="co70" style:family="table-column">
      <style:table-column-properties fo:break-before="auto" style:column-width="4.3201in"/>
    </style:style>
    <style:style style:name="co71" style:family="table-column">
      <style:table-column-properties fo:break-before="auto" style:column-width="2.8909in"/>
    </style:style>
    <style:style style:name="co72" style:family="table-column">
      <style:table-column-properties fo:break-before="auto" style:column-width="1.4701in"/>
    </style:style>
    <style:style style:name="co73" style:family="table-column">
      <style:table-column-properties fo:break-before="auto" style:column-width="1.6626in"/>
    </style:style>
    <style:style style:name="co74" style:family="table-column">
      <style:table-column-properties fo:break-before="auto" style:column-width="1.3484in"/>
    </style:style>
    <style:style style:name="co75" style:family="table-column">
      <style:table-column-properties fo:break-before="auto" style:column-width="1.0799in"/>
    </style:style>
    <style:style style:name="co76" style:family="table-column">
      <style:table-column-properties fo:break-before="auto" style:column-width="1.3783in"/>
    </style:style>
    <style:style style:name="co77" style:family="table-column">
      <style:table-column-properties fo:break-before="auto" style:column-width="1.4201in"/>
    </style:style>
    <style:style style:name="co78" style:family="table-column">
      <style:table-column-properties fo:break-before="auto" style:column-width="1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8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33" style:family="table-cell" style:parent-style-name="Default">
      <style:text-properties style:font-name="Liberation Sans1"/>
    </style:style>
    <style:style style:name="ce135" style:family="table-cell" style:parent-style-name="Default">
      <style:text-properties style:font-name="Liberation Serif"/>
    </style:style>
    <style:style style:name="ce136" style:family="table-cell" style:parent-style-name="Default">
      <style:text-properties style:font-name="Liberation Sans2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5ce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2" style:family="table-cell" style:parent-style-name="Default">
      <style:table-cell-properties fo:background-color="#ffbf00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able-cell-properties fo:background-color="#b4c7dc"/>
    </style:style>
    <style:style style:name="ce157" style:family="table-cell" style:parent-style-name="Default">
      <style:table-cell-properties fo:background-color="#729fcf"/>
    </style:style>
    <style:style style:name="ce160" style:family="table-cell" style:parent-style-name="Default" style:data-style-name="N61">
      <style:table-cell-properties fo:background-color="#b4c7dc"/>
    </style:style>
    <style:style style:name="ce161" style:family="table-cell" style:parent-style-name="Default" style:data-style-name="N61"/>
    <style:style style:name="ce162" style:family="table-cell" style:parent-style-name="Default" style:data-style-name="N61">
      <style:table-cell-properties fo:background-color="#729fcf"/>
    </style:style>
    <style:style style:name="ce47" style:family="table-cell" style:parent-style-name="Default" style:data-style-name="N61">
      <style:table-cell-properties fo:background-color="transparent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8000"/>
    </style:style>
    <style:style style:name="ce166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d7d7"/>
    </style:style>
    <style:style style:name="ce168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6f9d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ackground-color="#f6f9d4"/>
    </style:style>
    <style:style style:name="ce177" style:family="table-cell" style:parent-style-name="Default">
      <style:table-cell-properties fo:background-color="#f6f9d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ext-properties fo:color="#000000"/>
    </style:style>
    <style:style style:name="ce179" style:family="table-cell" style:parent-style-name="Default">
      <style:table-cell-properties fo:background-color="#dedce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61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61">
      <style:table-cell-properties fo:background-color="#81d41a"/>
    </style:style>
    <style:style style:name="ce182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183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 style:data-style-name="N121">
      <style:table-cell-properties fo:background-color="#fff5ce"/>
    </style:style>
    <style:style style:name="ce185" style:family="table-cell" style:parent-style-name="Default" style:data-style-name="N61">
      <style:table-cell-properties fo:background-color="#ff0000"/>
    </style:style>
    <style:style style:name="ce186" style:family="table-cell" style:parent-style-name="Default" style:data-style-name="N61">
      <style:table-cell-properties fo:background-color="#afd095"/>
    </style:style>
    <style:style style:name="ce187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aa95"/>
    </style:style>
    <style:style style:name="ce189" style:family="table-cell" style:parent-style-name="Default" style:data-style-name="N121">
      <style:table-cell-properties fo:background-color="#ffa6a6"/>
    </style:style>
    <style:style style:name="ce190" style:family="table-cell" style:parent-style-name="Default">
      <style:table-cell-properties fo:background-color="#ffa6a6"/>
    </style:style>
    <style:style style:name="ce191" style:family="table-cell" style:parent-style-name="Default" style:data-style-name="N61">
      <style:table-cell-properties fo:background-color="#77bc65"/>
    </style:style>
    <style:style style:name="ce192" style:family="table-cell" style:parent-style-name="Default">
      <style:table-cell-properties fo:background-color="#77bc65"/>
    </style:style>
    <style:style style:name="ce19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5" style:family="table-cell" style:parent-style-name="Default" style:data-style-name="N61">
      <style:table-cell-properties fo:background-color="#81d41a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e8cb"/>
    </style:style>
    <style:style style:name="ce197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AdvOT34fe1490.B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vOT34fe1490.B" style:font-size-asian="7pt" style:language-asian="none" style:country-asian="none" style:font-style-asian="normal" style:font-weight-asian="normal" style:font-name-complex="AdvOT34fe1490.B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ee7e5"/>
    </style:style>
    <style:style style:name="ce70" style:family="table-cell" style:parent-style-name="Default">
      <style:text-properties fo:color="#c9211e" fo:font-weight="bold" style:font-weight-asian="bold" style:font-weight-complex="bold"/>
    </style:style>
    <style:style style:name="ce53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e0c2cd"/>
    </style:style>
    <style:style style:name="ce123" style:family="table-cell" style:parent-style-name="Default" style:data-style-name="N37"/>
    <style:style style:name="ce73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b66c"/>
    </style:style>
    <style:style style:name="ce62" style:family="table-cell" style:parent-style-name="Default">
      <style:table-cell-properties fo:background-color="#81d41a"/>
    </style:style>
    <style:style style:name="ce79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134" style:family="table-cell" style:parent-style-name="Default" style:data-style-name="N61">
      <style:table-cell-properties fo:background-color="#dde8cb"/>
    </style:style>
    <style:style style:name="ce80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3"/>
    <style:style style:name="ce8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22">
      <style:table-cell-properties fo:background-color="#ffb66c" fo:wrap-option="wrap"/>
    </style:style>
    <style:style style:name="ce84" style:family="table-cell" style:parent-style-name="Default" style:data-style-name="N122"/>
    <style:style style:name="ce85" style:family="table-cell" style:parent-style-name="Default" style:data-style-name="N122">
      <style:table-cell-properties fo:background-color="#ffb66c"/>
    </style:style>
    <style:style style:name="ce86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c9ba4"/>
    </style:style>
    <style:style style:name="ce88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</style:style>
    <style:style style:name="ce89" style:family="table-cell" style:parent-style-name="Default" style:data-style-name="N122">
      <style:table-cell-properties fo:background-color="#ec9ba4"/>
    </style:style>
    <style:style style:name="ce90" style:family="table-cell" style:parent-style-name="Default" style:data-style-name="N61">
      <style:table-cell-properties fo:background-color="#ec9ba4"/>
    </style:style>
    <style:style style:name="ce140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fo:background-color="#ffe994"/>
    </style:style>
    <style:style style:name="ce143" style:family="table-cell" style:parent-style-name="Default" style:data-style-name="N61">
      <style:table-cell-properties fo:background-color="#ffe994"/>
    </style:style>
    <style:style style:name="ce144" style:family="table-cell" style:parent-style-name="Default" style:data-style-name="N121">
      <style:table-cell-properties fo:background-color="#ffe994"/>
    </style:style>
    <style:style style:name="ce145" style:family="table-cell" style:parent-style-name="Default" style:data-style-name="N122">
      <style:table-cell-properties fo:background-color="#ffe994"/>
    </style:style>
    <style:style style:name="ce1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ff7b59"/>
    </style:style>
    <style:style style:name="ce150" style:family="table-cell" style:parent-style-name="Default" style:data-style-name="N121">
      <style:table-cell-properties fo:background-color="#ff7b59"/>
    </style:style>
    <style:style style:name="ce151" style:family="table-cell" style:parent-style-name="Default" style:data-style-name="N122">
      <style:table-cell-properties fo:background-color="#ff7b59"/>
    </style:style>
    <style:style style:name="ce152" style:family="table-cell" style:parent-style-name="Default">
      <style:table-cell-properties fo:background-color="#ff7b59"/>
      <style:text-properties fo:font-weight="bold" style:font-weight-asian="bold" style:font-weight-complex="bold"/>
    </style:style>
    <style:style style:name="ce153" style:family="table-cell" style:parent-style-name="Default" style:data-style-name="N61">
      <style:table-cell-properties fo:background-color="#ff7b5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61">
      <style:table-cell-properties fo:background-color="#ff7b59"/>
      <style:text-properties fo:font-weight="bold" style:font-weight-asian="bold" style:font-weight-complex="bold"/>
    </style:style>
    <style:style style:name="ce93" style:family="table-cell" style:parent-style-name="Default" style:data-style-name="N61">
      <style:table-cell-properties fo:background-color="#ffaa95"/>
    </style:style>
    <style:style style:name="ce95" style:family="table-cell" style:parent-style-name="Default" style:data-style-name="N122">
      <style:table-cell-properties fo:background-color="#ffaa95"/>
    </style:style>
    <style:style style:name="ce120" style:family="table-cell" style:parent-style-name="Default" style:data-style-name="N61">
      <style:table-cell-properties fo:background-color="#b3cac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61">
      <style:table-cell-properties fo:background-color="#b3cac7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b3cac7"/>
    </style:style>
    <style:style style:name="ce247" style:family="table-cell" style:parent-style-name="Default">
      <style:table-cell-properties fo:background-color="#ffdbb6"/>
    </style:style>
    <style:style style:name="ce97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able-cell-properties fo:background-color="#ffd8ce"/>
    </style:style>
    <style:style style:name="ce250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fff5ce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hi" style:country-complex="IN" style:font-name-asian="MS Gothi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S Gothic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Overview cha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33" office:value-type="string" calcext:value-type="string">
            <text:p>μ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~0.01 d^-1</text:p>
          </table:table-cell>
          <table:table-cell office:value-type="string" calcext:value-type="string">
            <text:p>Pham 2022</text:p>
          </table:table-cell>
          <table:table-cell table:number-columns-repeated="2"/>
        </table:table-row>
        <table:table-row table:style-name="ro1">
          <table:table-cell table:style-name="ce135" office:value-type="string" calcext:value-type="string">
            <text:p>α_<text:span text:style-name="T1">FeD</text:span>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α_DOC</text:p>
          </table:table-cell>
          <table:table-cell table:number-columns-repeated="2"/>
          <table:table-cell office:value-type="string" calcext:value-type="string">
            <text:p>can be 1-100% I guess…</text:p>
          </table:table-cell>
          <table:table-cell/>
        </table:table-row>
        <table:table-row table:style-name="ro1">
          <table:table-cell office:value-type="string" calcext:value-type="string">
            <text:p>K_Fe</text:p>
          </table:table-cell>
          <table:table-cell office:value-type="string" calcext:value-type="string">
            <text:p>0.7 nmol/L</text:p>
          </table:table-cell>
          <table:table-cell office:value-type="string" calcext:value-type="string">
            <text:p>Pham 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_DOC</text:p>
          </table:table-cell>
          <table:table-cell office:value-type="string" calcext:value-type="string">
            <text:p>2 µmol/L</text:p>
          </table:table-cell>
          <table:table-cell office:value-type="string" calcext:value-type="string">
            <text:p>Pham 2022</text:p>
          </table:table-cell>
          <table:table-cell office:value-type="string" calcext:value-type="string">
            <text:p>BGE</text:p>
          </table:table-cell>
          <table:table-cell/>
        </table:table-row>
        <table:table-row table:style-name="ro1">
          <table:table-cell office:value-type="string" calcext:value-type="string">
            <text:p>POC flux </text:p>
          </table:table-cell>
          <table:table-cell office:value-type="string" calcext:value-type="string">
            <text:p>3.2 * 10^-11 molC/(kg s)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600 m</text:p>
          </table:table-cell>
          <table:table-cell office:value-type="string" calcext:value-type="string">
            <text:p>Can estimate from GEOTRACES data</text:p>
          </table:table-cell>
        </table:table-row>
        <table:table-row table:style-name="ro1">
          <table:table-cell office:value-type="string" calcext:value-type="string">
            <text:p>POC flux </text:p>
          </table:table-cell>
          <table:table-cell office:value-type="string" calcext:value-type="string">
            <text:p>2.7 * 10^-11 molC/(kg s)</text:p>
          </table:table-cell>
          <table:table-cell/>
          <table:table-cell office:value-type="string" calcext:value-type="string">
            <text:p>1000 m</text:p>
          </table:table-cell>
          <table:table-cell/>
        </table:table-row>
        <table:table-row table:style-name="ro1">
          <table:table-cell office:value-type="string" calcext:value-type="string">
            <text:p>POC flux </text:p>
          </table:table-cell>
          <table:table-cell office:value-type="string" calcext:value-type="string">
            <text:p>2.1 * 10^-11 molC/(kg s)</text:p>
          </table:table-cell>
          <table:table-cell/>
          <table:table-cell office:value-type="string" calcext:value-type="string">
            <text:p>2500 m</text:p>
          </table:table-cell>
          <table:table-cell/>
        </table:table-row>
        <table:table-row table:style-name="ro1">
          <table:table-cell office:value-type="string" calcext:value-type="string">
            <text:p>POC flux </text:p>
          </table:table-cell>
          <table:table-cell office:value-type="string" calcext:value-type="string">
            <text:p>1.8 * 10^-11 molC/(kg s)</text:p>
          </table:table-cell>
          <table:table-cell/>
          <table:table-cell office:value-type="string" calcext:value-type="string">
            <text:p>4000 m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.5 - 3.33</text:p>
          </table:table-cell>
          <table:table-cell office:value-type="string" calcext:value-type="string">
            <text:p>Pham 2022</text:p>
          </table:table-cell>
          <table:table-cell office:value-type="string" calcext:value-type="string">
            <text:p>surface bacteria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formula="of:=1/0.03" office:value-type="float" office:value="33.3333333333333" calcext:value-type="float">
            <text:p>33.3333333333333</text:p>
          </table:table-cell>
          <table:table-cell office:value-type="string" calcext:value-type="string">
            <text:p>Amano 2020</text:p>
          </table:table-cell>
          <table:table-cell office:value-type="string" calcext:value-type="string">
            <text:p>bathypelagic</text:p>
          </table:table-cell>
          <table:table-cell table:style-name="ce139" office:value-type="string" calcext:value-type="string" table:number-columns-spanned="1" table:number-rows-spanned="2">
            <text:p>With these values they were able to close the C budget for the deep ocea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1/0.08" office:value-type="float" office:value="12.5" calcext:value-type="float">
            <text:p>12.5</text:p>
          </table:table-cell>
          <table:table-cell office:value-type="string" calcext:value-type="string">
            <text:p>Amano 2020</text:p>
          </table:table-cell>
          <table:table-cell office:value-type="string" calcext:value-type="string">
            <text:p>mesopelagic</text:p>
          </table:table-cell>
          <table:covered-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(Fe:C)_B</text:p>
          </table:table-cell>
          <table:table-cell office:value-type="string" calcext:value-type="string">
            <text:p>36 (1- 80) µmolFe/molC</text:p>
          </table:table-cell>
          <table:table-cell office:value-type="string" calcext:value-type="string">
            <text:p>Pham 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(Fe:C)_POC</text:p>
          </table:table-cell>
          <table:table-cell office:value-type="string" calcext:value-type="string">
            <text:p>1-40 µmolFe/molC</text:p>
          </table:table-cell>
          <table:table-cell office:value-type="string" calcext:value-type="string">
            <text:p>Aumont 2015</text:p>
          </table:table-cell>
          <table:table-cell office:value-type="string" calcext:value-type="string">
            <text:p>should reflect the ratio in microorganisms in surface ocean!</text:p>
          </table:table-cell>
          <table:table-cell/>
        </table:table-row>
        <table:table-row table:style-name="ro1">
          <table:table-cell office:value-type="string" calcext:value-type="string">
            <text:p>k_scav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τ_Fe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τ_DOC</text:p>
          </table:table-cell>
          <table:table-cell table:number-columns-repeated="4"/>
        </table:table-row>
        <table:table-row table:style-name="ro1">
          <table:table-cell table:style-name="ce133" office:value-type="string" calcext:value-type="string">
            <text:p>β</text:p>
          </table:table-cell>
          <table:table-cell table:number-columns-repeated="2"/>
          <table:table-cell office:value-type="string" calcext:value-type="string">
            <text:p>Can estimate from GEOTRACES data</text:p>
          </table:table-cell>
          <table:table-cell/>
        </table:table-row>
        <table:table-row table:style-name="ro1">
          <table:table-cell table:style-name="ce133" office:value-type="string" calcext:value-type="string">
            <text:p>γ</text:p>
          </table:table-cell>
          <table:table-cell table:number-columns-repeated="4"/>
        </table:table-row>
        <table:table-row table:style-name="ro1">
          <table:table-cell table:style-name="ce133" office:value-type="string" calcext:value-type="string">
            <text:p>π</text:p>
          </table:table-cell>
          <table:table-cell table:number-columns-repeated="4"/>
        </table:table-row>
        <table:table-row table:style-name="ro1">
          <table:table-cell table:style-name="ce133" office:value-type="string" calcext:value-type="string">
            <text:p>χ</text:p>
          </table:table-cell>
          <table:table-cell table:number-columns-repeated="4"/>
        </table:table-row>
        <table:table-row table:style-name="ro1">
          <table:table-cell table:style-name="ce133" office:value-type="string" calcext:value-type="string">
            <text:p>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carbon content (ccc)</text:p>
          </table:table-cell>
          <table:table-cell office:value-type="string" calcext:value-type="string">
            <text:p>15-20 fgC/cell</text:p>
          </table:table-cell>
          <table:table-cell table:style-name="ce137" office:value-type="string" calcext:value-type="string">
            <text:p><text:a xlink:href="https://doi.org/10.1016/j.dsr2.2010.02.019" xlink:type="simple">https://doi.org/10.1016/j.dsr2.2010.02.019</text:a></text:p>
          </table:table-cell>
          <table:table-cell office:value-type="string" calcext:value-type="string">
            <text:p>Nagata 2010</text:p>
          </table:table-cell>
          <table:table-cell/>
        </table:table-row>
        <table:table-row table:style-name="ro2">
          <table:table-cell office:value-type="string" calcext:value-type="string">
            <text:p>cell carbon content</text:p>
          </table:table-cell>
          <table:table-cell office:value-type="string" calcext:value-type="string">
            <text:p>7-30 fgC/cell</text:p>
          </table:table-cell>
          <table:table-cell table:style-name="ce137" office:value-type="string" calcext:value-type="string">
            <text:p>Robinson, C. (2008). Heterotrophic bacterial respiration. In DL. Kirchman (Ed.), Microbial Ecology of the Oceans (Vol. 2nd edition, pp. 299-334). Wiley. </text:p>
          </table:table-cell>
          <table:table-cell office:value-type="string" calcext:value-type="string">
            <text:p>Robison 2008</text:p>
          </table:table-cell>
          <table:table-cell/>
        </table:table-row>
        <table:table-row table:style-name="ro2">
          <table:table-cell office:value-type="string" calcext:value-type="string">
            <text:p>BGE</text:p>
          </table:table-cell>
          <table:table-cell office:value-type="float" office:value="0.02" calcext:value-type="float">
            <text:p>0.02</text:p>
          </table:table-cell>
          <table:table-cell table:style-name="ce137" office:value-type="string" calcext:value-type="string">
            <text:p><text:s/>https://doi.org/10.4319/lo.2006.51.3.1262</text:p>
          </table:table-cell>
          <table:table-cell office:value-type="string" calcext:value-type="string">
            <text:p>Reinthaler 2006</text:p>
          </table:table-cell>
          <table:table-cell/>
        </table:table-row>
        <table:table-row table:style-name="ro2">
          <table:table-cell office:value-type="string" calcext:value-type="string">
            <text:p>Procaryotic abundance</text:p>
          </table:table-cell>
          <table:table-cell office:value-type="string" calcext:value-type="string">
            <text:p>3-0.4 * 10^5 cells/ml</text:p>
          </table:table-cell>
          <table:table-cell table:style-name="ce137" office:value-type="string" calcext:value-type="string">
            <text:p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exponential decrease with depth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36-46 µM C</text:p>
          </table:table-cell>
          <table:table-cell office:value-type="string" calcext:value-type="string">
            <text:p>Nagata 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over time prokaryotic community</text:p>
          </table:table-cell>
          <table:table-cell office:value-type="string" calcext:value-type="string">
            <text:p>34 – 54 d</text:p>
          </table:table-cell>
          <table:table-cell/>
          <table:table-cell office:value-type="string" calcext:value-type="string">
            <text:p>Reinthaler 200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 office:value-type="string" calcext:value-type="string">
            <text:p>cell carbon content (Pelagibacterales)</text:p>
          </table:table-cell>
          <table:table-cell table:style-name="ce137" office:value-type="string" calcext:value-type="string">
            <text:p>11.9±0.7 fg per cell </text:p>
          </table:table-cell>
          <table:table-cell table:style-name="ce137" office:value-type="string" calcext:value-type="string">
            <text:p>https://doi.org/10.1038/ismej.2016.161 </text:p>
          </table:table-cell>
          <table:table-cell office:value-type="string" calcext:value-type="string">
            <text:p>Cermak 2016</text:p>
          </table:table-cell>
          <table:table-cell table:style-name="ce137" office:value-type="string" calcext:value-type="string">
            <text:p>Pelagibacterales = Alphaproteobacteri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µ_0 = µ_molar * M(Carbon) / c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µ_molar</text:p>
          </table:table-cell>
          <table:table-cell office:value-type="string" calcext:value-type="string">
            <text:p>1 – 10 µmolC m^-3 d^-1</text:p>
          </table:table-cell>
          <table:table-cell/>
          <table:table-cell office:value-type="string" calcext:value-type="string">
            <text:p>Reinthaler 2006</text:p>
          </table:table-cell>
          <table:table-cell/>
        </table:table-row>
        <table:table-row table:style-name="ro1">
          <table:table-cell office:value-type="string" calcext:value-type="string">
            <text:p>conversion factor for µ_molar to µ</text:p>
          </table:table-cell>
          <table:table-cell table:style-name="ce138" table:formula="of:= 0.00000006944444444444" office:value-type="float" office:value="0.00000006944444444444" calcext:value-type="float">
            <text:p>6.944444444444E-08</text:p>
          </table:table-cell>
          <table:table-cell office:value-type="string" calcext:value-type="string">
            <text:p>~1 – 10 * 10E-8</text:p>
          </table:table-cell>
          <table:table-cell office:value-type="string" calcext:value-type="string">
            <text:p>µ ~ 10^-8 – 10^-6 s^-1</text:p>
          </table:table-cell>
          <table:table-cell/>
        </table:table-row>
        <table:table-row table:style-name="ro1">
          <table:table-cell office:value-type="string" calcext:value-type="string">
            <text:p>conversion factor for µ_molar to µ</text:p>
          </table:table-cell>
          <table:table-cell table:style-name="ce138" office:value-type="string" calcext:value-type="string">
            <text:p>10**(-12) * 12 / (3600 * 24 * 20 * 10**8 * 10**(-18))</text:p>
          </table:table-cell>
          <table:table-cell table:number-columns-repeated="3"/>
        </table:table-row>
      </table:table>
      <table:table table:name="bacterial abundance" table:style-name="ta1">
        <table:shapes>
          <draw:frame draw:z-index="0" draw:style-name="gr1" draw:text-style-name="P1" svg:width="6.298in" svg:height="3.5469in" svg:x="0.0394in" svg:y="12.8142in">
            <draw:object draw:notify-on-update-of-ranges="'bacterial abundance'.C61:'bacterial abundance'.C70 'bacterial abundance'.D61:'bacterial abundance'.D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1013" table:default-cell-style-name="Default"/>
        <table:table-row table:style-name="ro1">
          <table:table-cell table:style-name="ce142" office:value-type="string" calcext:value-type="string">
            <text:p>We should maybe talk about prokaryotic production and abundance than just focus on bacteria, as Archaea also incorporate DOC / leucine in the assays, so those are implicitly included most of the times</text:p>
          </table:table-cell>
          <table:table-cell table:style-name="ce14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oheterotropic biomass concentration</text:p>
          </table:table-cell>
          <table:table-cell office:value-type="string" calcext:value-type="string">
            <text:p>0.36 +- 0.19 µgC L^-1</text:p>
          </table:table-cell>
          <table:table-cell office:value-type="string" calcext:value-type="string">
            <text:p>Buitenhuis2012</text:p>
          </table:table-cell>
          <table:table-cell office:value-type="string" calcext:value-type="string">
            <text:p>~4E7 cell L^-1</text:p>
          </table:table-cell>
          <table:table-cell office:value-type="string" calcext:value-type="string">
            <text:p>calculated using the conversion factor 9.1 fgC/cell</text:p>
          </table:table-cell>
          <table:table-cell/>
          <table:table-cell office:value-type="string" calcext:value-type="string">
            <text:p>2750 – 4750 m depth</text:p>
          </table:table-cell>
          <table:table-cell table:number-columns-repeated="1017"/>
        </table:table-row>
        <table:table-row table:style-name="ro1">
          <table:table-cell table:style-name="ce155" office:value-type="string" calcext:value-type="string" table:number-columns-spanned="1" table:number-rows-spanned="2">
            <text:p>Mesopelagic</text:p>
          </table:table-cell>
          <table:table-cell office:value-type="string" calcext:value-type="string">
            <text:p>1 – 2 µg L^-1</text:p>
          </table:table-cell>
          <table:table-cell office:value-type="string" calcext:value-type="string">
            <text:p>Buitenhuis2012</text:p>
          </table:table-cell>
          <table:table-cell table:number-columns-repeated="1021"/>
        </table:table-row>
        <table:table-row table:style-name="ro1">
          <table:covered-table-cell/>
          <table:table-cell table:style-name="ce160" table:formula="of:=1 * 10^(-6) /(9.1 * 10^(-12))" office:value-type="float" office:value="109890.10989011" calcext:value-type="float">
            <text:p>1.10E+05</text:p>
          </table:table-cell>
          <table:table-cell table:style-name="ce160" table:formula="of:=2 * 10^(-6) /(9.1 * 10^(-12))" office:value-type="float" office:value="219780.21978022" calcext:value-type="float">
            <text:p>2.20E+05</text:p>
          </table:table-cell>
          <table:table-cell table:number-columns-repeated="1021"/>
        </table:table-row>
        <table:table-row table:style-name="ro1">
          <table:table-cell table:style-name="ce155" office:value-type="string" calcext:value-type="string" table:number-columns-spanned="1" table:number-rows-spanned="2">
            <text:p>Bathypelagic</text:p>
          </table:table-cell>
          <table:table-cell office:value-type="float" office:value="0.17" calcext:value-type="float">
            <text:p>0.17</text:p>
          </table:table-cell>
          <table:table-cell office:value-type="float" office:value="0.55" calcext:value-type="float">
            <text:p>0.55</text:p>
          </table:table-cell>
          <table:table-cell table:number-columns-repeated="1021"/>
        </table:table-row>
        <table:table-row table:style-name="ro1">
          <table:covered-table-cell/>
          <table:table-cell table:style-name="ce160" table:formula="of:=0.17 * 10^(-6) /(9.1 * 10^(-12))" office:value-type="float" office:value="18681.3186813187" calcext:value-type="float">
            <text:p>1.87E+04</text:p>
          </table:table-cell>
          <table:table-cell table:style-name="ce160" table:formula="of:=0.55 * 10^(-6) /(9.1 * 10^(-12))" office:value-type="float" office:value="60439.5604395605" calcext:value-type="float">
            <text:p>6.04E+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karyotic abundance (eastern basin)</text:p>
          </table:table-cell>
          <table:table-cell office:value-type="string" calcext:value-type="string">
            <text:p>3-0.4 * 10^5 cells/ml</text:p>
          </table:table-cell>
          <table:table-cell office:value-type="string" calcext:value-type="string">
            <text:p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North Atlan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karyotic abundance (western basin)</text:p>
          </table:table-cell>
          <table:table-cell office:value-type="string" calcext:value-type="string">
            <text:p>3.6-0.3 * 10^5 cells/ml</text:p>
          </table:table-cell>
          <table:table-cell office:value-type="string" calcext:value-type="string">
            <text:p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North Atlanti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.3 – 0.4 * 10^5 cells/ml</text:p>
          </table:table-cell>
          <table:table-cell office:value-type="string" calcext:value-type="string">
            <text:p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NADW (2000 – 3300 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.4 * 10^5 cells/ml</text:p>
          </table:table-cell>
          <table:table-cell office:value-type="string" calcext:value-type="string">
            <text:p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DSOW (1200 – 3900 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.4 – 0.5 * 10^5 cells/ml</text:p>
          </table:table-cell>
          <table:table-cell office:value-type="string" calcext:value-type="string">
            <text:p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LSW (700 – 2200 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: </text:p>
          </table:table-cell>
          <table:table-cell office:value-type="string" calcext:value-type="string">
            <text:p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ISOW (1700 – 3100 m)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able 1 Bacterial biomass and production in the major ocean basins</text:p>
          </table:table-cell>
          <table:table-cell table:number-columns-repeated="4"/>
          <table:table-cell office:value-type="string" calcext:value-type="string">
            <text:p>Cell specific pro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ean</text:p>
          </table:table-cell>
          <table:table-cell office:value-type="string" calcext:value-type="string">
            <text:p>Depth (a) </text:p>
          </table:table-cell>
          <table:table-cell office:value-type="string" calcext:value-type="string">
            <text:p>Biomass (b) (μmol C m−3 )</text:p>
          </table:table-cell>
          <table:table-cell office:value-type="string" calcext:value-type="string">
            <text:p>Production (b) (μmol C m−3 d−1 ) </text:p>
          </table:table-cell>
          <table:table-cell office:value-type="string" calcext:value-type="string">
            <text:p>Growth rate (s-1)</text:p>
          </table:table-cell>
          <table:table-cell office:value-type="string" calcext:value-type="string">
            <text:p>CSP (c) (amol C cell−1 d−1 )</text:p>
          </table:table-cell>
          <table:table-cell office:value-type="string" calcext:value-type="string">
            <text:p>n (d)</text:p>
          </table:table-cell>
          <table:table-cell office:value-type="string" calcext:value-type="string">
            <text:p>Biomass (e) (mmol C m−2 ) </text:p>
          </table:table-cell>
          <table:table-cell office:value-type="string" calcext:value-type="string">
            <text:p>Production (e) (mmol C m−2 )</text:p>
          </table:table-cell>
          <table:table-cell office:value-type="string" calcext:value-type="string">
            <text:p>n (d)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ce164" office:value-type="string" calcext:value-type="string">
            <text:p>conv_factor</text:p>
          </table:table-cell>
          <table:table-cell table:style-name="ce164" table:formula="of:= 12/(1000 * 10^6 * 10 * 10^(-15))" office:value-type="float" office:value="1200000" calcext:value-type="float">
            <text:p>1200000</text:p>
          </table:table-cell>
          <table:table-cell office:value-type="string" calcext:value-type="string">
            <text:p>conversion 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Bacterial abundance (cell/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tic 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335.6 ± 28.2</text:p>
          </table:table-cell>
          <table:table-cell office:value-type="string" calcext:value-type="string">
            <text:p>19.05 ± 5.34</text:p>
          </table:table-cell>
          <table:table-cell table:style-name="ce161" table:formula="of:= 10.05 / 335.6 / (24 * 3600)" office:value-type="float" office:value="0.00000034660144351742" calcext:value-type="float">
            <text:p>3.47E-07</text:p>
          </table:table-cell>
          <table:table-cell office:value-type="string" calcext:value-type="string">
            <text:p>37.5 ± 11.6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4.7 ± 0.2</text:p>
          </table:table-cell>
          <table:table-cell office:value-type="string" calcext:value-type="string">
            <text:p>2.09 ± 0.3 </text:p>
          </table:table-cell>
          <table:table-cell office:value-type="string" calcext:value-type="string">
            <text:p>NA</text:p>
          </table:table-cell>
          <table:table-cell table:style-name="ce161" table:formula="of:=335.6*[.K30]" office:value-type="float" office:value="402720000" calcext:value-type="float">
            <text:p>4.03E+08</text:p>
          </table:table-cell>
          <table:table-cell table:number-columns-repeated="1013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64.6 ± 4.3 </text:p>
          </table:table-cell>
          <table:table-cell table:style-name="ce156" office:value-type="string" calcext:value-type="string">
            <text:p>1.55 ± 1.00 </text:p>
          </table:table-cell>
          <table:table-cell table:style-name="ce160" table:formula="of:= 1.55 /  64.6 / (3600 * 24)" office:value-type="float" office:value="0.00000027770611168444" calcext:value-type="float">
            <text:p>2.78E-07</text:p>
          </table:table-cell>
          <table:table-cell table:style-name="ce156" office:value-type="string" calcext:value-type="string">
            <text:p>13.8 ± 9.0 </text:p>
          </table:table-cell>
          <table:table-cell table:style-name="ce156" office:value-type="float" office:value="43" calcext:value-type="float">
            <text:p>43</text:p>
          </table:table-cell>
          <table:table-cell table:style-name="ce156" office:value-type="string" calcext:value-type="string">
            <text:p>37.0 ± 2.5 </text:p>
          </table:table-cell>
          <table:table-cell table:style-name="ce156" office:value-type="string" calcext:value-type="string">
            <text:p>0.07 ± 0.0 </text:p>
          </table:table-cell>
          <table:table-cell table:style-name="ce156" office:value-type="float" office:value="7" calcext:value-type="float">
            <text:p>7</text:p>
          </table:table-cell>
          <table:table-cell table:style-name="ce160" table:formula="of:=64.6*[.K30]" office:value-type="float" office:value="77520000" calcext:value-type="float">
            <text:p>7.75E+07</text:p>
          </table:table-cell>
          <table:table-cell table:style-name="ce156" table:number-columns-repeated="1013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15.7 ± 1.0 </text:p>
          </table:table-cell>
          <table:table-cell table:style-name="ce157" office:value-type="string" calcext:value-type="string">
            <text:p>0.01 ± 0.00 </text:p>
          </table:table-cell>
          <table:table-cell table:style-name="ce162" table:formula="of:= 0.01 / 15.7 / (3600 * 24)" office:value-type="float" office:value="0.00000000737202170323" calcext:value-type="float">
            <text:p>7.37E-09</text:p>
          </table:table-cell>
          <table:table-cell table:style-name="ce157" office:value-type="string" calcext:value-type="string">
            <text:p>0.5 ± 0.1 </text:p>
          </table:table-cell>
          <table:table-cell table:style-name="ce157" office:value-type="float" office:value="41" calcext:value-type="float">
            <text:p>41</text:p>
          </table:table-cell>
          <table:table-cell table:style-name="ce157" office:value-type="string" calcext:value-type="string">
            <text:p>42.0 ± 0.7 </text:p>
          </table:table-cell>
          <table:table-cell table:style-name="ce157" office:value-type="string" calcext:value-type="string">
            <text:p>0.02 ± 0.0 </text:p>
          </table:table-cell>
          <table:table-cell table:style-name="ce157" office:value-type="float" office:value="6" calcext:value-type="float">
            <text:p>6</text:p>
          </table:table-cell>
          <table:table-cell table:style-name="ce162" table:formula="of:=15.7 * [.K30]" office:value-type="float" office:value="18840000" calcext:value-type="float">
            <text:p>1.88E+07</text:p>
          </table:table-cell>
          <table:table-cell table:style-name="ce157" table:number-columns-repeated="1013"/>
        </table:table-row>
        <table:table-row table:style-name="ro1">
          <table:table-cell office:value-type="string" calcext:value-type="string">
            <text:p>Atlantic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264.6 ± 4.9 </text:p>
          </table:table-cell>
          <table:table-cell office:value-type="string" calcext:value-type="string">
            <text:p>16.7 ± 0.89 </text:p>
          </table:table-cell>
          <table:table-cell table:style-name="ce161" table:formula="of:= 16.7 / 264.6 / (3600 * 24)" office:value-type="float" office:value="0.00000073048766831836" calcext:value-type="float">
            <text:p>7.30E-07</text:p>
          </table:table-cell>
          <table:table-cell office:value-type="string" calcext:value-type="string">
            <text:p>54.0 ± 3.1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69.2 ± 0.2 </text:p>
          </table:table-cell>
          <table:table-cell office:value-type="string" calcext:value-type="string">
            <text:p>9.49 ± 0.2 </text:p>
          </table:table-cell>
          <table:table-cell office:value-type="string" calcext:value-type="string">
            <text:p>NA</text:p>
          </table:table-cell>
          <table:table-cell table:style-name="ce161" table:formula="of:=264.6*[.K30]" office:value-type="float" office:value="317520000" calcext:value-type="float">
            <text:p>3.18E+08</text:p>
          </table:table-cell>
          <table:table-cell table:number-columns-repeated="1013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87.8 ± 2.2 </text:p>
          </table:table-cell>
          <table:table-cell table:style-name="ce156" office:value-type="string" calcext:value-type="string">
            <text:p>1.42 ± 0.11 </text:p>
          </table:table-cell>
          <table:table-cell table:style-name="ce160" table:formula="of:=1.42 / 87.8 / 3600 / 24" office:value-type="float" office:value="0.00000018718889732557" calcext:value-type="float">
            <text:p>1.87E-07</text:p>
          </table:table-cell>
          <table:table-cell table:style-name="ce156" office:value-type="string" calcext:value-type="string">
            <text:p>14.8 ± 1.7 </text:p>
          </table:table-cell>
          <table:table-cell table:style-name="ce156" office:value-type="float" office:value="507" calcext:value-type="float">
            <text:p>507</text:p>
          </table:table-cell>
          <table:table-cell table:style-name="ce156" office:value-type="string" calcext:value-type="string">
            <text:p>88.0 ± 1.9 </text:p>
          </table:table-cell>
          <table:table-cell table:style-name="ce156" office:value-type="string" calcext:value-type="string">
            <text:p>1.83 ± 0.1 </text:p>
          </table:table-cell>
          <table:table-cell table:style-name="ce156" office:value-type="float" office:value="211" calcext:value-type="float">
            <text:p>211</text:p>
          </table:table-cell>
          <table:table-cell table:style-name="ce160" table:formula="of:=87.8*[.K30]" office:value-type="float" office:value="105360000" calcext:value-type="float">
            <text:p>1.05E+08</text:p>
          </table:table-cell>
          <table:table-cell table:style-name="ce156" table:number-columns-repeated="1013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27.4 ± 0.7 </text:p>
          </table:table-cell>
          <table:table-cell table:style-name="ce157" office:value-type="string" calcext:value-type="string">
            <text:p>0.22 ± 0.02 </text:p>
          </table:table-cell>
          <table:table-cell table:style-name="ce162" table:formula="of:=0.22 / 27.4 / (3600*24)" office:value-type="float" office:value="0.00000009293052176264" calcext:value-type="float">
            <text:p>9.29E-08</text:p>
          </table:table-cell>
          <table:table-cell table:style-name="ce157" office:value-type="string" calcext:value-type="string">
            <text:p>5.6 ± 0.5 </text:p>
          </table:table-cell>
          <table:table-cell table:style-name="ce157" office:value-type="float" office:value="869" calcext:value-type="float">
            <text:p>869</text:p>
          </table:table-cell>
          <table:table-cell table:style-name="ce157" office:value-type="string" calcext:value-type="string">
            <text:p>76.0 ± 3.4 </text:p>
          </table:table-cell>
          <table:table-cell table:style-name="ce157" office:value-type="string" calcext:value-type="string">
            <text:p>0.48 ± 0.1 </text:p>
          </table:table-cell>
          <table:table-cell table:style-name="ce157" office:value-type="float" office:value="95" calcext:value-type="float">
            <text:p>95</text:p>
          </table:table-cell>
          <table:table-cell table:style-name="ce162" table:formula="of:=27.4*[.K30]" office:value-type="float" office:value="32880000" calcext:value-type="float">
            <text:p>3.29E+07</text:p>
          </table:table-cell>
          <table:table-cell table:style-name="ce157" table:number-columns-repeated="1013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497.0 ± 19.3 </text:p>
          </table:table-cell>
          <table:table-cell office:value-type="string" calcext:value-type="string">
            <text:p>40.93 ± 2.33 </text:p>
          </table:table-cell>
          <table:table-cell table:style-name="ce161" table:formula="of:= 40.93/497 / 24/3600" office:value-type="float" office:value="0.00000095317274014457" calcext:value-type="float">
            <text:p>9.53E-07</text:p>
          </table:table-cell>
          <table:table-cell office:value-type="string" calcext:value-type="string">
            <text:p>82.5 ± 6.0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99.1 ± 0.2 </text:p>
          </table:table-cell>
          <table:table-cell office:value-type="string" calcext:value-type="string">
            <text:p>10.72 ± 0.3 </text:p>
          </table:table-cell>
          <table:table-cell office:value-type="string" calcext:value-type="string">
            <text:p>NA</text:p>
          </table:table-cell>
          <table:table-cell table:style-name="ce161" table:formula="of:=497*[.K30]" office:value-type="float" office:value="596400000" calcext:value-type="float">
            <text:p>5.96E+08</text:p>
          </table:table-cell>
          <table:table-cell table:number-columns-repeated="1013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105.7 ± 3.0 </text:p>
          </table:table-cell>
          <table:table-cell table:style-name="ce156" office:value-type="string" calcext:value-type="string">
            <text:p>1.49 ± 0.20 </text:p>
          </table:table-cell>
          <table:table-cell table:style-name="ce160" table:formula="of:=1.49 / 105.7 / 3600 / 24" office:value-type="float" office:value="0.00000016315392971022" calcext:value-type="float">
            <text:p>1.63E-07</text:p>
          </table:table-cell>
          <table:table-cell table:style-name="ce156" office:value-type="string" calcext:value-type="string">
            <text:p>11.6 ± 1.7 </text:p>
          </table:table-cell>
          <table:table-cell table:style-name="ce156" office:value-type="float" office:value="459" calcext:value-type="float">
            <text:p>459</text:p>
          </table:table-cell>
          <table:table-cell table:style-name="ce156" office:value-type="string" calcext:value-type="string">
            <text:p>73.0 ± 3.4 </text:p>
          </table:table-cell>
          <table:table-cell table:style-name="ce156" office:value-type="string" calcext:value-type="string">
            <text:p>0.44 ± 0.1 </text:p>
          </table:table-cell>
          <table:table-cell table:style-name="ce156" office:value-type="float" office:value="64" calcext:value-type="float">
            <text:p>64</text:p>
          </table:table-cell>
          <table:table-cell table:style-name="ce160" table:formula="of:=105.7*[.K30]" office:value-type="float" office:value="126840000" calcext:value-type="float">
            <text:p>1.27E+08</text:p>
          </table:table-cell>
          <table:table-cell table:style-name="ce156" table:number-columns-repeated="1013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21.7 ± 0.8 </text:p>
          </table:table-cell>
          <table:table-cell table:style-name="ce157" office:value-type="string" calcext:value-type="string">
            <text:p>0.05 ± 0.01 </text:p>
          </table:table-cell>
          <table:table-cell table:style-name="ce162" table:formula="of:= 0.05/21.7/3600/24" office:value-type="float" office:value="0.00000002666837344257" calcext:value-type="float">
            <text:p>2.67E-08</text:p>
          </table:table-cell>
          <table:table-cell table:style-name="ce157" office:value-type="string" calcext:value-type="string">
            <text:p>1.9 ± 0.1 </text:p>
          </table:table-cell>
          <table:table-cell table:style-name="ce157" office:value-type="float" office:value="375" calcext:value-type="float">
            <text:p>375</text:p>
          </table:table-cell>
          <table:table-cell table:style-name="ce157" office:value-type="string" calcext:value-type="string">
            <text:p>74.0 ± 6.2 </text:p>
          </table:table-cell>
          <table:table-cell table:style-name="ce157" office:value-type="string" calcext:value-type="string">
            <text:p>0.11 ± 0.0 </text:p>
          </table:table-cell>
          <table:table-cell table:style-name="ce157" office:value-type="float" office:value="41" calcext:value-type="float">
            <text:p>41</text:p>
          </table:table-cell>
          <table:table-cell table:style-name="ce162" table:formula="of:=21.7*[.K30]" office:value-type="float" office:value="26040000" calcext:value-type="float">
            <text:p>2.60E+07</text:p>
          </table:table-cell>
          <table:table-cell table:style-name="ce157" table:number-columns-repeated="1013"/>
        </table:table-row>
        <table:table-row table:style-name="ro1">
          <table:table-cell office:value-type="string" calcext:value-type="string">
            <text:p>Indian 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589.2 ± 13.1 </text:p>
          </table:table-cell>
          <table:table-cell office:value-type="string" calcext:value-type="string">
            <text:p>96.97 ± 3.91 </text:p>
          </table:table-cell>
          <table:table-cell table:style-name="ce161" table:formula="of:=96.97/589.2/24/3600" office:value-type="float" office:value="0.00000190485058208242" calcext:value-type="float">
            <text:p>1.90E-06</text:p>
          </table:table-cell>
          <table:table-cell office:value-type="string" calcext:value-type="string">
            <text:p>121.6 ± 4.4 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69.1 ± 0.1 </text:p>
          </table:table-cell>
          <table:table-cell office:value-type="string" calcext:value-type="string">
            <text:p>6.52 ± 0.2 </text:p>
          </table:table-cell>
          <table:table-cell office:value-type="string" calcext:value-type="string">
            <text:p>NA</text:p>
          </table:table-cell>
          <table:table-cell table:style-name="ce161" table:formula="of:=589.2*[.K30]" office:value-type="float" office:value="707040000" calcext:value-type="float">
            <text:p>7.07E+08</text:p>
          </table:table-cell>
          <table:table-cell table:number-columns-repeated="1013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195.0 ± 10.1 </text:p>
          </table:table-cell>
          <table:table-cell table:style-name="ce156" office:value-type="string" calcext:value-type="string">
            <text:p>9.25 ± 0.94 </text:p>
          </table:table-cell>
          <table:table-cell table:style-name="ce160" table:formula="of:=9.25/195/24/3600" office:value-type="float" office:value="0.00000054902659069326" calcext:value-type="float">
            <text:p>5.49E-07</text:p>
          </table:table-cell>
          <table:table-cell table:style-name="ce156" office:value-type="string" calcext:value-type="string">
            <text:p>58.3 ± 7.3 </text:p>
          </table:table-cell>
          <table:table-cell table:style-name="ce156" office:value-type="float" office:value="222" calcext:value-type="float">
            <text:p>222</text:p>
          </table:table-cell>
          <table:table-cell table:style-name="ce156" office:value-type="string" calcext:value-type="string">
            <text:p>112.0 ± 5.8 </text:p>
          </table:table-cell>
          <table:table-cell table:style-name="ce156" office:value-type="string" calcext:value-type="string">
            <text:p>6.78 ± 1.0 </text:p>
          </table:table-cell>
          <table:table-cell table:style-name="ce156" office:value-type="float" office:value="41" calcext:value-type="float">
            <text:p>41</text:p>
          </table:table-cell>
          <table:table-cell table:style-name="ce160" table:formula="of:=195*[.K30]" office:value-type="float" office:value="234000000" calcext:value-type="float">
            <text:p>2.34E+08</text:p>
          </table:table-cell>
          <table:table-cell table:style-name="ce156" table:number-columns-repeated="1013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41.2 ± 1.5 </text:p>
          </table:table-cell>
          <table:table-cell table:style-name="ce157" office:value-type="string" calcext:value-type="string">
            <text:p>8.95 ± 0.89 </text:p>
          </table:table-cell>
          <table:table-cell table:style-name="ce162" table:formula="of:=8.95/41.2/3600/24" office:value-type="float" office:value="0.00000251427094570298" calcext:value-type="float">
            <text:p>2.51E-06</text:p>
          </table:table-cell>
          <table:table-cell table:style-name="ce157" office:value-type="string" calcext:value-type="string">
            <text:p>226.4 ± 25.9 </text:p>
          </table:table-cell>
          <table:table-cell table:style-name="ce157" office:value-type="float" office:value="142" calcext:value-type="float">
            <text:p>142</text:p>
          </table:table-cell>
          <table:table-cell table:style-name="ce157" office:value-type="string" calcext:value-type="string">
            <text:p>94.0 ± 6.2 </text:p>
          </table:table-cell>
          <table:table-cell table:style-name="ce157" office:value-type="string" calcext:value-type="string">
            <text:p>16.28 ± 6.4 </text:p>
          </table:table-cell>
          <table:table-cell table:style-name="ce157" office:value-type="float" office:value="7" calcext:value-type="float">
            <text:p>7</text:p>
          </table:table-cell>
          <table:table-cell table:style-name="ce162" table:formula="of:=41.2*[.K30]" office:value-type="float" office:value="49440000" calcext:value-type="float">
            <text:p>4.94E+07</text:p>
          </table:table-cell>
          <table:table-cell table:style-name="ce157" table:number-columns-repeated="101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table:style-name="ce161"/>
          <table:table-cell table:number-columns-repeated="5"/>
          <table:table-cell table:style-name="ce161"/>
          <table:table-cell table:number-columns-repeated="1013"/>
        </table:table-row>
        <table:table-row table:style-name="ro1">
          <table:table-cell office:value-type="string" calcext:value-type="string">
            <text:p>oceans</text:p>
          </table:table-cell>
          <table:table-cell table:number-columns-repeated="3"/>
          <table:table-cell table:style-name="ce161"/>
          <table:table-cell table:number-columns-repeated="5"/>
          <table:table-cell table:style-name="ce16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pipelagic </text:p>
          </table:table-cell>
          <table:table-cell office:value-type="string" calcext:value-type="string">
            <text:p>476.2 ± 9.0 </text:p>
          </table:table-cell>
          <table:table-cell office:value-type="string" calcext:value-type="string">
            <text:p>57.33 ± 1.98 </text:p>
          </table:table-cell>
          <table:table-cell table:style-name="ce161" table:formula="of:=57.33/476.2/24/3600" office:value-type="float" office:value="0.00000139340963180736" calcext:value-type="float">
            <text:p>1.39E-06</text:p>
          </table:table-cell>
          <table:table-cell office:value-type="string" calcext:value-type="string">
            <text:p>90.0 ± 2.9 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82.3 ± 0.2 </text:p>
          </table:table-cell>
          <table:table-cell office:value-type="string" calcext:value-type="string">
            <text:p>10.41 ± 0.2 NA</text:p>
          </table:table-cell>
          <table:table-cell/>
          <table:table-cell table:style-name="ce161" table:formula="of:=476.2*[.K30]" office:value-type="float" office:value="571440000" calcext:value-type="float">
            <text:p>5.71E+08</text:p>
          </table:table-cell>
          <table:table-cell table:number-columns-repeated="1013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113.0 ± 2.6 </text:p>
          </table:table-cell>
          <table:table-cell table:style-name="ce156" office:value-type="string" calcext:value-type="string">
            <text:p>2.86 ± 0.21 </text:p>
          </table:table-cell>
          <table:table-cell table:style-name="ce160" table:formula="of:=2.86/113/3600/24" office:value-type="float" office:value="0.00000029293674205179" calcext:value-type="float">
            <text:p>2.93E-07</text:p>
          </table:table-cell>
          <table:table-cell table:style-name="ce156" office:value-type="string" calcext:value-type="string">
            <text:p>21.4 ± 1.7 </text:p>
          </table:table-cell>
          <table:table-cell table:style-name="ce156" office:value-type="float" office:value="1231" calcext:value-type="float">
            <text:p>1231</text:p>
          </table:table-cell>
          <table:table-cell table:style-name="ce156" office:value-type="string" calcext:value-type="string">
            <text:p>87.0 ± 1.8 </text:p>
          </table:table-cell>
          <table:table-cell table:style-name="ce156" office:value-type="string" calcext:value-type="string">
            <text:p>2.10 ± 0.2 323</text:p>
          </table:table-cell>
          <table:table-cell table:style-name="ce156"/>
          <table:table-cell table:style-name="ce160" table:formula="of:=113*[.K30]" office:value-type="float" office:value="135600000" calcext:value-type="float">
            <text:p>1.36E+08</text:p>
          </table:table-cell>
          <table:table-cell table:style-name="ce156" table:number-columns-repeated="1013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27.0 ± 0.5 </text:p>
          </table:table-cell>
          <table:table-cell table:style-name="ce157" office:value-type="string" calcext:value-type="string">
            <text:p>1.04 ± 0.11 </text:p>
          </table:table-cell>
          <table:table-cell table:style-name="ce162" table:formula="of:=1.04/27/3600/24" office:value-type="float" office:value="0.00000044581618655693" calcext:value-type="float">
            <text:p>4.46E-07</text:p>
          </table:table-cell>
          <table:table-cell table:style-name="ce157" office:value-type="string" calcext:value-type="string">
            <text:p>26.4 ± 3.1 </text:p>
          </table:table-cell>
          <table:table-cell table:style-name="ce157" office:value-type="float" office:value="1427" calcext:value-type="float">
            <text:p>1427</text:p>
          </table:table-cell>
          <table:table-cell table:style-name="ce157" office:value-type="string" calcext:value-type="string">
            <text:p>75.0 ± 2.8 </text:p>
          </table:table-cell>
          <table:table-cell table:style-name="ce157" office:value-type="string" calcext:value-type="string">
            <text:p>1.10 ± 0.4 149</text:p>
          </table:table-cell>
          <table:table-cell table:style-name="ce157"/>
          <table:table-cell table:style-name="ce162" table:formula="of:=27*[.K30]" office:value-type="float" office:value="32400000" calcext:value-type="float">
            <text:p>3.24E+07</text:p>
          </table:table-cell>
          <table:table-cell table:style-name="ce157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mesopelagic</text:p>
          </table:table-cell>
          <table:table-cell table:style-name="ce161" table:formula="of:=[.K33]" office:value-type="float" office:value="77520000" calcext:value-type="float">
            <text:p>7.75E+07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61" table:formula="of:=[.K36]" office:value-type="float" office:value="105360000" calcext:value-type="float">
            <text:p>1.05E+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61" table:formula="of:=[.K39]" office:value-type="float" office:value="126840000" calcext:value-type="float">
            <text:p>1.27E+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61" table:formula="of:=[.K42]" office:value-type="float" office:value="234000000" calcext:value-type="float">
            <text:p>2.34E+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61" table:formula="of:=[.K47]" office:value-type="float" office:value="135600000" calcext:value-type="float">
            <text:p>1.36E+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bathypelagic</text:p>
          </table:table-cell>
          <table:table-cell table:style-name="ce47" office:value-type="float" office:value="18840000" calcext:value-type="float">
            <text:p>1.88E+07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7" office:value-type="float" office:value="32880000" calcext:value-type="float">
            <text:p>3.29E+07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7" office:value-type="float" office:value="26040000" calcext:value-type="float">
            <text:p>2.60E+07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7" office:value-type="float" office:value="49440000" calcext:value-type="float">
            <text:p>4.94E+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omass [µgC m^(-3)]</text:p>
          </table:table-cell>
          <table:table-cell office:value-type="string" calcext:value-type="string">
            <text:p>depth [m]</text:p>
          </table:table-cell>
          <table:table-cell office:value-type="string" calcext:value-type="string">
            <text:p>prokaryotic abundance [cell m^(-3)]</text:p>
          </table:table-cell>
          <table:table-cell office:value-type="string" calcext:value-type="string">
            <text:p>Depth -100m</text:p>
          </table:table-cell>
          <table:table-cell office:value-type="string" calcext:value-type="string">
            <text:p>prokaryotic abundance [cell µL^(-3)]</text:p>
          </table:table-cell>
          <table:table-cell table:number-columns-repeated="2"/>
          <table:table-cell table:style-name="ce47" office:value-type="float" office:value="32400000" calcext:value-type="float">
            <text:p>3.24E+07</text:p>
          </table:table-cell>
          <table:table-cell table:number-columns-repeated="1015"/>
        </table:table-row>
        <table:table-row table:style-name="ro1">
          <table:table-cell/>
          <table:table-cell table:style-name="ce161" office:value-type="float" office:value="13.4951437431524" calcext:value-type="float">
            <text:p>1.35E+01</text:p>
          </table:table-cell>
          <table:table-cell table:style-name="ce161" office:value-type="float" office:value="5570.24871934516" calcext:value-type="float">
            <text:p>5.57E+03</text:p>
          </table:table-cell>
          <table:table-cell table:style-name="ce161" table:formula="of:=[.B61]/(10 * 10^(-15)) * 10^(-6)" office:value-type="float" office:value="1349514374.31524" calcext:value-type="float">
            <text:p>1.35E+09</text:p>
          </table:table-cell>
          <table:table-cell table:style-name="ce161" table:formula="of:=[.C61]-100" office:value-type="float" office:value="5470.24871934516" calcext:value-type="float">
            <text:p>5.47E+03</text:p>
          </table:table-cell>
          <table:table-cell table:formula="of:=[.D61]*0.000000001" office:value-type="float" office:value="1.34951437431524" calcext:value-type="float">
            <text:p>1.34951437431524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14.6446997937971" calcext:value-type="float">
            <text:p>1.46E+01</text:p>
          </table:table-cell>
          <table:table-cell table:style-name="ce161" office:value-type="float" office:value="4434.70449907783" calcext:value-type="float">
            <text:p>4.43E+03</text:p>
          </table:table-cell>
          <table:table-cell table:style-name="ce161" table:formula="of:=[.B62]/(10 * 10^(-15)) * 10^(-6)" office:value-type="float" office:value="1464469979.37971" calcext:value-type="float">
            <text:p>1.46E+09</text:p>
          </table:table-cell>
          <table:table-cell table:style-name="ce161" table:formula="of:=[.C62]-100" office:value-type="float" office:value="4334.70449907783" calcext:value-type="float">
            <text:p>4.33E+03</text:p>
          </table:table-cell>
          <table:table-cell table:formula="of:=[.D62]*0.000000001" office:value-type="float" office:value="1.46446997937971" calcext:value-type="float">
            <text:p>1.46446997937971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19.2319653844891" calcext:value-type="float">
            <text:p>1.92E+01</text:p>
          </table:table-cell>
          <table:table-cell table:style-name="ce161" office:value-type="float" office:value="3322.40173743729" calcext:value-type="float">
            <text:p>3.32E+03</text:p>
          </table:table-cell>
          <table:table-cell table:style-name="ce161" table:formula="of:=[.B63]/(10 * 10^(-15)) * 10^(-6)" office:value-type="float" office:value="1923196538.44891" calcext:value-type="float">
            <text:p>1.92E+09</text:p>
          </table:table-cell>
          <table:table-cell table:style-name="ce161" table:formula="of:=[.C63]-100" office:value-type="float" office:value="3222.40173743729" calcext:value-type="float">
            <text:p>3.22E+03</text:p>
          </table:table-cell>
          <table:table-cell table:formula="of:=[.D63]*0.000000001" office:value-type="float" office:value="1.92319653844891" calcext:value-type="float">
            <text:p>1.92319653844891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25.9538137327011" calcext:value-type="float">
            <text:p>2.60E+01</text:p>
          </table:table-cell>
          <table:table-cell table:style-name="ce161" office:value-type="float" office:value="2204.11537194735" calcext:value-type="float">
            <text:p>2.20E+03</text:p>
          </table:table-cell>
          <table:table-cell table:style-name="ce161" table:formula="of:=[.B64]/(10 * 10^(-15)) * 10^(-6)" office:value-type="float" office:value="2595381373.27011" calcext:value-type="float">
            <text:p>2.60E+09</text:p>
          </table:table-cell>
          <table:table-cell table:style-name="ce161" table:formula="of:=[.C64]-100" office:value-type="float" office:value="2104.11537194735" calcext:value-type="float">
            <text:p>2.10E+03</text:p>
          </table:table-cell>
          <table:table-cell table:formula="of:=[.D64]*0.000000001" office:value-type="float" office:value="2.59538137327011" calcext:value-type="float">
            <text:p>2.59538137327011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39.058537383989" calcext:value-type="float">
            <text:p>3.91E+01</text:p>
          </table:table-cell>
          <table:table-cell table:style-name="ce161" office:value-type="float" office:value="1095.47875712233" calcext:value-type="float">
            <text:p>1.10E+03</text:p>
          </table:table-cell>
          <table:table-cell table:style-name="ce161" table:formula="of:=[.B65]/(10 * 10^(-15)) * 10^(-6)" office:value-type="float" office:value="3905853738.3989" calcext:value-type="float">
            <text:p>3.91E+09</text:p>
          </table:table-cell>
          <table:table-cell table:style-name="ce161" table:formula="of:=[.C65]-100" office:value-type="float" office:value="995.478757122331" calcext:value-type="float">
            <text:p>9.95E+02</text:p>
          </table:table-cell>
          <table:table-cell table:formula="of:=[.D65]*0.000000001" office:value-type="float" office:value="3.9058537383989" calcext:value-type="float">
            <text:p>3.9058537383989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71.1329804553849" calcext:value-type="float">
            <text:p>7.11E+01</text:p>
          </table:table-cell>
          <table:table-cell table:style-name="ce161" office:value-type="float" office:value="544.469551176904" calcext:value-type="float">
            <text:p>5.44E+02</text:p>
          </table:table-cell>
          <table:table-cell table:style-name="ce161" table:formula="of:=[.B66]/(10 * 10^(-15)) * 10^(-6)" office:value-type="float" office:value="7113298045.53848" calcext:value-type="float">
            <text:p>7.11E+09</text:p>
          </table:table-cell>
          <table:table-cell table:style-name="ce161" table:formula="of:=[.C66]-100" office:value-type="float" office:value="444.469551176904" calcext:value-type="float">
            <text:p>4.44E+02</text:p>
          </table:table-cell>
          <table:table-cell table:formula="of:=[.D66]*0.000000001" office:value-type="float" office:value="7.11329804553848" calcext:value-type="float">
            <text:p>7.11329804553848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144.465223434313" calcext:value-type="float">
            <text:p>1.44E+02</text:p>
          </table:table-cell>
          <table:table-cell table:style-name="ce161" office:value-type="float" office:value="215.443469003188" calcext:value-type="float">
            <text:p>2.15E+02</text:p>
          </table:table-cell>
          <table:table-cell table:style-name="ce161" table:formula="of:=[.B67]/(10 * 10^(-15)) * 10^(-6)" office:value-type="float" office:value="14446522343.4313" calcext:value-type="float">
            <text:p>1.44E+10</text:p>
          </table:table-cell>
          <table:table-cell table:style-name="ce161" table:formula="of:=[.C67]-100" office:value-type="float" office:value="115.443469003188" calcext:value-type="float">
            <text:p>1.15E+02</text:p>
          </table:table-cell>
          <table:table-cell table:formula="of:=[.D67]*0.000000001" office:value-type="float" office:value="14.4465223434313" calcext:value-type="float">
            <text:p>14.4465223434313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256.025972034968" calcext:value-type="float">
            <text:p>2.56E+02</text:p>
          </table:table-cell>
          <table:table-cell table:style-name="ce161" office:value-type="float" office:value="107.07867049864" calcext:value-type="float">
            <text:p>1.07E+02</text:p>
          </table:table-cell>
          <table:table-cell table:style-name="ce161" table:formula="of:=[.B68]/(10 * 10^(-15)) * 10^(-6)" office:value-type="float" office:value="25602597203.4968" calcext:value-type="float">
            <text:p>2.56E+10</text:p>
          </table:table-cell>
          <table:table-cell table:style-name="ce161" table:formula="of:=[.C68]-100" office:value-type="float" office:value="7.07867049863954" calcext:value-type="float">
            <text:p>7.08E+00</text:p>
          </table:table-cell>
          <table:table-cell table:formula="of:=[.D68]*0.000000001" office:value-type="float" office:value="25.6025972034968" calcext:value-type="float">
            <text:p>25.6025972034968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441.540366912546" calcext:value-type="float">
            <text:p>4.42E+02</text:p>
          </table:table-cell>
          <table:table-cell table:style-name="ce161" office:value-type="float" office:value="53.2197226901621" calcext:value-type="float">
            <text:p>5.32E+01</text:p>
          </table:table-cell>
          <table:table-cell table:style-name="ce161" table:formula="of:=[.B69]/(10 * 10^(-15)) * 10^(-6)" office:value-type="float" office:value="44154036691.2546" calcext:value-type="float">
            <text:p>4.42E+10</text:p>
          </table:table-cell>
          <table:table-cell table:style-name="ce161" table:formula="of:=[.C69]-100" office:value-type="float" office:value="-46.7802773098379" calcext:value-type="float">
            <text:p>-4.68E+01</text:p>
          </table:table-cell>
          <table:table-cell table:formula="of:=[.D69]*0.000000001" office:value-type="float" office:value="44.1540366912546" calcext:value-type="float">
            <text:p>44.1540366912546</text:p>
          </table:table-cell>
          <table:table-cell table:number-columns-repeated="1018"/>
        </table:table-row>
        <table:table-row table:style-name="ro1">
          <table:table-cell/>
          <table:table-cell table:style-name="ce161" office:value-type="float" office:value="682.840900858587" calcext:value-type="float">
            <text:p>6.83E+02</text:p>
          </table:table-cell>
          <table:table-cell table:style-name="ce161" office:value-type="float" office:value="10.3086387359158" calcext:value-type="float">
            <text:p>1.03E+01</text:p>
          </table:table-cell>
          <table:table-cell table:style-name="ce161" table:formula="of:=[.B70]/(10 * 10^(-15)) * 10^(-6)" office:value-type="float" office:value="68284090085.8587" calcext:value-type="float">
            <text:p>6.83E+10</text:p>
          </table:table-cell>
          <table:table-cell table:style-name="ce161" table:formula="of:=[.C70]-100" office:value-type="float" office:value="-89.6913612640842" calcext:value-type="float">
            <text:p>-8.97E+01</text:p>
          </table:table-cell>
          <table:table-cell table:formula="of:=[.D70]*0.000000001" office:value-type="float" office:value="68.2840900858587" calcext:value-type="float">
            <text:p>68.28409008585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epth -100m</text:p>
          </table:table-cell>
          <table:table-cell office:value-type="string" calcext:value-type="string">
            <text:p>prokaryotic abundance [cell m^(-3)]</text:p>
          </table:table-cell>
          <table:table-cell office:value-type="string" calcext:value-type="string">
            <text:p>prokaryotic abundance [cell µL^(-3)]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table:style-name="ce161" table:formula="of:=([.E75])^(-0.680975835) * 497015566000" office:value-type="float" office:value="12433418050.7376" calcext:value-type="float">
            <text:p>1.24E+10</text:p>
          </table:table-cell>
          <table:table-cell table:formula="of:=[.F75]/1000000000" office:value-type="float" office:value="12.4334180507376" calcext:value-type="float">
            <text:p>12.433418050737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style-name="ce161" table:formula="of:=([.E76])^(-0.680975835) * 497015566000" office:value-type="float" office:value="21598237903.1674" calcext:value-type="float">
            <text:p>2.16E+10</text:p>
          </table:table-cell>
          <table:table-cell table:formula="of:=[.F76]/1000000000" office:value-type="float" office:value="21.5982379031674" calcext:value-type="float">
            <text:p>21.5982379031674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formula="of:=LOG10(10^(-2.5) / (3600 * 24))" office:value-type="float" office:value="-7.43651374247889" calcext:value-type="float">
            <text:p>-7.43651374247889</text:p>
          </table:table-cell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 table:formula="of:=10^(-0.3)" office:value-type="float" office:value="0.501187233627272" calcext:value-type="float">
            <text:p>0.501187233627272</text:p>
          </table:table-cell>
          <table:table-cell table:number-columns-repeated="1020"/>
        </table:table-row>
      </table:table>
      <table:table table:name="µ0 and µ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number-columns-repeated="1014" table:default-cell-style-name="Default"/>
        <table:table-row table:style-name="ro1">
          <table:table-cell table:style-name="ce165" office:value-type="string" calcext:value-type="string">
            <text:p>There might be a bias, as fast growing bacteria are easier to cultivate, however, we care about the bulk maximum growth rate, which should be dominated by the fastest growing organisms</text:p>
          </table:table-cell>
          <table:table-cell table:style-name="ce165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Inferenc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100/24" office:value-type="float" office:value="4.16666666666667" calcext:value-type="float">
            <text:p>4.16666666666667</text:p>
          </table:table-cell>
          <table:table-cell table:number-columns-repeated="1020"/>
        </table:table-row>
        <table:table-row table:style-name="ro1">
          <table:table-cell table:style-name="ce155" office:value-type="string" calcext:value-type="string" table:number-columns-spanned="1" table:number-rows-spanned="2">
            <text:p>Maximum specific uptake rate</text:p>
          </table:table-cell>
          <table:table-cell table:style-name="ce155" office:value-type="string" calcext:value-type="string" table:number-columns-spanned="1" table:number-rows-spanned="2">
            <text:p>10^-2 – 10^2 d-1</text:p>
          </table:table-cell>
          <table:table-cell table:style-name="ce155" office:value-type="string" calcext:value-type="string" table:number-columns-spanned="1" table:number-rows-spanned="2">
            <text:p>Zakem 2021</text:p>
          </table:table-cell>
          <table:table-cell/>
          <table:table-cell table:style-name="ce161" table:formula="of:=10^(-2)/(3600 * 24)" office:value-type="float" office:value="0.00000011574074074074" calcext:value-type="float">
            <text:p>1.16E-07</text:p>
          </table:table-cell>
          <table:table-cell office:value-type="string" calcext:value-type="string">
            <text:p>also the range of values that I assumed anyways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/>
          <table:table-cell table:style-name="ce161" table:formula="of:=100/(3600 * 24)" office:value-type="float" office:value="0.00115740740740741" calcext:value-type="float">
            <text:p>1.16E-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um growth 60 MPa, 1.8 °C</text:p>
          </table:table-cell>
          <table:table-cell office:value-type="string" calcext:value-type="string">
            <text:p>0.054 h^-1</text:p>
          </table:table-cell>
          <table:table-cell table:style-name="ce178" office:value-type="string" calcext:value-type="string">
            <text:p><text:a xlink:href="https://www.jstage.jst.go.jp/article/fishsci1994/63/2/63_2_228/_article/-char/ja/" xlink:type="simple">Isolation and growth characteristics of deep-sea barophilic bacteria from the Japan Trench</text:a></text:p>
          </table:table-cell>
          <table:table-cell table:style-name="ce178" office:value-type="string" calcext:value-type="string">
            <text:p>obligate barophilic bacterium, strain JT761 (sample from 7481 m)</text:p>
          </table:table-cell>
          <table:table-cell table:style-name="ce138" office:value-type="string" calcext:value-type="string">
            <text:p>1.5E-5 s^-1 growth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um growth 20 MPa, 5.1 °C</text:p>
          </table:table-cell>
          <table:table-cell office:value-type="string" calcext:value-type="string">
            <text:p>0.047 h^-1</text:p>
          </table:table-cell>
          <table:table-cell office:value-type="string" calcext:value-type="string">
            <text:p>Sakiyama 1997</text:p>
          </table:table-cell>
          <table:table-cell office:value-type="string" calcext:value-type="string">
            <text:p>facultative barophilic bacterium, strain JT403 (sample from 4000 m)</text:p>
          </table:table-cell>
          <table:table-cell table:style-name="ce138" office:value-type="string" calcext:value-type="string">
            <text:p>1.3E-5 s^-1 growth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imum growth rate, 50 MPa, 8 °C</text:p>
          </table:table-cell>
          <table:table-cell office:value-type="string" calcext:value-type="string">
            <text:p>0.017 h^-1</text:p>
          </table:table-cell>
          <table:table-cell table:style-name="ce137" office:value-type="string" calcext:value-type="string">
            <text:p><text:a xlink:href="https://doi.org/10.1128/AEM.02288-13" xlink:type="simple">https://doi.org/10.1128/AEM.02288-13</text:a></text:p>
          </table:table-cell>
          <table:table-cell office:value-type="string" calcext:value-type="string">
            <text:p><text:span text:style-name="T2">obligately psychropiezophilic bacterium (order </text:span><text:span text:style-name="T3">Oceanospirillales)</text:span>, Puerto Rico Trench, 6000 m</text:p>
          </table:table-cell>
          <table:table-cell table:style-name="ce167" office:value-type="string" calcext:value-type="string">
            <text:p>4.7E-6 s^-1 maximum growth rate</text:p>
          </table:table-cell>
          <table:table-cell table:style-name="ce137" office:value-type="string" calcext:value-type="string">
            <text:p>low-temperature and high-pressure adapted </text:p>
          </table:table-cell>
          <table:table-cell office:value-type="string" calcext:value-type="string">
            <text:p>maximum yield: 3.51 × 10E7 cells ml−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m growth rate, Gammaproteobacteria</text:p>
          </table:table-cell>
          <table:table-cell office:value-type="string" calcext:value-type="string">
            <text:p>0.07 – 0.5 h^-1</text:p>
          </table:table-cell>
          <table:table-cell office:value-type="string" calcext:value-type="string">
            <text:p>“ – “</text:p>
          </table:table-cell>
          <table:table-cell office:value-type="string" calcext:value-type="string">
            <text:p>“The maximal growth rate of YC-1 (0.017 h−1) was much lower than those of other cultured psychropiezophilic isolates within the Gammaproteobacteria (0.07 to 0.5 h−1). “ </text:p>
          </table:table-cell>
          <table:table-cell table:style-name="ce138" office:value-type="string" calcext:value-type="string">
            <text:p><text:span text:style-name="T2">1.9E-5 – 1.4E-4 s^-1</text:span> maximum growth rate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0.019 h^-1</text:p>
          </table:table-cell>
          <table:table-cell table:style-name="ce137" office:value-type="string" calcext:value-type="string">
            <text:p><text:a xlink:href="https://doi.org/10.1128/AEM.05204-11" xlink:type="simple">https://doi.org/10.1128/AEM.05204-11</text:a> </text:p>
          </table:table-cell>
          <table:table-cell table:style-name="ce137" office:value-type="string" calcext:value-type="string">
            <text:p>Alphaproteobacterium strain PRT1 (example of slow-growing bacterium!)</text:p>
          </table:table-cell>
          <table:table-cell table:style-name="ce167" office:value-type="string" calcext:value-type="string">
            <text:p>5.3E-6 s^-1 maximum growth rate</text:p>
          </table:table-cell>
          <table:table-cell office:value-type="string" calcext:value-type="string">
            <text:p>That is around the lower bound for µ0</text:p>
          </table:table-cell>
          <table:table-cell table:style-name="ce137" office:value-type="string" calcext:value-type="string">
            <text:p>5.0 × 10E6 cells ml−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karyotic production</text:p>
          </table:table-cell>
          <table:table-cell office:value-type="string" calcext:value-type="string">
            <text:p>0.9 – 1.9 (0.3 – 3.5) µmolC m^-3 d^-1</text:p>
          </table:table-cell>
          <table:table-cell office:value-type="string" calcext:value-type="string">
            <text:p>Reinthaler2006</text:p>
          </table:table-cell>
          <table:table-cell office:value-type="string" calcext:value-type="string">
            <text:p>Prokaryotic community including heterotrophic archaea</text:p>
          </table:table-cell>
          <table:table-cell/>
          <table:table-cell office:value-type="string" calcext:value-type="string">
            <text:p>needs correction for performing leucine incorporation at the surface (Amano2022)</text:p>
          </table:table-cell>
          <table:table-cell/>
          <table:table-cell table:style-name="ce164" office:value-type="string" calcext:value-type="string">
            <text:p>ccc in fg/cell</text:p>
          </table:table-cell>
          <table:table-cell table:style-name="ce164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6" office:value-type="string" calcext:value-type="string">
            <text:p>Estimation from Reinthaler2006 (incl correction according to Amano2022)</text:p>
          </table:table-cell>
          <table:table-cell table:style-name="ce138" table:number-columns-repeated="13"/>
          <table:table-cell table:number-columns-repeated="1010"/>
        </table:table-row>
        <table:table-row table:style-name="ro1">
          <table:table-cell table:style-name="ce138" office:value-type="string" calcext:value-type="string">
            <text:p>Location</text:p>
          </table:table-cell>
          <table:table-cell table:style-name="ce138" office:value-type="string" calcext:value-type="string">
            <text:p>Growth rate in 10^-3 fmolC cell d^-1</text:p>
          </table:table-cell>
          <table:table-cell table:style-name="ce138" office:value-type="string" calcext:value-type="string">
            <text:p>GR stdev in 10^-3 fmolC cell d^-1</text:p>
          </table:table-cell>
          <table:table-cell table:style-name="ce182" office:value-type="string" calcext:value-type="string">
            <text:p>Depth in m</text:p>
          </table:table-cell>
          <table:table-cell table:style-name="ce182" office:value-type="string" calcext:value-type="string">
            <text:p>corrected Growth rate in fmolC cell d^-1</text:p>
          </table:table-cell>
          <table:table-cell table:style-name="ce182" office:value-type="string" calcext:value-type="string">
            <text:p>corrected GR stdev in fmolC cell d^-1</text:p>
          </table:table-cell>
          <table:table-cell table:style-name="ce182" office:value-type="string" calcext:value-type="string">
            <text:p>µ in s^-1</text:p>
          </table:table-cell>
          <table:table-cell table:style-name="ce138" office:value-type="string" calcext:value-type="string">
            <text:p>stdev(µ) in s^-1</text:p>
          </table:table-cell>
          <table:table-cell table:style-name="ce138" office:value-type="string" calcext:value-type="string">
            <text:p>µ – stdev(µ) in s^-1</text:p>
          </table:table-cell>
          <table:table-cell table:style-name="ce138" office:value-type="string" calcext:value-type="string">
            <text:p>µ + stdev(µ) in s^-1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NADW eastern (minimum depth)</text:p>
          </table:table-cell>
          <table:table-cell table:style-name="ce138" office:value-type="float" office:value="28.4" calcext:value-type="float">
            <text:p>28.4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2540" calcext:value-type="float">
            <text:p>2540</text:p>
          </table:table-cell>
          <table:table-cell table:style-name="ce184" table:formula="of:= [.$B19] * 494 * [.$D19]^(-0.321)/100 / 1000" office:value-type="float" office:value="0.0113264461864935" calcext:value-type="float">
            <text:p>1.133E-02</text:p>
          </table:table-cell>
          <table:table-cell table:style-name="ce184" table:formula="of:= [.$C19] * 494 * [.$D19]^(-0.321)/100 / 1000" office:value-type="float" office:value="0.00638109644309495" calcext:value-type="float">
            <text:p>6.381E-03</text:p>
          </table:table-cell>
          <table:table-cell table:style-name="ce184" table:formula="of:=[.E19] * 12 / ([.$I$16] * 3600  * 24)" office:value-type="float" office:value="0.00000015731175259019" calcext:value-type="float">
            <text:p>1.573E-07</text:p>
          </table:table-cell>
          <table:table-cell table:style-name="ce184" table:formula="of:=[.F19] * 12 / ([.$I$16] * 3600  * 24)" office:value-type="float" office:value="0.00000008862633948743" calcext:value-type="float">
            <text:p>8.863E-08</text:p>
          </table:table-cell>
          <table:table-cell table:style-name="ce184" table:formula="of:=[.G19]-[.H19]" office:value-type="float" office:value="0.00000006868541310276" calcext:value-type="float">
            <text:p>6.869E-08</text:p>
          </table:table-cell>
          <table:table-cell table:style-name="ce184" table:formula="of:= [.G19]+[.H19]" office:value-type="float" office:value="0.00000024593809207762" calcext:value-type="float">
            <text:p>2.459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NADW eastern (maximum depth)</text:p>
          </table:table-cell>
          <table:table-cell table:style-name="ce138" office:value-type="float" office:value="28.4" calcext:value-type="float">
            <text:p>28.4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3300" calcext:value-type="float">
            <text:p>3300</text:p>
          </table:table-cell>
          <table:table-cell table:style-name="ce184" table:formula="of:= [.$B20] * 494 * [.$D20]^(-0.321)/100 / 1000" office:value-type="float" office:value="0.0104136341073446" calcext:value-type="float">
            <text:p>1.041E-02</text:p>
          </table:table-cell>
          <table:table-cell table:style-name="ce184" table:formula="of:= [.$C20] * 494 * [.$D20]^(-0.321)/100 / 1000" office:value-type="float" office:value="0.00586683611681388" calcext:value-type="float">
            <text:p>5.867E-03</text:p>
          </table:table-cell>
          <table:table-cell table:style-name="ce184" table:formula="of:=[.E20] * 12 / ([.$I$16] * 3600  * 24)" office:value-type="float" office:value="0.00000014463380704645" calcext:value-type="float">
            <text:p>1.446E-07</text:p>
          </table:table-cell>
          <table:table-cell table:style-name="ce184" table:formula="of:=[.F20] * 12 / ([.$I$16] * 3600  * 24)" office:value-type="float" office:value="0.00000008148383495575" calcext:value-type="float">
            <text:p>8.148E-08</text:p>
          </table:table-cell>
          <table:table-cell table:style-name="ce184" table:formula="of:=[.G20]-[.H20]" office:value-type="float" office:value="0.00000006314997209071" calcext:value-type="float">
            <text:p>6.315E-08</text:p>
          </table:table-cell>
          <table:table-cell table:style-name="ce184" table:formula="of:= [.G20]+[.H20]" office:value-type="float" office:value="0.0000002261176420022" calcext:value-type="float">
            <text:p>2.261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NADW eastern (mean depth)</text:p>
          </table:table-cell>
          <table:table-cell table:style-name="ce138" office:value-type="float" office:value="28.4" calcext:value-type="float">
            <text:p>28.4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2839" calcext:value-type="float">
            <text:p>2839</text:p>
          </table:table-cell>
          <table:table-cell table:style-name="ce184" table:formula="of:= [.$B21] * 494 * [.$D21]^(-0.321)/100 / 1000" office:value-type="float" office:value="0.0109289690976911" calcext:value-type="float">
            <text:p>1.093E-02</text:p>
          </table:table-cell>
          <table:table-cell table:style-name="ce184" table:formula="of:= [.$C21] * 494 * [.$D21]^(-0.321)/100 / 1000" office:value-type="float" office:value="0.00615716568884004" calcext:value-type="float">
            <text:p>6.157E-03</text:p>
          </table:table-cell>
          <table:table-cell table:style-name="ce184" table:formula="of:=[.E21] * 12 / ([.$I$16] * 3600  * 24)" office:value-type="float" office:value="0.00000015179123746793" calcext:value-type="float">
            <text:p>1.518E-07</text:p>
          </table:table-cell>
          <table:table-cell table:style-name="ce184" table:formula="of:=[.F21] * 12 / ([.$I$16] * 3600  * 24)" office:value-type="float" office:value="0.00000008551619012278" calcext:value-type="float">
            <text:p>8.552E-08</text:p>
          </table:table-cell>
          <table:table-cell table:style-name="ce184" table:formula="of:=[.G21]-[.H21]" office:value-type="float" office:value="0.00000006627504734515" calcext:value-type="float">
            <text:p>6.628E-08</text:p>
          </table:table-cell>
          <table:table-cell table:style-name="ce184" table:formula="of:= [.G21]+[.H21]" office:value-type="float" office:value="0.00000023730742759071" calcext:value-type="float">
            <text:p>2.373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NADW western (minimum depth)</text:p>
          </table:table-cell>
          <table:table-cell table:style-name="ce138" office:value-type="float" office:value="42" calcext:value-type="float">
            <text:p>42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1980" calcext:value-type="float">
            <text:p>1980</text:p>
          </table:table-cell>
          <table:table-cell table:style-name="ce184" table:formula="of:= [.$B22] * 494 * [.$D22]^(-0.321)/100 / 1000" office:value-type="float" office:value="0.0181445713677987" calcext:value-type="float">
            <text:p>1.814E-02</text:p>
          </table:table-cell>
          <table:table-cell table:style-name="ce184" table:formula="of:= [.$C22] * 494 * [.$D22]^(-0.321)/100 / 1000" office:value-type="float" office:value="0.0142564489318418" calcext:value-type="float">
            <text:p>1.426E-02</text:p>
          </table:table-cell>
          <table:table-cell table:style-name="ce184" table:formula="of:=[.E22] * 12 / ([.$I$16] * 3600  * 24)" office:value-type="float" office:value="0.00000025200793566387" calcext:value-type="float">
            <text:p>2.520E-07</text:p>
          </table:table-cell>
          <table:table-cell table:style-name="ce184" table:formula="of:=[.F22] * 12 / ([.$I$16] * 3600  * 24)" office:value-type="float" office:value="0.00000019800623516447" calcext:value-type="float">
            <text:p>1.980E-07</text:p>
          </table:table-cell>
          <table:table-cell table:style-name="ce184" table:formula="of:=[.G22]-[.H22]" office:value-type="float" office:value="0.0000000540017004994" calcext:value-type="float">
            <text:p>5.400E-08</text:p>
          </table:table-cell>
          <table:table-cell table:style-name="ce184" table:formula="of:= [.G22]+[.H22]" office:value-type="float" office:value="0.00000045001417082834" calcext:value-type="float">
            <text:p>4.500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NADW western (maximum depth)</text:p>
          </table:table-cell>
          <table:table-cell table:style-name="ce138" office:value-type="float" office:value="42" calcext:value-type="float">
            <text:p>42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3250" calcext:value-type="float">
            <text:p>3250</text:p>
          </table:table-cell>
          <table:table-cell table:style-name="ce184" table:formula="of:= [.$B23] * 494 * [.$D23]^(-0.321)/100 / 1000" office:value-type="float" office:value="0.0154761054579399" calcext:value-type="float">
            <text:p>1.548E-02</text:p>
          </table:table-cell>
          <table:table-cell table:style-name="ce184" table:formula="of:= [.$C23] * 494 * [.$D23]^(-0.321)/100 / 1000" office:value-type="float" office:value="0.0121597971455242" calcext:value-type="float">
            <text:p>1.216E-02</text:p>
          </table:table-cell>
          <table:table-cell table:style-name="ce184" table:formula="of:=[.E23] * 12 / ([.$I$16] * 3600  * 24)" office:value-type="float" office:value="0.00000021494590913806" calcext:value-type="float">
            <text:p>2.149E-07</text:p>
          </table:table-cell>
          <table:table-cell table:style-name="ce184" table:formula="of:=[.F23] * 12 / ([.$I$16] * 3600  * 24)" office:value-type="float" office:value="0.00000016888607146561" calcext:value-type="float">
            <text:p>1.689E-07</text:p>
          </table:table-cell>
          <table:table-cell table:style-name="ce184" table:formula="of:=[.G23]-[.H23]" office:value-type="float" office:value="0.00000004605983767244" calcext:value-type="float">
            <text:p>4.606E-08</text:p>
          </table:table-cell>
          <table:table-cell table:style-name="ce184" table:formula="of:= [.G23]+[.H23]" office:value-type="float" office:value="0.00000038383198060367" calcext:value-type="float">
            <text:p>3.838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NADW western (mean depth)</text:p>
          </table:table-cell>
          <table:table-cell table:style-name="ce138" office:value-type="float" office:value="42" calcext:value-type="float">
            <text:p>42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2537" calcext:value-type="float">
            <text:p>2537</text:p>
          </table:table-cell>
          <table:table-cell table:style-name="ce184" table:formula="of:= [.$B24] * 494 * [.$D24]^(-0.321)/100 / 1000" office:value-type="float" office:value="0.016756733757402" calcext:value-type="float">
            <text:p>1.676E-02</text:p>
          </table:table-cell>
          <table:table-cell table:style-name="ce184" table:formula="of:= [.$C24] * 494 * [.$D24]^(-0.321)/100 / 1000" office:value-type="float" office:value="0.0131660050951015" calcext:value-type="float">
            <text:p>1.317E-02</text:p>
          </table:table-cell>
          <table:table-cell table:style-name="ce184" table:formula="of:=[.E24] * 12 / ([.$I$16] * 3600  * 24)" office:value-type="float" office:value="0.00000023273241329725" calcext:value-type="float">
            <text:p>2.327E-07</text:p>
          </table:table-cell>
          <table:table-cell table:style-name="ce184" table:formula="of:=[.F24] * 12 / ([.$I$16] * 3600  * 24)" office:value-type="float" office:value="0.00000018286118187641" calcext:value-type="float">
            <text:p>1.829E-07</text:p>
          </table:table-cell>
          <table:table-cell table:style-name="ce184" table:formula="of:=[.G24]-[.H24]" office:value-type="float" office:value="0.00000004987123142084" calcext:value-type="float">
            <text:p>4.987E-08</text:p>
          </table:table-cell>
          <table:table-cell table:style-name="ce184" table:formula="of:= [.G24]+[.H24]" office:value-type="float" office:value="0.00000041559359517366" calcext:value-type="float">
            <text:p>4.156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DSOW (minimum depth)</text:p>
          </table:table-cell>
          <table:table-cell table:style-name="ce138" office:value-type="float" office:value="30.3" calcext:value-type="float">
            <text:p>30.3</text:p>
          </table:table-cell>
          <table:table-cell table:style-name="ce138" office:value-type="float" office:value="11.9" calcext:value-type="float">
            <text:p>11.9</text:p>
          </table:table-cell>
          <table:table-cell table:style-name="ce138" office:value-type="float" office:value="1220" calcext:value-type="float">
            <text:p>1220</text:p>
          </table:table-cell>
          <table:table-cell table:style-name="ce184" table:formula="of:= [.$B25] * 494 * [.$D25]^(-0.321)/100 / 1000" office:value-type="float" office:value="0.0152914289717595" calcext:value-type="float">
            <text:p>1.529E-02</text:p>
          </table:table-cell>
          <table:table-cell table:style-name="ce184" table:formula="of:= [.$C25] * 494 * [.$D25]^(-0.321)/100 / 1000" office:value-type="float" office:value="0.00600554471168112" calcext:value-type="float">
            <text:p>6.006E-03</text:p>
          </table:table-cell>
          <table:table-cell table:style-name="ce184" table:formula="of:=[.E25] * 12 / ([.$I$16] * 3600  * 24)" office:value-type="float" office:value="0.0000002123809579411" calcext:value-type="float">
            <text:p>2.124E-07</text:p>
          </table:table-cell>
          <table:table-cell table:style-name="ce184" table:formula="of:=[.F25] * 12 / ([.$I$16] * 3600  * 24)" office:value-type="float" office:value="0.00000008341034321779" calcext:value-type="float">
            <text:p>8.341E-08</text:p>
          </table:table-cell>
          <table:table-cell table:style-name="ce184" table:formula="of:=[.G25]-[.H25]" office:value-type="float" office:value="0.00000012897061472331" calcext:value-type="float">
            <text:p>1.290E-07</text:p>
          </table:table-cell>
          <table:table-cell table:style-name="ce184" table:formula="of:= [.G25]+[.H25]" office:value-type="float" office:value="0.0000002957913011589" calcext:value-type="float">
            <text:p>2.958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DSOW (maximum depth)</text:p>
          </table:table-cell>
          <table:table-cell table:style-name="ce138" office:value-type="float" office:value="30.3" calcext:value-type="float">
            <text:p>30.3</text:p>
          </table:table-cell>
          <table:table-cell table:style-name="ce138" office:value-type="float" office:value="11.9" calcext:value-type="float">
            <text:p>11.9</text:p>
          </table:table-cell>
          <table:table-cell table:style-name="ce138" office:value-type="float" office:value="3870" calcext:value-type="float">
            <text:p>3870</text:p>
          </table:table-cell>
          <table:table-cell table:style-name="ce184" table:formula="of:= [.$B26] * 494 * [.$D26]^(-0.321)/100 / 1000" office:value-type="float" office:value="0.0105563640168514" calcext:value-type="float">
            <text:p>1.056E-02</text:p>
          </table:table-cell>
          <table:table-cell table:style-name="ce184" table:formula="of:= [.$C26] * 494 * [.$D26]^(-0.321)/100 / 1000" office:value-type="float" office:value="0.00414589873929147" calcext:value-type="float">
            <text:p>4.146E-03</text:p>
          </table:table-cell>
          <table:table-cell table:style-name="ce184" table:formula="of:=[.E26] * 12 / ([.$I$16] * 3600  * 24)" office:value-type="float" office:value="0.00000014661616690071" calcext:value-type="float">
            <text:p>1.466E-07</text:p>
          </table:table-cell>
          <table:table-cell table:style-name="ce184" table:formula="of:=[.F26] * 12 / ([.$I$16] * 3600  * 24)" office:value-type="float" office:value="0.0000000575819269346" calcext:value-type="float">
            <text:p>5.758E-08</text:p>
          </table:table-cell>
          <table:table-cell table:style-name="ce184" table:formula="of:=[.G26]-[.H26]" office:value-type="float" office:value="0.00000008903423996611" calcext:value-type="float">
            <text:p>8.903E-08</text:p>
          </table:table-cell>
          <table:table-cell table:style-name="ce184" table:formula="of:= [.G26]+[.H26]" office:value-type="float" office:value="0.00000020419809383532" calcext:value-type="float">
            <text:p>2.042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DSOW (mean depth)</text:p>
          </table:table-cell>
          <table:table-cell table:style-name="ce138" office:value-type="float" office:value="30.3" calcext:value-type="float">
            <text:p>30.3</text:p>
          </table:table-cell>
          <table:table-cell table:style-name="ce138" office:value-type="float" office:value="11.9" calcext:value-type="float">
            <text:p>11.9</text:p>
          </table:table-cell>
          <table:table-cell table:style-name="ce138" office:value-type="float" office:value="3061" calcext:value-type="float">
            <text:p>3061</text:p>
          </table:table-cell>
          <table:table-cell table:style-name="ce184" table:formula="of:= [.$B27] * 494 * [.$D27]^(-0.321)/100 / 1000" office:value-type="float" office:value="0.0113817082390624" calcext:value-type="float">
            <text:p>1.138E-02</text:p>
          </table:table-cell>
          <table:table-cell table:style-name="ce184" table:formula="of:= [.$C27] * 494 * [.$D27]^(-0.321)/100 / 1000" office:value-type="float" office:value="0.00447004382986279" calcext:value-type="float">
            <text:p>4.470E-03</text:p>
          </table:table-cell>
          <table:table-cell table:style-name="ce184" table:formula="of:=[.E27] * 12 / ([.$I$16] * 3600  * 24)" office:value-type="float" office:value="0.00000015807928109809" calcext:value-type="float">
            <text:p>1.581E-07</text:p>
          </table:table-cell>
          <table:table-cell table:style-name="ce184" table:formula="of:=[.F27] * 12 / ([.$I$16] * 3600  * 24)" office:value-type="float" office:value="0.00000006208394208143" calcext:value-type="float">
            <text:p>6.208E-08</text:p>
          </table:table-cell>
          <table:table-cell table:style-name="ce184" table:formula="of:=[.G27]-[.H27]" office:value-type="float" office:value="0.00000009599533901666" calcext:value-type="float">
            <text:p>9.600E-08</text:p>
          </table:table-cell>
          <table:table-cell table:style-name="ce184" table:formula="of:= [.G27]+[.H27]" office:value-type="float" office:value="0.00000022016322317952" calcext:value-type="float">
            <text:p>2.202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ISOW (minimum depth)</text:p>
          </table:table-cell>
          <table:table-cell table:style-name="ce138" office:value-type="float" office:value="21" calcext:value-type="float">
            <text:p>21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720" calcext:value-type="float">
            <text:p>1720</text:p>
          </table:table-cell>
          <table:table-cell table:style-name="ce184" table:formula="of:= [.$B28] * 494 * [.$D28]^(-0.321)/100 / 1000" office:value-type="float" office:value="0.00949164774362343" calcext:value-type="float">
            <text:p>9.492E-03</text:p>
          </table:table-cell>
          <table:table-cell table:style-name="ce184" table:formula="of:= [.$C28] * 494 * [.$D28]^(-0.321)/100 / 1000" office:value-type="float" office:value="0.00497181548475513" calcext:value-type="float">
            <text:p>4.972E-03</text:p>
          </table:table-cell>
          <table:table-cell table:style-name="ce184" table:formula="of:=[.E28] * 12 / ([.$I$16] * 3600  * 24)" office:value-type="float" office:value="0.00000013182844088366" calcext:value-type="float">
            <text:p>1.318E-07</text:p>
          </table:table-cell>
          <table:table-cell table:style-name="ce184" table:formula="of:=[.F28] * 12 / ([.$I$16] * 3600  * 24)" office:value-type="float" office:value="0.00000006905299284382" calcext:value-type="float">
            <text:p>6.905E-08</text:p>
          </table:table-cell>
          <table:table-cell table:style-name="ce184" table:formula="of:=[.G28]-[.H28]" office:value-type="float" office:value="0.00000006277544803984" calcext:value-type="float">
            <text:p>6.278E-08</text:p>
          </table:table-cell>
          <table:table-cell table:style-name="ce184" table:formula="of:= [.G28]+[.H28]" office:value-type="float" office:value="0.00000020088143372748" calcext:value-type="float">
            <text:p>2.009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ISOW (maximum depth)</text:p>
          </table:table-cell>
          <table:table-cell table:style-name="ce138" office:value-type="float" office:value="21" calcext:value-type="float">
            <text:p>21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100" calcext:value-type="float">
            <text:p>3100</text:p>
          </table:table-cell>
          <table:table-cell table:style-name="ce184" table:formula="of:= [.$B29] * 494 * [.$D29]^(-0.321)/100 / 1000" office:value-type="float" office:value="0.0078563195534562" calcext:value-type="float">
            <text:p>7.856E-03</text:p>
          </table:table-cell>
          <table:table-cell table:style-name="ce184" table:formula="of:= [.$C29] * 494 * [.$D29]^(-0.321)/100 / 1000" office:value-type="float" office:value="0.00411521500419134" calcext:value-type="float">
            <text:p>4.115E-03</text:p>
          </table:table-cell>
          <table:table-cell table:style-name="ce184" table:formula="of:=[.E29] * 12 / ([.$I$16] * 3600  * 24)" office:value-type="float" office:value="0.00000010911554935356" calcext:value-type="float">
            <text:p>1.091E-07</text:p>
          </table:table-cell>
          <table:table-cell table:style-name="ce184" table:formula="of:=[.F29] * 12 / ([.$I$16] * 3600  * 24)" office:value-type="float" office:value="0.0000000571557639471" calcext:value-type="float">
            <text:p>5.716E-08</text:p>
          </table:table-cell>
          <table:table-cell table:style-name="ce184" table:formula="of:=[.G29]-[.H29]" office:value-type="float" office:value="0.00000005195978540646" calcext:value-type="float">
            <text:p>5.196E-08</text:p>
          </table:table-cell>
          <table:table-cell table:style-name="ce184" table:formula="of:= [.G29]+[.H29]" office:value-type="float" office:value="0.00000016627131330066" calcext:value-type="float">
            <text:p>1.663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ISOW (mean depth)</text:p>
          </table:table-cell>
          <table:table-cell table:style-name="ce138" office:value-type="float" office:value="21" calcext:value-type="float">
            <text:p>21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2429" calcext:value-type="float">
            <text:p>2429</text:p>
          </table:table-cell>
          <table:table-cell table:style-name="ce184" table:formula="of:= [.$B30] * 494 * [.$D30]^(-0.321)/100 / 1000" office:value-type="float" office:value="0.00849618599828587" calcext:value-type="float">
            <text:p>8.496E-03</text:p>
          </table:table-cell>
          <table:table-cell table:style-name="ce184" table:formula="of:= [.$C30] * 494 * [.$D30]^(-0.321)/100 / 1000" office:value-type="float" office:value="0.00445038314195927" calcext:value-type="float">
            <text:p>4.450E-03</text:p>
          </table:table-cell>
          <table:table-cell table:style-name="ce184" table:formula="of:=[.E30] * 12 / ([.$I$16] * 3600  * 24)" office:value-type="float" office:value="0.00000011800258330953" calcext:value-type="float">
            <text:p>1.180E-07</text:p>
          </table:table-cell>
          <table:table-cell table:style-name="ce184" table:formula="of:=[.F30] * 12 / ([.$I$16] * 3600  * 24)" office:value-type="float" office:value="0.00000006181087697166" calcext:value-type="float">
            <text:p>6.181E-08</text:p>
          </table:table-cell>
          <table:table-cell table:style-name="ce184" table:formula="of:=[.G30]-[.H30]" office:value-type="float" office:value="0.00000005619170633787" calcext:value-type="float">
            <text:p>5.619E-08</text:p>
          </table:table-cell>
          <table:table-cell table:style-name="ce184" table:formula="of:= [.G30]+[.H30]" office:value-type="float" office:value="0.00000017981346028118" calcext:value-type="float">
            <text:p>1.798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LSW eastern (minimum depth)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160" calcext:value-type="float">
            <text:p>1160</text:p>
          </table:table-cell>
          <table:table-cell table:style-name="ce184" table:formula="of:= [.$B31] * 494 * [.$D31]^(-0.321)/100 / 1000" office:value-type="float" office:value="0.0082064611345473" calcext:value-type="float">
            <text:p>8.206E-03</text:p>
          </table:table-cell>
          <table:table-cell table:style-name="ce184" table:formula="of:= [.$C31] * 494 * [.$D31]^(-0.321)/100 / 1000" office:value-type="float" office:value="0.00410323056727365" calcext:value-type="float">
            <text:p>4.103E-03</text:p>
          </table:table-cell>
          <table:table-cell table:style-name="ce184" table:formula="of:=[.E31] * 12 / ([.$I$16] * 3600  * 24)" office:value-type="float" office:value="0.00000011397862686871" calcext:value-type="float">
            <text:p>1.140E-07</text:p>
          </table:table-cell>
          <table:table-cell table:style-name="ce184" table:formula="of:=[.F31] * 12 / ([.$I$16] * 3600  * 24)" office:value-type="float" office:value="0.00000005698931343436" calcext:value-type="float">
            <text:p>5.699E-08</text:p>
          </table:table-cell>
          <table:table-cell table:style-name="ce184" table:formula="of:=[.G31]-[.H31]" office:value-type="float" office:value="0.00000005698931343436" calcext:value-type="float">
            <text:p>5.699E-08</text:p>
          </table:table-cell>
          <table:table-cell table:style-name="ce184" table:formula="of:= [.G31]+[.H31]" office:value-type="float" office:value="0.00000017096794030307" calcext:value-type="float">
            <text:p>1.710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<text:span text:style-name="T2">LSW</text:span> eastern (maximum depth)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2130" calcext:value-type="float">
            <text:p>2130</text:p>
          </table:table-cell>
          <table:table-cell table:style-name="ce184" table:formula="of:= [.$B32] * 494 * [.$D32]^(-0.321)/100 / 1000" office:value-type="float" office:value="0.0067520722204679" calcext:value-type="float">
            <text:p>6.752E-03</text:p>
          </table:table-cell>
          <table:table-cell table:style-name="ce184" table:formula="of:= [.$C32] * 494 * [.$D32]^(-0.321)/100 / 1000" office:value-type="float" office:value="0.00337603611023395" calcext:value-type="float">
            <text:p>3.376E-03</text:p>
          </table:table-cell>
          <table:table-cell table:style-name="ce184" table:formula="of:=[.E32] * 12 / ([.$I$16] * 3600  * 24)" office:value-type="float" office:value="0.00000009377878083983" calcext:value-type="float">
            <text:p>9.378E-08</text:p>
          </table:table-cell>
          <table:table-cell table:style-name="ce184" table:formula="of:=[.F32] * 12 / ([.$I$16] * 3600  * 24)" office:value-type="float" office:value="0.00000004688939041992" calcext:value-type="float">
            <text:p>4.689E-08</text:p>
          </table:table-cell>
          <table:table-cell table:style-name="ce184" table:formula="of:=[.G32]-[.H32]" office:value-type="float" office:value="0.00000004688939041992" calcext:value-type="float">
            <text:p>4.689E-08</text:p>
          </table:table-cell>
          <table:table-cell table:style-name="ce184" table:formula="of:= [.G32]+[.H32]" office:value-type="float" office:value="0.00000014066817125975" calcext:value-type="float">
            <text:p>1.407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<text:span text:style-name="T2">LSW</text:span> eastern (mean depth)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816" calcext:value-type="float">
            <text:p>1816</text:p>
          </table:table-cell>
          <table:table-cell table:style-name="ce184" table:formula="of:= [.$B33] * 494 * [.$D33]^(-0.321)/100 / 1000" office:value-type="float" office:value="0.00710674521225003" calcext:value-type="float">
            <text:p>7.107E-03</text:p>
          </table:table-cell>
          <table:table-cell table:style-name="ce184" table:formula="of:= [.$C33] * 494 * [.$D33]^(-0.321)/100 / 1000" office:value-type="float" office:value="0.00355337260612501" calcext:value-type="float">
            <text:p>3.553E-03</text:p>
          </table:table-cell>
          <table:table-cell table:style-name="ce184" table:formula="of:=[.E33] * 12 / ([.$I$16] * 3600  * 24)" office:value-type="float" office:value="0.00000009870479461458" calcext:value-type="float">
            <text:p>9.870E-08</text:p>
          </table:table-cell>
          <table:table-cell table:style-name="ce184" table:formula="of:=[.F33] * 12 / ([.$I$16] * 3600  * 24)" office:value-type="float" office:value="0.00000004935239730729" calcext:value-type="float">
            <text:p>4.935E-08</text:p>
          </table:table-cell>
          <table:table-cell table:style-name="ce184" table:formula="of:=[.G33]-[.H33]" office:value-type="float" office:value="0.00000004935239730729" calcext:value-type="float">
            <text:p>4.935E-08</text:p>
          </table:table-cell>
          <table:table-cell table:style-name="ce184" table:formula="of:= [.G33]+[.H33]" office:value-type="float" office:value="0.00000014805719192188" calcext:value-type="float">
            <text:p>1.481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<text:span text:style-name="T2">LSW</text:span> western (minimum depth)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44" calcext:value-type="float">
            <text:p>44</text:p>
          </table:table-cell>
          <table:table-cell table:style-name="ce138" office:value-type="float" office:value="710" calcext:value-type="float">
            <text:p>710</text:p>
          </table:table-cell>
          <table:table-cell table:style-name="ce184" table:formula="of:= [.$B34] * 494 * [.$D34]^(-0.321)/100 / 1000" office:value-type="float" office:value="0.031223124632493" calcext:value-type="float">
            <text:p>3.122E-02</text:p>
          </table:table-cell>
          <table:table-cell table:style-name="ce184" table:formula="of:= [.$C34] * 494 * [.$D34]^(-0.321)/100 / 1000" office:value-type="float" office:value="0.0264195669967248" calcext:value-type="float">
            <text:p>2.642E-02</text:p>
          </table:table-cell>
          <table:table-cell table:style-name="ce184" table:formula="of:=[.E34] * 12 / ([.$I$16] * 3600  * 24)" office:value-type="float" office:value="0.00000043365450878463" calcext:value-type="float">
            <text:p>4.337E-07</text:p>
          </table:table-cell>
          <table:table-cell table:style-name="ce184" table:formula="of:=[.F34] * 12 / ([.$I$16] * 3600  * 24)" office:value-type="float" office:value="0.00000036693843051007" calcext:value-type="float">
            <text:p>3.669E-07</text:p>
          </table:table-cell>
          <table:table-cell table:style-name="ce184" table:formula="of:=[.G34]-[.H34]" office:value-type="float" office:value="0.00000006671607827456" calcext:value-type="float">
            <text:p>6.672E-08</text:p>
          </table:table-cell>
          <table:table-cell table:style-name="ce184" table:formula="of:= [.G34]+[.H34]" office:value-type="float" office:value="0.00000080059293929469" calcext:value-type="float">
            <text:p>8.006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<text:span text:style-name="T2">LSW</text:span> western (maximum depth)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44" calcext:value-type="float">
            <text:p>44</text:p>
          </table:table-cell>
          <table:table-cell table:style-name="ce138" office:value-type="float" office:value="1324" calcext:value-type="float">
            <text:p>1324</text:p>
          </table:table-cell>
          <table:table-cell table:style-name="ce184" table:formula="of:= [.$B35] * 494 * [.$D35]^(-0.321)/100 / 1000" office:value-type="float" office:value="0.0255625543858798" calcext:value-type="float">
            <text:p>2.556E-02</text:p>
          </table:table-cell>
          <table:table-cell table:style-name="ce184" table:formula="of:= [.$C35] * 494 * [.$D35]^(-0.321)/100 / 1000" office:value-type="float" office:value="0.021629853711129" calcext:value-type="float">
            <text:p>2.163E-02</text:p>
          </table:table-cell>
          <table:table-cell table:style-name="ce184" table:formula="of:=[.E35] * 12 / ([.$I$16] * 3600  * 24)" office:value-type="float" office:value="0.00000035503547758166" calcext:value-type="float">
            <text:p>3.550E-07</text:p>
          </table:table-cell>
          <table:table-cell table:style-name="ce184" table:formula="of:=[.F35] * 12 / ([.$I$16] * 3600  * 24)" office:value-type="float" office:value="0.00000030041463487679" calcext:value-type="float">
            <text:p>3.004E-07</text:p>
          </table:table-cell>
          <table:table-cell table:style-name="ce184" table:formula="of:=[.G35]-[.H35]" office:value-type="float" office:value="0.00000005462084270487" calcext:value-type="float">
            <text:p>5.462E-08</text:p>
          </table:table-cell>
          <table:table-cell table:style-name="ce184" table:formula="of:= [.G35]+[.H35]" office:value-type="float" office:value="0.00000065545011245846" calcext:value-type="float">
            <text:p>6.555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<text:span text:style-name="T2">LSW</text:span> western (mean depth)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44" calcext:value-type="float">
            <text:p>44</text:p>
          </table:table-cell>
          <table:table-cell table:style-name="ce138" office:value-type="float" office:value="2090" calcext:value-type="float">
            <text:p>2090</text:p>
          </table:table-cell>
          <table:table-cell table:style-name="ce184" table:formula="of:= [.$B36] * 494 * [.$D36]^(-0.321)/100 / 1000" office:value-type="float" office:value="0.022078183302325" calcext:value-type="float">
            <text:p>2.208E-02</text:p>
          </table:table-cell>
          <table:table-cell table:style-name="ce184" table:formula="of:= [.$C36] * 494 * [.$D36]^(-0.321)/100 / 1000" office:value-type="float" office:value="0.0186815397173519" calcext:value-type="float">
            <text:p>1.868E-02</text:p>
          </table:table-cell>
          <table:table-cell table:style-name="ce184" table:formula="of:=[.E36] * 12 / ([.$I$16] * 3600  * 24)" office:value-type="float" office:value="0.00000030664143475451" calcext:value-type="float">
            <text:p>3.066E-07</text:p>
          </table:table-cell>
          <table:table-cell table:style-name="ce184" table:formula="of:=[.F36] * 12 / ([.$I$16] * 3600  * 24)" office:value-type="float" office:value="0.00000025946582940767" calcext:value-type="float">
            <text:p>2.595E-07</text:p>
          </table:table-cell>
          <table:table-cell table:style-name="ce184" table:formula="of:=[.G36]-[.H36]" office:value-type="float" office:value="0.00000004717560534685" calcext:value-type="float">
            <text:p>4.718E-08</text:p>
          </table:table-cell>
          <table:table-cell table:style-name="ce184" table:formula="of:= [.G36]+[.H36]" office:value-type="float" office:value="0.00000056610726416218" calcext:value-type="float">
            <text:p>5.661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office:value-type="string" calcext:value-type="string">
            <text:p>MEDIAN</text:p>
          </table:table-cell>
          <table:table-cell table:style-name="ce138" table:number-columns-repeated="3"/>
          <table:table-cell table:style-name="ce184" table:formula="of:=MEDIAN([.E19:.E36])" office:value-type="float" office:value="0.0111277076420923" calcext:value-type="float">
            <text:p>1.113E-02</text:p>
          </table:table-cell>
          <table:table-cell table:style-name="ce184" table:formula="of:=MEDIAN([.F19:.F36])" office:value-type="float" office:value="0.0059361904142475" calcext:value-type="float">
            <text:p>5.936E-03</text:p>
          </table:table-cell>
          <table:table-cell table:style-name="ce184" table:formula="of:=[.E37] * 12 / ([.$I$16] * 3600  * 24)" office:value-type="float" office:value="0.00000015455149502906" calcext:value-type="float">
            <text:p>1.546E-07</text:p>
          </table:table-cell>
          <table:table-cell table:style-name="ce184" table:formula="of:=[.F37] * 12 / ([.$I$16] * 3600  * 24)" office:value-type="float" office:value="0.00000008244708908677" calcext:value-type="float">
            <text:p>8.245E-08</text:p>
          </table:table-cell>
          <table:table-cell table:style-name="ce189" table:formula="of:= MIN([.I19:.I36])" office:value-type="float" office:value="0.00000004605983767244" calcext:value-type="float">
            <text:p>4.606E-08</text:p>
          </table:table-cell>
          <table:table-cell table:style-name="ce191" table:formula="of:=MAX([.J19:.J36])" office:value-type="float" office:value="0.00000080059293929469" calcext:value-type="float">
            <text:p>8.01E-07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38" table:number-columns-repeated="8"/>
          <table:table-cell table:style-name="ce190" office:value-type="string" calcext:value-type="string">
            <text:p>Minimum</text:p>
          </table:table-cell>
          <table:table-cell table:style-name="ce192" office:value-type="string" calcext:value-type="string">
            <text:p>Maximum</text:p>
          </table:table-cell>
          <table:table-cell table:style-name="ce138" table:number-columns-repeated="4"/>
          <table:table-cell table:number-columns-repeated="1010"/>
        </table:table-row>
        <table:table-row table:style-name="ro1">
          <table:table-cell table:style-name="ce167" office:value-type="string" calcext:value-type="string">
            <text:p>example for slow growing organism (lower bound)</text:p>
          </table:table-cell>
          <table:table-cell table:style-name="ce167" table:number-columns-repeated="2"/>
          <table:table-cell table:number-columns-repeated="1021"/>
        </table:table-row>
        <table:table-row table:style-name="ro1">
          <table:table-cell table:style-name="ce168" office:value-type="string" calcext:value-type="string">
            <text:p>Herndl 2022 data</text:p>
          </table:table-cell>
          <table:table-cell table:style-name="ce175" table:number-columns-repeated="2"/>
          <table:table-cell table:number-columns-repeated="4"/>
          <table:table-cell office:value-type="string" calcext:value-type="string">
            <text:p>Uchimiya 20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ean</text:p>
          </table:table-cell>
          <table:table-cell office:value-type="string" calcext:value-type="string">
            <text:p>Depth (a) </text:p>
          </table:table-cell>
          <table:table-cell office:value-type="string" calcext:value-type="string">
            <text:p>Biomass (b) (μmol C m−3 )</text:p>
          </table:table-cell>
          <table:table-cell office:value-type="string" calcext:value-type="string">
            <text:p>Production (b) (μmol C m−3 d−1 ) </text:p>
          </table:table-cell>
          <table:table-cell office:value-type="string" calcext:value-type="string">
            <text:p>Growth rate (s-1) (uncorrected?)</text:p>
          </table:table-cell>
          <table:table-cell office:value-type="string" calcext:value-type="string">
            <text:p>Growth rate (s-1) (with additional correction, 600 m for mesopelagic, 2500 m for bathypelagic)</text:p>
          </table:table-cell>
          <table:table-cell/>
          <table:table-cell office:value-type="string" calcext:value-type="string">
            <text:p>Production data [mgC m-2 d^-1]</text:p>
          </table:table-cell>
          <table:table-cell office:value-type="string" calcext:value-type="string">
            <text:p>stde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tic 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335.6 ± 28.2</text:p>
          </table:table-cell>
          <table:table-cell office:value-type="string" calcext:value-type="string">
            <text:p>19.05 ± 5.34</text:p>
          </table:table-cell>
          <table:table-cell table:style-name="ce161" table:formula="of:= 19.05 / 335.6 / (24 * 3600)" office:value-type="float" office:value="0.00000065699079592107" calcext:value-type="float">
            <text:p>6.57E-07</text:p>
          </table:table-cell>
          <table:table-cell table:style-name="ce181" table:formula="of:=[.E42]" office:value-type="float" office:value="0.00000065699079592107" calcext:value-type="float">
            <text:p>6.57E-07</text:p>
          </table:table-cell>
          <table:table-cell/>
          <table:table-cell table:style-name="ce155" office:value-type="float" office:value="1.6" calcext:value-type="float" table:number-columns-spanned="1" table:number-rows-spanned="3">
            <text:p>1.6</text:p>
          </table:table-cell>
          <table:table-cell table:style-name="ce155" office:value-type="float" office:value="0.38" calcext:value-type="float" table:number-columns-spanned="1" table:number-rows-spanned="3">
            <text:p>0.38</text:p>
          </table:table-cell>
          <table:table-cell table:number-columns-repeated="1015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64.6 ± 4.3 </text:p>
          </table:table-cell>
          <table:table-cell table:style-name="ce156" office:value-type="string" calcext:value-type="string">
            <text:p>1.55 ± 1.00 </text:p>
          </table:table-cell>
          <table:table-cell table:style-name="ce160" table:formula="of:= 1.55 /  64.6 / (3600 * 24)" office:value-type="float" office:value="0.00000027770611168444" calcext:value-type="float">
            <text:p>2.78E-07</text:p>
          </table:table-cell>
          <table:table-cell table:style-name="ce181" table:formula="of:=[.E43]*4.94 * 600^(-0.321)" office:value-type="float" office:value="0.00000017600533624851" calcext:value-type="float">
            <text:p>1.76E-07</text:p>
          </table:table-cell>
          <table:table-cell/>
          <table:covered-table-cell table:number-columns-repeated="2"/>
          <table:table-cell table:number-columns-repeated="1015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15.7 ± 1.0 </text:p>
          </table:table-cell>
          <table:table-cell table:style-name="ce157" office:value-type="string" calcext:value-type="string">
            <text:p>0.01 ± 0.00 </text:p>
          </table:table-cell>
          <table:table-cell table:style-name="ce185" table:formula="of:= 0.01 / 15.7 / (3600 * 24)" office:value-type="float" office:value="0.00000000737202170323" calcext:value-type="float">
            <text:p>7.37E-09</text:p>
          </table:table-cell>
          <table:table-cell table:style-name="ce181" table:formula="of:=[.E44] * 4.94 * 2500^(-0.321)" office:value-type="float" office:value="0.0000000029551178911" calcext:value-type="float">
            <text:p>2.96E-09</text:p>
          </table:table-cell>
          <table:table-cell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tlantic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264.6 ± 4.9 </text:p>
          </table:table-cell>
          <table:table-cell office:value-type="string" calcext:value-type="string">
            <text:p>16.7 ± 0.89 </text:p>
          </table:table-cell>
          <table:table-cell table:style-name="ce161" table:formula="of:= 16.7 / 264.6 / (3600 * 24)" office:value-type="float" office:value="0.00000073048766831836" calcext:value-type="float">
            <text:p>7.30E-07</text:p>
          </table:table-cell>
          <table:table-cell table:style-name="ce181" table:formula="of:=[.E45]" office:value-type="float" office:value="0.00000073048766831836" calcext:value-type="float">
            <text:p>7.30E-07</text:p>
          </table:table-cell>
          <table:table-cell/>
          <table:table-cell table:style-name="ce155" office:value-type="float" office:value="0.68" calcext:value-type="float" table:number-columns-spanned="1" table:number-rows-spanned="3">
            <text:p>0.68</text:p>
          </table:table-cell>
          <table:table-cell table:style-name="ce155" office:value-type="float" office:value="0.13" calcext:value-type="float" table:number-columns-spanned="1" table:number-rows-spanned="3">
            <text:p>0.13</text:p>
          </table:table-cell>
          <table:table-cell table:number-columns-repeated="1015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87.8 ± 2.2 </text:p>
          </table:table-cell>
          <table:table-cell table:style-name="ce156" office:value-type="string" calcext:value-type="string">
            <text:p>1.42 ± 0.11 </text:p>
          </table:table-cell>
          <table:table-cell table:style-name="ce186" table:formula="of:=1.42 / 87.8 / 3600 / 24" office:value-type="float" office:value="0.00000018718889732557" calcext:value-type="float">
            <text:p>1.87E-07</text:p>
          </table:table-cell>
          <table:table-cell table:style-name="ce181" table:formula="of:=[.E46]*4.94 * 600^(-0.321)" office:value-type="float" office:value="0.000000118637089461" calcext:value-type="float">
            <text:p>1.19E-07</text:p>
          </table:table-cell>
          <table:table-cell/>
          <table:covered-table-cell table:number-columns-repeated="2"/>
          <table:table-cell table:number-columns-repeated="1015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27.4 ± 0.7 </text:p>
          </table:table-cell>
          <table:table-cell table:style-name="ce157" office:value-type="string" calcext:value-type="string">
            <text:p>0.22 ± 0.02 </text:p>
          </table:table-cell>
          <table:table-cell table:style-name="ce186" table:formula="of:=0.22 / 27.4 / (3600*24)" office:value-type="float" office:value="0.00000009293052176264" calcext:value-type="float">
            <text:p>9.29E-08</text:p>
          </table:table-cell>
          <table:table-cell table:style-name="ce181" table:formula="of:=[.E47] * 4.94 * 2500^(-0.321)" office:value-type="float" office:value="0.0000000372517415907" calcext:value-type="float">
            <text:p>3.73E-08</text:p>
          </table:table-cell>
          <table:table-cell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497.0 ± 19.3 </text:p>
          </table:table-cell>
          <table:table-cell office:value-type="string" calcext:value-type="string">
            <text:p>40.93 ± 2.33 </text:p>
          </table:table-cell>
          <table:table-cell table:style-name="ce161" table:formula="of:= 40.93/497 / 24/3600" office:value-type="float" office:value="0.00000095317274014457" calcext:value-type="float">
            <text:p>9.53E-07</text:p>
          </table:table-cell>
          <table:table-cell table:style-name="ce181" table:formula="of:=[.E48]" office:value-type="float" office:value="0.00000095317274014457" calcext:value-type="float">
            <text:p>9.53E-07</text:p>
          </table:table-cell>
          <table:table-cell table:number-columns-repeated="1018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105.7 ± 3.0 </text:p>
          </table:table-cell>
          <table:table-cell table:style-name="ce156" office:value-type="string" calcext:value-type="string">
            <text:p>1.49 ± 0.20 </text:p>
          </table:table-cell>
          <table:table-cell table:style-name="ce186" table:formula="of:=1.49 / 105.7 / 3600 / 24" office:value-type="float" office:value="0.00000016315392971022" calcext:value-type="float">
            <text:p>1.63E-07</text:p>
          </table:table-cell>
          <table:table-cell table:style-name="ce181" table:formula="of:=[.E49]*4.94 * 600^(-0.321)" office:value-type="float" office:value="0.00000010340414218735" calcext:value-type="float">
            <text:p>1.03E-07</text:p>
          </table:table-cell>
          <table:table-cell table:number-columns-repeated="1018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21.7 ± 0.8 </text:p>
          </table:table-cell>
          <table:table-cell table:style-name="ce157" office:value-type="string" calcext:value-type="string">
            <text:p>0.05 ± 0.01 </text:p>
          </table:table-cell>
          <table:table-cell table:style-name="ce186" table:formula="of:= 0.05/21.7/3600/24" office:value-type="float" office:value="0.00000002666837344257" calcext:value-type="float">
            <text:p>2.67E-08</text:p>
          </table:table-cell>
          <table:table-cell table:style-name="ce181" table:formula="of:=[.E50] * 4.94 * 2500^(-0.321)" office:value-type="float" office:value="0.00000001069017301618" calcext:value-type="float">
            <text:p>1.07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n </text:p>
          </table:table-cell>
          <table:table-cell office:value-type="string" calcext:value-type="string">
            <text:p>Epipelagic </text:p>
          </table:table-cell>
          <table:table-cell office:value-type="string" calcext:value-type="string">
            <text:p>589.2 ± 13.1 </text:p>
          </table:table-cell>
          <table:table-cell office:value-type="string" calcext:value-type="string">
            <text:p>96.97 ± 3.91 </text:p>
          </table:table-cell>
          <table:table-cell table:style-name="ce161" table:formula="of:=96.97/589.2/24/3600" office:value-type="float" office:value="0.00000190485058208242" calcext:value-type="float">
            <text:p>1.90E-06</text:p>
          </table:table-cell>
          <table:table-cell table:style-name="ce181" table:formula="of:=[.E51]" office:value-type="float" office:value="0.00000190485058208242" calcext:value-type="float">
            <text:p>1.90E-06</text:p>
          </table:table-cell>
          <table:table-cell table:number-columns-repeated="1018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195.0 ± 10.1 </text:p>
          </table:table-cell>
          <table:table-cell table:style-name="ce156" office:value-type="string" calcext:value-type="string">
            <text:p>9.25 ± 0.94 </text:p>
          </table:table-cell>
          <table:table-cell table:style-name="ce160" table:formula="of:=9.25/195/24/3600" office:value-type="float" office:value="0.00000054902659069326" calcext:value-type="float">
            <text:p>5.49E-07</text:p>
          </table:table-cell>
          <table:table-cell table:style-name="ce181" table:formula="of:=[.E52]*4.94 * 600^(-0.321)" office:value-type="float" office:value="0.00000034796356881818" calcext:value-type="float">
            <text:p>3.48E-07</text:p>
          </table:table-cell>
          <table:table-cell table:number-columns-repeated="1018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41.2 ± 1.5 </text:p>
          </table:table-cell>
          <table:table-cell table:style-name="ce157" office:value-type="string" calcext:value-type="string">
            <text:p>8.95 ± 0.89 </text:p>
          </table:table-cell>
          <table:table-cell table:style-name="ce162" table:formula="of:=8.95/41.2/3600/24" office:value-type="float" office:value="0.00000251427094570298" calcext:value-type="float">
            <text:p>2.51E-06</text:p>
          </table:table-cell>
          <table:table-cell table:style-name="ce181" table:formula="of:=[.E53] * 4.94 * 2500^(-0.321)" office:value-type="float" office:value="0.00000100786017103793" calcext:value-type="float">
            <text:p>1.01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table:style-name="ce161"/>
          <table:table-cell table:style-name="ce181"/>
          <table:table-cell table:formula="of:=3.2*12" office:value-type="float" office:value="38.4" calcext:value-type="float">
            <text:p>38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eans</text:p>
          </table:table-cell>
          <table:table-cell table:number-columns-repeated="3"/>
          <table:table-cell table:style-name="ce161"/>
          <table:table-cell table:style-name="ce18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pipelagic </text:p>
          </table:table-cell>
          <table:table-cell office:value-type="string" calcext:value-type="string">
            <text:p>476.2 ± 9.0 </text:p>
          </table:table-cell>
          <table:table-cell office:value-type="string" calcext:value-type="string">
            <text:p>57.33 ± 1.98 </text:p>
          </table:table-cell>
          <table:table-cell table:style-name="ce186" table:formula="of:=57.33/476.2/24/3600" office:value-type="float" office:value="0.00000139340963180736" calcext:value-type="float">
            <text:p>1.39E-06</text:p>
          </table:table-cell>
          <table:table-cell table:style-name="ce181" table:formula="of:=[.E56]" office:value-type="float" office:value="0.00000139340963180736" calcext:value-type="float">
            <text:p>1.39E-06</text:p>
          </table:table-cell>
          <table:table-cell table:number-columns-repeated="1018"/>
        </table:table-row>
        <table:table-row table:style-name="ro1">
          <table:table-cell table:style-name="ce156"/>
          <table:table-cell table:style-name="ce156" office:value-type="string" calcext:value-type="string">
            <text:p>Mesopelagic </text:p>
          </table:table-cell>
          <table:table-cell table:style-name="ce156" office:value-type="string" calcext:value-type="string">
            <text:p>113.0 ± 2.6 </text:p>
          </table:table-cell>
          <table:table-cell table:style-name="ce156" office:value-type="string" calcext:value-type="string">
            <text:p>2.86 ± 0.21 </text:p>
          </table:table-cell>
          <table:table-cell table:style-name="ce186" table:formula="of:=2.86/113/3600/24" office:value-type="float" office:value="0.00000029293674205179" calcext:value-type="float">
            <text:p>2.93E-07</text:p>
          </table:table-cell>
          <table:table-cell table:style-name="ce181" table:formula="of:=[.E57]*4.94 * 600^(-0.321)" office:value-type="float" office:value="0.00000018565824666817" calcext:value-type="float">
            <text:p>1.86E-07</text:p>
          </table:table-cell>
          <table:table-cell table:number-columns-repeated="1018"/>
        </table:table-row>
        <table:table-row table:style-name="ro1">
          <table:table-cell table:style-name="ce157"/>
          <table:table-cell table:style-name="ce157" office:value-type="string" calcext:value-type="string">
            <text:p>Bathypelagic </text:p>
          </table:table-cell>
          <table:table-cell table:style-name="ce157" office:value-type="string" calcext:value-type="string">
            <text:p>27.0 ± 0.5 </text:p>
          </table:table-cell>
          <table:table-cell table:style-name="ce157" office:value-type="string" calcext:value-type="string">
            <text:p>1.04 ± 0.11 </text:p>
          </table:table-cell>
          <table:table-cell table:style-name="ce186" table:formula="of:=1.04/27/3600/24" office:value-type="float" office:value="0.00000044581618655693" calcext:value-type="float">
            <text:p>4.46E-07</text:p>
          </table:table-cell>
          <table:table-cell table:style-name="ce181" table:formula="of:=[.E58] * 4.94 * 2500^(-0.321)" office:value-type="float" office:value="0.00000017870801824388" calcext:value-type="float">
            <text:p>1.79E-0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1" table:formula="of:=[.E58]/365" office:value-type="float" office:value="0.00000000122141420975" calcext:value-type="float">
            <text:p>1.22E-09</text:p>
          </table:table-cell>
          <table:table-cell table:style-name="ce161" office:value-type="string" calcext:value-type="string">
            <text:p>the correction does not really change the order of magnitu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µ in s^-1</text:p>
          </table:table-cell>
          <table:table-cell/>
          <table:table-cell office:value-type="string" calcext:value-type="string">
            <text:p>The values seem to be too high by a factor of ~365, is there mistake in the data???</text:p>
          </table:table-cell>
          <table:table-cell table:style-name="ce161"/>
          <table:table-cell table:number-columns-repeated="1018"/>
        </table:table-row>
        <table:table-row table:style-name="ro1">
          <table:table-cell office:value-type="string" calcext:value-type="string">
            <text:p>Kemp 1993</text:p>
          </table:table-cell>
          <table:table-cell office:value-type="string" calcext:value-type="string">
            <text:p>0.01 h^-1</text:p>
          </table:table-cell>
          <table:table-cell table:style-name="ce161" table:formula="of:=0.01/3600" office:value-type="float" office:value="0.00000277777777777778" calcext:value-type="float">
            <text:p>2.78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terial isolates from where???</text:p>
          </table:table-cell>
          <table:table-cell office:value-type="string" calcext:value-type="string">
            <text:p>0.25 h^-1</text:p>
          </table:table-cell>
          <table:table-cell table:style-name="ce161" table:formula="of:=0.25/3600" office:value-type="float" office:value="0.0000694444444444444" calcext:value-type="float">
            <text:p>6.94E-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1"/>
          <table:table-cell table:number-columns-repeated="1021"/>
        </table:table-row>
        <table:table-row table:style-name="ro1">
          <table:table-cell table:style-name="ce165" office:value-type="string" calcext:value-type="string">
            <text:p>Kirchman 2015</text:p>
          </table:table-cell>
          <table:table-cell office:value-type="string" calcext:value-type="string">
            <text:p>0.1 d^-1</text:p>
          </table:table-cell>
          <table:table-cell table:style-name="ce161" table:formula="of:= 0.1/(24*3600)" office:value-type="float" office:value="0.00000115740740740741" calcext:value-type="float">
            <text:p>1.16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unity growth rate</text:p>
          </table:table-cell>
          <table:table-cell office:value-type="string" calcext:value-type="string">
            <text:p>growth rate for heterotrophic bacter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iotrophs</text:p>
          </table:table-cell>
          <table:table-cell office:value-type="string" calcext:value-type="string">
            <text:p>&gt; 1 d^-1</text:p>
          </table:table-cell>
          <table:table-cell office:value-type="string" calcext:value-type="string">
            <text:p>can dominate when nutrient availability is high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5" office:value-type="string" calcext:value-type="string">
            <text:p>Rappe et al 2002 (SAR11 clade)</text:p>
          </table:table-cell>
          <table:table-cell office:value-type="string" calcext:value-type="string">
            <text:p>0.40 – 0.58 d^-1</text:p>
          </table:table-cell>
          <table:table-cell table:style-name="ce161" table:formula="of:=0.4/(24 * 3600)" office:value-type="float" office:value="0.00000462962962962963" calcext:value-type="float">
            <text:p>4.63E-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1" table:formula="of:=0.58/(24 * 3600)" office:value-type="float" office:value="0.00000671296296296296" calcext:value-type="float">
            <text:p>6.71E-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5 * 10^(-6) * 24 * 3600" office:value-type="float" office:value="0.432" calcext:value-type="float">
            <text:p>0.4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9" office:value-type="string" calcext:value-type="string">
            <text:p><text:a xlink:href="https://doi.org/10.1128/AEM.05204-11" xlink:type="simple">https://doi.org/10.1128/AEM.05204-11</text:a> </text:p>
          </table:table-cell>
          <table:table-cell table:style-name="ce176" office:value-type="string" calcext:value-type="string">
            <text:p>provides a table of selected Piezotolerant and piezophilic isolates</text:p>
          </table:table-cell>
          <table:table-cell table:style-name="ce176" table:number-columns-repeated="4"/>
          <table:table-cell table:number-columns-repeated="1018"/>
        </table:table-row>
        <table:table-row table:style-name="ro1">
          <table:table-cell table:style-name="ce170" office:value-type="string" calcext:value-type="string">
            <text:p>Isolate</text:p>
          </table:table-cell>
          <table:table-cell table:style-name="ce177" office:value-type="string" calcext:value-type="string">
            <text:p>Topt (°C)</text:p>
          </table:table-cell>
          <table:table-cell table:style-name="ce177" office:value-type="string" calcext:value-type="string">
            <text:p>Popt (MPa)</text:p>
          </table:table-cell>
          <table:table-cell table:style-name="ce170" office:value-type="string" calcext:value-type="string">
            <text:p>Maximal growth rate (h−1)</text:p>
          </table:table-cell>
          <table:table-cell table:style-name="ce170" office:value-type="string" calcext:value-type="string">
            <text:p>Isolation source (depth [m])</text:p>
          </table:table-cell>
          <table:table-cell table:style-name="ce170" office:value-type="string" calcext:value-type="string">
            <text:p>Reference(s)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Colwelliaceae</text:p>
          </table:table-cell>
          <table:table-cell table:number-columns-repeated="5" table:style-name="ce171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Colwellia piezophila Y223GT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float" office:value="0.14" calcext:value-type="float">
            <text:p>0.14</text:p>
          </table:table-cell>
          <table:table-cell table:style-name="ce171" office:value-type="string" calcext:value-type="string">
            <text:p>Japan Trench, sediment (6,278)</text:p>
          </table:table-cell>
          <table:table-cell table:style-name="ce171" office:value-type="string" calcext:value-type="string">
            <text:p><text:a xlink:href="https://journals.asm.org/doi/full/10.1128/aem.05204-11#core-B54" xlink:type="simple">54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Colwellia hadaliensis BNL-1T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90" calcext:value-type="float">
            <text:p>90</text:p>
          </table:table-cell>
          <table:table-cell table:style-name="ce171" office:value-type="float" office:value="0.12" calcext:value-type="float">
            <text:p>0.12</text:p>
          </table:table-cell>
          <table:table-cell table:style-name="ce171" office:value-type="string" calcext:value-type="string">
            <text:p>Puerto Rico Trench (7,410)</text:p>
          </table:table-cell>
          <table:table-cell table:style-name="ce171" office:value-type="string" calcext:value-type="string">
            <text:p><text:a xlink:href="https://journals.asm.org/doi/full/10.1128/aem.05204-11#core-B18" xlink:type="simple">18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Colwellia sp. strain MT4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103" calcext:value-type="float">
            <text:p>103</text:p>
          </table:table-cell>
          <table:table-cell table:style-name="ce171" office:value-type="string" calcext:value-type="string">
            <text:p>∼0.07</text:p>
          </table:table-cell>
          <table:table-cell table:style-name="ce171" office:value-type="string" calcext:value-type="string">
            <text:p>Mariana Trench, decaying amphipod (10,476)</text:p>
          </table:table-cell>
          <table:table-cell table:style-name="ce171" office:value-type="string" calcext:value-type="string">
            <text:p><text:a xlink:href="https://journals.asm.org/doi/full/10.1128/aem.05204-11#core-B88" xlink:type="simple">88</text:a>, <text:a xlink:href="https://journals.asm.org/doi/full/10.1128/aem.05204-11#core-B90" xlink:type="simple">90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Psychromonadaceae</text:p>
          </table:table-cell>
          <table:table-cell table:number-columns-repeated="5" table:style-name="ce171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Psychromonas profunda 2825T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string" calcext:value-type="string">
            <text:p>∼0.15</text:p>
          </table:table-cell>
          <table:table-cell table:style-name="ce171" office:value-type="string" calcext:value-type="string">
            <text:p>Atlantic Ocean sediment (2,770)</text:p>
          </table:table-cell>
          <table:table-cell table:style-name="ce171" office:value-type="string" calcext:value-type="string">
            <text:p><text:a xlink:href="https://journals.asm.org/doi/full/10.1128/aem.05204-11#core-B87" xlink:type="simple">87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Psychromonas kaikoae JT7304T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string" calcext:value-type="string">
            <text:p>∼0.15</text:p>
          </table:table-cell>
          <table:table-cell table:style-name="ce171" office:value-type="string" calcext:value-type="string">
            <text:p>Japan Trench, cold-seep sediment (7,434)</text:p>
          </table:table-cell>
          <table:table-cell table:style-name="ce171" office:value-type="string" calcext:value-type="string">
            <text:p><text:a xlink:href="https://journals.asm.org/doi/full/10.1128/aem.05204-11#core-B57" xlink:type="simple">57</text:a></text:p>
          </table:table-cell>
          <table:table-cell table:number-columns-repeated="1018"/>
        </table:table-row>
        <table:table-row table:style-name="ro4">
          <table:table-cell table:style-name="ce171" office:value-type="string" calcext:value-type="string">
            <text:p>    Psychromonas sp. strain CNPT3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52" calcext:value-type="float">
            <text:p>52</text:p>
          </table:table-cell>
          <table:table-cell table:style-name="ce171" office:value-type="string" calcext:value-type="string">
            <text:p>∼0.19</text:p>
          </table:table-cell>
          <table:table-cell table:style-name="ce171" office:value-type="string" calcext:value-type="string">
            <text:p>Central North Pacific, decaying amphipod (5,800)</text:p>
          </table:table-cell>
          <table:table-cell table:style-name="ce171" office:value-type="string" calcext:value-type="string">
            <text:p><text:a xlink:href="https://journals.asm.org/doi/full/10.1128/aem.05204-11#core-B88" xlink:type="simple">88</text:a>, <text:a xlink:href="https://journals.asm.org/doi/full/10.1128/aem.05204-11#core-B91" xlink:type="simple">91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Psychromonas hadalis K41GT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string" calcext:value-type="string">
            <text:p>∼0.14</text:p>
          </table:table-cell>
          <table:table-cell table:style-name="ce171" office:value-type="string" calcext:value-type="string">
            <text:p>Japan Trench, sediment (7,542)</text:p>
          </table:table-cell>
          <table:table-cell table:style-name="ce171" office:value-type="string" calcext:value-type="string">
            <text:p><text:a xlink:href="https://journals.asm.org/doi/full/10.1128/aem.05204-11#core-B55" xlink:type="simple">55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Moritellaceae</text:p>
          </table:table-cell>
          <table:table-cell table:number-columns-repeated="5" table:style-name="ce171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Moritella profunda 2674T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string" calcext:value-type="string">
            <text:p>∼0.17</text:p>
          </table:table-cell>
          <table:table-cell table:style-name="ce171" office:value-type="string" calcext:value-type="string">
            <text:p>Atlantic Ocean, sediment (2,815)</text:p>
          </table:table-cell>
          <table:table-cell table:style-name="ce171" office:value-type="string" calcext:value-type="string">
            <text:p><text:a xlink:href="https://journals.asm.org/doi/full/10.1128/aem.05204-11#core-B86" xlink:type="simple">86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Moritella abyssi 2693T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string" calcext:value-type="string">
            <text:p>∼0.20</text:p>
          </table:table-cell>
          <table:table-cell table:style-name="ce171" office:value-type="string" calcext:value-type="string">
            <text:p>Atlantic Ocean, sediment (2,815)</text:p>
          </table:table-cell>
          <table:table-cell table:style-name="ce171" office:value-type="string" calcext:value-type="string">
            <text:p><text:a xlink:href="https://journals.asm.org/doi/full/10.1128/aem.05204-11#core-B86" xlink:type="simple">86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Moritella sp. strain PE36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41" calcext:value-type="float">
            <text:p>41</text:p>
          </table:table-cell>
          <table:table-cell table:style-name="ce171" office:value-type="string" calcext:value-type="string">
            <text:p>∼0.28</text:p>
          </table:table-cell>
          <table:table-cell table:style-name="ce171" office:value-type="string" calcext:value-type="string">
            <text:p>Pacific Ocean, amphipod trap water (3,584)</text:p>
          </table:table-cell>
          <table:table-cell table:style-name="ce171" office:value-type="string" calcext:value-type="string">
            <text:p><text:a xlink:href="https://journals.asm.org/doi/full/10.1128/aem.05204-11#core-B88" xlink:type="simple">88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Moritella japonica DSK1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string" calcext:value-type="string">
            <text:p>∼0.4</text:p>
          </table:table-cell>
          <table:table-cell table:style-name="ce171" office:value-type="string" calcext:value-type="string">
            <text:p>Japan Trench, sediment (6,356)</text:p>
          </table:table-cell>
          <table:table-cell table:style-name="ce171" office:value-type="string" calcext:value-type="string">
            <text:p><text:a xlink:href="https://journals.asm.org/doi/full/10.1128/aem.05204-11#core-B36" xlink:type="simple">36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Moritella yayanosi DB21MT-5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string" calcext:value-type="string">
            <text:p>∼0.2</text:p>
          </table:table-cell>
          <table:table-cell table:style-name="ce171" office:value-type="string" calcext:value-type="string">
            <text:p>Mariana Trench, sediment (10,898)</text:p>
          </table:table-cell>
          <table:table-cell table:style-name="ce171" office:value-type="string" calcext:value-type="string">
            <text:p><text:a xlink:href="https://journals.asm.org/doi/full/10.1128/aem.05204-11#core-B34" xlink:type="simple">34</text:a>, <text:a xlink:href="https://journals.asm.org/doi/full/10.1128/aem.05204-11#core-B56" xlink:type="simple">56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Vibrionaceae</text:p>
          </table:table-cell>
          <table:table-cell table:number-columns-repeated="5" table:style-name="ce171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Photobacterium profundum DSJ4</text:p>
          </table:table-cell>
          <table:table-cell table:number-columns-repeated="2" table:style-name="ce171" office:value-type="float" office:value="10" calcext:value-type="float">
            <text:p>10</text:p>
          </table:table-cell>
          <table:table-cell table:style-name="ce171" office:value-type="string" calcext:value-type="string">
            <text:p>∼0.45</text:p>
          </table:table-cell>
          <table:table-cell table:style-name="ce171" office:value-type="string" calcext:value-type="string">
            <text:p>Ryukyu Trench, sediment (5,110)</text:p>
          </table:table-cell>
          <table:table-cell table:style-name="ce171" office:value-type="string" calcext:value-type="string">
            <text:p><text:a xlink:href="https://journals.asm.org/doi/full/10.1128/aem.05204-11#core-B58" xlink:type="simple">58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Photobacterium profundum SS9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28" calcext:value-type="float">
            <text:p>28</text:p>
          </table:table-cell>
          <table:table-cell table:style-name="ce171" office:value-type="string" calcext:value-type="string">
            <text:p>∼0.5</text:p>
          </table:table-cell>
          <table:table-cell table:style-name="ce171" office:value-type="string" calcext:value-type="string">
            <text:p>Sulu Trough, amphipod homogenate (2,551)</text:p>
          </table:table-cell>
          <table:table-cell table:style-name="ce171" office:value-type="string" calcext:value-type="string">
            <text:p><text:a xlink:href="https://journals.asm.org/doi/full/10.1128/aem.05204-11#core-B16" xlink:type="simple">16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Shewanellaceae</text:p>
          </table:table-cell>
          <table:table-cell table:number-columns-repeated="5" table:style-name="ce171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Shewanella violacea DSS12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string" calcext:value-type="string">
            <text:p>∼0.28</text:p>
          </table:table-cell>
          <table:table-cell table:style-name="ce171" office:value-type="string" calcext:value-type="string">
            <text:p>Ryukyu Trench, sediment (5,110)</text:p>
          </table:table-cell>
          <table:table-cell table:style-name="ce171" office:value-type="string" calcext:value-type="string">
            <text:p><text:a xlink:href="https://journals.asm.org/doi/full/10.1128/aem.05204-11#core-B36" xlink:type="simple">36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Shewanella benthica F1A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string" calcext:value-type="string">
            <text:p>∼0.15</text:p>
          </table:table-cell>
          <table:table-cell table:style-name="ce171" office:value-type="string" calcext:value-type="string">
            <text:p>Atlantic Ocean, water column (4,900)</text:p>
          </table:table-cell>
          <table:table-cell table:style-name="ce171" office:value-type="string" calcext:value-type="string">
            <text:p><text:a xlink:href="https://journals.asm.org/doi/full/10.1128/aem.05204-11#core-B30" xlink:type="simple">30</text:a>, <text:a xlink:href="https://journals.asm.org/doi/full/10.1128/aem.05204-11#core-B85" xlink:type="simple">85</text:a>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    Shewanella benthica DB6101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string" calcext:value-type="string">
            <text:p>∼0.35</text:p>
          </table:table-cell>
          <table:table-cell table:style-name="ce171" office:value-type="string" calcext:value-type="string">
            <text:p>Ryukyu Trench sediment (5,110)</text:p>
          </table:table-cell>
          <table:table-cell table:style-name="ce171" office:value-type="string" calcext:value-type="string">
            <text:p><text:a xlink:href="https://journals.asm.org/doi/full/10.1128/aem.05204-11#core-B36" xlink:type="simple">36</text:a></text:p>
          </table:table-cell>
          <table:table-cell table:style-name="ce171"/>
          <table:table-cell table:number-columns-repeated="1017"/>
        </table:table-row>
        <table:table-row table:style-name="ro1">
          <table:table-cell table:style-name="ce171" office:value-type="string" calcext:value-type="string">
            <text:p>    Shewanella benthica DB5501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string" calcext:value-type="string">
            <text:p>∼0.35</text:p>
          </table:table-cell>
          <table:table-cell table:style-name="ce171" office:value-type="string" calcext:value-type="string">
            <text:p>Suruga Bay, sediment (2,485)</text:p>
          </table:table-cell>
          <table:table-cell table:style-name="ce171" office:value-type="string" calcext:value-type="string">
            <text:p><text:a xlink:href="https://journals.asm.org/doi/full/10.1128/aem.05204-11#core-B36" xlink:type="simple">36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1" office:value-type="string" calcext:value-type="string">
            <text:p>    Shewanella benthica DB6705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string" calcext:value-type="string">
            <text:p>∼0.4</text:p>
          </table:table-cell>
          <table:table-cell table:style-name="ce171" office:value-type="string" calcext:value-type="string">
            <text:p>Japan Trench, sediment (6,356)</text:p>
          </table:table-cell>
          <table:table-cell table:style-name="ce171" office:value-type="string" calcext:value-type="string">
            <text:p><text:a xlink:href="https://journals.asm.org/doi/full/10.1128/aem.05204-11#core-B36" xlink:type="simple">36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1" office:value-type="string" calcext:value-type="string">
            <text:p>    Shewanella benthica DB6906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string" calcext:value-type="string">
            <text:p>∼0.35</text:p>
          </table:table-cell>
          <table:table-cell table:style-name="ce171" office:value-type="string" calcext:value-type="string">
            <text:p>Japan Trench, sediment (6,269)</text:p>
          </table:table-cell>
          <table:table-cell table:style-name="ce171" office:value-type="string" calcext:value-type="string">
            <text:p><text:a xlink:href="https://journals.asm.org/doi/full/10.1128/aem.05204-11#core-B36" xlink:type="simple">36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1" office:value-type="string" calcext:value-type="string">
            <text:p>    Shewanella benthica DB172R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string" calcext:value-type="string">
            <text:p>∼0.45</text:p>
          </table:table-cell>
          <table:table-cell table:style-name="ce171" office:value-type="string" calcext:value-type="string">
            <text:p>Izu-Bonin Trench, sediment (6,499)</text:p>
          </table:table-cell>
          <table:table-cell table:style-name="ce171" office:value-type="string" calcext:value-type="string">
            <text:p><text:a xlink:href="https://journals.asm.org/doi/full/10.1128/aem.05204-11#core-B35" xlink:type="simple">35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1" office:value-type="string" calcext:value-type="string">
            <text:p>    Shewanella benthica DB172F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∼0.41</text:p>
          </table:table-cell>
          <table:table-cell table:style-name="ce171" office:value-type="string" calcext:value-type="string">
            <text:p>Izu-Bonin Trench, sediment (6,499)</text:p>
          </table:table-cell>
          <table:table-cell table:style-name="ce171" office:value-type="string" calcext:value-type="string">
            <text:p><text:a xlink:href="https://journals.asm.org/doi/full/10.1128/aem.05204-11#core-B35" xlink:type="simple">35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1" office:value-type="string" calcext:value-type="string">
            <text:p>    Shewanella benthica DB21MT-2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∼0.17</text:p>
          </table:table-cell>
          <table:table-cell table:style-name="ce171" office:value-type="string" calcext:value-type="string">
            <text:p>Mariana Trench sediment (10,898)</text:p>
          </table:table-cell>
          <table:table-cell table:style-name="ce171" office:value-type="string" calcext:value-type="string">
            <text:p><text:a xlink:href="https://journals.asm.org/doi/full/10.1128/aem.05204-11#core-B34" xlink:type="simple">34</text:a>, <text:a xlink:href="https://journals.asm.org/doi/full/10.1128/aem.05204-11#core-B56" xlink:type="simple">56</text:a>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1" office:value-type="string" calcext:value-type="string">
            <text:p>    Shewanella sp. strain KT99</text:p>
          </table:table-cell>
          <table:table-cell table:style-name="ce171" office:value-type="string" calcext:value-type="string">
            <text:p>∼2</text:p>
          </table:table-cell>
          <table:table-cell table:style-name="ce171" office:value-type="string" calcext:value-type="string">
            <text:p>∼98</text:p>
          </table:table-cell>
          <table:table-cell table:style-name="ce171" office:value-type="string" calcext:value-type="string">
            <text:p> </text:p>
          </table:table-cell>
          <table:table-cell table:style-name="ce171" office:value-type="string" calcext:value-type="string">
            <text:p>Kermadec Trench, amphipod homogenate (9,856)</text:p>
          </table:table-cell>
          <table:table-cell table:style-name="ce171" office:value-type="string" calcext:value-type="string">
            <text:p><text:a xlink:href="https://journals.asm.org/doi/full/10.1128/aem.05204-11#core-B40" xlink:type="simple">40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2" table:number-columns-repeated="2"/>
          <table:table-cell table:style-name="ce179" office:value-type="string" calcext:value-type="string" table:number-columns-spanned="2" table:number-rows-spanned="1">
            <text:p>0.07 – 0.5 h^-1</text:p>
          </table:table-cell>
          <table:covered-table-cell table:style-name="ce183"/>
          <table:table-cell table:style-name="ce172" table:number-columns-repeated="3"/>
          <table:table-cell table:style-name="ce175" table:number-columns-repeated="1017"/>
        </table:table-row>
        <table:table-row table:style-name="ro1">
          <table:table-cell table:style-name="ce173" office:value-type="string" calcext:value-type="string">
            <text:p>Maximum growth rate /s^-1</text:p>
          </table:table-cell>
          <table:table-cell table:style-name="ce173"/>
          <table:table-cell table:style-name="ce180" table:formula="of:=0.07/(3600)" office:value-type="float" office:value="0.0000194444444444444" calcext:value-type="float">
            <text:p>1.94E-05</text:p>
          </table:table-cell>
          <table:table-cell table:style-name="ce180" table:formula="of:=0.5/3600" office:value-type="float" office:value="0.000138888888888889" calcext:value-type="float">
            <text:p>1.39E-04</text:p>
          </table:table-cell>
          <table:table-cell table:style-name="ce187" table:formula="of:=LOG10([.C105])" office:value-type="float" office:value="-4.71120446075303" calcext:value-type="float">
            <text:p>-4.71120446075303</text:p>
          </table:table-cell>
          <table:table-cell table:style-name="ce172" table:formula="of:=LOG10([.D105])" office:value-type="float" office:value="-3.85733249643127" calcext:value-type="float">
            <text:p>-3.85733249643127</text:p>
          </table:table-cell>
          <table:table-cell table:style-name="ce172"/>
          <table:table-cell table:style-name="ce175" table:number-columns-repeated="1017"/>
        </table:table-row>
        <table:table-row table:style-name="ro4">
          <table:table-cell table:style-name="ce174" office:value-type="string" calcext:value-type="string">
            <text:p>Non-Gammaproteobacteria (Black smokers or Hydrothermal vent)</text:p>
          </table:table-cell>
          <table:table-cell table:number-columns-repeated="5" table:style-name="ce174" office:value-type="string" calcext:value-type="string">
            <text:p> 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4" office:value-type="string" calcext:value-type="string">
            <text:p>    Thioprofundum lithotrophica 106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0.3" calcext:value-type="float">
            <text:p>0.3</text:p>
          </table:table-cell>
          <table:table-cell table:style-name="ce174" office:value-type="string" calcext:value-type="string">
            <text:p>Mid-Atlantic Ridge, black smoker chimney (3,626)</text:p>
          </table:table-cell>
          <table:table-cell table:style-name="ce174" office:value-type="string" calcext:value-type="string">
            <text:p><text:a xlink:href="https://journals.asm.org/doi/full/10.1128/aem.05204-11#core-B77" xlink:type="simple">77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4" office:value-type="string" calcext:value-type="string">
            <text:p>    Desulfovibrio profundus 500-1T</text:p>
          </table:table-cell>
          <table:table-cell table:style-name="ce174" office:value-type="float" office:value="25" calcext:value-type="float">
            <text:p>25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string" calcext:value-type="string">
            <text:p>—<text:a xlink:href="https://journals.asm.org/doi/full/10.1128/aem.05204-11#fv-TF1-1" xlink:type="simple">a</text:a></text:p>
          </table:table-cell>
          <table:table-cell table:style-name="ce174" office:value-type="string" calcext:value-type="string">
            <text:p>Japan Sea, sediment core 518 mbsf<text:a xlink:href="https://journals.asm.org/doi/full/10.1128/aem.05204-11#fv-TF1-2" xlink:type="simple">b</text:a> (900)</text:p>
          </table:table-cell>
          <table:table-cell table:style-name="ce174" office:value-type="string" calcext:value-type="string">
            <text:p><text:a xlink:href="https://journals.asm.org/doi/full/10.1128/aem.05204-11#core-B7" xlink:type="simple">7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4" office:value-type="string" calcext:value-type="string">
            <text:p>    Carnobacterium sp. strain AT7</text:p>
          </table:table-cell>
          <table:table-cell table:number-columns-repeated="2" table:style-name="ce174" office:value-type="float" office:value="20" calcext:value-type="float">
            <text:p>20</text:p>
          </table:table-cell>
          <table:table-cell table:style-name="ce174" office:value-type="string" calcext:value-type="string">
            <text:p> </text:p>
          </table:table-cell>
          <table:table-cell table:style-name="ce174" office:value-type="string" calcext:value-type="string">
            <text:p>Aleutian Trench, water column (2,500)</text:p>
          </table:table-cell>
          <table:table-cell table:style-name="ce174" office:value-type="string" calcext:value-type="string">
            <text:p><text:a xlink:href="https://journals.asm.org/doi/full/10.1128/aem.05204-11#core-B40" xlink:type="simple">40</text:a>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4" office:value-type="string" calcext:value-type="string">
            <text:p>    Methanopyrus kandleri 116</text:p>
          </table:table-cell>
          <table:table-cell table:style-name="ce174" office:value-type="float" office:value="105" calcext:value-type="float">
            <text:p>105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string" calcext:value-type="string">
            <text:p>∼0.75</text:p>
          </table:table-cell>
          <table:table-cell table:style-name="ce174" office:value-type="string" calcext:value-type="string">
            <text:p>Central Indian Ridge, black smoker fluid (2,415–2,460)</text:p>
          </table:table-cell>
          <table:table-cell table:style-name="ce174" office:value-type="string" calcext:value-type="string">
            <text:p><text:a xlink:href="https://journals.asm.org/doi/full/10.1128/aem.05204-11#core-B78" xlink:type="simple">78</text:a>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4" office:value-type="string" calcext:value-type="string">
            <text:p>    Desulfovibrio hydrothermalis AM13T</text:p>
          </table:table-cell>
          <table:table-cell table:style-name="ce174" office:value-type="float" office:value="35" calcext:value-type="float">
            <text:p>35</text:p>
          </table:table-cell>
          <table:table-cell table:style-name="ce174" office:value-type="float" office:value="26" calcext:value-type="float">
            <text:p>26</text:p>
          </table:table-cell>
          <table:table-cell table:style-name="ce174" office:value-type="string" calcext:value-type="string">
            <text:p>∼0.05</text:p>
          </table:table-cell>
          <table:table-cell table:style-name="ce174" office:value-type="string" calcext:value-type="string">
            <text:p>East Pacific Rise, hydrothermal vent chimney (2,600)</text:p>
          </table:table-cell>
          <table:table-cell table:style-name="ce174" office:value-type="string" calcext:value-type="string">
            <text:p><text:a xlink:href="https://journals.asm.org/doi/full/10.1128/aem.05204-11#core-B3" xlink:type="simple">3</text:a>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4" office:value-type="string" calcext:value-type="string">
            <text:p>    Piezobacter thermophilus 108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float" office:value="35" calcext:value-type="float">
            <text:p>35</text:p>
          </table:table-cell>
          <table:table-cell table:style-name="ce174" office:value-type="float" office:value="0.46" calcext:value-type="float">
            <text:p>0.46</text:p>
          </table:table-cell>
          <table:table-cell table:style-name="ce174" office:value-type="string" calcext:value-type="string">
            <text:p>Mid-Atlantic Ridge, black smoker chimney (3,626)</text:p>
          </table:table-cell>
          <table:table-cell table:style-name="ce174" office:value-type="string" calcext:value-type="string">
            <text:p><text:a xlink:href="https://journals.asm.org/doi/full/10.1128/aem.05204-11#core-B77" xlink:type="simple">77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4" office:value-type="string" calcext:value-type="string">
            <text:p>    Marinitoga piezophila KA3T</text:p>
          </table:table-cell>
          <table:table-cell table:style-name="ce174" office:value-type="float" office:value="65" calcext:value-type="float">
            <text:p>65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string" calcext:value-type="string">
            <text:p>∼1.9</text:p>
          </table:table-cell>
          <table:table-cell table:style-name="ce174" office:value-type="string" calcext:value-type="string">
            <text:p>East Pacific Rise, hydrothermal vent (2,630)</text:p>
          </table:table-cell>
          <table:table-cell table:style-name="ce174" office:value-type="string" calcext:value-type="string">
            <text:p><text:a xlink:href="https://journals.asm.org/doi/full/10.1128/aem.05204-11#core-B2" xlink:type="simple">2</text:a>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4" office:value-type="string" calcext:value-type="string">
            <text:p>    Dermacoccus abyssi MT1.1T</text:p>
          </table:table-cell>
          <table:table-cell table:style-name="ce174" office:value-type="float" office:value="28" calcext:value-type="float">
            <text:p>28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string" calcext:value-type="string">
            <text:p>Rate not reported, viable count (3.6 ± 0.4) × 10E6 CFU · ml−1 (60% increase over growth at atmospheric pressure) (<text:a xlink:href="https://journals.asm.org/doi/full/10.1128/aem.05204-11#core-B60" xlink:type="simple">60</text:a>). </text:p>
          </table:table-cell>
          <table:table-cell table:style-name="ce174" office:value-type="string" calcext:value-type="string">
            <text:p>Mariana Trench, sediment (10,898)</text:p>
          </table:table-cell>
          <table:table-cell table:style-name="ce174" office:value-type="string" calcext:value-type="string">
            <text:p><text:a xlink:href="https://journals.asm.org/doi/full/10.1128/aem.05204-11#core-B60" xlink:type="simple">60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4" office:value-type="string" calcext:value-type="string">
            <text:p>    Pyrococcus abyssi GE5</text:p>
          </table:table-cell>
          <table:table-cell table:style-name="ce174" office:value-type="float" office:value="100" calcext:value-type="float">
            <text:p>100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0.98" calcext:value-type="float">
            <text:p>0.98</text:p>
          </table:table-cell>
          <table:table-cell table:style-name="ce174" office:value-type="string" calcext:value-type="string">
            <text:p>Fiji Basin, hydrothermal vent (2,000)</text:p>
          </table:table-cell>
          <table:table-cell table:style-name="ce174" office:value-type="string" calcext:value-type="string">
            <text:p><text:a xlink:href="https://journals.asm.org/doi/full/10.1128/aem.05204-11#core-B23" xlink:type="simple">23</text:a>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4" office:value-type="string" calcext:value-type="string">
            <text:p>    Thermococcus barophilus MPT</text:p>
          </table:table-cell>
          <table:table-cell table:style-name="ce174" office:value-type="float" office:value="85" calcext:value-type="float">
            <text:p>85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string" calcext:value-type="string">
            <text:p>∼1.5</text:p>
          </table:table-cell>
          <table:table-cell table:style-name="ce174" office:value-type="string" calcext:value-type="string">
            <text:p>Mid-Atlantic Ridge, hydrothermal vent chimney (3,550)</text:p>
          </table:table-cell>
          <table:table-cell table:style-name="ce174" office:value-type="string" calcext:value-type="string">
            <text:p><text:a xlink:href="https://journals.asm.org/doi/full/10.1128/aem.05204-11#core-B46" xlink:type="simple">46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4" office:value-type="string" calcext:value-type="string">
            <text:p>    Methanococcus thermolithotrophicus</text:p>
          </table:table-cell>
          <table:table-cell table:style-name="ce174" office:value-type="float" office:value="65" calcext:value-type="float">
            <text:p>65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∼0.58</text:p>
          </table:table-cell>
          <table:table-cell table:style-name="ce174" office:value-type="string" calcext:value-type="string">
            <text:p>Italy, geothermally heated sediments (0.5)</text:p>
          </table:table-cell>
          <table:table-cell table:style-name="ce174" office:value-type="string" calcext:value-type="string">
            <text:p><text:a xlink:href="https://journals.asm.org/doi/full/10.1128/aem.05204-11#core-B9" xlink:type="simple">9</text:a></text:p>
          </table:table-cell>
          <table:table-cell table:style-name="ce137"/>
          <table:table-cell table:number-columns-repeated="1017"/>
        </table:table-row>
        <table:table-row table:style-name="ro4">
          <table:table-cell table:style-name="ce174" office:value-type="string" calcext:value-type="string">
            <text:p>    Pyrococcus sp. strain CH1</text:p>
          </table:table-cell>
          <table:table-cell table:style-name="ce174" office:value-type="float" office:value="98" calcext:value-type="float">
            <text:p>98</text:p>
          </table:table-cell>
          <table:table-cell table:style-name="ce174" office:value-type="float" office:value="52" calcext:value-type="float">
            <text:p>52</text:p>
          </table:table-cell>
          <table:table-cell table:style-name="ce174" office:value-type="string" calcext:value-type="string">
            <text:p>Rate not reported, maximal growth yields of 5 × 10E8 cells ml−1 under optimal growth conditions (<text:a xlink:href="https://journals.asm.org/doi/full/10.1128/aem.05204-11#core-B93" xlink:type="simple">93</text:a>). </text:p>
          </table:table-cell>
          <table:table-cell table:style-name="ce174" office:value-type="string" calcext:value-type="string">
            <text:p>Mid-Atlantic Ridge, hydrothermal vent (4,100)</text:p>
          </table:table-cell>
          <table:table-cell table:style-name="ce174" office:value-type="string" calcext:value-type="string">
            <text:p><text:a xlink:href="https://journals.asm.org/doi/full/10.1128/aem.05204-11#core-B93" xlink:type="simple">93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4" office:value-type="string" calcext:value-type="string">
            <text:p>    Methanococcus jannaschii</text:p>
          </table:table-cell>
          <table:table-cell table:style-name="ce174" office:value-type="float" office:value="86" calcext:value-type="float">
            <text:p>86</text:p>
          </table:table-cell>
          <table:table-cell table:style-name="ce174" office:value-type="float" office:value="75" calcext:value-type="float">
            <text:p>75</text:p>
          </table:table-cell>
          <table:table-cell table:style-name="ce174" office:value-type="float" office:value="2.36" calcext:value-type="float">
            <text:p>2.36</text:p>
          </table:table-cell>
          <table:table-cell table:style-name="ce174" office:value-type="string" calcext:value-type="string">
            <text:p>East Pacific Rise, hydrothermal vent (2,610)</text:p>
          </table:table-cell>
          <table:table-cell table:style-name="ce174" office:value-type="string" calcext:value-type="string">
            <text:p><text:a xlink:href="https://journals.asm.org/doi/full/10.1128/aem.05204-11#core-B31" xlink:type="simple">31</text:a>, <text:a xlink:href="https://journals.asm.org/doi/full/10.1128/aem.05204-11#core-B48" xlink:type="simple">48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74" office:value-type="string" calcext:value-type="string">
            <text:p>    Rhodobacterales bacterium PRT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80" calcext:value-type="float">
            <text:p>80</text:p>
          </table:table-cell>
          <table:table-cell table:style-name="ce174" office:value-type="float" office:value="0.019" calcext:value-type="float">
            <text:p>0.019</text:p>
          </table:table-cell>
          <table:table-cell table:style-name="ce174" office:value-type="string" calcext:value-type="string">
            <text:p>Puerto Rico Trench, seawater (8,350)</text:p>
          </table:table-cell>
          <table:table-cell table:style-name="ce174" office:value-type="string" calcext:value-type="string">
            <text:p>This study</text:p>
          </table:table-cell>
          <table:table-cell table:style-name="ce137"/>
          <table:table-cell table:number-columns-repeated="1017"/>
        </table:table-row>
        <table:table-row table:style-name="ro1" table:number-rows-repeated="3">
          <table:table-cell/>
          <table:table-cell table:style-name="ce137" table:number-columns-repeated="6"/>
          <table:table-cell table:number-columns-repeated="1017"/>
        </table:table-row>
        <table:table-row table:style-name="ro4">
          <table:table-cell table:style-name="ce165" office:value-type="string" calcext:value-type="string">
            <text:p>Amano et al</text:p>
          </table:table-cell>
          <table:table-cell table:style-name="ce137" office:value-type="string" calcext:value-type="string">
            <text:p>Leucine incorporation [pmol Leu L^(-1) h^(-1)]</text:p>
          </table:table-cell>
          <table:table-cell table:style-name="ce137" office:value-type="string" calcext:value-type="string">
            <text:p>PHP [kgC L^(-1) h^(-1)] with CF = 0.44 kgC (mol leucine)^(-1)</text:p>
          </table:table-cell>
          <table:table-cell table:style-name="ce137" office:value-type="string" calcext:value-type="string">
            <text:p>PHP [cell L^(-1) h^(-1)] (low CF)</text:p>
          </table:table-cell>
          <table:table-cell office:value-type="string" calcext:value-type="string">
            <text:p>Growth rate [s^(-1)] (5*10^7 cells L^(-1))</text:p>
          </table:table-cell>
          <table:table-cell office:value-type="string" calcext:value-type="string">
            <text:p>Growth rate [s^(-1)] (10^7 cells L^(-1))</text:p>
          </table:table-cell>
          <table:table-cell table:style-name="ce137"/>
          <table:table-cell table:number-columns-repeated="1017"/>
        </table:table-row>
        <table:table-row table:style-name="ro1">
          <table:table-cell office:value-type="string" calcext:value-type="string">
            <text:p>Deep ocean (&gt; 2000 m), in situ conditions</text:p>
          </table:table-cell>
          <table:table-cell office:value-type="float" office:value="0.001" calcext:value-type="float">
            <text:p>0.001</text:p>
          </table:table-cell>
          <table:table-cell table:formula="of:=[.B125]*0.55*10^(-12)" office:value-type="float" office:value="5.5E-016" calcext:value-type="float">
            <text:p>5.5E-16</text:p>
          </table:table-cell>
          <table:table-cell table:formula="of:=[.C125]/(10 * 10^(-18))" office:value-type="float" office:value="55" calcext:value-type="float">
            <text:p>55</text:p>
          </table:table-cell>
          <table:table-cell table:style-name="ce181" table:formula="of:=[.D125]/(5 * 10^7 * 3600) * LN(2)" office:value-type="float" office:value="0.00000000021179497184" calcext:value-type="float">
            <text:p>2.12E-10</text:p>
          </table:table-cell>
          <table:table-cell table:style-name="ce181" table:formula="of:=[.E125]*5" office:value-type="float" office:value="0.00000000105897485919" calcext:value-type="float">
            <text:p>1.0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from SI</text:p>
          </table:table-cell>
          <table:table-cell office:value-type="float" office:value="0.005" calcext:value-type="float">
            <text:p>0.005</text:p>
          </table:table-cell>
          <table:table-cell table:formula="of:=[.B126]*0.55*10^(-12)" office:value-type="float" office:value="2.75E-015" calcext:value-type="float">
            <text:p>2.75E-15</text:p>
          </table:table-cell>
          <table:table-cell table:formula="of:=[.C126]/(10 * 10^(-18))" office:value-type="float" office:value="275" calcext:value-type="float">
            <text:p>275</text:p>
          </table:table-cell>
          <table:table-cell table:style-name="ce181" table:formula="of:=[.D126]/(5 * 10^7 * 3600) * LN(2)" office:value-type="float" office:value="0.00000000105897485919" calcext:value-type="float">
            <text:p>1.06E-09</text:p>
          </table:table-cell>
          <table:table-cell table:style-name="ce181" table:formula="of:=[.E126]*5" office:value-type="float" office:value="0.00000000529487429594" calcext:value-type="float">
            <text:p>5.29E-0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37" office:value-type="string" calcext:value-type="string">
            <text:p>PHP [kgC L^(-1) h^(-1)] with CF = 1.55 kgC (mol leucine)^(-1)</text:p>
          </table:table-cell>
          <table:table-cell table:style-name="ce137" office:value-type="string" calcext:value-type="string">
            <text:p>PHP [cell L^(-1) h^(-1)] (high CF)</text:p>
          </table:table-cell>
          <table:table-cell table:style-name="ce161" table:number-columns-repeated="2"/>
          <table:table-cell table:number-columns-repeated="1018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formula="of:=[.B125]*1.55*10^(-12)" office:value-type="float" office:value="1.55E-015" calcext:value-type="float">
            <text:p>1.55E-15</text:p>
          </table:table-cell>
          <table:table-cell table:formula="of:=[.C128]/(10 * 10^(-18))" office:value-type="float" office:value="155" calcext:value-type="float">
            <text:p>155</text:p>
          </table:table-cell>
          <table:table-cell table:style-name="ce181" table:formula="of:=[.D128]/(5 * 10^7 * 3600) * LN(2)" office:value-type="float" office:value="0.00000000059687673882" calcext:value-type="float">
            <text:p>5.97E-10</text:p>
          </table:table-cell>
          <table:table-cell table:style-name="ce181" table:formula="of:=[.E128]*5" office:value-type="float" office:value="0.00000000298438369408" calcext:value-type="float">
            <text:p>2.98E-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table:formula="of:=[.B126]*1.55*10^(-12)" office:value-type="float" office:value="7.75E-015" calcext:value-type="float">
            <text:p>7.75E-15</text:p>
          </table:table-cell>
          <table:table-cell table:formula="of:=[.C129]/(10 * 10^(-18))" office:value-type="float" office:value="775" calcext:value-type="float">
            <text:p>775</text:p>
          </table:table-cell>
          <table:table-cell table:style-name="ce181" table:formula="of:=[.D129]/(5 * 10^7 * 3600) * LN(2)" office:value-type="float" office:value="0.00000000298438369408" calcext:value-type="float">
            <text:p>2.98E-09</text:p>
          </table:table-cell>
          <table:table-cell table:style-name="ce181" table:formula="of:=[.E129]*5" office:value-type="float" office:value="0.00000001492191847039" calcext:value-type="float">
            <text:p>1.49E-0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88" office:value-type="string" calcext:value-type="string">
            <text:p>The calculated growth rates are super 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e assumed cell carbon content is low (10 fgC cell^(-1)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is means it is unlikely underestim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5" office:value-type="string" calcext:value-type="string">
            <text:p>Uchimiya et al 2018</text:p>
          </table:table-cell>
          <table:table-cell office:value-type="string" calcext:value-type="string">
            <text:p>T_d [years]</text:p>
          </table:table-cell>
          <table:table-cell office:value-type="string" calcext:value-type="string">
            <text:p>µ [s^(-1)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nover times of 3 – 6 years</text:p>
          </table:table-cell>
          <table:table-cell office:value-type="float" office:value="3" calcext:value-type="float">
            <text:p>3</text:p>
          </table:table-cell>
          <table:table-cell table:style-name="ce181" table:formula="of:=LN(2)/([.B135]*365*24*3600)" office:value-type="float" office:value="0.00000000732651763656" calcext:value-type="float">
            <text:p>7.33E-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81" table:formula="of:=LN(2)/([.B136]*365*24*3600)" office:value-type="float" office:value="0.00000000366325881828" calcext:value-type="float">
            <text:p>3.66E-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_d = ln(2)/µ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iering 2014 does not provide prokaryotic abundance</text:p>
          </table:table-cell>
          <table:table-cell table:number-columns-repeated="1023"/>
        </table:table-row>
      </table:table>
      <table:table table:name="quadratic mortaltity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Mortality ter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t mortality parameter</text:p>
          </table:table-cell>
          <table:table-cell office:value-type="string" calcext:value-type="string">
            <text:p>Unit bacterial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 * B_abund^2</text:p>
          </table:table-cell>
          <table:table-cell office:value-type="string" calcext:value-type="string">
            <text:p>Quadratic Mortality</text:p>
          </table:table-cell>
          <table:table-cell office:value-type="string" calcext:value-type="string">
            <text:p>M → L cell^-1 s^-1</text:p>
          </table:table-cell>
          <table:table-cell office:value-type="string" calcext:value-type="string">
            <text:p>B_abund → cell L^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molar * B^2</text:p>
          </table:table-cell>
          <table:table-cell office:value-type="string" calcext:value-type="string">
            <text:p>Quadratic molar Mortality</text:p>
          </table:table-cell>
          <table:table-cell office:value-type="string" calcext:value-type="string">
            <text:p>m_molar → L molC^-1 s^-1</text:p>
          </table:table-cell>
          <table:table-cell office:value-type="string" calcext:value-type="string">
            <text:p>B → molC L^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MM * B / (B + K_B)</text:p>
          </table:table-cell>
          <table:table-cell office:value-type="string" calcext:value-type="string">
            <text:p>Michaelis-Menten Mortality</text:p>
          </table:table-cell>
          <table:table-cell office:value-type="string" calcext:value-type="string">
            <text:p>m_MM → s^-1</text:p>
          </table:table-cell>
          <table:table-cell office:value-type="string" calcext:value-type="string">
            <text:p>B → depending on K_B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MM</text:p>
          </table:table-cell>
          <table:table-cell office:value-type="string" calcext:value-type="string">
            <text:p>~0.01 d^-1</text:p>
          </table:table-cell>
          <table:table-cell office:value-type="string" calcext:value-type="string">
            <text:p>Pham 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atic mortality due to shear</text:p>
          </table:table-cell>
          <table:table-cell office:value-type="string" calcext:value-type="string">
            <text:p>~0.01 d^-1 molC^-1</text:p>
          </table:table-cell>
          <table:table-cell office:value-type="string" calcext:value-type="string">
            <text:p>Pham 2022</text:p>
          </table:table-cell>
          <table:table-cell office:value-type="string" calcext:value-type="string">
            <text:p>helpful?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adratic mortality rate</text:p>
          </table:table-cell>
          <table:table-cell office:value-type="string" calcext:value-type="string">
            <text:p>0.1 – 1 µM^-1 d^-1</text:p>
          </table:table-cell>
          <table:table-cell office:value-type="string" calcext:value-type="string">
            <text:p>Zakem 2021</text:p>
          </table:table-cell>
          <table:table-cell office:value-type="string" calcext:value-type="string">
            <text:p>quadratic mortality rate [(µM d)^-1)]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uadratic mortality rate [(M s)^-1)]</text:p>
          </table:table-cell>
          <table:table-cell table:style-name="ce161" table:formula="of:=[.E12]*10^(6)/(24*3600)" office:value-type="float" office:value="1.15740740740741" calcext:value-type="float">
            <text:p>1.16E+00</text:p>
          </table:table-cell>
          <table:table-cell table:style-name="ce161" table:formula="of:=[.F12]*10^(6)/(24*3600)" office:value-type="float" office:value="11.5740740740741" calcext:value-type="float">
            <text:p>1.16E+01</text:p>
          </table:table-cell>
          <table:table-cell office:value-type="string" calcext:value-type="string">
            <text:p>m_mola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3" office:value-type="string" calcext:value-type="string">
            <text:p>quadratic mortality rate [L cell^-1 s^-1)]</text:p>
          </table:table-cell>
          <table:table-cell table:style-name="ce195" table:formula="of:=[.E13]/(12 * 10^(-3)) * 15 * 10^(-18)" office:value-type="float" office:value="1.44675925925926E-015" calcext:value-type="float">
            <text:p>1.45E-15</text:p>
          </table:table-cell>
          <table:table-cell table:style-name="ce195" table:formula="of:=[.F13]/(12 * 10^(-3)) * 15 * 10^(-18)" office:value-type="float" office:value="0.00000000000001446759" calcext:value-type="float">
            <text:p>1.45E-14</text:p>
          </table:table-cell>
          <table:table-cell table:style-name="ce193" office:value-type="string" calcext:value-type="string">
            <text:p>fits perfectly with the valid range that I estimated!!!</text:p>
          </table:table-cell>
          <table:table-cell table:style-name="ce193"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near mortality rate</text:p>
          </table:table-cell>
          <table:table-cell office:value-type="string" calcext:value-type="string">
            <text:p>Max 0.01 d^-1</text:p>
          </table:table-cell>
          <table:table-cell office:value-type="string" calcext:value-type="string">
            <text:p>Zakem 202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4]*3600*24/1000" office:value-type="float" office:value="0.000000000000125" calcext:value-type="float">
            <text:p>1.25E-1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5 * 10^(-13) * 1000/(3600*24)" office:value-type="float" office:value="5.78703703703704E-015" calcext:value-type="float">
            <text:p>5.78703703703704E-15</text:p>
          </table:table-cell>
          <table:table-cell table:number-columns-repeated="5"/>
        </table:table-row>
      </table:table>
      <table:table table:name="Cell carbon content bacteria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table:style-name="ce155" office:value-type="string" calcext:value-type="string" table:number-columns-spanned="1" table:number-rows-spanned="5">
            <text:p>picoheterotroph carbon biomass</text:p>
          </table:table-cell>
          <table:table-cell office:value-type="string" calcext:value-type="string">
            <text:p>9.1 fgC cell^-1</text:p>
          </table:table-cell>
          <table:table-cell office:value-type="string" calcext:value-type="string">
            <text:p>Buitenhuis2012</text:p>
          </table:table-cell>
          <table:table-cell/>
          <table:table-cell table:style-name="ce46" office:value-type="string" calcext:value-type="string">
            <text:p>average of 3 other sources</text:p>
          </table:table-cell>
          <table:table-cell table:style-name="ce142" office:value-type="string" calcext:value-type="string">
            <text:p>5.5 – 23.5 fgC cell^-1 as maximum range</text:p>
          </table:table-cell>
          <table:table-cell table:number-columns-repeated="1018"/>
        </table:table-row>
        <table:table-row table:style-name="ro1">
          <table:covered-table-cell table:style-name="ce46"/>
          <table:table-cell table:style-name="ce46" office:value-type="string" calcext:value-type="string">
            <text:p>7.7 (5.5 – 9.8) fgC cell^-1</text:p>
          </table:table-cell>
          <table:table-cell table:style-name="ce46" office:value-type="string" calcext:value-type="string">
            <text:p>Carlson1999</text:p>
          </table:table-cell>
          <table:table-cell table:style-name="ce46"/>
          <table:table-cell table:style-name="ce46" office:value-type="string" calcext:value-type="string">
            <text:p>oceanic, Antarctica</text:p>
          </table:table-cell>
          <table:table-cell table:style-name="ce46" table:number-columns-repeated="1019"/>
        </table:table-row>
        <table:table-row table:style-name="ro1">
          <table:covered-table-cell table:style-name="ce46"/>
          <table:table-cell table:style-name="ce46" office:value-type="string" calcext:value-type="string">
            <text:p>12.4 +- 6.3 fgC cell^-1</text:p>
          </table:table-cell>
          <table:table-cell table:style-name="ce46" office:value-type="string" calcext:value-type="string">
            <text:p>Fukuda 1998</text:p>
          </table:table-cell>
          <table:table-cell table:style-name="ce46"/>
          <table:table-cell table:style-name="ce46" office:value-type="string" calcext:value-type="string">
            <text:p>oceanic, Pacific</text:p>
          </table:table-cell>
          <table:table-cell table:style-name="ce46" table:number-columns-repeated="1019"/>
        </table:table-row>
        <table:table-row table:style-name="ro1">
          <table:covered-table-cell/>
          <table:table-cell office:value-type="string" calcext:value-type="string">
            <text:p>30.2 +-12.3 fgC cell^-1</text:p>
          </table:table-cell>
          <table:table-cell office:value-type="string" calcext:value-type="string">
            <text:p>Fukuda 1998</text:p>
          </table:table-cell>
          <table:table-cell/>
          <table:table-cell office:value-type="string" calcext:value-type="string">
            <text:p>coastal Japan</text:p>
          </table:table-cell>
          <table:table-cell table:number-columns-repeated="1019"/>
        </table:table-row>
        <table:table-row table:style-name="ro1">
          <table:covered-table-cell table:style-name="ce46"/>
          <table:table-cell table:style-name="ce46" office:value-type="string" calcext:value-type="string">
            <text:p>7.1 fgC cell^-1</text:p>
          </table:table-cell>
          <table:table-cell table:style-name="ce46" office:value-type="string" calcext:value-type="string">
            <text:p>Gunderson2002</text:p>
          </table:table-cell>
          <table:table-cell table:style-name="ce46"/>
          <table:table-cell table:style-name="ce46" office:value-type="string" calcext:value-type="string">
            <text:p>oceanic, Atlantic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8.4 fgC cell^-1</text:p>
          </table:table-cell>
          <table:table-cell office:value-type="string" calcext:value-type="string">
            <text:p>Herndl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carbon content (ccc)</text:p>
          </table:table-cell>
          <table:table-cell office:value-type="string" calcext:value-type="string">
            <text:p>15-20 fgC/cell</text:p>
          </table:table-cell>
          <table:table-cell table:style-name="ce137" office:value-type="string" calcext:value-type="string">
            <text:p><text:a xlink:href="https://doi.org/10.1016/j.dsr2.2010.02.019" xlink:type="simple">https://doi.org/10.1016/j.dsr2.2010.02.019</text:a></text:p>
          </table:table-cell>
          <table:table-cell office:value-type="string" calcext:value-type="string">
            <text:p>Nagata 2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carbon content</text:p>
          </table:table-cell>
          <table:table-cell office:value-type="string" calcext:value-type="string">
            <text:p>7-30 fgC/cell</text:p>
          </table:table-cell>
          <table:table-cell table:style-name="ce175" office:value-type="string" calcext:value-type="string">
            <text:p><text:span text:style-name="T4">Robinson, C. (2008). Heterotrophic bacterial respiration. In DL. Kirchman (Ed.), Microbial Ecology of the Oceans (Vol. 2nd edition, pp. 299-334). Wiley.</text:span> </text:p>
          </table:table-cell>
          <table:table-cell office:value-type="string" calcext:value-type="string">
            <text:p>Robison 2008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l C quota</text:p>
          </table:table-cell>
          <table:table-cell office:value-type="string" calcext:value-type="string">
            <text:p>20 – 27 fgC/cell</text:p>
          </table:table-cell>
          <table:table-cell office:value-type="string" calcext:value-type="string">
            <text:p>Maldonado 1998</text:p>
          </table:table-cell>
          <table:table-cell office:value-type="string" calcext:value-type="string">
            <text:p>mixed layer only!</text:p>
          </table:table-cell>
          <table:table-cell table:number-columns-repeated="1020"/>
        </table:table-row>
      </table:table>
      <table:table table:name="a_dFe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</table:table-row>
      </table:table>
      <table:table table:name="K_dFe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lf saturation constant for Fe uptake by phytoplankton</text:p>
          </table:table-cell>
          <table:table-cell office:value-type="string" calcext:value-type="string">
            <text:p>2 nmol Fe/L</text:p>
          </table:table-cell>
          <table:table-cell office:value-type="string" calcext:value-type="string">
            <text:p>Pham2022</text:p>
          </table:table-cell>
          <table:table-cell/>
        </table:table-row>
        <table:table-row table:style-name="ro1">
          <table:table-cell office:value-type="string" calcext:value-type="string">
            <text:p>Half saturation constant for Fe uptake by phytoplankton</text:p>
          </table:table-cell>
          <table:table-cell office:value-type="string" calcext:value-type="string">
            <text:p>2 nmol Fe/L</text:p>
          </table:table-cell>
          <table:table-cell office:value-type="string" calcext:value-type="string">
            <text:p>Ratnarajah2021</text:p>
          </table:table-cell>
          <table:table-cell/>
        </table:table-row>
        <table:table-row table:style-name="ro1">
          <table:table-cell office:value-type="string" calcext:value-type="string">
            <text:p>Half saturation constant for Fe uptake by bacteria</text:p>
          </table:table-cell>
          <table:table-cell office:value-type="string" calcext:value-type="string">
            <text:p>0.7 nmol/L</text:p>
          </table:table-cell>
          <table:table-cell office:value-type="string" calcext:value-type="string">
            <text:p>Pham 2022</text:p>
          </table:table-cell>
          <table:table-cell office:value-type="string" calcext:value-type="string">
            <text:p>assuming that all dFe is bioavailable!</text:p>
          </table:table-cell>
        </table:table-row>
        <table:table-row table:style-name="ro1">
          <table:table-cell office:value-type="string" calcext:value-type="string">
            <text:p>Fe half saturation constant (biomass generally)</text:p>
          </table:table-cell>
          <table:table-cell office:value-type="string" calcext:value-type="string">
            <text:p>0.2 nmol Fe/L</text:p>
          </table:table-cell>
          <table:table-cell office:value-type="string" calcext:value-type="string">
            <text:p>Parekh 2004</text:p>
          </table:table-cell>
          <table:table-cell/>
        </table:table-row>
        <table:table-row table:style-name="ro1">
          <table:table-cell office:value-type="string" calcext:value-type="string">
            <text:p>Half saturation constant for Fe uptake by bacteria</text:p>
          </table:table-cell>
          <table:table-cell office:value-type="string" calcext:value-type="string">
            <text:p>0.01 nmol Fe/L</text:p>
          </table:table-cell>
          <table:table-cell office:value-type="string" calcext:value-type="string">
            <text:p>Ratnarajah2021</text:p>
          </table:table-cell>
          <table:table-cell office:value-type="string" calcext:value-type="string">
            <text:p>But here the limitation term is multiplicative and not the minimum of two values =&gt; K_dFe must be larger to get reasonable values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table:formula="of:=87960000/ (3600 *24 *365)" office:value-type="float" office:value="2.78919330289193" calcext:value-type="float">
            <text:p>2.78919330289193</text:p>
          </table:table-cell>
          <table:table-cell table:number-columns-repeated="2"/>
        </table:table-row>
      </table:table>
      <table:table table:name="K_DOC" table:style-name="ta1">
        <table:table-column table:style-name="co37" table:default-cell-style-name="Default"/>
        <table:table-column table:style-name="co6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</table:table-row>
        <table:table-row table:style-name="ro1">
          <table:table-cell office:value-type="string" calcext:value-type="string">
            <text:p>K_LDOC</text:p>
          </table:table-cell>
          <table:table-cell office:value-type="string" calcext:value-type="string">
            <text:p>2 µmolC/L</text:p>
          </table:table-cell>
          <table:table-cell office:value-type="string" calcext:value-type="string">
            <text:p>Pham2022</text:p>
          </table:table-cell>
          <table:table-cell office:value-type="string" calcext:value-type="string">
            <text:p>This would actually correspond to K_DOC in my framework, as I am only considering the labile = bioavailable DOC</text:p>
          </table:table-cell>
        </table:table-row>
        <table:table-row table:style-name="ro1">
          <table:table-cell office:value-type="string" calcext:value-type="string">
            <text:p>Half saturation constant for DOC</text:p>
          </table:table-cell>
          <table:table-cell office:value-type="string" calcext:value-type="string">
            <text:p>0.5 µmolC/L</text:p>
          </table:table-cell>
          <table:table-cell office:value-type="string" calcext:value-type="string">
            <text:p>Ratnarajah2021</text:p>
          </table:table-cell>
          <table:table-cell office:value-type="string" calcext:value-type="string">
            <text:p>Only surface ocean and unclear whether for phytoplankton or bacteri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97" office:value-type="string" calcext:value-type="string">
            <text:p>1 – 4 nmol/L</text:p>
          </table:table-cell>
          <table:table-cell table:style-name="ce197" office:value-type="string" calcext:value-type="string">
            <text:p>Noell Disser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nmol/L</text:p>
          </table:table-cell>
          <table:table-cell office:value-type="string" calcext:value-type="string">
            <text:p>Noell &amp; Giovannoni 2019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10^(-0.5)" office:value-type="float" office:value="0.316227766016838" calcext:value-type="float">
            <text:p>0.316227766016838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2"/>
          <table:table-cell table:formula="of:=1.17 / (0.0863)" office:value-type="float" office:value="13.5573580533024" calcext:value-type="float">
            <text:p>13.5573580533024</text:p>
          </table:table-cell>
          <table:table-cell/>
        </table:table-row>
      </table:table>
      <table:table table:name="POC flux divergence" table:style-name="ta1">
        <table:shapes>
          <draw:frame draw:z-index="0" draw:style-name="gr1" draw:text-style-name="P1" svg:width="6.2965in" svg:height="3.5386in" svg:x="3.9472in" svg:y="13.2984in">
            <draw:object draw:notify-on-update-of-ranges="'POC flux divergence'.O54:'POC flux divergence'.O58 'POC flux divergence'.P54:'POC flux divergence'.P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386in" svg:x="10.6543in" svg:y="13.485in">
            <draw:object draw:notify-on-update-of-ranges="'POC flux divergence'.O60:'POC flux divergence'.O62 'POC flux divergence'.P60:'POC flux divergence'.P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736in" svg:y="16.2421in">
            <draw:object draw:notify-on-update-of-ranges="'POC flux divergence'.O64:'POC flux divergence'.O66 'POC flux divergence'.P64:'POC flux divergence'.P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8791in" svg:y="16.2921in">
            <draw:object draw:notify-on-update-of-ranges="'POC flux divergence'.O68:'POC flux divergence'.O77 'POC flux divergence'.P68:'POC flux divergence'.P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in" svg:height="3.5386in" svg:x="18.3047in" svg:y="14.3528in">
            <draw:object draw:notify-on-update-of-ranges="'POC flux divergence'.W55:'POC flux divergence'.W55 'POC flux divergence'.W61:'POC flux divergence'.W61 'POC flux divergence'.W66:'POC flux divergence'.W66 'POC flux divergence'.W71:'POC flux divergence'.W71 'POC flux divergence'.X55:'POC flux divergence'.X55 'POC flux divergence'.X61:'POC flux divergence'.X61 'POC flux divergence'.X66:'POC flux divergence'.X66 'POC flux divergence'.X71:'POC flux divergence'.X71 'POC flux divergence'.Y55:'POC flux divergence'.Y55 'POC flux divergence'.Y61:'POC flux divergence'.Y61 'POC flux divergence'.Y66:'POC flux divergence'.Y66 'POC flux divergence'.Y71:'POC flux divergence'.Y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386in" svg:x="24.7138in" svg:y="13.9283in">
            <draw:object draw:notify-on-update-of-ranges="'POC flux divergence'.W56:'POC flux divergence'.W56 'POC flux divergence'.W62:'POC flux divergence'.W62 'POC flux divergence'.W67:'POC flux divergence'.W67 'POC flux divergence'.W72:'POC flux divergence'.W72 'POC flux divergence'.X56:'POC flux divergence'.X56 'POC flux divergence'.X62:'POC flux divergence'.X62 'POC flux divergence'.X67:'POC flux divergence'.X67 'POC flux divergence'.X72:'POC flux divergence'.X72 'POC flux divergence'.Y56:'POC flux divergence'.Y56 'POC flux divergence'.Y62:'POC flux divergence'.Y62 'POC flux divergence'.Y67:'POC flux divergence'.Y67 'POC flux divergence'.Y72:'POC flux divergence'.Y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in" svg:height="3.5386in" svg:x="18.4055in" svg:y="18.3114in">
            <draw:object draw:notify-on-update-of-ranges="'POC flux divergence'.W57:'POC flux divergence'.W57 'POC flux divergence'.W63:'POC flux divergence'.W63 'POC flux divergence'.W68:'POC flux divergence'.W68 'POC flux divergence'.W73:'POC flux divergence'.W73 'POC flux divergence'.X57:'POC flux divergence'.X57 'POC flux divergence'.X63:'POC flux divergence'.X63 'POC flux divergence'.X68:'POC flux divergence'.X68 'POC flux divergence'.X73:'POC flux divergence'.X73 'POC flux divergence'.Y57:'POC flux divergence'.Y57 'POC flux divergence'.Y63:'POC flux divergence'.Y63 'POC flux divergence'.Y68:'POC flux divergence'.Y68 'POC flux divergence'.Y73:'POC flux divergence'.Y7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3in" svg:height="3.5386in" svg:x="25.3016in" svg:y="18.0858in">
            <draw:object draw:notify-on-update-of-ranges="'POC flux divergence'.W58:'POC flux divergence'.W58 'POC flux divergence'.W64:'POC flux divergence'.W64 'POC flux divergence'.W69:'POC flux divergence'.W69 'POC flux divergence'.W74:'POC flux divergence'.W74 'POC flux divergence'.X58:'POC flux divergence'.X58 'POC flux divergence'.X64:'POC flux divergence'.X64 'POC flux divergence'.X69:'POC flux divergence'.X69 'POC flux divergence'.X74:'POC flux divergence'.X74 'POC flux divergence'.Y58:'POC flux divergence'.Y58 'POC flux divergence'.Y64:'POC flux divergence'.Y64 'POC flux divergence'.Y69:'POC flux divergence'.Y69 'POC flux divergence'.Y74:'POC flux divergence'.Y7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9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1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column table:style-name="co6" table:number-columns-repeated="2" table:default-cell-style-name="Default"/>
        <table:table-column table:style-name="co48" table:default-cell-style-name="Default"/>
        <table:table-column table:style-name="co6" table:number-columns-repeated="993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pth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ata from Jupyter Notebook “First_Model_deep_bacteria.ipynb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ese values are probably not very accurate, because I assume a constant sinking veloc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10% quantile</text:p>
          </table:table-cell>
          <table:table-cell office:value-type="string" calcext:value-type="string">
            <text:p>90% quant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C flux divergence</text:p>
          </table:table-cell>
          <table:table-cell office:value-type="string" calcext:value-type="string">
            <text:p>3.2 * 10^-11 molC/(kg s)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600 m</text:p>
          </table:table-cell>
          <table:table-cell table:style-name="ce80" office:value-type="float" office:value="0.00000000000003957695" calcext:value-type="float">
            <text:p>3.96E-14</text:p>
          </table:table-cell>
          <table:table-cell table:style-name="ce80" office:value-type="float" office:value="0.00000000000096069203" calcext:value-type="float">
            <text:p>9.61E-13</text:p>
          </table:table-cell>
          <table:table-cell table:style-name="ce80" office:value-type="float" office:value="0.00000000000024909787" calcext:value-type="float">
            <text:p>2.49E-13</text:p>
          </table:table-cell>
          <table:table-cell table:style-name="ce131" office:value-type="float" office:value="0.00000000000009802544" calcext:value-type="float">
            <text:p>9.80E-14</text:p>
          </table:table-cell>
          <table:table-cell table:style-name="ce131" office:value-type="float" office:value="0.00000000000067271635" calcext:value-type="float">
            <text:p>6.73E-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C flux divergence</text:p>
          </table:table-cell>
          <table:table-cell office:value-type="string" calcext:value-type="string">
            <text:p>2.7 * 10^-11 molC/(kg s)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1000 m</text:p>
          </table:table-cell>
          <table:table-cell table:style-name="ce80" office:value-type="float" office:value="0.00000000000003110622" calcext:value-type="float">
            <text:p>3.11E-14</text:p>
          </table:table-cell>
          <table:table-cell table:style-name="ce80" office:value-type="float" office:value="0.00000000000087425742" calcext:value-type="float">
            <text:p>8.74E-13</text:p>
          </table:table-cell>
          <table:table-cell table:style-name="ce80" office:value-type="float" office:value="0.00000000000022036392" calcext:value-type="float">
            <text:p>2.20E-13</text:p>
          </table:table-cell>
          <table:table-cell table:style-name="ce131" office:value-type="float" office:value="0.00000000000008034252" calcext:value-type="float">
            <text:p>8.03E-14</text:p>
          </table:table-cell>
          <table:table-cell table:style-name="ce131" office:value-type="float" office:value="0.00000000000057989651" calcext:value-type="float">
            <text:p>5.80E-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C flux divergence</text:p>
          </table:table-cell>
          <table:table-cell office:value-type="string" calcext:value-type="string">
            <text:p>2.1 * 10^-11 molC/(kg s)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2500 m</text:p>
          </table:table-cell>
          <table:table-cell table:style-name="ce80" office:value-type="float" office:value="0.00000000000002075446" calcext:value-type="float">
            <text:p>2.08E-14</text:p>
          </table:table-cell>
          <table:table-cell table:style-name="ce80" office:value-type="float" office:value="0.00000000000073836215" calcext:value-type="float">
            <text:p>7.38E-13</text:p>
          </table:table-cell>
          <table:table-cell table:style-name="ce80" office:value-type="float" office:value="0.00000000000015025623" calcext:value-type="float">
            <text:p>1.50E-13</text:p>
          </table:table-cell>
          <table:table-cell table:style-name="ce131" office:value-type="float" office:value="0.00000000000005692489" calcext:value-type="float">
            <text:p>5.69E-14</text:p>
          </table:table-cell>
          <table:table-cell table:style-name="ce131" office:value-type="float" office:value="0.00000000000044861292" calcext:value-type="float">
            <text:p>4.49E-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C flux divergence</text:p>
          </table:table-cell>
          <table:table-cell office:value-type="string" calcext:value-type="string">
            <text:p>1.8 * 10^-11 molC/(kg s)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4000 m</text:p>
          </table:table-cell>
          <table:table-cell table:style-name="ce80" office:value-type="float" office:value="0.00000000000001709193" calcext:value-type="float">
            <text:p>1.71E-14</text:p>
          </table:table-cell>
          <table:table-cell table:style-name="ce80" office:value-type="float" office:value="0.00000000000067712704" calcext:value-type="float">
            <text:p>6.77E-13</text:p>
          </table:table-cell>
          <table:table-cell table:style-name="ce80" office:value-type="float" office:value="0.00000000000013072007" calcext:value-type="float">
            <text:p>1.31E-13</text:p>
          </table:table-cell>
          <table:table-cell table:style-name="ce131" office:value-type="float" office:value="0.00000000000004801937" calcext:value-type="float">
            <text:p>4.80E-14</text:p>
          </table:table-cell>
          <table:table-cell table:style-name="ce131" office:value-type="float" office:value="0.00000000000039518871" calcext:value-type="float">
            <text:p>3.95E-1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81" table:number-columns-repeated="2"/>
          <table:table-cell/>
          <table:table-cell table:style-name="ce16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A03</text:p>
          </table:table-cell>
          <table:table-cell office:value-type="string" calcext:value-type="string">
            <text:p>600 m</text:p>
          </table:table-cell>
          <table:table-cell table:style-name="ce81" office:value-type="float" office:value="0.000000000000097" calcext:value-type="float">
            <text:p>9.7E-14</text:p>
          </table:table-cell>
          <table:table-cell table:style-name="ce81" office:value-type="float" office:value="0.0000000000018" calcext:value-type="float">
            <text:p>1.8E-12</text:p>
          </table:table-cell>
          <table:table-cell/>
          <table:table-cell table:style-name="ce131" office:value-type="float" office:value="0.00000000000011180995" calcext:value-type="float">
            <text:p>1.12E-13</text:p>
          </table:table-cell>
          <table:table-cell table:style-name="ce131" office:value-type="float" office:value="0.00000000000116183828" calcext:value-type="float">
            <text:p>1.16E-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A03</text:p>
          </table:table-cell>
          <table:table-cell office:value-type="string" calcext:value-type="string">
            <text:p>1000 m</text:p>
          </table:table-cell>
          <table:table-cell table:style-name="ce81" office:value-type="float" office:value="0.000000000000072" calcext:value-type="float">
            <text:p>7.2E-14</text:p>
          </table:table-cell>
          <table:table-cell table:style-name="ce81" office:value-type="float" office:value="0.0000000000023" calcext:value-type="float">
            <text:p>2.3E-12</text:p>
          </table:table-cell>
          <table:table-cell/>
          <table:table-cell table:style-name="ce131" office:value-type="float" office:value="0.0000000000000849695" calcext:value-type="float">
            <text:p>8.50E-14</text:p>
          </table:table-cell>
          <table:table-cell table:style-name="ce131" office:value-type="float" office:value="0.00000000000134730884" calcext:value-type="float">
            <text:p>1.35E-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A03</text:p>
          </table:table-cell>
          <table:table-cell office:value-type="string" calcext:value-type="string">
            <text:p>2500 m</text:p>
          </table:table-cell>
          <table:table-cell table:style-name="ce81" office:value-type="float" office:value="0.000000000000043" calcext:value-type="float">
            <text:p>4.3E-14</text:p>
          </table:table-cell>
          <table:table-cell table:style-name="ce81" office:value-type="float" office:value="0.0000000000032" calcext:value-type="float">
            <text:p>3.2E-12</text:p>
          </table:table-cell>
          <table:table-cell/>
          <table:table-cell table:style-name="ce131" office:value-type="float" office:value="0.00000000000005233882" calcext:value-type="float">
            <text:p>5.23E-14</text:p>
          </table:table-cell>
          <table:table-cell table:style-name="ce131" office:value-type="float" office:value="0.00000000000181604144" calcext:value-type="float">
            <text:p>1.82E-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A03</text:p>
          </table:table-cell>
          <table:table-cell office:value-type="string" calcext:value-type="string">
            <text:p>4000 m</text:p>
          </table:table-cell>
          <table:table-cell table:style-name="ce81" office:value-type="float" office:value="0.000000000000033" calcext:value-type="float">
            <text:p>3.3E-14</text:p>
          </table:table-cell>
          <table:table-cell table:style-name="ce81" office:value-type="float" office:value="0.0000000000039" calcext:value-type="float">
            <text:p>3.9E-12</text:p>
          </table:table-cell>
          <table:table-cell/>
          <table:table-cell table:style-name="ce131" office:value-type="float" office:value="0.00000000000004089507" calcext:value-type="float">
            <text:p>4.09E-14</text:p>
          </table:table-cell>
          <table:table-cell table:style-name="ce131" office:value-type="float" office:value="0.00000000000214199531" calcext:value-type="float">
            <text:p>2.14E-1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is it even possible that the maximum increases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ng et al b parameter:</text:p>
          </table:table-cell>
          <table:table-cell office:value-type="string" calcext:value-type="string">
            <text:p>0.44 – 1.0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7" office:value-type="string" calcext:value-type="string" table:number-columns-spanned="2" table:number-rows-spanned="1">
            <text:p>HUGE DIFFERENCES, HUGE UNCERTAINTY</text:p>
          </table:table-cell>
          <table:covered-table-cell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5" office:value-type="string" calcext:value-type="string" table:number-columns-spanned="2" table:number-rows-spanned="1">
            <text:p>conversion factor from mgC/m^3/d to molC/L/s</text:p>
          </table:table-cell>
          <table:covered-table-cell/>
          <table:table-cell table:formula="of:=1/(12*24*3600*1000*1000)" office:value-type="float" office:value="0.00000000000096450617" calcext:value-type="float">
            <text:p>9.64506172839506E-13</text:p>
          </table:table-cell>
          <table:table-cell table:style-name="ce62" office:value-type="string" calcext:value-type="string">
            <text:p>correct</text:p>
          </table:table-cell>
          <table:table-cell table:number-columns-repeated="1020"/>
        </table:table-row>
        <table:table-row table:style-name="ro1">
          <table:table-cell table:style-name="ce69"/>
          <table:table-cell table:style-name="ce53" office:value-type="string" calcext:value-type="string">
            <text:p>Fitted Martin curves</text:p>
          </table:table-cell>
          <table:table-cell table:style-name="ce53" office:value-type="string" calcext:value-type="string">
            <text:p>Britten2021</text:p>
          </table:table-cell>
          <table:table-cell table:style-name="ce69" table:number-columns-repeated="1021"/>
        </table:table-row>
        <table:table-row table:style-name="ro1">
          <table:table-cell table:style-name="ce69"/>
          <table:table-cell table:style-name="ce53" office:value-type="string" calcext:value-type="string">
            <text:p>Hierarchical Model</text:p>
          </table:table-cell>
          <table:table-cell table:style-name="ce73" office:value-type="string" calcext:value-type="string" table:number-columns-spanned="2" table:number-rows-spanned="1">
            <text:p>NPac</text:p>
          </table:table-cell>
          <table:covered-table-cell table:style-name="ce53"/>
          <table:table-cell table:style-name="ce73" office:value-type="string" calcext:value-type="string" table:number-columns-spanned="2" table:number-rows-spanned="1">
            <text:p>NPacGyre</text:p>
          </table:table-cell>
          <table:covered-table-cell table:style-name="ce53"/>
          <table:table-cell table:style-name="ce73" office:value-type="string" calcext:value-type="string" table:number-columns-spanned="2" table:number-rows-spanned="1">
            <text:p>SO</text:p>
          </table:table-cell>
          <table:covered-table-cell table:style-name="ce53"/>
          <table:table-cell table:style-name="ce73" office:value-type="string" calcext:value-type="string" table:number-columns-spanned="2" table:number-rows-spanned="1">
            <text:p>NAtlGyre</text:p>
          </table:table-cell>
          <table:covered-table-cell table:style-name="ce53"/>
          <table:table-cell table:style-name="ce73" office:value-type="string" calcext:value-type="string" table:number-columns-spanned="2" table:number-rows-spanned="1">
            <text:p>NInd</text:p>
          </table:table-cell>
          <table:covered-table-cell table:style-name="ce53"/>
          <table:table-cell table:style-name="ce73" office:value-type="string" calcext:value-type="string" table:number-columns-spanned="2" table:number-rows-spanned="1">
            <text:p>NAtl</text:p>
          </table:table-cell>
          <table:covered-table-cell table:style-name="ce53"/>
          <table:table-cell table:style-name="ce73" office:value-type="string" calcext:value-type="string" table:number-columns-spanned="2" table:number-rows-spanned="1">
            <text:p>EqPac</text:p>
          </table:table-cell>
          <table:covered-table-cell table:style-name="ce53"/>
          <table:table-cell table:style-name="ce73" office:value-type="string" calcext:value-type="string" table:number-columns-spanned="2" table:number-rows-spanned="1">
            <text:p>EqAtl</text:p>
          </table:table-cell>
          <table:covered-table-cell table:style-name="ce53"/>
          <table:table-cell table:style-name="ce69" table:number-columns-repeated="1006"/>
        </table:table-row>
        <table:table-row table:style-name="ro1">
          <table:table-cell table:style-name="ce69"/>
          <table:table-cell table:style-name="ce53" office:value-type="string" calcext:value-type="string">
            <text:p>Fitted to POC fluxes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74" office:value-type="string" calcext:value-type="string">
            <text:p>mean</text:p>
          </table:table-cell>
          <table:table-cell table:style-name="ce79" office:value-type="string" calcext:value-type="string">
            <text:p>stdev</text:p>
          </table:table-cell>
          <table:table-cell table:style-name="ce69" table:number-columns-repeated="1006"/>
        </table:table-row>
        <table:table-row table:style-name="ro1">
          <table:table-cell table:style-name="ce69"/>
          <table:table-cell table:style-name="ce69" office:value-type="string" calcext:value-type="string">
            <text:p>a(j)</text:p>
          </table:table-cell>
          <table:table-cell table:style-name="ce69" office:value-type="float" office:value="3.69" calcext:value-type="float">
            <text:p>3.69</text:p>
          </table:table-cell>
          <table:table-cell table:style-name="ce69" office:value-type="float" office:value="0.04" calcext:value-type="float">
            <text:p>0.04</text:p>
          </table:table-cell>
          <table:table-cell table:style-name="ce69" office:value-type="float" office:value="2.64" calcext:value-type="float">
            <text:p>2.64</text:p>
          </table:table-cell>
          <table:table-cell table:style-name="ce69" office:value-type="float" office:value="0.17" calcext:value-type="float">
            <text:p>0.17</text:p>
          </table:table-cell>
          <table:table-cell table:style-name="ce69" office:value-type="float" office:value="3.21" calcext:value-type="float">
            <text:p>3.21</text:p>
          </table:table-cell>
          <table:table-cell table:style-name="ce69" office:value-type="float" office:value="0.36" calcext:value-type="float">
            <text:p>0.36</text:p>
          </table:table-cell>
          <table:table-cell table:style-name="ce69" office:value-type="float" office:value="2.81" calcext:value-type="float">
            <text:p>2.81</text:p>
          </table:table-cell>
          <table:table-cell table:style-name="ce69" office:value-type="float" office:value="0.11" calcext:value-type="float">
            <text:p>0.11</text:p>
          </table:table-cell>
          <table:table-cell table:style-name="ce69" office:value-type="float" office:value="3.81" calcext:value-type="float">
            <text:p>3.81</text:p>
          </table:table-cell>
          <table:table-cell table:style-name="ce69" office:value-type="float" office:value="0.17" calcext:value-type="float">
            <text:p>0.17</text:p>
          </table:table-cell>
          <table:table-cell table:style-name="ce69" office:value-type="float" office:value="1.81" calcext:value-type="float">
            <text:p>1.81</text:p>
          </table:table-cell>
          <table:table-cell table:style-name="ce69" office:value-type="float" office:value="0.13" calcext:value-type="float">
            <text:p>0.13</text:p>
          </table:table-cell>
          <table:table-cell table:style-name="ce69" office:value-type="float" office:value="2.58" calcext:value-type="float">
            <text:p>2.58</text:p>
          </table:table-cell>
          <table:table-cell table:style-name="ce69" office:value-type="float" office:value="0.07" calcext:value-type="float">
            <text:p>0.07</text:p>
          </table:table-cell>
          <table:table-cell table:style-name="ce69" office:value-type="float" office:value="3.56" calcext:value-type="float">
            <text:p>3.56</text:p>
          </table:table-cell>
          <table:table-cell table:style-name="ce69" office:value-type="float" office:value="0.36" calcext:value-type="float">
            <text:p>0.36</text:p>
          </table:table-cell>
          <table:table-cell table:style-name="ce69" table:number-columns-repeated="1006"/>
        </table:table-row>
        <table:table-row table:style-name="ro1">
          <table:table-cell table:style-name="ce69"/>
          <table:table-cell table:style-name="ce69" office:value-type="string" calcext:value-type="string">
            <text:p>b(j)</text:p>
          </table:table-cell>
          <table:table-cell table:style-name="ce69" office:value-type="float" office:value="-0.55" calcext:value-type="float">
            <text:p>-0.55</text:p>
          </table:table-cell>
          <table:table-cell table:style-name="ce69" office:value-type="float" office:value="0.02" calcext:value-type="float">
            <text:p>0.02</text:p>
          </table:table-cell>
          <table:table-cell table:style-name="ce69" office:value-type="float" office:value="-0.3" calcext:value-type="float">
            <text:p>-0.3</text:p>
          </table:table-cell>
          <table:table-cell table:style-name="ce69" office:value-type="float" office:value="0.06" calcext:value-type="float">
            <text:p>0.06</text:p>
          </table:table-cell>
          <table:table-cell table:style-name="ce69" office:value-type="float" office:value="-0.84" calcext:value-type="float">
            <text:p>-0.84</text:p>
          </table:table-cell>
          <table:table-cell table:style-name="ce69" office:value-type="float" office:value="0.13" calcext:value-type="float">
            <text:p>0.13</text:p>
          </table:table-cell>
          <table:table-cell table:style-name="ce69" office:value-type="float" office:value="-0.23" calcext:value-type="float">
            <text:p>-0.23</text:p>
          </table:table-cell>
          <table:table-cell table:style-name="ce69" office:value-type="float" office:value="0.04" calcext:value-type="float">
            <text:p>0.04</text:p>
          </table:table-cell>
          <table:table-cell table:style-name="ce69" office:value-type="float" office:value="-0.82" calcext:value-type="float">
            <text:p>-0.82</text:p>
          </table:table-cell>
          <table:table-cell table:style-name="ce69" office:value-type="float" office:value="0.06" calcext:value-type="float">
            <text:p>0.06</text:p>
          </table:table-cell>
          <table:table-cell table:style-name="ce69" office:value-type="float" office:value="-0.21" calcext:value-type="float">
            <text:p>-0.21</text:p>
          </table:table-cell>
          <table:table-cell table:style-name="ce69" office:value-type="float" office:value="0.05" calcext:value-type="float">
            <text:p>0.05</text:p>
          </table:table-cell>
          <table:table-cell table:style-name="ce69" office:value-type="float" office:value="-0.49" calcext:value-type="float">
            <text:p>-0.49</text:p>
          </table:table-cell>
          <table:table-cell table:style-name="ce69" office:value-type="float" office:value="0.02" calcext:value-type="float">
            <text:p>0.02</text:p>
          </table:table-cell>
          <table:table-cell table:style-name="ce69" office:value-type="float" office:value="-0.67" calcext:value-type="float">
            <text:p>-0.67</text:p>
          </table:table-cell>
          <table:table-cell table:style-name="ce69" office:value-type="float" office:value="0.12" calcext:value-type="float">
            <text:p>0.12</text:p>
          </table:table-cell>
          <table:table-cell table:style-name="ce69" table:number-columns-repeated="1006"/>
        </table:table-row>
        <table:table-row table:style-name="ro1">
          <table:table-cell/>
          <table:table-cell table:style-name="ce203" office:value-type="string" calcext:value-type="string">
            <text:p>depth [m]</text:p>
          </table:table-cell>
          <table:table-cell table:style-name="ce75" office:value-type="float" office:value="55" calcext:value-type="float" table:number-columns-spanned="2" table:number-rows-spanned="1">
            <text:p>55</text:p>
          </table:table-cell>
          <table:covered-table-cell table:style-name="ce203"/>
          <table:table-cell table:style-name="ce75" office:value-type="float" office:value="90" calcext:value-type="float" table:number-columns-spanned="2" table:number-rows-spanned="1">
            <text:p>90</text:p>
          </table:table-cell>
          <table:covered-table-cell table:style-name="ce203"/>
          <table:table-cell table:style-name="ce203" office:value-type="float" office:value="50" calcext:value-type="float">
            <text:p>50</text:p>
          </table:table-cell>
          <table:table-cell table:style-name="ce203"/>
          <table:table-cell table:style-name="ce75" office:value-type="float" office:value="85" calcext:value-type="float" table:number-columns-spanned="2" table:number-rows-spanned="1">
            <text:p>85</text:p>
          </table:table-cell>
          <table:covered-table-cell table:style-name="ce203"/>
          <table:table-cell table:style-name="ce75" office:value-type="float" office:value="60" calcext:value-type="float" table:number-columns-spanned="2" table:number-rows-spanned="1">
            <text:p>60</text:p>
          </table:table-cell>
          <table:covered-table-cell table:style-name="ce203"/>
          <table:table-cell table:style-name="ce75" office:value-type="float" office:value="45" calcext:value-type="float" table:number-columns-spanned="2" table:number-rows-spanned="1">
            <text:p>45</text:p>
          </table:table-cell>
          <table:covered-table-cell table:style-name="ce203"/>
          <table:table-cell table:style-name="ce203" office:value-type="float" office:value="60" calcext:value-type="float">
            <text:p>60</text:p>
          </table:table-cell>
          <table:table-cell table:style-name="ce203"/>
          <table:table-cell table:style-name="ce75" office:value-type="float" office:value="55" calcext:value-type="float" table:number-columns-spanned="2" table:number-rows-spanned="1">
            <text:p>55</text:p>
          </table:table-cell>
          <table:covered-table-cell table:style-name="ce203"/>
          <table:table-cell table:style-name="ce203" table:number-columns-repeated="11"/>
          <table:table-cell table:style-name="ce69" table:number-columns-repeated="995"/>
        </table:table-row>
        <table:table-row table:style-name="ro1">
          <table:table-cell table:style-name="ce139" office:value-type="string" calcext:value-type="string" table:number-columns-spanned="1" table:number-rows-spanned="2">
            <text:p>using approximate euphotic layer depths from Sulpis2023</text:p>
          </table:table-cell>
          <table:table-cell table:style-name="ce203" office:value-type="string" calcext:value-type="string">
            <text:p>lower bound</text:p>
          </table:table-cell>
          <table:table-cell table:style-name="ce75" office:value-type="float" office:value="40" calcext:value-type="float" table:number-columns-spanned="2" table:number-rows-spanned="1">
            <text:p>40</text:p>
          </table:table-cell>
          <table:covered-table-cell table:style-name="ce203"/>
          <table:table-cell table:style-name="ce75" office:value-type="float" office:value="70" calcext:value-type="float" table:number-columns-spanned="2" table:number-rows-spanned="1">
            <text:p>70</text:p>
          </table:table-cell>
          <table:covered-table-cell table:style-name="ce203"/>
          <table:table-cell table:style-name="ce203" office:value-type="float" office:value="25" calcext:value-type="float">
            <text:p>25</text:p>
          </table:table-cell>
          <table:table-cell table:style-name="ce203"/>
          <table:table-cell table:style-name="ce75" office:value-type="float" office:value="60" calcext:value-type="float" table:number-columns-spanned="2" table:number-rows-spanned="1">
            <text:p>60</text:p>
          </table:table-cell>
          <table:covered-table-cell table:style-name="ce203"/>
          <table:table-cell table:style-name="ce75" office:value-type="float" office:value="40" calcext:value-type="float" table:number-columns-spanned="2" table:number-rows-spanned="1">
            <text:p>40</text:p>
          </table:table-cell>
          <table:covered-table-cell table:style-name="ce203"/>
          <table:table-cell table:style-name="ce75" office:value-type="float" office:value="40" calcext:value-type="float" table:number-columns-spanned="2" table:number-rows-spanned="1">
            <text:p>40</text:p>
          </table:table-cell>
          <table:covered-table-cell table:style-name="ce203"/>
          <table:table-cell table:style-name="ce203" office:value-type="float" office:value="30" calcext:value-type="float">
            <text:p>30</text:p>
          </table:table-cell>
          <table:table-cell table:style-name="ce203"/>
          <table:table-cell table:style-name="ce75" office:value-type="float" office:value="45" calcext:value-type="float" table:number-columns-spanned="2" table:number-rows-spanned="1">
            <text:p>45</text:p>
          </table:table-cell>
          <table:covered-table-cell table:style-name="ce203"/>
          <table:table-cell table:style-name="ce203" table:number-columns-repeated="11"/>
          <table:table-cell table:style-name="ce69" table:number-columns-repeated="995"/>
        </table:table-row>
        <table:table-row table:style-name="ro1">
          <table:covered-table-cell/>
          <table:table-cell table:style-name="ce203" office:value-type="string" calcext:value-type="string">
            <text:p>upper bound</text:p>
          </table:table-cell>
          <table:table-cell table:style-name="ce75" office:value-type="float" office:value="80" calcext:value-type="float" table:number-columns-spanned="2" table:number-rows-spanned="1">
            <text:p>80</text:p>
          </table:table-cell>
          <table:covered-table-cell table:style-name="ce203"/>
          <table:table-cell table:style-name="ce75" office:value-type="float" office:value="120" calcext:value-type="float" table:number-columns-spanned="2" table:number-rows-spanned="1">
            <text:p>120</text:p>
          </table:table-cell>
          <table:covered-table-cell table:style-name="ce203"/>
          <table:table-cell table:style-name="ce203" office:value-type="float" office:value="65" calcext:value-type="float">
            <text:p>65</text:p>
          </table:table-cell>
          <table:table-cell table:style-name="ce203"/>
          <table:table-cell table:style-name="ce75" office:value-type="float" office:value="100" calcext:value-type="float" table:number-columns-spanned="2" table:number-rows-spanned="1">
            <text:p>100</text:p>
          </table:table-cell>
          <table:covered-table-cell table:style-name="ce203"/>
          <table:table-cell table:style-name="ce75" office:value-type="float" office:value="75" calcext:value-type="float" table:number-columns-spanned="2" table:number-rows-spanned="1">
            <text:p>75</text:p>
          </table:table-cell>
          <table:covered-table-cell table:style-name="ce203"/>
          <table:table-cell table:style-name="ce75" office:value-type="float" office:value="65" calcext:value-type="float" table:number-columns-spanned="2" table:number-rows-spanned="1">
            <text:p>65</text:p>
          </table:table-cell>
          <table:covered-table-cell table:style-name="ce203"/>
          <table:table-cell table:style-name="ce203" office:value-type="float" office:value="70" calcext:value-type="float">
            <text:p>70</text:p>
          </table:table-cell>
          <table:table-cell table:style-name="ce203"/>
          <table:table-cell table:style-name="ce75" office:value-type="float" office:value="65" calcext:value-type="float" table:number-columns-spanned="2" table:number-rows-spanned="1">
            <text:p>65</text:p>
          </table:table-cell>
          <table:covered-table-cell table:style-name="ce203"/>
          <table:table-cell table:style-name="ce203" table:number-columns-repeated="11"/>
          <table:table-cell table:style-name="ce69" table:number-columns-repeated="995"/>
        </table:table-row>
        <table:table-row table:style-name="ro1">
          <table:table-cell office:value-type="string" calcext:value-type="string">
            <text:p>F(z) [mgC/(m^2 d)]</text:p>
          </table:table-cell>
          <table:table-cell table:style-name="ce155" office:value-type="float" office:value="600" calcext:value-type="float" table:number-columns-spanned="1" table:number-rows-spanned="3">
            <text:p>600</text:p>
          </table:table-cell>
          <table:table-cell table:style-name="ce76" table:formula="of:=-(EXP([.C$31])) * [.C$32]/[.C33] * ([.$B$36]/[.C33])^([.C$32]-1) * [.$C$27]" office:value-type="float" office:value="9.51216511562771E-015" calcext:value-type="float" table:number-columns-spanned="2" table:number-rows-spanned="1">
            <text:p>9.51E-15</text:p>
          </table:table-cell>
          <table:covered-table-cell table:style-name="ce161"/>
          <table:table-cell table:style-name="ce76" table:formula="of:=-(EXP([.E$31])) * [.E$32]/[.E33] * ([.$B$36]/[.E33])^([.E$32]-1) * [.$C$27]" office:value-type="float" office:value="3.82507386176882E-015" calcext:value-type="float" table:number-columns-spanned="2" table:number-rows-spanned="1">
            <text:p>3.83E-15</text:p>
          </table:table-cell>
          <table:covered-table-cell table:style-name="ce161"/>
          <table:table-cell table:style-name="ce76" table:formula="of:=-(EXP([.G$31])) * [.G$32]/[.G33] * ([.$B$36]/[.G33])^([.G$32]-1) * [.$C$27]" office:value-type="float" office:value="4.14959858966891E-015" calcext:value-type="float" table:number-columns-spanned="2" table:number-rows-spanned="1">
            <text:p>4.15E-15</text:p>
          </table:table-cell>
          <table:covered-table-cell table:style-name="ce161"/>
          <table:table-cell table:style-name="ce76" table:formula="of:=-(EXP([.I$31])) * [.I$32]/[.I33] * ([.$B$36]/[.I33])^([.I$32]-1) * [.$C$27]" office:value-type="float" office:value="3.91778551833773E-015" calcext:value-type="float" table:number-columns-spanned="2" table:number-rows-spanned="1">
            <text:p>3.92E-15</text:p>
          </table:table-cell>
          <table:covered-table-cell table:style-name="ce161"/>
          <table:table-cell table:style-name="ce76" table:formula="of:=-(EXP([.K$31])) * [.K$32]/[.K33] * ([.$B$36]/[.K33])^([.K$32]-1) * [.$C$27]" office:value-type="float" office:value="9.00802513932572E-015" calcext:value-type="float" table:number-columns-spanned="2" table:number-rows-spanned="1">
            <text:p>9.01E-15</text:p>
          </table:table-cell>
          <table:covered-table-cell table:style-name="ce161"/>
          <table:table-cell table:style-name="ce76" table:formula="of:=-(EXP([.M$31])) * [.M$32]/[.M33] * ([.$B$36]/[.M33])^([.M$32]-1) * [.$C$27]" office:value-type="float" office:value="1.19731640599732E-015" calcext:value-type="float" table:number-columns-spanned="2" table:number-rows-spanned="1">
            <text:p>1.20E-15</text:p>
          </table:table-cell>
          <table:covered-table-cell table:style-name="ce161"/>
          <table:table-cell table:style-name="ce76" table:formula="of:=-(EXP([.O$31])) * [.O$32]/[.O33] * ([.$B$36]/[.O33])^([.O$32]-1) * [.$C$27]" office:value-type="float" office:value="3.36379564857221E-015" calcext:value-type="float" table:number-columns-spanned="2" table:number-rows-spanned="1">
            <text:p>3.36E-15</text:p>
          </table:table-cell>
          <table:covered-table-cell table:style-name="ce161"/>
          <table:table-cell table:style-name="ce76" table:formula="of:=-(EXP([.Q$31])) * [.Q$32]/[.Q33] * ([.$B$36]/[.Q33])^([.Q$32]-1) * [.$C$27]" office:value-type="float" office:value="7.6383329236968E-015" calcext:value-type="float" table:number-columns-spanned="2" table:number-rows-spanned="1">
            <text:p>7.64E-15</text:p>
          </table:table-cell>
          <table:covered-table-cell table:style-name="ce161"/>
          <table:table-cell table:number-columns-repeated="1006"/>
        </table:table-row>
        <table:table-row table:style-name="ro5">
          <table:table-cell office:value-type="string" calcext:value-type="string">
            <text:p>calculated in molC/L/s</text:p>
          </table:table-cell>
          <table:covered-table-cell/>
          <table:table-cell table:style-name="ce76" table:formula="of:=-(EXP([.C$31])) * [.C$32]/[.C34] * ([.$B$36]/[.C34])^([.C$32]-1) * [.$C$27]" office:value-type="float" office:value="7.98385969663728E-015" calcext:value-type="float" table:number-columns-spanned="2" table:number-rows-spanned="1">
            <text:p>7.98E-15</text:p>
          </table:table-cell>
          <table:covered-table-cell table:style-name="ce161"/>
          <table:table-cell table:style-name="ce76" table:formula="of:=-(EXP([.E$31])) * [.E$32]/[.E34] * ([.$B$36]/[.E34])^([.E$32]-1) * [.$C$27]" office:value-type="float" office:value="3.54728828733904E-015" calcext:value-type="float" table:number-columns-spanned="2" table:number-rows-spanned="1">
            <text:p>3.55E-15</text:p>
          </table:table-cell>
          <table:covered-table-cell table:style-name="ce161"/>
          <table:table-cell table:style-name="ce76" table:formula="of:=-(EXP([.G$31])) * [.G$32]/[.G34] * ([.$B$36]/[.G34])^([.G$32]-1) * [.$C$27]" office:value-type="float" office:value="2.31814656619985E-015" calcext:value-type="float" table:number-columns-spanned="2" table:number-rows-spanned="1">
            <text:p>2.32E-15</text:p>
          </table:table-cell>
          <table:covered-table-cell table:style-name="ce161"/>
          <table:table-cell table:style-name="ce76" table:formula="of:=-(EXP([.I$31])) * [.I$32]/[.I34] * ([.$B$36]/[.I34])^([.I$32]-1) * [.$C$27]" office:value-type="float" office:value="3.61617210100756E-015" calcext:value-type="float" table:number-columns-spanned="2" table:number-rows-spanned="1">
            <text:p>3.62E-15</text:p>
          </table:table-cell>
          <table:covered-table-cell table:style-name="ce161"/>
          <table:table-cell table:style-name="ce76" table:formula="of:=-(EXP([.K$31])) * [.K$32]/[.K34] * ([.$B$36]/[.K34])^([.K$32]-1) * [.$C$27]" office:value-type="float" office:value="6.46003330608846E-015" calcext:value-type="float" table:number-columns-spanned="2" table:number-rows-spanned="1">
            <text:p>6.46E-15</text:p>
          </table:table-cell>
          <table:covered-table-cell table:style-name="ce161"/>
          <table:table-cell table:style-name="ce76" table:formula="of:=-(EXP([.M$31])) * [.M$32]/[.M34] * ([.$B$36]/[.M34])^([.M$32]-1) * [.$C$27]" office:value-type="float" office:value="1.16806471161817E-015" calcext:value-type="float" table:number-columns-spanned="2" table:number-rows-spanned="1">
            <text:p>1.17E-15</text:p>
          </table:table-cell>
          <table:covered-table-cell table:style-name="ce161"/>
          <table:table-cell table:style-name="ce76" table:formula="of:=-(EXP([.O$31])) * [.O$32]/[.O34] * ([.$B$36]/[.O34])^([.O$32]-1) * [.$C$27]" office:value-type="float" office:value="2.39510692564892E-015" calcext:value-type="float" table:number-columns-spanned="2" table:number-rows-spanned="1">
            <text:p>2.40E-15</text:p>
          </table:table-cell>
          <table:covered-table-cell table:style-name="ce161"/>
          <table:table-cell table:style-name="ce76" table:formula="of:=-(EXP([.Q$31])) * [.Q$32]/[.Q34] * ([.$B$36]/[.Q34])^([.Q$32]-1) * [.$C$27]" office:value-type="float" office:value="6.67740881069483E-015" calcext:value-type="float" table:number-columns-spanned="2" table:number-rows-spanned="1">
            <text:p>6.68E-15</text:p>
          </table:table-cell>
          <table:covered-table-cell table:style-name="ce161"/>
          <table:table-cell table:number-columns-repeated="1006"/>
        </table:table-row>
        <table:table-row table:style-name="ro5">
          <table:table-cell/>
          <table:covered-table-cell/>
          <table:table-cell table:style-name="ce76" table:formula="of:=-(EXP([.C$31])) * [.C$32]/[.C35] * ([.$B$36]/[.C35])^([.C$32]-1) * [.$C$27]" office:value-type="float" office:value="0.00000000000001168905" calcext:value-type="float" table:number-columns-spanned="2" table:number-rows-spanned="1">
            <text:p>1.17E-14</text:p>
          </table:table-cell>
          <table:covered-table-cell table:style-name="ce161"/>
          <table:table-cell table:style-name="ce76" table:formula="of:=-(EXP([.E$31])) * [.E$32]/[.E35] * ([.$B$36]/[.E35])^([.E$32]-1) * [.$C$27]" office:value-type="float" office:value="4.16985973725012E-015" calcext:value-type="float" table:number-columns-spanned="2" table:number-rows-spanned="1">
            <text:p>4.17E-15</text:p>
          </table:table-cell>
          <table:covered-table-cell table:style-name="ce161"/>
          <table:table-cell table:style-name="ce76" table:formula="of:=-(EXP([.G$31])) * [.G$32]/[.G35] * ([.$B$36]/[.G35])^([.G$32]-1) * [.$C$27]" office:value-type="float" office:value="5.17271443404548E-015" calcext:value-type="float" table:number-columns-spanned="2" table:number-rows-spanned="1">
            <text:p>5.17E-15</text:p>
          </table:table-cell>
          <table:covered-table-cell table:style-name="ce161"/>
          <table:table-cell table:style-name="ce76" table:formula="of:=-(EXP([.I$31])) * [.I$32]/[.I35] * ([.$B$36]/[.I35])^([.I$32]-1) * [.$C$27]" office:value-type="float" office:value="4.06700122922505E-015" calcext:value-type="float" table:number-columns-spanned="2" table:number-rows-spanned="1">
            <text:p>4.07E-15</text:p>
          </table:table-cell>
          <table:covered-table-cell table:style-name="ce161"/>
          <table:table-cell table:style-name="ce76" table:formula="of:=-(EXP([.K$31])) * [.K$32]/[.K35] * ([.$B$36]/[.K35])^([.K$32]-1) * [.$C$27]" office:value-type="float" office:value="0.00000000000001081673" calcext:value-type="float" table:number-columns-spanned="2" table:number-rows-spanned="1">
            <text:p>1.08E-14</text:p>
          </table:table-cell>
          <table:covered-table-cell table:style-name="ce161"/>
          <table:table-cell table:style-name="ce76" table:formula="of:=-(EXP([.M$31])) * [.M$32]/[.M35] * ([.$B$36]/[.M35])^([.M$32]-1) * [.$C$27]" office:value-type="float" office:value="1.29343947250304E-015" calcext:value-type="float" table:number-columns-spanned="2" table:number-rows-spanned="1">
            <text:p>1.29E-15</text:p>
          </table:table-cell>
          <table:covered-table-cell table:style-name="ce161"/>
          <table:table-cell table:style-name="ce76" table:formula="of:=-(EXP([.O$31])) * [.O$32]/[.O35] * ([.$B$36]/[.O35])^([.O$32]-1) * [.$C$27]" office:value-type="float" office:value="3.62771809564573E-015" calcext:value-type="float" table:number-columns-spanned="2" table:number-rows-spanned="1">
            <text:p>3.63E-15</text:p>
          </table:table-cell>
          <table:covered-table-cell table:style-name="ce161"/>
          <table:table-cell table:style-name="ce76" table:formula="of:=-(EXP([.Q$31])) * [.Q$32]/[.Q35] * ([.$B$36]/[.Q35])^([.Q$32]-1) * [.$C$27]" office:value-type="float" office:value="8.54294343031025E-015" calcext:value-type="float" table:number-columns-spanned="2" table:number-rows-spanned="1">
            <text:p>8.54E-15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table-cell table:style-name="ce155" office:value-type="float" office:value="1000" calcext:value-type="float" table:number-columns-spanned="1" table:number-rows-spanned="3">
            <text:p>1000</text:p>
          </table:table-cell>
          <table:table-cell table:style-name="ce76" table:formula="of:=-(EXP([.C$31])) * [.C$32]/[.C33] * ([.$B$39]/[.C33])^([.C$32]-1) * [.$C$27]" office:value-type="float" office:value="4.30937034185541E-015" calcext:value-type="float" table:number-columns-spanned="2" table:number-rows-spanned="1">
            <text:p>4.31E-15</text:p>
          </table:table-cell>
          <table:covered-table-cell table:style-name="ce161"/>
          <table:table-cell table:style-name="ce76" table:formula="of:=-(EXP([.E$31])) * [.E$32]/[.E33] * ([.$B$39]/[.E33])^([.E$32]-1) * [.$C$27]" office:value-type="float" office:value="1.96895799538835E-015" calcext:value-type="float" table:number-columns-spanned="2" table:number-rows-spanned="1">
            <text:p>1.97E-15</text:p>
          </table:table-cell>
          <table:covered-table-cell table:style-name="ce161"/>
          <table:table-cell table:style-name="ce76" table:formula="of:=-(EXP([.G$31])) * [.G$32]/[.G33] * ([.$B$39]/[.G33])^([.G$32]-1) * [.$C$27]" office:value-type="float" office:value="1.6210797773715E-015" calcext:value-type="float" table:number-columns-spanned="2" table:number-rows-spanned="1">
            <text:p>1.62E-15</text:p>
          </table:table-cell>
          <table:covered-table-cell table:style-name="ce161"/>
          <table:table-cell table:style-name="ce76" table:formula="of:=-(EXP([.I$31])) * [.I$32]/[.I33] * ([.$B$39]/[.I33])^([.I$32]-1) * [.$C$27]" office:value-type="float" office:value="2.09009821595415E-015" calcext:value-type="float" table:number-columns-spanned="2" table:number-rows-spanned="1">
            <text:p>2.09E-15</text:p>
          </table:table-cell>
          <table:covered-table-cell table:style-name="ce161"/>
          <table:table-cell table:style-name="ce76" table:formula="of:=-(EXP([.K$31])) * [.K$32]/[.K33] * ([.$B$39]/[.K33])^([.K$32]-1) * [.$C$27]" office:value-type="float" office:value="3.55520677783131E-015" calcext:value-type="float" table:number-columns-spanned="2" table:number-rows-spanned="1">
            <text:p>3.56E-15</text:p>
          </table:table-cell>
          <table:covered-table-cell table:style-name="ce161"/>
          <table:table-cell table:style-name="ce76" table:formula="of:=-(EXP([.M$31])) * [.M$32]/[.M33] * ([.$B$39]/[.M33])^([.M$32]-1) * [.$C$27]" office:value-type="float" office:value="6.45315276642184E-016" calcext:value-type="float" table:number-columns-spanned="2" table:number-rows-spanned="1">
            <text:p>6.45E-16</text:p>
          </table:table-cell>
          <table:covered-table-cell table:style-name="ce161"/>
          <table:table-cell table:style-name="ce76" table:formula="of:=-(EXP([.O$31])) * [.O$32]/[.O33] * ([.$B$39]/[.O33])^([.O$32]-1) * [.$C$27]" office:value-type="float" office:value="1.57135737247916E-015" calcext:value-type="float" table:number-columns-spanned="2" table:number-rows-spanned="1">
            <text:p>1.57E-15</text:p>
          </table:table-cell>
          <table:covered-table-cell table:style-name="ce161"/>
          <table:table-cell table:style-name="ce76" table:formula="of:=-(EXP([.Q$31])) * [.Q$32]/[.Q33] * ([.$B$39]/[.Q33])^([.Q$32]-1) * [.$C$27]" office:value-type="float" office:value="3.25470155724527E-015" calcext:value-type="float" table:number-columns-spanned="2" table:number-rows-spanned="1">
            <text:p>3.25E-15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covered-table-cell office:value-type="float" office:value="1000" calcext:value-type="float">
            <text:p>1000</text:p>
          </table:covered-table-cell>
          <table:table-cell table:style-name="ce76" table:formula="of:=-(EXP([.C$31])) * [.C$32]/[.C34] * ([.$B$39]/[.C34])^([.C$32]-1) * [.$C$27]" office:value-type="float" office:value="3.61699021957663E-015" calcext:value-type="float" table:number-columns-spanned="2" table:number-rows-spanned="1">
            <text:p>3.62E-15</text:p>
          </table:table-cell>
          <table:covered-table-cell table:style-name="ce161"/>
          <table:table-cell table:style-name="ce76" table:formula="of:=-(EXP([.E$31])) * [.E$32]/[.E34] * ([.$B$39]/[.E34])^([.E$32]-1) * [.$C$27]" office:value-type="float" office:value="1.82596778198522E-015" calcext:value-type="float" table:number-columns-spanned="2" table:number-rows-spanned="1">
            <text:p>1.83E-15</text:p>
          </table:table-cell>
          <table:covered-table-cell table:style-name="ce161"/>
          <table:table-cell table:style-name="ce76" table:formula="of:=-(EXP([.G$31])) * [.G$32]/[.G34] * ([.$B$39]/[.G34])^([.G$32]-1) * [.$C$27]" office:value-type="float" office:value="9.05605792523076E-016" calcext:value-type="float" table:number-columns-spanned="2" table:number-rows-spanned="1">
            <text:p>9.06E-16</text:p>
          </table:table-cell>
          <table:covered-table-cell table:style-name="ce161"/>
          <table:table-cell table:style-name="ce76" table:formula="of:=-(EXP([.I$31])) * [.I$32]/[.I34] * ([.$B$39]/[.I34])^([.I$32]-1) * [.$C$27]" office:value-type="float" office:value="1.92919056480302E-015" calcext:value-type="float" table:number-columns-spanned="2" table:number-rows-spanned="1">
            <text:p>1.93E-15</text:p>
          </table:table-cell>
          <table:covered-table-cell table:style-name="ce161"/>
          <table:table-cell table:style-name="ce76" table:formula="of:=-(EXP([.K$31])) * [.K$32]/[.K34] * ([.$B$39]/[.K34])^([.K$32]-1) * [.$C$27]" office:value-type="float" office:value="2.54958815496166E-015" calcext:value-type="float" table:number-columns-spanned="2" table:number-rows-spanned="1">
            <text:p>2.55E-15</text:p>
          </table:table-cell>
          <table:covered-table-cell table:style-name="ce161"/>
          <table:table-cell table:style-name="ce76" table:formula="of:=-(EXP([.M$31])) * [.M$32]/[.M34] * ([.$B$39]/[.M34])^([.M$32]-1) * [.$C$27]" office:value-type="float" office:value="6.29549548254953E-016" calcext:value-type="float" table:number-columns-spanned="2" table:number-rows-spanned="1">
            <text:p>6.30E-16</text:p>
          </table:table-cell>
          <table:covered-table-cell table:style-name="ce161"/>
          <table:table-cell table:style-name="ce76" table:formula="of:=-(EXP([.O$31])) * [.O$32]/[.O34] * ([.$B$39]/[.O34])^([.O$32]-1) * [.$C$27]" office:value-type="float" office:value="1.11884588681592E-015" calcext:value-type="float" table:number-columns-spanned="2" table:number-rows-spanned="1">
            <text:p>1.12E-15</text:p>
          </table:table-cell>
          <table:covered-table-cell table:style-name="ce161"/>
          <table:table-cell table:style-name="ce76" table:formula="of:=-(EXP([.Q$31])) * [.Q$32]/[.Q34] * ([.$B$39]/[.Q34])^([.Q$32]-1) * [.$C$27]" office:value-type="float" office:value="2.84525079904653E-015" calcext:value-type="float" table:number-columns-spanned="2" table:number-rows-spanned="1">
            <text:p>2.85E-15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covered-table-cell office:value-type="float" office:value="2500" calcext:value-type="float">
            <text:p>2500</text:p>
          </table:covered-table-cell>
          <table:table-cell table:style-name="ce76" table:formula="of:=-(EXP([.C$31])) * [.C$32]/[.C35] * ([.$B$39]/[.C35])^([.C$32]-1) * [.$C$27]" office:value-type="float" office:value="5.29558364285737E-015" calcext:value-type="float" table:number-columns-spanned="2" table:number-rows-spanned="1">
            <text:p>5.30E-15</text:p>
          </table:table-cell>
          <table:covered-table-cell table:style-name="ce161"/>
          <table:table-cell table:style-name="ce76" table:formula="of:=-(EXP([.E$31])) * [.E$32]/[.E35] * ([.$B$39]/[.E35])^([.E$32]-1) * [.$C$27]" office:value-type="float" office:value="2.1464366352157E-015" calcext:value-type="float" table:number-columns-spanned="2" table:number-rows-spanned="1">
            <text:p>2.15E-15</text:p>
          </table:table-cell>
          <table:covered-table-cell table:style-name="ce161"/>
          <table:table-cell table:style-name="ce76" table:formula="of:=-(EXP([.G$31])) * [.G$32]/[.G35] * ([.$B$39]/[.G35])^([.G$32]-1) * [.$C$27]" office:value-type="float" office:value="2.02076961950622E-015" calcext:value-type="float" table:number-columns-spanned="2" table:number-rows-spanned="1">
            <text:p>2.02E-15</text:p>
          </table:table-cell>
          <table:covered-table-cell table:style-name="ce161"/>
          <table:table-cell table:style-name="ce76" table:formula="of:=-(EXP([.I$31])) * [.I$32]/[.I35] * ([.$B$39]/[.I35])^([.I$32]-1) * [.$C$27]" office:value-type="float" office:value="2.16970326060454E-015" calcext:value-type="float" table:number-columns-spanned="2" table:number-rows-spanned="1">
            <text:p>2.17E-15</text:p>
          </table:table-cell>
          <table:covered-table-cell table:style-name="ce161"/>
          <table:table-cell table:style-name="ce76" table:formula="of:=-(EXP([.K$31])) * [.K$32]/[.K35] * ([.$B$39]/[.K35])^([.K$32]-1) * [.$C$27]" office:value-type="float" office:value="4.26904837324749E-015" calcext:value-type="float" table:number-columns-spanned="2" table:number-rows-spanned="1">
            <text:p>4.27E-15</text:p>
          </table:table-cell>
          <table:covered-table-cell table:style-name="ce161"/>
          <table:table-cell table:style-name="ce76" table:formula="of:=-(EXP([.M$31])) * [.M$32]/[.M35] * ([.$B$39]/[.M35])^([.M$32]-1) * [.$C$27]" office:value-type="float" office:value="6.97122537398933E-016" calcext:value-type="float" table:number-columns-spanned="2" table:number-rows-spanned="1">
            <text:p>6.97E-16</text:p>
          </table:table-cell>
          <table:covered-table-cell table:style-name="ce161"/>
          <table:table-cell table:style-name="ce76" table:formula="of:=-(EXP([.O$31])) * [.O$32]/[.O35] * ([.$B$39]/[.O35])^([.O$32]-1) * [.$C$27]" office:value-type="float" office:value="1.6946456236985E-015" calcext:value-type="float" table:number-columns-spanned="2" table:number-rows-spanned="1">
            <text:p>1.69E-15</text:p>
          </table:table-cell>
          <table:covered-table-cell table:style-name="ce161"/>
          <table:table-cell table:style-name="ce76" table:formula="of:=-(EXP([.Q$31])) * [.Q$32]/[.Q35] * ([.$B$39]/[.Q35])^([.Q$32]-1) * [.$C$27]" office:value-type="float" office:value="3.64015702953048E-015" calcext:value-type="float" table:number-columns-spanned="2" table:number-rows-spanned="1">
            <text:p>3.64E-15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table-cell table:style-name="ce155" office:value-type="float" office:value="2500" calcext:value-type="float" table:number-columns-spanned="1" table:number-rows-spanned="3">
            <text:p>2500</text:p>
          </table:table-cell>
          <table:table-cell table:style-name="ce76" table:formula="of:=-(EXP([.C$31])) * [.C$32]/[.C33] * ([.$B$42]/[.C33])^([.C$32]-1) * [.$C$27]" office:value-type="float" office:value="1.04137417871817E-015" calcext:value-type="float" table:number-columns-spanned="2" table:number-rows-spanned="1">
            <text:p>1.04E-15</text:p>
          </table:table-cell>
          <table:covered-table-cell table:style-name="ce161"/>
          <table:table-cell table:style-name="ce76" table:formula="of:=-(EXP([.E$31])) * [.E$32]/[.E33] * ([.$B$42]/[.E33])^([.E$32]-1) * [.$C$27]" office:value-type="float" office:value="5.98293714061308E-016" calcext:value-type="float" table:number-columns-spanned="2" table:number-rows-spanned="1">
            <text:p>5.98E-16</text:p>
          </table:table-cell>
          <table:covered-table-cell table:style-name="ce161"/>
          <table:table-cell table:style-name="ce76" table:formula="of:=-(EXP([.G$31])) * [.G$32]/[.G33] * ([.$B$42]/[.G33])^([.G$32]-1) * [.$C$27]" office:value-type="float" office:value="3.00327272622007E-016" calcext:value-type="float" table:number-columns-spanned="2" table:number-rows-spanned="1">
            <text:p>3.00E-16</text:p>
          </table:table-cell>
          <table:covered-table-cell table:style-name="ce161"/>
          <table:table-cell table:style-name="ce76" table:formula="of:=-(EXP([.I$31])) * [.I$32]/[.I33] * ([.$B$42]/[.I33])^([.I$32]-1) * [.$C$27]" office:value-type="float" office:value="6.77174325579637E-016" calcext:value-type="float" table:number-columns-spanned="2" table:number-rows-spanned="1">
            <text:p>6.77E-16</text:p>
          </table:table-cell>
          <table:covered-table-cell table:style-name="ce161"/>
          <table:table-cell table:style-name="ce76" table:formula="of:=-(EXP([.K$31])) * [.K$32]/[.K33] * ([.$B$42]/[.K33])^([.K$32]-1) * [.$C$27]" office:value-type="float" office:value="6.7083242989829E-016" calcext:value-type="float" table:number-columns-spanned="2" table:number-rows-spanned="1">
            <text:p>6.71E-16</text:p>
          </table:table-cell>
          <table:covered-table-cell table:style-name="ce161"/>
          <table:table-cell table:style-name="ce76" table:formula="of:=-(EXP([.M$31])) * [.M$32]/[.M33] * ([.$B$42]/[.M33])^([.M$32]-1) * [.$C$27]" office:value-type="float" office:value="2.12943572505806E-016" calcext:value-type="float" table:number-columns-spanned="2" table:number-rows-spanned="1">
            <text:p>2.13E-16</text:p>
          </table:table-cell>
          <table:covered-table-cell table:style-name="ce161"/>
          <table:table-cell table:style-name="ce76" table:formula="of:=-(EXP([.O$31])) * [.O$32]/[.O33] * ([.$B$42]/[.O33])^([.O$32]-1) * [.$C$27]" office:value-type="float" office:value="4.01184693186484E-016" calcext:value-type="float" table:number-columns-spanned="2" table:number-rows-spanned="1">
            <text:p>4.01E-16</text:p>
          </table:table-cell>
          <table:covered-table-cell table:style-name="ce161"/>
          <table:table-cell table:style-name="ce76" table:formula="of:=-(EXP([.Q$31])) * [.Q$32]/[.Q33] * ([.$B$42]/[.Q33])^([.Q$32]-1) * [.$C$27]" office:value-type="float" office:value="7.04614144860069E-016" calcext:value-type="float" table:number-columns-spanned="2" table:number-rows-spanned="1">
            <text:p>7.05E-16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covered-table-cell office:value-type="float" office:value="1000" calcext:value-type="float">
            <text:p>1000</text:p>
          </table:covered-table-cell>
          <table:table-cell table:style-name="ce76" table:formula="of:=-(EXP([.C$31])) * [.C$32]/[.C34] * ([.$B$42]/[.C34])^([.C$32]-1) * [.$C$27]" office:value-type="float" office:value="8.74058138554307E-016" calcext:value-type="float" table:number-columns-spanned="2" table:number-rows-spanned="1">
            <text:p>8.74E-16</text:p>
          </table:table-cell>
          <table:covered-table-cell table:style-name="ce161"/>
          <table:table-cell table:style-name="ce76" table:formula="of:=-(EXP([.E$31])) * [.E$32]/[.E34] * ([.$B$42]/[.E34])^([.E$32]-1) * [.$C$27]" office:value-type="float" office:value="5.54844262091406E-016" calcext:value-type="float" table:number-columns-spanned="2" table:number-rows-spanned="1">
            <text:p>5.55E-16</text:p>
          </table:table-cell>
          <table:covered-table-cell table:style-name="ce161"/>
          <table:table-cell table:style-name="ce76" table:formula="of:=-(EXP([.G$31])) * [.G$32]/[.G34] * ([.$B$42]/[.G34])^([.G$32]-1) * [.$C$27]" office:value-type="float" office:value="1.67775899456439E-016" calcext:value-type="float" table:number-columns-spanned="2" table:number-rows-spanned="1">
            <text:p>1.68E-16</text:p>
          </table:table-cell>
          <table:covered-table-cell table:style-name="ce161"/>
          <table:table-cell table:style-name="ce76" table:formula="of:=-(EXP([.I$31])) * [.I$32]/[.I34] * ([.$B$42]/[.I34])^([.I$32]-1) * [.$C$27]" office:value-type="float" office:value="6.25041593578273E-016" calcext:value-type="float" table:number-columns-spanned="2" table:number-rows-spanned="1">
            <text:p>6.25E-16</text:p>
          </table:table-cell>
          <table:covered-table-cell table:style-name="ce161"/>
          <table:table-cell table:style-name="ce76" table:formula="of:=-(EXP([.K$31])) * [.K$32]/[.K34] * ([.$B$42]/[.K34])^([.K$32]-1) * [.$C$27]" office:value-type="float" office:value="4.81082120988796E-016" calcext:value-type="float" table:number-columns-spanned="2" table:number-rows-spanned="1">
            <text:p>4.81E-16</text:p>
          </table:table-cell>
          <table:covered-table-cell table:style-name="ce161"/>
          <table:table-cell table:style-name="ce76" table:formula="of:=-(EXP([.M$31])) * [.M$32]/[.M34] * ([.$B$42]/[.M34])^([.M$32]-1) * [.$C$27]" office:value-type="float" office:value="2.07741137901434E-016" calcext:value-type="float" table:number-columns-spanned="2" table:number-rows-spanned="1">
            <text:p>2.08E-16</text:p>
          </table:table-cell>
          <table:covered-table-cell table:style-name="ce161"/>
          <table:table-cell table:style-name="ce76" table:formula="of:=-(EXP([.O$31])) * [.O$32]/[.O34] * ([.$B$42]/[.O34])^([.O$32]-1) * [.$C$27]" office:value-type="float" office:value="2.85653570401382E-016" calcext:value-type="float" table:number-columns-spanned="2" table:number-rows-spanned="1">
            <text:p>2.86E-16</text:p>
          </table:table-cell>
          <table:covered-table-cell table:style-name="ce161"/>
          <table:table-cell table:style-name="ce76" table:formula="of:=-(EXP([.Q$31])) * [.Q$32]/[.Q34] * ([.$B$42]/[.Q34])^([.Q$32]-1) * [.$C$27]" office:value-type="float" office:value="6.15971671571459E-016" calcext:value-type="float" table:number-columns-spanned="2" table:number-rows-spanned="1">
            <text:p>6.16E-16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covered-table-cell office:value-type="float" office:value="2500" calcext:value-type="float">
            <text:p>2500</text:p>
          </table:covered-table-cell>
          <table:table-cell table:style-name="ce76" table:formula="of:=-(EXP([.C$31])) * [.C$32]/[.C35] * ([.$B$42]/[.C35])^([.C$32]-1) * [.$C$27]" office:value-type="float" office:value="1.27969601808222E-015" calcext:value-type="float" table:number-columns-spanned="2" table:number-rows-spanned="1">
            <text:p>1.28E-15</text:p>
          </table:table-cell>
          <table:covered-table-cell table:style-name="ce161"/>
          <table:table-cell table:style-name="ce76" table:formula="of:=-(EXP([.E$31])) * [.E$32]/[.E35] * ([.$B$42]/[.E35])^([.E$32]-1) * [.$C$27]" office:value-type="float" office:value="6.52222926790861E-016" calcext:value-type="float" table:number-columns-spanned="2" table:number-rows-spanned="1">
            <text:p>6.52E-16</text:p>
          </table:table-cell>
          <table:covered-table-cell table:style-name="ce161"/>
          <table:table-cell table:style-name="ce76" table:formula="of:=-(EXP([.G$31])) * [.G$32]/[.G35] * ([.$B$42]/[.G35])^([.G$32]-1) * [.$C$27]" office:value-type="float" office:value="3.74375300275327E-016" calcext:value-type="float" table:number-columns-spanned="2" table:number-rows-spanned="1">
            <text:p>3.74E-16</text:p>
          </table:table-cell>
          <table:covered-table-cell table:style-name="ce161"/>
          <table:table-cell table:style-name="ce76" table:formula="of:=-(EXP([.I$31])) * [.I$32]/[.I35] * ([.$B$42]/[.I35])^([.I$32]-1) * [.$C$27]" office:value-type="float" office:value="7.0296569366578E-016" calcext:value-type="float" table:number-columns-spanned="2" table:number-rows-spanned="1">
            <text:p>7.03E-16</text:p>
          </table:table-cell>
          <table:covered-table-cell table:style-name="ce161"/>
          <table:table-cell table:style-name="ce76" table:formula="of:=-(EXP([.K$31])) * [.K$32]/[.K35] * ([.$B$42]/[.K35])^([.K$32]-1) * [.$C$27]" office:value-type="float" office:value="8.05527293499899E-016" calcext:value-type="float" table:number-columns-spanned="2" table:number-rows-spanned="1">
            <text:p>8.06E-16</text:p>
          </table:table-cell>
          <table:covered-table-cell table:style-name="ce161"/>
          <table:table-cell table:style-name="ce76" table:formula="of:=-(EXP([.M$31])) * [.M$32]/[.M35] * ([.$B$42]/[.M35])^([.M$32]-1) * [.$C$27]" office:value-type="float" office:value="2.30039128099478E-016" calcext:value-type="float" table:number-columns-spanned="2" table:number-rows-spanned="1">
            <text:p>2.30E-16</text:p>
          </table:table-cell>
          <table:covered-table-cell table:style-name="ce161"/>
          <table:table-cell table:style-name="ce76" table:formula="of:=-(EXP([.O$31])) * [.O$32]/[.O35] * ([.$B$42]/[.O35])^([.O$32]-1) * [.$C$27]" office:value-type="float" office:value="4.32661529777065E-016" calcext:value-type="float" table:number-columns-spanned="2" table:number-rows-spanned="1">
            <text:p>4.33E-16</text:p>
          </table:table-cell>
          <table:covered-table-cell table:style-name="ce161"/>
          <table:table-cell table:style-name="ce76" table:formula="of:=-(EXP([.Q$31])) * [.Q$32]/[.Q35] * ([.$B$42]/[.Q35])^([.Q$32]-1) * [.$C$27]" office:value-type="float" office:value="7.88061850650874E-016" calcext:value-type="float" table:number-columns-spanned="2" table:number-rows-spanned="1">
            <text:p>7.88E-16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table-cell table:style-name="ce155" office:value-type="float" office:value="4000" calcext:value-type="float" table:number-columns-spanned="1" table:number-rows-spanned="3">
            <text:p>4000</text:p>
          </table:table-cell>
          <table:table-cell table:style-name="ce76" table:formula="of:=-(EXP([.C$31])) * [.C$32]/[.C33] * ([.$B$45]/[.C33])^([.C$32]-1) * [.$C$27]" office:value-type="float" office:value="5.02598087712668E-016" calcext:value-type="float" table:number-columns-spanned="2" table:number-rows-spanned="1">
            <text:p>5.03E-16</text:p>
          </table:table-cell>
          <table:covered-table-cell table:style-name="ce161"/>
          <table:table-cell table:style-name="ce76" table:formula="of:=-(EXP([.E$31])) * [.E$32]/[.E33] * ([.$B$45]/[.E33])^([.E$32]-1) * [.$C$27]" office:value-type="float" office:value="3.24756956361809E-016" calcext:value-type="float" table:number-columns-spanned="2" table:number-rows-spanned="1">
            <text:p>3.25E-16</text:p>
          </table:table-cell>
          <table:covered-table-cell table:style-name="ce161"/>
          <table:table-cell table:style-name="ce76" table:formula="of:=-(EXP([.G$31])) * [.G$32]/[.G33] * ([.$B$45]/[.G33])^([.G$32]-1) * [.$C$27]" office:value-type="float" office:value="1.26477713018716E-016" calcext:value-type="float" table:number-columns-spanned="2" table:number-rows-spanned="1">
            <text:p>1.26E-16</text:p>
          </table:table-cell>
          <table:covered-table-cell table:style-name="ce161"/>
          <table:table-cell table:style-name="ce76" table:formula="of:=-(EXP([.I$31])) * [.I$32]/[.I33] * ([.$B$45]/[.I33])^([.I$32]-1) * [.$C$27]" office:value-type="float" office:value="3.79868170562193E-016" calcext:value-type="float" table:number-columns-spanned="2" table:number-rows-spanned="1">
            <text:p>3.80E-16</text:p>
          </table:table-cell>
          <table:covered-table-cell table:style-name="ce161"/>
          <table:table-cell table:style-name="ce76" table:formula="of:=-(EXP([.K$31])) * [.K$32]/[.K33] * ([.$B$45]/[.K33])^([.K$32]-1) * [.$C$27]" office:value-type="float" office:value="2.85177778116242E-016" calcext:value-type="float" table:number-columns-spanned="2" table:number-rows-spanned="1">
            <text:p>2.85E-16</text:p>
          </table:table-cell>
          <table:covered-table-cell table:style-name="ce161"/>
          <table:table-cell table:style-name="ce76" table:formula="of:=-(EXP([.M$31])) * [.M$32]/[.M33] * ([.$B$45]/[.M33])^([.M$32]-1) * [.$C$27]" office:value-type="float" office:value="1.20581132052652E-016" calcext:value-type="float" table:number-columns-spanned="2" table:number-rows-spanned="1">
            <text:p>1.21E-16</text:p>
          </table:table-cell>
          <table:covered-table-cell table:style-name="ce161"/>
          <table:table-cell table:style-name="ce76" table:formula="of:=-(EXP([.O$31])) * [.O$32]/[.O33] * ([.$B$45]/[.O33])^([.O$32]-1) * [.$C$27]" office:value-type="float" office:value="1.99161587995399E-016" calcext:value-type="float" table:number-columns-spanned="2" table:number-rows-spanned="1">
            <text:p>1.99E-16</text:p>
          </table:table-cell>
          <table:covered-table-cell table:style-name="ce161"/>
          <table:table-cell table:style-name="ce76" table:formula="of:=-(EXP([.Q$31])) * [.Q$32]/[.Q33] * ([.$B$45]/[.Q33])^([.Q$32]-1) * [.$C$27]" office:value-type="float" office:value="3.21418586001228E-016" calcext:value-type="float" table:number-columns-spanned="2" table:number-rows-spanned="1">
            <text:p>3.21E-16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covered-table-cell office:value-type="float" office:value="1000" calcext:value-type="float">
            <text:p>1000</text:p>
          </table:covered-table-cell>
          <table:table-cell table:style-name="ce76" table:formula="of:=-(EXP([.C$31])) * [.C$32]/[.C34] * ([.$B$45]/[.C34])^([.C$32]-1) * [.$C$27]" office:value-type="float" office:value="4.21846400616369E-016" calcext:value-type="float" table:number-columns-spanned="2" table:number-rows-spanned="1">
            <text:p>4.22E-16</text:p>
          </table:table-cell>
          <table:covered-table-cell table:style-name="ce161"/>
          <table:table-cell table:style-name="ce76" table:formula="of:=-(EXP([.E$31])) * [.E$32]/[.E34] * ([.$B$45]/[.E34])^([.E$32]-1) * [.$C$27]" office:value-type="float" office:value="3.01172366643242E-016" calcext:value-type="float" table:number-columns-spanned="2" table:number-rows-spanned="1">
            <text:p>3.01E-16</text:p>
          </table:table-cell>
          <table:covered-table-cell table:style-name="ce161"/>
          <table:table-cell table:style-name="ce76" table:formula="of:=-(EXP([.G$31])) * [.G$32]/[.G34] * ([.$B$45]/[.G34])^([.G$32]-1) * [.$C$27]" office:value-type="float" office:value="7.06559610043006E-017" calcext:value-type="float" table:number-columns-spanned="2" table:number-rows-spanned="1">
            <text:p>7.07E-17</text:p>
          </table:table-cell>
          <table:covered-table-cell table:style-name="ce161"/>
          <table:table-cell table:style-name="ce76" table:formula="of:=-(EXP([.I$31])) * [.I$32]/[.I34] * ([.$B$45]/[.I34])^([.I$32]-1) * [.$C$27]" office:value-type="float" office:value="3.50623757737155E-016" calcext:value-type="float" table:number-columns-spanned="2" table:number-rows-spanned="1">
            <text:p>3.51E-16</text:p>
          </table:table-cell>
          <table:covered-table-cell table:style-name="ce161"/>
          <table:table-cell table:style-name="ce76" table:formula="of:=-(EXP([.K$31])) * [.K$32]/[.K34] * ([.$B$45]/[.K34])^([.K$32]-1) * [.$C$27]" office:value-type="float" office:value="2.04512966637339E-016" calcext:value-type="float" table:number-columns-spanned="2" table:number-rows-spanned="1">
            <text:p>2.05E-16</text:p>
          </table:table-cell>
          <table:covered-table-cell table:style-name="ce161"/>
          <table:table-cell table:style-name="ce76" table:formula="of:=-(EXP([.M$31])) * [.M$32]/[.M34] * ([.$B$45]/[.M34])^([.M$32]-1) * [.$C$27]" office:value-type="float" office:value="1.17635208648423E-016" calcext:value-type="float" table:number-columns-spanned="2" table:number-rows-spanned="1">
            <text:p>1.18E-16</text:p>
          </table:table-cell>
          <table:covered-table-cell table:style-name="ce161"/>
          <table:table-cell table:style-name="ce76" table:formula="of:=-(EXP([.O$31])) * [.O$32]/[.O34] * ([.$B$45]/[.O34])^([.O$32]-1) * [.$C$27]" office:value-type="float" office:value="1.41808049170136E-016" calcext:value-type="float" table:number-columns-spanned="2" table:number-rows-spanned="1">
            <text:p>1.42E-16</text:p>
          </table:table-cell>
          <table:covered-table-cell table:style-name="ce161"/>
          <table:table-cell table:style-name="ce76" table:formula="of:=-(EXP([.Q$31])) * [.Q$32]/[.Q34] * ([.$B$45]/[.Q34])^([.Q$32]-1) * [.$C$27]" office:value-type="float" office:value="2.8098320923238E-016" calcext:value-type="float" table:number-columns-spanned="2" table:number-rows-spanned="1">
            <text:p>2.81E-16</text:p>
          </table:table-cell>
          <table:covered-table-cell table:style-name="ce161"/>
          <table:table-cell table:number-columns-repeated="1006"/>
        </table:table-row>
        <table:table-row table:style-name="ro1">
          <table:table-cell/>
          <table:covered-table-cell office:value-type="float" office:value="2500" calcext:value-type="float">
            <text:p>2500</text:p>
          </table:covered-table-cell>
          <table:table-cell table:style-name="ce76" table:formula="of:=-(EXP([.C$31])) * [.C$32]/[.C35] * ([.$B$45]/[.C35])^([.C$32]-1) * [.$C$27]" office:value-type="float" office:value="6.17619281028574E-016" calcext:value-type="float" table:number-columns-spanned="2" table:number-rows-spanned="1">
            <text:p>6.18E-16</text:p>
          </table:table-cell>
          <table:covered-table-cell table:style-name="ce161"/>
          <table:table-cell table:style-name="ce76" table:formula="of:=-(EXP([.E$31])) * [.E$32]/[.E35] * ([.$B$45]/[.E35])^([.E$32]-1) * [.$C$27]" office:value-type="float" office:value="3.54030015017484E-016" calcext:value-type="float" table:number-columns-spanned="2" table:number-rows-spanned="1">
            <text:p>3.54E-16</text:p>
          </table:table-cell>
          <table:covered-table-cell table:style-name="ce161"/>
          <table:table-cell table:style-name="ce76" table:formula="of:=-(EXP([.G$31])) * [.G$32]/[.G35] * ([.$B$45]/[.G35])^([.G$32]-1) * [.$C$27]" office:value-type="float" office:value="1.57661778020119E-016" calcext:value-type="float" table:number-columns-spanned="2" table:number-rows-spanned="1">
            <text:p>1.58E-16</text:p>
          </table:table-cell>
          <table:covered-table-cell table:style-name="ce161"/>
          <table:table-cell table:style-name="ce76" table:formula="of:=-(EXP([.I$31])) * [.I$32]/[.I35] * ([.$B$45]/[.I35])^([.I$32]-1) * [.$C$27]" office:value-type="float" office:value="3.94336113957408E-016" calcext:value-type="float" table:number-columns-spanned="2" table:number-rows-spanned="1">
            <text:p>3.94E-16</text:p>
          </table:table-cell>
          <table:covered-table-cell table:style-name="ce161"/>
          <table:table-cell table:style-name="ce76" table:formula="of:=-(EXP([.K$31])) * [.K$32]/[.K35] * ([.$B$45]/[.K35])^([.K$32]-1) * [.$C$27]" office:value-type="float" office:value="3.42437952510913E-016" calcext:value-type="float" table:number-columns-spanned="2" table:number-rows-spanned="1">
            <text:p>3.42E-16</text:p>
          </table:table-cell>
          <table:covered-table-cell table:style-name="ce161"/>
          <table:table-cell table:style-name="ce76" table:formula="of:=-(EXP([.M$31])) * [.M$32]/[.M35] * ([.$B$45]/[.M35])^([.M$32]-1) * [.$C$27]" office:value-type="float" office:value="1.3026163765466E-016" calcext:value-type="float" table:number-columns-spanned="2" table:number-rows-spanned="1">
            <text:p>1.30E-16</text:p>
          </table:table-cell>
          <table:covered-table-cell table:style-name="ce161"/>
          <table:table-cell table:style-name="ce76" table:formula="of:=-(EXP([.O$31])) * [.O$32]/[.O35] * ([.$B$45]/[.O35])^([.O$32]-1) * [.$C$27]" office:value-type="float" office:value="2.14787749379223E-016" calcext:value-type="float" table:number-columns-spanned="2" table:number-rows-spanned="1">
            <text:p>2.15E-16</text:p>
          </table:table-cell>
          <table:covered-table-cell table:style-name="ce161"/>
          <table:table-cell table:style-name="ce76" table:formula="of:=-(EXP([.Q$31])) * [.Q$32]/[.Q35] * ([.$B$45]/[.Q35])^([.Q$32]-1) * [.$C$27]" office:value-type="float" office:value="3.59484304374869E-016" calcext:value-type="float" table:number-columns-spanned="2" table:number-rows-spanned="1">
            <text:p>3.59E-16</text:p>
          </table:table-cell>
          <table:covered-table-cell table:style-name="ce161"/>
          <table:table-cell table:number-columns-repeated="1006"/>
        </table:table-row>
        <table:table-row table:style-name="ro1">
          <table:table-cell table:number-columns-repeated="4"/>
          <table:table-cell table:formula="of:=[.E54] * 12*1000" office:value-type="float" office:value="83880" calcext:value-type="float">
            <text:p>838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0" office:value-type="string" calcext:value-type="string">
            <text:p>There is a problem: The data in the supplement does not reflect the data in the paper: Either the values in the supplement are not in mol but in mmol or the values in the main text should be g instead of mg!!!</text:p>
          </table:table-cell>
          <table:table-cell table:number-columns-repeated="1019"/>
        </table:table-row>
        <table:table-row table:style-name="ro1">
          <table:table-cell table:style-name="ce164" table:number-columns-repeated="2"/>
          <table:table-cell table:style-name="ce164" office:value-type="string" calcext:value-type="string">
            <text:p>This data is only fitted to data that mostly coming from the surface ocean, not sure how much weight I should give to that</text:p>
          </table:table-cell>
          <table:table-cell table:number-columns-repeated="13"/>
          <table:table-cell office:value-type="string" calcext:value-type="string">
            <text:p>The fit does not change when changing z0</text:p>
          </table:table-cell>
          <table:table-cell table:number-columns-repeated="8"/>
          <table:table-cell table:style-name="ce140" office:value-type="string" calcext:value-type="string" table:number-columns-spanned="3" table:number-rows-spanned="1">
            <text:p>Data inferred from SI</text:p>
          </table:table-cell>
          <table:covered-table-cell table:number-columns-repeated="2" table:style-name="ce146"/>
          <table:table-cell table:style-name="ce147" office:value-type="string" calcext:value-type="string" table:number-columns-spanned="3" table:number-rows-spanned="1">
            <text:p>Data inferred from units used in main text</text:p>
          </table:table-cell>
          <table:covered-table-cell table:number-columns-repeated="2" table:style-name="ce152"/>
          <table:table-cell table:style-name="ce153" office:value-type="string" calcext:value-type="string" table:number-columns-spanned="2" table:number-rows-spanned="1">
            <text:p>Marsay</text:p>
          </table:table-cell>
          <table:covered-table-cell table:style-name="ce154"/>
          <table:table-cell table:style-name="ce120" office:value-type="string" calcext:value-type="string" table:number-columns-spanned="4" table:number-rows-spanned="1">
            <text:p>Britten</text:p>
          </table:table-cell>
          <table:covered-table-cell table:style-name="ce120"/>
          <table:covered-table-cell table:style-name="ce158"/>
          <table:covered-table-cell table:style-name="ce159"/>
          <table:table-cell table:number-columns-repeated="987"/>
        </table:table-row>
        <table:table-row table:style-name="ro1">
          <table:table-cell table:style-name="ce164" table:number-columns-repeated="2"/>
          <table:table-cell table:style-name="ce77" office:value-type="string" calcext:value-type="string">
            <text:p>Marsay2022</text:p>
          </table:table-cell>
          <table:table-cell table:style-name="ce78" office:value-type="string" calcext:value-type="string">
            <text:p>Station,trap depth [m]</text:p>
          </table:table-cell>
          <table:table-cell table:style-name="ce82" office:value-type="string" calcext:value-type="string" table:number-columns-spanned="2" table:number-rows-spanned="1">
            <text:p>POC flux,mol·m−2·d−1</text:p>
          </table:table-cell>
          <table:covered-table-cell table:style-name="ce78"/>
          <table:table-cell table:style-name="ce82" office:value-type="string" calcext:value-type="string" table:number-columns-spanned="2" table:number-rows-spanned="1">
            <text:p>b</text:p>
          </table:table-cell>
          <table:covered-table-cell table:style-name="ce78"/>
          <table:table-cell table:style-name="ce78" office:value-type="string" calcext:value-type="string">
            <text:p>R^2</text:p>
          </table:table-cell>
          <table:table-cell table:style-name="ce78" office:value-type="string" calcext:value-type="string">
            <text:p>P</text:p>
          </table:table-cell>
          <table:table-cell table:style-name="ce82" office:value-type="string" calcext:value-type="string" table:number-columns-spanned="2" table:number-rows-spanned="1">
            <text:p>0*,m</text:p>
          </table:table-cell>
          <table:covered-table-cell table:style-name="ce78"/>
          <table:table-cell table:style-name="ce78" office:value-type="string" calcext:value-type="string">
            <text:p>R^2</text:p>
          </table:table-cell>
          <table:table-cell table:style-name="ce78" office:value-type="string" calcext:value-type="string">
            <text:p>P</text:p>
          </table:table-cell>
          <table:table-cell table:style-name="ce78" office:value-type="string" calcext:value-type="string">
            <text:p>log(z/z0)</text:p>
          </table:table-cell>
          <table:table-cell table:style-name="ce78" office:value-type="string" calcext:value-type="string">
            <text:p>log(F)</text:p>
          </table:table-cell>
          <table:table-cell table:style-name="ce78" office:value-type="string" calcext:value-type="string">
            <text:p>F(100m)</text:p>
          </table:table-cell>
          <table:table-cell/>
          <table:table-cell table:style-name="ce86" office:value-type="string" calcext:value-type="string">
            <text:p>fitted depth</text:p>
          </table:table-cell>
          <table:table-cell table:style-name="ce88" office:value-type="string" calcext:value-type="string" table:number-columns-spanned="3" table:number-rows-spanned="1">
            <text:p>POC flux,mol·m−2·d−1</text:p>
          </table:table-cell>
          <table:covered-table-cell table:number-columns-repeated="2" table:style-name="ce87"/>
          <table:table-cell table:style-name="ce88" office:value-type="string" calcext:value-type="string" table:number-columns-spanned="3" table:number-rows-spanned="1">
            <text:p>-d(POC flux)/dz,mol·m−3·s−1</text:p>
          </table:table-cell>
          <table:covered-table-cell table:number-columns-repeated="2" table:style-name="ce87"/>
          <table:table-cell table:style-name="ce141" office:value-type="string" calcext:value-type="string" table:number-columns-spanned="3" table:number-rows-spanned="1">
            <text:p>-d(POC flux)/dz,mol L−1·s−1</text:p>
          </table:table-cell>
          <table:covered-table-cell table:number-columns-repeated="2" table:style-name="ce105"/>
          <table:table-cell table:style-name="ce148" office:value-type="string" calcext:value-type="string" table:number-columns-spanned="3" table:number-rows-spanned="1">
            <text:p>-d(POC flux)/dz,mol L−1·s−1</text:p>
          </table:table-cell>
          <table:covered-table-cell table:number-columns-repeated="2" table:style-name="ce105"/>
          <table:table-cell table:style-name="ce154" office:value-type="string" calcext:value-type="string">
            <text:p>10% quantile</text:p>
          </table:table-cell>
          <table:table-cell table:style-name="ce154" office:value-type="string" calcext:value-type="string">
            <text:p>90% quantile</text:p>
          </table:table-cell>
          <table:table-cell table:style-name="ce158" office:value-type="string" calcext:value-type="string">
            <text:p>10% quantile</text:p>
          </table:table-cell>
          <table:table-cell table:style-name="ce158" office:value-type="string" calcext:value-type="string">
            <text:p>25% quantile</text:p>
          </table:table-cell>
          <table:table-cell table:style-name="ce158" office:value-type="string" calcext:value-type="string">
            <text:p>75% quantile</text:p>
          </table:table-cell>
          <table:table-cell table:style-name="ce158" office:value-type="string" calcext:value-type="string">
            <text:p>90% quantile</text:p>
          </table:table-cell>
          <table:table-cell table:number-columns-repeated="987"/>
        </table:table-row>
        <table:table-row table:style-name="ro1">
          <table:table-cell table:style-name="ce164" office:value-type="string" calcext:value-type="string">
            <text:p>Data for North Atlantic</text:p>
          </table:table-cell>
          <table:table-cell table:style-name="ce164"/>
          <table:table-cell table:style-name="ce77"/>
          <table:table-cell table:style-name="ce77" office:value-type="string" calcext:value-type="string">
            <text:p>PAP</text:p>
          </table:table-cell>
          <table:table-cell table:style-name="ce78" office:value-type="string" calcext:value-type="string">
            <text:p>mean</text:p>
          </table:table-cell>
          <table:table-cell table:style-name="ce78" office:value-type="string" calcext:value-type="string">
            <text:p>stdev</text:p>
          </table:table-cell>
          <table:table-cell table:style-name="ce78" office:value-type="string" calcext:value-type="string">
            <text:p>mean</text:p>
          </table:table-cell>
          <table:table-cell table:style-name="ce78" office:value-type="string" calcext:value-type="string">
            <text:p>stdev</text:p>
          </table:table-cell>
          <table:table-cell table:style-name="ce78" table:number-columns-repeated="2"/>
          <table:table-cell table:style-name="ce78" office:value-type="string" calcext:value-type="string">
            <text:p>mean</text:p>
          </table:table-cell>
          <table:table-cell table:style-name="ce78" office:value-type="string" calcext:value-type="string">
            <text:p>stdev</text:p>
          </table:table-cell>
          <table:table-cell table:style-name="ce78" table:number-columns-repeated="5"/>
          <table:table-cell/>
          <table:table-cell table:style-name="ce87" office:value-type="string" calcext:value-type="string">
            <text:p>PAP</text:p>
          </table:table-cell>
          <table:table-cell table:style-name="ce87" office:value-type="string" calcext:value-type="string">
            <text:p>mean b</text:p>
          </table:table-cell>
          <table:table-cell table:style-name="ce87" office:value-type="string" calcext:value-type="string">
            <text:p>Mean + stdev b</text:p>
          </table:table-cell>
          <table:table-cell table:style-name="ce87" office:value-type="string" calcext:value-type="string">
            <text:p>Mean – stdev b</text:p>
          </table:table-cell>
          <table:table-cell table:style-name="ce87" office:value-type="string" calcext:value-type="string">
            <text:p>mean b</text:p>
          </table:table-cell>
          <table:table-cell table:style-name="ce87" office:value-type="string" calcext:value-type="string">
            <text:p>Mean + stdev b</text:p>
          </table:table-cell>
          <table:table-cell table:style-name="ce87" office:value-type="string" calcext:value-type="string">
            <text:p>Mean – stdev b</text:p>
          </table:table-cell>
          <table:table-cell table:style-name="ce105" table:number-columns-repeated="3"/>
          <table:table-cell table:style-name="ce149" table:number-columns-repeated="3"/>
          <table:table-cell table:style-name="ce154" office:value-type="string" calcext:value-type="string">
            <text:p><text:s/></text:p>
          </table:table-cell>
          <table:table-cell table:style-name="ce154"/>
          <table:table-cell table:style-name="ce158" table:number-columns-repeated="4"/>
          <table:table-cell table:number-columns-repeated="987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6.99" calcext:value-type="float">
            <text:p>6.99</text:p>
          </table:table-cell>
          <table:table-cell table:style-name="ce78" office:value-type="float" office:value="0.29" calcext:value-type="float">
            <text:p>0.29</text:p>
          </table:table-cell>
          <table:table-cell table:style-name="ce78" office:value-type="float" office:value="0.701" calcext:value-type="float">
            <text:p>0.701</text:p>
          </table:table-cell>
          <table:table-cell table:style-name="ce78" office:value-type="float" office:value="0.09" calcext:value-type="float">
            <text:p>0.09</text:p>
          </table:table-cell>
          <table:table-cell table:style-name="ce78" office:value-type="float" office:value="0.95" calcext:value-type="float">
            <text:p>0.95</text:p>
          </table:table-cell>
          <table:table-cell table:style-name="ce78" office:value-type="float" office:value="0.005" calcext:value-type="float">
            <text:p>0.005</text:p>
          </table:table-cell>
          <table:table-cell table:style-name="ce78" office:value-type="float" office:value="259" calcext:value-type="float">
            <text:p>259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0.72" calcext:value-type="float">
            <text:p>0.72</text:p>
          </table:table-cell>
          <table:table-cell table:style-name="ce78" office:value-type="float" office:value="0.067" calcext:value-type="float">
            <text:p>0.067</text:p>
          </table:table-cell>
          <table:table-cell table:style-name="ce83" table:formula="of:=LOG([.D54]/100)" office:value-type="float" office:value="-0.292429823902064" calcext:value-type="float">
            <text:p>-0.292</text:p>
          </table:table-cell>
          <table:table-cell table:style-name="ce85" table:formula="of:=LOG([.E54])" office:value-type="float" office:value="0.844477175745681" calcext:value-type="float">
            <text:p>0.844</text:p>
          </table:table-cell>
          <table:table-cell table:style-name="ce85" table:formula="of:=EXP(1.654)" office:value-type="float" office:value="5.22784945792389" calcext:value-type="float">
            <text:p>5.228</text:p>
          </table:table-cell>
          <table:table-cell/>
          <table:table-cell table:style-name="ce87" office:value-type="float" office:value="100" calcext:value-type="float">
            <text:p>100</text:p>
          </table:table-cell>
          <table:table-cell table:style-name="ce89" table:formula="of:=[.$Q$54]*([.S54]/100)^-[.$G$54]" office:value-type="float" office:value="5.22784945792389" calcext:value-type="float">
            <text:p>5.228</text:p>
          </table:table-cell>
          <table:table-cell table:style-name="ce89" table:formula="of:=[.$Q$54]*([.S54]/100)^- ([.$G$54]+[.$H$54])" office:value-type="float" office:value="5.22784945792389" calcext:value-type="float">
            <text:p>5.228</text:p>
          </table:table-cell>
          <table:table-cell table:style-name="ce89" table:formula="of:=[.$Q$54]*([.S54]/100)^- ([.$G$54]-[.$H$54])" office:value-type="float" office:value="5.22784945792389" calcext:value-type="float">
            <text:p>5.228</text:p>
          </table:table-cell>
          <table:table-cell table:style-name="ce90" table:formula="of:=[.$Q$54]*([.$G$54])*([.$S54]/100)^(-[.$G$54]-1) / (100* 3600 * 24)" office:value-type="float" office:value="0.00000042415769328758" calcext:value-type="float">
            <text:p>4.24E-07</text:p>
          </table:table-cell>
          <table:table-cell table:style-name="ce90" table:formula="of:=-[.$Q$54]*(-([.$G$54]+[.$H$54]))*([.$S54]/100)^-([.$G$54]+[.$H$54]+1) / (100*3600 * 24)" office:value-type="float" office:value="0.00000047861445847428" calcext:value-type="float">
            <text:p>4.79E-07</text:p>
          </table:table-cell>
          <table:table-cell table:style-name="ce90" table:formula="of:=-[.$Q$54]*(-([.$G$54]-[.$H$54]))*([.$S54]/100)^-([.$G$54]-[.$H$54]+1) / (100 * 3600 * 24)" office:value-type="float" office:value="0.00000036970092810087" calcext:value-type="float">
            <text:p>3.70E-07</text:p>
          </table:table-cell>
          <table:table-cell table:style-name="ce143" table:formula="of:=[.W54]/1000" office:value-type="float" office:value="0.00000000042415769329" calcext:value-type="float">
            <text:p>4.24E-10</text:p>
          </table:table-cell>
          <table:table-cell table:style-name="ce143" table:formula="of:=[.X54]/1000" office:value-type="float" office:value="0.00000000047861445847" calcext:value-type="float">
            <text:p>4.79E-10</text:p>
          </table:table-cell>
          <table:table-cell table:style-name="ce143" table:formula="of:=[.Y54]/1000" office:value-type="float" office:value="0.0000000003697009281" calcext:value-type="float">
            <text:p>3.70E-10</text:p>
          </table:table-cell>
          <table:table-cell table:style-name="ce150" table:formula="of:=[.Z54]/1000" office:value-type="float" office:value="0.00000000000042415769" calcext:value-type="float">
            <text:p>4.242E-13</text:p>
          </table:table-cell>
          <table:table-cell table:style-name="ce150" table:formula="of:=[.AA54]/1000" office:value-type="float" office:value="0.00000000000047861446" calcext:value-type="float">
            <text:p>4.786E-13</text:p>
          </table:table-cell>
          <table:table-cell table:style-name="ce150" table:formula="of:=[.AB54]/1000" office:value-type="float" office:value="0.00000000000036970093" calcext:value-type="float">
            <text:p>3.697E-13</text:p>
          </table:table-cell>
          <table:table-cell table:style-name="ce154" table:number-columns-repeated="2"/>
          <table:table-cell table:style-name="ce158" table:number-columns-repeated="4"/>
          <table:table-cell table:number-columns-repeated="987"/>
        </table:table-row>
        <table:table-row table:style-name="ro1">
          <table:table-cell table:style-name="ce70" office:value-type="string" calcext:value-type="string">
            <text:p>need to fit myself!</text:p>
          </table:table-cell>
          <table:table-cell/>
          <table:table-cell table:style-name="ce78"/>
          <table:table-cell table:style-name="ce78" office:value-type="float" office:value="184" calcext:value-type="float">
            <text:p>184</text:p>
          </table:table-cell>
          <table:table-cell table:style-name="ce78" office:value-type="float" office:value="2.45" calcext:value-type="float">
            <text:p>2.45</text:p>
          </table:table-cell>
          <table:table-cell table:style-name="ce78" office:value-type="float" office:value="0.1" calcext:value-type="float">
            <text:p>0.1</text:p>
          </table:table-cell>
          <table:table-cell table:style-name="ce78" office:value-type="float" office:value="0.701" calcext:value-type="float">
            <text:p>0.701</text:p>
          </table:table-cell>
          <table:table-cell table:style-name="ce78" office:value-type="float" office:value="0.09" calcext:value-type="float">
            <text:p>0.09</text:p>
          </table:table-cell>
          <table:table-cell table:style-name="ce78" office:value-type="float" office:value="0.95" calcext:value-type="float">
            <text:p>0.95</text:p>
          </table:table-cell>
          <table:table-cell table:style-name="ce78" office:value-type="float" office:value="0.005" calcext:value-type="float">
            <text:p>0.005</text:p>
          </table:table-cell>
          <table:table-cell table:style-name="ce78" office:value-type="float" office:value="259" calcext:value-type="float">
            <text:p>259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0.72" calcext:value-type="float">
            <text:p>0.72</text:p>
          </table:table-cell>
          <table:table-cell table:style-name="ce78" office:value-type="float" office:value="0.067" calcext:value-type="float">
            <text:p>0.067</text:p>
          </table:table-cell>
          <table:table-cell table:style-name="ce83" table:formula="of:=LOG([.D55]/100)" office:value-type="float" office:value="0.264817823009536" calcext:value-type="float">
            <text:p>0.265</text:p>
          </table:table-cell>
          <table:table-cell table:style-name="ce85" table:formula="of:=LOG([.E55])" office:value-type="float" office:value="0.389166084364532" calcext:value-type="float">
            <text:p>0.389</text:p>
          </table:table-cell>
          <table:table-cell table:style-name="ce85" table:formula="of:=EXP(1.654)" office:value-type="float" office:value="5.22784945792389" calcext:value-type="float">
            <text:p>5.228</text:p>
          </table:table-cell>
          <table:table-cell/>
          <table:table-cell table:style-name="ce87" office:value-type="float" office:value="600" calcext:value-type="float">
            <text:p>600</text:p>
          </table:table-cell>
          <table:table-cell table:style-name="ce89" table:formula="of:=[.$Q$54]*([.S55]/100)^-[.$G$54]" office:value-type="float" office:value="1.48880920933621" calcext:value-type="float">
            <text:p>1.489</text:p>
          </table:table-cell>
          <table:table-cell table:style-name="ce89" table:formula="of:=[.$Q$54]*([.S55]/100)^- ([.$G$54]+[.$H$54])" office:value-type="float" office:value="1.26708407901118" calcext:value-type="float">
            <text:p>1.267</text:p>
          </table:table-cell>
          <table:table-cell table:style-name="ce89" table:formula="of:=[.$Q$54]*([.S55]/100)^- ([.$G$54]-[.$H$54])" office:value-type="float" office:value="1.74933368552312" calcext:value-type="float">
            <text:p>1.749</text:p>
          </table:table-cell>
          <table:table-cell table:style-name="ce90" table:formula="of:=[.$Q$54]*([.$G$54])*([.$S55]/100)^(-[.$G$54]-1) / (100* 3600 * 24)" office:value-type="float" office:value="0.00000002013223872964" calcext:value-type="float">
            <text:p>2.01E-08</text:p>
          </table:table-cell>
          <table:table-cell table:style-name="ce90" table:formula="of:=-[.$Q$54]*(-([.$G$54]+[.$H$54]))*([.$S55]/100)^-([.$G$54]+[.$H$54]+1) / (100*3600 * 24)" office:value-type="float" office:value="0.00000001933378677658" calcext:value-type="float">
            <text:p>1.93E-08</text:p>
          </table:table-cell>
          <table:table-cell table:style-name="ce90" table:formula="of:=-[.$Q$54]*(-([.$G$54]-[.$H$54]))*([.$S55]/100)^-([.$G$54]-[.$H$54]+1) / (100 * 3600 * 24)" office:value-type="float" office:value="0.00000002061811114689" calcext:value-type="float">
            <text:p>2.06E-08</text:p>
          </table:table-cell>
          <table:table-cell table:style-name="ce143" table:formula="of:=[.W55]/1000" office:value-type="float" office:value="0.00000000002013223873" calcext:value-type="float">
            <text:p>2.01E-11</text:p>
          </table:table-cell>
          <table:table-cell table:style-name="ce143" table:formula="of:=[.X55]/1000" office:value-type="float" office:value="0.00000000001933378678" calcext:value-type="float">
            <text:p>1.93E-11</text:p>
          </table:table-cell>
          <table:table-cell table:style-name="ce143" table:formula="of:=[.Y55]/1000" office:value-type="float" office:value="0.00000000002061811115" calcext:value-type="float">
            <text:p>2.06E-11</text:p>
          </table:table-cell>
          <table:table-cell table:style-name="ce150" table:formula="of:=[.Z55]/1000" office:value-type="float" office:value="0.00000000000002013224" calcext:value-type="float">
            <text:p>2.013E-14</text:p>
          </table:table-cell>
          <table:table-cell table:style-name="ce150" table:formula="of:=[.AA55]/1000" office:value-type="float" office:value="0.00000000000001933379" calcext:value-type="float">
            <text:p>1.933E-14</text:p>
          </table:table-cell>
          <table:table-cell table:style-name="ce150" table:formula="of:=[.AB55]/1000" office:value-type="float" office:value="0.00000000000002061811" calcext:value-type="float">
            <text:p>2.062E-14</text:p>
          </table:table-cell>
          <table:table-cell table:style-name="ce154" table:formula="of:=PERCENTILE(([.AC55:.AE55] ~ [.AC61:.AE61] ~ [.AC66:.AE66] ~ [.AC71:.AE71]); 0.1)" office:value-type="float" office:value="1.919500947576E-015" calcext:value-type="float">
            <text:p>1.92E-15</text:p>
          </table:table-cell>
          <table:table-cell table:style-name="ce154" table:formula="of:=PERCENTILE(([.AC55:.AE55] ~ [.AC61:.AE61] ~ [.AC66:.AE66] ~ [.AC71:.AE71]); 0.9)" office:value-type="float" office:value="0.00000000000002005239" calcext:value-type="float">
            <text:p>2.01E-14</text:p>
          </table:table-cell>
          <table:table-cell table:style-name="ce158" table:formula="of:=PERCENTILE(([.B36:.Q38]); 0.1)" office:value-type="float" office:value="1.70332230998176E-015" calcext:value-type="float">
            <text:p>1.70E-15</text:p>
          </table:table-cell>
          <table:table-cell table:style-name="ce158" table:formula="of:=PERCENTILE(([.C36:.R38]); 0.25)" office:value-type="float" office:value="3.50141512764733E-015" calcext:value-type="float">
            <text:p>3.50E-15</text:p>
          </table:table-cell>
          <table:table-cell table:style-name="ce158" table:formula="of:=PERCENTILE(([.C36:.R38]); 0.75)" office:value-type="float" office:value="7.72471461693192E-015" calcext:value-type="float">
            <text:p>7.72E-15</text:p>
          </table:table-cell>
          <table:table-cell table:style-name="ce158" table:formula="of:=PERCENTILE(([.D36:.S38]); 0.9)" office:value-type="float" office:value="8.54294343031025E-015" calcext:value-type="float">
            <text:p>8.54E-1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g(F(z)) = a + b * log(z/z0)</text:p>
          </table:table-cell>
          <table:table-cell/>
          <table:table-cell table:style-name="ce78"/>
          <table:table-cell table:style-name="ce78" office:value-type="float" office:value="312" calcext:value-type="float">
            <text:p>312</text:p>
          </table:table-cell>
          <table:table-cell table:style-name="ce78" office:value-type="float" office:value="1.51" calcext:value-type="float">
            <text:p>1.51</text:p>
          </table:table-cell>
          <table:table-cell table:style-name="ce78" office:value-type="float" office:value="0.06" calcext:value-type="float">
            <text:p>0.06</text:p>
          </table:table-cell>
          <table:table-cell table:style-name="ce78" office:value-type="float" office:value="0.701" calcext:value-type="float">
            <text:p>0.701</text:p>
          </table:table-cell>
          <table:table-cell table:style-name="ce78" office:value-type="float" office:value="0.09" calcext:value-type="float">
            <text:p>0.09</text:p>
          </table:table-cell>
          <table:table-cell table:style-name="ce78" office:value-type="float" office:value="0.95" calcext:value-type="float">
            <text:p>0.95</text:p>
          </table:table-cell>
          <table:table-cell table:style-name="ce78" office:value-type="float" office:value="0.005" calcext:value-type="float">
            <text:p>0.005</text:p>
          </table:table-cell>
          <table:table-cell table:style-name="ce78" office:value-type="float" office:value="259" calcext:value-type="float">
            <text:p>259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0.72" calcext:value-type="float">
            <text:p>0.72</text:p>
          </table:table-cell>
          <table:table-cell table:style-name="ce78" office:value-type="float" office:value="0.067" calcext:value-type="float">
            <text:p>0.067</text:p>
          </table:table-cell>
          <table:table-cell table:style-name="ce83" table:formula="of:=LOG([.D56]/100)" office:value-type="float" office:value="0.494154594018443" calcext:value-type="float">
            <text:p>0.494</text:p>
          </table:table-cell>
          <table:table-cell table:style-name="ce85" table:formula="of:=LOG([.E56])" office:value-type="float" office:value="0.178976947293169" calcext:value-type="float">
            <text:p>0.179</text:p>
          </table:table-cell>
          <table:table-cell table:style-name="ce85" table:formula="of:=EXP(1.654)" office:value-type="float" office:value="5.22784945792389" calcext:value-type="float">
            <text:p>5.228</text:p>
          </table:table-cell>
          <table:table-cell/>
          <table:table-cell table:style-name="ce87" office:value-type="float" office:value="1000" calcext:value-type="float">
            <text:p>1000</text:p>
          </table:table-cell>
          <table:table-cell table:style-name="ce89" table:formula="of:=[.$Q$54]*([.S56]/100)^-[.$G$54]" office:value-type="float" office:value="1.04069405361277" calcext:value-type="float">
            <text:p>1.041</text:p>
          </table:table-cell>
          <table:table-cell table:style-name="ce89" table:formula="of:=[.$Q$54]*([.S56]/100)^- ([.$G$54]+[.$H$54])" office:value-type="float" office:value="0.845907884766977" calcext:value-type="float">
            <text:p>0.846</text:p>
          </table:table-cell>
          <table:table-cell table:style-name="ce89" table:formula="of:=[.$Q$54]*([.S56]/100)^- ([.$G$54]-[.$H$54])" office:value-type="float" office:value="1.28033339412994" calcext:value-type="float">
            <text:p>1.280</text:p>
          </table:table-cell>
          <table:table-cell table:style-name="ce90" table:formula="of:=[.$Q$54]*([.$G$54])*([.$S56]/100)^(-[.$G$54]-1) / (100* 3600 * 24)" office:value-type="float" office:value="0.00000000844359411554" calcext:value-type="float">
            <text:p>8.44E-09</text:p>
          </table:table-cell>
          <table:table-cell table:style-name="ce90" table:formula="of:=-[.$Q$54]*(-([.$G$54]+[.$H$54]))*([.$S56]/100)^-([.$G$54]+[.$H$54]+1) / (100*3600 * 24)" office:value-type="float" office:value="0.00000000774436500985" calcext:value-type="float">
            <text:p>7.74E-09</text:p>
          </table:table-cell>
          <table:table-cell table:style-name="ce90" table:formula="of:=-[.$Q$54]*(-([.$G$54]-[.$H$54]))*([.$S56]/100)^-([.$G$54]-[.$H$54]+1) / (100 * 3600 * 24)" office:value-type="float" office:value="0.00000000905420953488" calcext:value-type="float">
            <text:p>9.05E-09</text:p>
          </table:table-cell>
          <table:table-cell table:style-name="ce143" table:formula="of:=[.W56]/1000" office:value-type="float" office:value="0.00000000000844359412" calcext:value-type="float">
            <text:p>8.44E-12</text:p>
          </table:table-cell>
          <table:table-cell table:style-name="ce143" table:formula="of:=[.X56]/1000" office:value-type="float" office:value="0.00000000000774436501" calcext:value-type="float">
            <text:p>7.74E-12</text:p>
          </table:table-cell>
          <table:table-cell table:style-name="ce143" table:formula="of:=[.Y56]/1000" office:value-type="float" office:value="0.00000000000905420953" calcext:value-type="float">
            <text:p>9.05E-12</text:p>
          </table:table-cell>
          <table:table-cell table:style-name="ce150" table:formula="of:=[.Z56]/1000" office:value-type="float" office:value="8.44359411553879E-015" calcext:value-type="float">
            <text:p>8.444E-15</text:p>
          </table:table-cell>
          <table:table-cell table:style-name="ce150" table:formula="of:=[.AA56]/1000" office:value-type="float" office:value="7.74436500984582E-015" calcext:value-type="float">
            <text:p>7.744E-15</text:p>
          </table:table-cell>
          <table:table-cell table:style-name="ce150" table:formula="of:=[.AB56]/1000" office:value-type="float" office:value="9.05420953487722E-015" calcext:value-type="float">
            <text:p>9.054E-15</text:p>
          </table:table-cell>
          <table:table-cell table:style-name="ce154" table:formula="of:=PERCENTILE(([.AC56:.AE56] ~ [.AC62:.AE62] ~ [.AC67:.AE67] ~ [.AC72:.AE72]); 0.1)" office:value-type="float" office:value="5.17657458777116E-016" calcext:value-type="float">
            <text:p>5.18E-16</text:p>
          </table:table-cell>
          <table:table-cell table:style-name="ce154" table:formula="of:=PERCENTILE(([.AC56:.AE56] ~ [.AC62:.AE62] ~ [.AC67:.AE67] ~ [.AC72:.AE72]); 0.9)" office:value-type="float" office:value="8.3736712049695E-015" calcext:value-type="float">
            <text:p>8.37E-15</text:p>
          </table:table-cell>
          <table:table-cell table:style-name="ce158" table:formula="of:=PERCENTILE(([.B39:.Q41]);0.1)" office:value-type="float" office:value="8.22212490473419E-016" calcext:value-type="float">
            <text:p>8.22E-16</text:p>
          </table:table-cell>
          <table:table-cell table:style-name="ce158" table:formula="of:=PERCENTILE(([.C39:.R41]); 0.25)" office:value-type="float" office:value="1.60864917614841E-015" calcext:value-type="float">
            <text:p>1.61E-15</text:p>
          </table:table-cell>
          <table:table-cell table:style-name="ce158" table:formula="of:=PERCENTILE(([.D39:.S41]); 0.75)" office:value-type="float" office:value="2.54958815496166E-015" calcext:value-type="float">
            <text:p>2.55E-15</text:p>
          </table:table-cell>
          <table:table-cell table:style-name="ce158" table:formula="of:=PERCENTILE(([.E39:.T41]); 0.9)" office:value-type="float" office:value="3.55520677783131E-015" calcext:value-type="float">
            <text:p>3.56E-1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(z) = F(z0) * (z/z0)^b</text:p>
          </table:table-cell>
          <table:table-cell/>
          <table:table-cell table:style-name="ce78"/>
          <table:table-cell table:style-name="ce78" office:value-type="float" office:value="446" calcext:value-type="float">
            <text:p>446</text:p>
          </table:table-cell>
          <table:table-cell table:style-name="ce78" office:value-type="float" office:value="1.31" calcext:value-type="float">
            <text:p>1.31</text:p>
          </table:table-cell>
          <table:table-cell table:style-name="ce78" office:value-type="float" office:value="0.05" calcext:value-type="float">
            <text:p>0.05</text:p>
          </table:table-cell>
          <table:table-cell table:style-name="ce78" office:value-type="float" office:value="0.701" calcext:value-type="float">
            <text:p>0.701</text:p>
          </table:table-cell>
          <table:table-cell table:style-name="ce78" office:value-type="float" office:value="0.09" calcext:value-type="float">
            <text:p>0.09</text:p>
          </table:table-cell>
          <table:table-cell table:style-name="ce78" office:value-type="float" office:value="0.95" calcext:value-type="float">
            <text:p>0.95</text:p>
          </table:table-cell>
          <table:table-cell table:style-name="ce78" office:value-type="float" office:value="0.005" calcext:value-type="float">
            <text:p>0.005</text:p>
          </table:table-cell>
          <table:table-cell table:style-name="ce78" office:value-type="float" office:value="259" calcext:value-type="float">
            <text:p>259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0.72" calcext:value-type="float">
            <text:p>0.72</text:p>
          </table:table-cell>
          <table:table-cell table:style-name="ce78" office:value-type="float" office:value="0.067" calcext:value-type="float">
            <text:p>0.067</text:p>
          </table:table-cell>
          <table:table-cell table:style-name="ce83" table:formula="of:=LOG([.D57]/100)" office:value-type="float" office:value="0.649334858712142" calcext:value-type="float">
            <text:p>0.649</text:p>
          </table:table-cell>
          <table:table-cell table:style-name="ce85" table:formula="of:=LOG([.E57])" office:value-type="float" office:value="0.117271295655764" calcext:value-type="float">
            <text:p>0.117</text:p>
          </table:table-cell>
          <table:table-cell table:style-name="ce85" table:formula="of:=EXP(1.654)" office:value-type="float" office:value="5.22784945792389" calcext:value-type="float">
            <text:p>5.228</text:p>
          </table:table-cell>
          <table:table-cell/>
          <table:table-cell table:style-name="ce87" office:value-type="float" office:value="2500" calcext:value-type="float">
            <text:p>2500</text:p>
          </table:table-cell>
          <table:table-cell table:style-name="ce89" table:formula="of:=[.$Q$54]*([.S57]/100)^-[.$G$54]" office:value-type="float" office:value="0.547478573491509" calcext:value-type="float">
            <text:p>0.547</text:p>
          </table:table-cell>
          <table:table-cell table:style-name="ce89" table:formula="of:=[.$Q$54]*([.S57]/100)^- ([.$G$54]+[.$H$54])" office:value-type="float" office:value="0.409781668296592" calcext:value-type="float">
            <text:p>0.410</text:p>
          </table:table-cell>
          <table:table-cell table:style-name="ce89" table:formula="of:=[.$Q$54]*([.S57]/100)^- ([.$G$54]-[.$H$54])" office:value-type="float" office:value="0.731445088010517" calcext:value-type="float">
            <text:p>0.731</text:p>
          </table:table-cell>
          <table:table-cell table:style-name="ce90" table:formula="of:=[.$Q$54]*([.$G$54])*([.$S57]/100)^(-[.$G$54]-1) / (100* 3600 * 24)" office:value-type="float" office:value="0.00000000177677074082" calcext:value-type="float">
            <text:p>1.78E-09</text:p>
          </table:table-cell>
          <table:table-cell table:style-name="ce90" table:formula="of:=-[.$Q$54]*(-([.$G$54]+[.$H$54]))*([.$S57]/100)^-([.$G$54]+[.$H$54]+1) / (100*3600 * 24)" office:value-type="float" office:value="0.0000000015006356464" calcext:value-type="float">
            <text:p>1.50E-09</text:p>
          </table:table-cell>
          <table:table-cell table:style-name="ce90" table:formula="of:=-[.$Q$54]*(-([.$G$54]-[.$H$54]))*([.$S57]/100)^-([.$G$54]-[.$H$54]+1) / (100 * 3600 * 24)" office:value-type="float" office:value="0.00000000206904142951" calcext:value-type="float">
            <text:p>2.07E-09</text:p>
          </table:table-cell>
          <table:table-cell table:style-name="ce143" table:formula="of:=[.W57]/1000" office:value-type="float" office:value="0.00000000000177677074" calcext:value-type="float">
            <text:p>1.78E-12</text:p>
          </table:table-cell>
          <table:table-cell table:style-name="ce143" table:formula="of:=[.X57]/1000" office:value-type="float" office:value="0.00000000000150063565" calcext:value-type="float">
            <text:p>1.50E-12</text:p>
          </table:table-cell>
          <table:table-cell table:style-name="ce143" table:formula="of:=[.Y57]/1000" office:value-type="float" office:value="0.00000000000206904143" calcext:value-type="float">
            <text:p>2.07E-12</text:p>
          </table:table-cell>
          <table:table-cell table:style-name="ce150" table:formula="of:=[.Z57]/1000" office:value-type="float" office:value="1.77677074082198E-015" calcext:value-type="float">
            <text:p>1.777E-15</text:p>
          </table:table-cell>
          <table:table-cell table:style-name="ce150" table:formula="of:=[.AA57]/1000" office:value-type="float" office:value="1.50063564640095E-015" calcext:value-type="float">
            <text:p>1.501E-15</text:p>
          </table:table-cell>
          <table:table-cell table:style-name="ce150" table:formula="of:=[.AB57]/1000" office:value-type="float" office:value="2.06904142951123E-015" calcext:value-type="float">
            <text:p>2.069E-15</text:p>
          </table:table-cell>
          <table:table-cell table:style-name="ce154" table:formula="of:=PERCENTILE(([.AC57:.AE57] ~ [.AC63:.AE63] ~ [.AC68:.AE68] ~ [.AC73:.AE73]); 0.1)" office:value-type="float" office:value="4.94857563249662E-017" calcext:value-type="float">
            <text:p>4.95E-17</text:p>
          </table:table-cell>
          <table:table-cell table:style-name="ce154" table:formula="of:=PERCENTILE(([.AC57:.AE57] ~ [.AC63:.AE63] ~ [.AC68:.AE68] ~ [.AC73:.AE73]); 0.9)" office:value-type="float" office:value="1.74915723137988E-015" calcext:value-type="float">
            <text:p>1.75E-15</text:p>
          </table:table-cell>
          <table:table-cell table:style-name="ce158" table:formula="of:=PERCENTILE(([.B42:.Q44]); 0.1)" office:value-type="float" office:value="2.23200905862009E-016" calcext:value-type="float">
            <text:p>2.23E-16</text:p>
          </table:table-cell>
          <table:table-cell table:style-name="ce158" table:formula="of:=PERCENTILE(([.C42:.R44]); 0.25)" office:value-type="float" office:value="3.55863293361997E-016" calcext:value-type="float">
            <text:p>3.56E-16</text:p>
          </table:table-cell>
          <table:table-cell table:style-name="ce158" table:formula="of:=PERCENTILE(([.D42:.S44]); 0.75)" office:value-type="float" office:value="6.7083242989829E-016" calcext:value-type="float">
            <text:p>6.71E-16</text:p>
          </table:table-cell>
          <table:table-cell table:style-name="ce158" table:formula="of:=PERCENTILE(([.E42:.T44]); 0.9)" office:value-type="float" office:value="7.04614144860069E-016" calcext:value-type="float">
            <text:p>7.05E-16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589" calcext:value-type="float">
            <text:p>589</text:p>
          </table:table-cell>
          <table:table-cell table:style-name="ce78" office:value-type="float" office:value="1.45" calcext:value-type="float">
            <text:p>1.45</text:p>
          </table:table-cell>
          <table:table-cell table:style-name="ce78" office:value-type="float" office:value="0.06" calcext:value-type="float">
            <text:p>0.06</text:p>
          </table:table-cell>
          <table:table-cell table:style-name="ce78" office:value-type="float" office:value="0.701" calcext:value-type="float">
            <text:p>0.701</text:p>
          </table:table-cell>
          <table:table-cell table:style-name="ce78" office:value-type="float" office:value="0.09" calcext:value-type="float">
            <text:p>0.09</text:p>
          </table:table-cell>
          <table:table-cell table:style-name="ce78" office:value-type="float" office:value="0.95" calcext:value-type="float">
            <text:p>0.95</text:p>
          </table:table-cell>
          <table:table-cell table:style-name="ce78" office:value-type="float" office:value="0.005" calcext:value-type="float">
            <text:p>0.005</text:p>
          </table:table-cell>
          <table:table-cell table:style-name="ce78" office:value-type="float" office:value="259" calcext:value-type="float">
            <text:p>259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0.72" calcext:value-type="float">
            <text:p>0.72</text:p>
          </table:table-cell>
          <table:table-cell table:style-name="ce78" office:value-type="float" office:value="0.067" calcext:value-type="float">
            <text:p>0.067</text:p>
          </table:table-cell>
          <table:table-cell table:style-name="ce83" table:formula="of:=LOG([.D58]/100)" office:value-type="float" office:value="0.770115294787102" calcext:value-type="float">
            <text:p>0.770</text:p>
          </table:table-cell>
          <table:table-cell table:style-name="ce85" table:formula="of:=LOG([.E58])" office:value-type="float" office:value="0.161368002234975" calcext:value-type="float">
            <text:p>0.161</text:p>
          </table:table-cell>
          <table:table-cell table:style-name="ce85" table:formula="of:=EXP(1.654)" office:value-type="float" office:value="5.22784945792389" calcext:value-type="float">
            <text:p>5.228</text:p>
          </table:table-cell>
          <table:table-cell/>
          <table:table-cell table:style-name="ce87" office:value-type="float" office:value="4000" calcext:value-type="float">
            <text:p>4000</text:p>
          </table:table-cell>
          <table:table-cell table:style-name="ce89" table:formula="of:=[.$Q$54]*([.S58]/100)^-[.$G$54]" office:value-type="float" office:value="0.393802998972968" calcext:value-type="float">
            <text:p>0.394</text:p>
          </table:table-cell>
          <table:table-cell table:style-name="ce89" table:formula="of:=[.$Q$54]*([.S58]/100)^- ([.$G$54]+[.$H$54])" office:value-type="float" office:value="0.282548899385739" calcext:value-type="float">
            <text:p>0.283</text:p>
          </table:table-cell>
          <table:table-cell table:style-name="ce89" table:formula="of:=[.$Q$54]*([.S58]/100)^- ([.$G$54]-[.$H$54])" office:value-type="float" office:value="0.548863585514751" calcext:value-type="float">
            <text:p>0.549</text:p>
          </table:table-cell>
          <table:table-cell table:style-name="ce90" table:formula="of:=[.$Q$54]*([.$G$54])*([.$S58]/100)^(-[.$G$54]-1) / (100* 3600 * 24)" office:value-type="float" office:value="0.00000000079877286539" calcext:value-type="float">
            <text:p>7.99E-10</text:p>
          </table:table-cell>
          <table:table-cell table:style-name="ce90" table:formula="of:=-[.$Q$54]*(-([.$G$54]+[.$H$54]))*([.$S58]/100)^-([.$G$54]+[.$H$54]+1) / (100*3600 * 24)" office:value-type="float" office:value="0.00000000064669033395" calcext:value-type="float">
            <text:p>6.47E-10</text:p>
          </table:table-cell>
          <table:table-cell table:style-name="ce90" table:formula="of:=-[.$Q$54]*(-([.$G$54]-[.$H$54]))*([.$S58]/100)^-([.$G$54]-[.$H$54]+1) / (100 * 3600 * 24)" office:value-type="float" office:value="0.00000000097035778573" calcext:value-type="float">
            <text:p>9.70E-10</text:p>
          </table:table-cell>
          <table:table-cell table:style-name="ce143" table:formula="of:=[.W58]/1000" office:value-type="float" office:value="0.00000000000079877287" calcext:value-type="float">
            <text:p>7.99E-13</text:p>
          </table:table-cell>
          <table:table-cell table:style-name="ce143" table:formula="of:=[.X58]/1000" office:value-type="float" office:value="0.00000000000064669033" calcext:value-type="float">
            <text:p>6.47E-13</text:p>
          </table:table-cell>
          <table:table-cell table:style-name="ce143" table:formula="of:=[.Y58]/1000" office:value-type="float" office:value="0.00000000000097035779" calcext:value-type="float">
            <text:p>9.70E-13</text:p>
          </table:table-cell>
          <table:table-cell table:style-name="ce150" table:formula="of:=[.Z58]/1000" office:value-type="float" office:value="7.98772865393665E-016" calcext:value-type="float">
            <text:p>7.988E-16</text:p>
          </table:table-cell>
          <table:table-cell table:style-name="ce150" table:formula="of:=[.AA58]/1000" office:value-type="float" office:value="6.46690333952893E-016" calcext:value-type="float">
            <text:p>6.467E-16</text:p>
          </table:table-cell>
          <table:table-cell table:style-name="ce150" table:formula="of:=[.AB58]/1000" office:value-type="float" office:value="9.70357785733545E-016" calcext:value-type="float">
            <text:p>9.704E-16</text:p>
          </table:table-cell>
          <table:table-cell table:style-name="ce154" table:formula="of:=PERCENTILE(([.AC58:.AE58] ~ [.AC64:.AE64] ~ [.AC69:.AE69] ~ [.AC74:.AE74]); 0.1)" office:value-type="float" office:value="1.48673925886311E-017" calcext:value-type="float">
            <text:p>1.49E-17</text:p>
          </table:table-cell>
          <table:table-cell table:style-name="ce154" table:formula="of:=PERCENTILE(([.AC58:.AE58] ~ [.AC64:.AE64] ~ [.AC69:.AE69] ~ [.AC74:.AE74]); 0.9)" office:value-type="float" office:value="7.83564612249588E-016" calcext:value-type="float">
            <text:p>7.84E-16</text:p>
          </table:table-cell>
          <table:table-cell table:style-name="ce158" table:formula="of:=PERCENTILE(([.B45:.Q47]); 0.1)" office:value-type="float" office:value="1.24119080632291E-016" calcext:value-type="float">
            <text:p>1.24E-16</text:p>
          </table:table-cell>
          <table:table-cell table:style-name="ce158" table:formula="of:=PERCENTILE(([.C45:.R47]); 0.25)" office:value-type="float" office:value="1.53698345807623E-016" calcext:value-type="float">
            <text:p>1.54E-16</text:p>
          </table:table-cell>
          <table:table-cell table:style-name="ce158" table:formula="of:=PERCENTILE(([.D45:.S47]); 0.75)" office:value-type="float" office:value="3.42437952510913E-016" calcext:value-type="float">
            <text:p>3.42E-16</text:p>
          </table:table-cell>
          <table:table-cell table:style-name="ce158" table:formula="of:=PERCENTILE(([.E45:.T47]); 0.9)" office:value-type="float" office:value="3.59484304374869E-016" calcext:value-type="float">
            <text:p>3.59E-16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78"/>
          <table:table-cell table:style-name="ce77" office:value-type="string" calcext:value-type="string">
            <text:p>Irminger</text:p>
          </table:table-cell>
          <table:table-cell table:style-name="ce78" table:number-columns-repeated="10"/>
          <table:table-cell table:style-name="ce83"/>
          <table:table-cell table:style-name="ce85" table:number-columns-repeated="2"/>
          <table:table-cell/>
          <table:table-cell table:style-name="ce87" office:value-type="string" calcext:value-type="string">
            <text:p>Irminger</text:p>
          </table:table-cell>
          <table:table-cell table:style-name="ce89" table:number-columns-repeated="3"/>
          <table:table-cell table:style-name="ce90" table:number-columns-repeated="3"/>
          <table:table-cell table:style-name="ce143" table:number-columns-repeated="3"/>
          <table:table-cell table:style-name="ce150" table:number-columns-repeated="3"/>
          <table:table-cell table:style-name="ce93" table:number-columns-repeated="3"/>
          <table:table-cell table:style-name="ce15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2.17" calcext:value-type="float">
            <text:p>2.17</text:p>
          </table:table-cell>
          <table:table-cell table:style-name="ce78" office:value-type="float" office:value="0.09" calcext:value-type="float">
            <text:p>0.09</text:p>
          </table:table-cell>
          <table:table-cell table:style-name="ce78" office:value-type="float" office:value="0.879" calcext:value-type="float">
            <text:p>0.879</text:p>
          </table:table-cell>
          <table:table-cell table:style-name="ce78" office:value-type="float" office:value="0.19" calcext:value-type="float">
            <text:p>0.19</text:p>
          </table:table-cell>
          <table:table-cell table:style-name="ce78" office:value-type="float" office:value="0.96" calcext:value-type="float">
            <text:p>0.96</text:p>
          </table:table-cell>
          <table:table-cell table:style-name="ce78" office:value-type="float" office:value="0.135" calcext:value-type="float">
            <text:p>0.135</text:p>
          </table:table-cell>
          <table:table-cell table:style-name="ce78" office:value-type="float" office:value="234" calcext:value-type="float">
            <text:p>234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019" calcext:value-type="float">
            <text:p>0.019</text:p>
          </table:table-cell>
          <table:table-cell table:style-name="ce83" table:formula="of:=LOG([.D60]/100)" office:value-type="float" office:value="-0.0757207139381184" calcext:value-type="float">
            <text:p>-0.076</text:p>
          </table:table-cell>
          <table:table-cell table:style-name="ce85" table:formula="of:=LOG([.E60])" office:value-type="float" office:value="0.336459733848529" calcext:value-type="float">
            <text:p>0.336</text:p>
          </table:table-cell>
          <table:table-cell table:style-name="ce85" table:formula="of:=EXP(0.316)" office:value-type="float" office:value="1.37163025562604" calcext:value-type="float">
            <text:p>1.372</text:p>
          </table:table-cell>
          <table:table-cell/>
          <table:table-cell table:style-name="ce87" office:value-type="float" office:value="100" calcext:value-type="float">
            <text:p>100</text:p>
          </table:table-cell>
          <table:table-cell table:style-name="ce89" table:number-columns-repeated="3"/>
          <table:table-cell table:style-name="ce90" table:number-columns-repeated="3"/>
          <table:table-cell table:style-name="ce143" table:number-columns-repeated="3"/>
          <table:table-cell table:style-name="ce150" table:number-columns-repeated="3"/>
          <table:table-cell table:style-name="ce93" table:number-columns-repeated="3"/>
          <table:table-cell table:style-name="ce15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154" calcext:value-type="float">
            <text:p>154</text:p>
          </table:table-cell>
          <table:table-cell table:style-name="ce78" office:value-type="float" office:value="1.68" calcext:value-type="float">
            <text:p>1.68</text:p>
          </table:table-cell>
          <table:table-cell table:style-name="ce78" office:value-type="float" office:value="0.16" calcext:value-type="float">
            <text:p>0.16</text:p>
          </table:table-cell>
          <table:table-cell table:style-name="ce78" office:value-type="float" office:value="0.879" calcext:value-type="float">
            <text:p>0.879</text:p>
          </table:table-cell>
          <table:table-cell table:style-name="ce78" office:value-type="float" office:value="0.19" calcext:value-type="float">
            <text:p>0.19</text:p>
          </table:table-cell>
          <table:table-cell table:style-name="ce78" office:value-type="float" office:value="0.96" calcext:value-type="float">
            <text:p>0.96</text:p>
          </table:table-cell>
          <table:table-cell table:style-name="ce78" office:value-type="float" office:value="0.135" calcext:value-type="float">
            <text:p>0.135</text:p>
          </table:table-cell>
          <table:table-cell table:style-name="ce78" office:value-type="float" office:value="234" calcext:value-type="float">
            <text:p>234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019" calcext:value-type="float">
            <text:p>0.019</text:p>
          </table:table-cell>
          <table:table-cell table:style-name="ce83" table:formula="of:=LOG([.D61]/100)" office:value-type="float" office:value="0.187520720836463" calcext:value-type="float">
            <text:p>0.188</text:p>
          </table:table-cell>
          <table:table-cell table:style-name="ce85" table:formula="of:=LOG([.E61])" office:value-type="float" office:value="0.225309281725863" calcext:value-type="float">
            <text:p>0.225</text:p>
          </table:table-cell>
          <table:table-cell table:style-name="ce85" table:formula="of:=EXP(0.316)" office:value-type="float" office:value="1.37163025562604" calcext:value-type="float">
            <text:p>1.372</text:p>
          </table:table-cell>
          <table:table-cell/>
          <table:table-cell table:style-name="ce87" office:value-type="float" office:value="600" calcext:value-type="float">
            <text:p>600</text:p>
          </table:table-cell>
          <table:table-cell table:style-name="ce89" table:formula="of:=[.$Q$60]*([.$S61]/100)^-[.$G$60]" office:value-type="float" office:value="0.283950153107936" calcext:value-type="float">
            <text:p>0.284</text:p>
          </table:table-cell>
          <table:table-cell table:style-name="ce89" table:formula="of:=[.$Q$60]*([.$S61]/100)^-([.$G$60]+[.$H$54])" office:value-type="float" office:value="0.241662071929463" calcext:value-type="float">
            <text:p>0.242</text:p>
          </table:table-cell>
          <table:table-cell table:style-name="ce89" table:formula="of:=[.$Q$60]*([.$S61]/100)^-([.$G$60]-[.$H$54])" office:value-type="float" office:value="0.333638161778046" calcext:value-type="float">
            <text:p>0.334</text:p>
          </table:table-cell>
          <table:table-cell table:style-name="ce90" table:formula="of:=-[.$Q$60]*(-[.$G$60])*([.$S61]/100)^(-[.$G$60]-1) / (100 * 3600 * 24)" office:value-type="float" office:value="0.00000000481466405443" calcext:value-type="float">
            <text:p>4.81E-09</text:p>
          </table:table-cell>
          <table:table-cell table:style-name="ce90" table:formula="of:=-[.$Q$60]*(-([.$G$60]+[.$H$60]))*([.$S61]/100)^-([.$G$60]+[.$H$60]+1) / (100 * 3600 * 24)" office:value-type="float" office:value="0.0000000041658735369" calcext:value-type="float">
            <text:p>4.17E-09</text:p>
          </table:table-cell>
          <table:table-cell table:style-name="ce90" table:formula="of:=-[.$Q$60]*(-([.$G$60]-[.$H$60]))*([.$S61]/100)^-([.$G$60]-[.$H$60]+1) / (100 * 3600 * 24)" office:value-type="float" office:value="0.00000000530450757353" calcext:value-type="float">
            <text:p>5.30E-09</text:p>
          </table:table-cell>
          <table:table-cell table:style-name="ce143" table:formula="of:=[.W61]/1000" office:value-type="float" office:value="0.00000000000481466405" calcext:value-type="float">
            <text:p>4.81E-12</text:p>
          </table:table-cell>
          <table:table-cell table:style-name="ce143" table:formula="of:=[.X61]/1000" office:value-type="float" office:value="0.00000000000416587354" calcext:value-type="float">
            <text:p>4.17E-12</text:p>
          </table:table-cell>
          <table:table-cell table:style-name="ce143" table:formula="of:=[.Y61]/1000" office:value-type="float" office:value="0.00000000000530450757" calcext:value-type="float">
            <text:p>5.30E-12</text:p>
          </table:table-cell>
          <table:table-cell table:style-name="ce150" table:formula="of:=[.Z61]/1000" office:value-type="float" office:value="4.81466405443433E-015" calcext:value-type="float">
            <text:p>4.815E-15</text:p>
          </table:table-cell>
          <table:table-cell table:style-name="ce150" table:formula="of:=[.AA61]/1000" office:value-type="float" office:value="4.16587353689653E-015" calcext:value-type="float">
            <text:p>4.166E-15</text:p>
          </table:table-cell>
          <table:table-cell table:style-name="ce150" table:formula="of:=[.AB61]/1000" office:value-type="float" office:value="5.3045075735282E-015" calcext:value-type="float">
            <text:p>5.305E-15</text:p>
          </table:table-cell>
          <table:table-cell table:style-name="ce93" table:number-columns-repeated="3"/>
          <table:table-cell table:style-name="ce15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402" calcext:value-type="float">
            <text:p>402</text:p>
          </table:table-cell>
          <table:table-cell table:style-name="ce78" office:value-type="float" office:value="0.57" calcext:value-type="float">
            <text:p>0.57</text:p>
          </table:table-cell>
          <table:table-cell table:style-name="ce78" office:value-type="float" office:value="0.04" calcext:value-type="float">
            <text:p>0.04</text:p>
          </table:table-cell>
          <table:table-cell table:style-name="ce78" office:value-type="float" office:value="0.879" calcext:value-type="float">
            <text:p>0.879</text:p>
          </table:table-cell>
          <table:table-cell table:style-name="ce78" office:value-type="float" office:value="0.19" calcext:value-type="float">
            <text:p>0.19</text:p>
          </table:table-cell>
          <table:table-cell table:style-name="ce78" office:value-type="float" office:value="0.96" calcext:value-type="float">
            <text:p>0.96</text:p>
          </table:table-cell>
          <table:table-cell table:style-name="ce78" office:value-type="float" office:value="0.135" calcext:value-type="float">
            <text:p>0.135</text:p>
          </table:table-cell>
          <table:table-cell table:style-name="ce78" office:value-type="float" office:value="234" calcext:value-type="float">
            <text:p>234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019" calcext:value-type="float">
            <text:p>0.019</text:p>
          </table:table-cell>
          <table:table-cell table:style-name="ce83" table:formula="of:=LOG([.D62]/100)" office:value-type="float" office:value="0.60422605308447" calcext:value-type="float">
            <text:p>0.604</text:p>
          </table:table-cell>
          <table:table-cell table:style-name="ce85" table:formula="of:=LOG([.E62])" office:value-type="float" office:value="-0.244125144327509" calcext:value-type="float">
            <text:p>-0.244</text:p>
          </table:table-cell>
          <table:table-cell table:style-name="ce85" table:formula="of:=EXP(0.316)" office:value-type="float" office:value="1.37163025562604" calcext:value-type="float">
            <text:p>1.372</text:p>
          </table:table-cell>
          <table:table-cell/>
          <table:table-cell table:style-name="ce87" office:value-type="float" office:value="1000" calcext:value-type="float">
            <text:p>1000</text:p>
          </table:table-cell>
          <table:table-cell table:style-name="ce89" table:formula="of:=[.$Q$60]*([.$S62]/100)^-[.$G$60]" office:value-type="float" office:value="0.181232906847691" calcext:value-type="float">
            <text:p>0.181</text:p>
          </table:table-cell>
          <table:table-cell table:style-name="ce89" table:formula="of:=[.$Q$60]*([.$S62]/100)^-([.$G$60]+[.$H$54])" office:value-type="float" office:value="0.147311637218929" calcext:value-type="float">
            <text:p>0.147</text:p>
          </table:table-cell>
          <table:table-cell table:style-name="ce89" table:formula="of:=[.$Q$60]*([.$S62]/100)^-([.$G$60]-[.$H$54])" office:value-type="float" office:value="0.222965185538263" calcext:value-type="float">
            <text:p>0.223</text:p>
          </table:table-cell>
          <table:table-cell table:style-name="ce90" table:formula="of:=-[.$Q$60]*(-[.$G$60])*([.$S62]/100)^(-[.$G$60]-1) / (100 * 3600 * 24)" office:value-type="float" office:value="0.0000000018437931148" calcext:value-type="float">
            <text:p>1.84E-09</text:p>
          </table:table-cell>
          <table:table-cell table:style-name="ce90" table:formula="of:=-[.$Q$60]*(-([.$G$60]+[.$H$60]))*([.$S62]/100)^-([.$G$60]+[.$H$60]+1) / (100 * 3600 * 24)" office:value-type="float" office:value="0.00000000144777481998" calcext:value-type="float">
            <text:p>1.45E-09</text:p>
          </table:table-cell>
          <table:table-cell table:style-name="ce90" table:formula="of:=-[.$Q$60]*(-([.$G$60]-[.$H$60]))*([.$S62]/100)^-([.$G$60]-[.$H$60]+1) / (100 * 3600 * 24)" office:value-type="float" office:value="0.0000000022384249386" calcext:value-type="float">
            <text:p>2.24E-09</text:p>
          </table:table-cell>
          <table:table-cell table:style-name="ce143" table:formula="of:=[.W62]/1000" office:value-type="float" office:value="0.00000000000184379311" calcext:value-type="float">
            <text:p>1.84E-12</text:p>
          </table:table-cell>
          <table:table-cell table:style-name="ce143" table:formula="of:=[.X62]/1000" office:value-type="float" office:value="0.00000000000144777482" calcext:value-type="float">
            <text:p>1.45E-12</text:p>
          </table:table-cell>
          <table:table-cell table:style-name="ce143" table:formula="of:=[.Y62]/1000" office:value-type="float" office:value="0.00000000000223842494" calcext:value-type="float">
            <text:p>2.24E-12</text:p>
          </table:table-cell>
          <table:table-cell table:style-name="ce150" table:formula="of:=[.Z62]/1000" office:value-type="float" office:value="1.84379311480463E-015" calcext:value-type="float">
            <text:p>1.844E-15</text:p>
          </table:table-cell>
          <table:table-cell table:style-name="ce150" table:formula="of:=[.AA62]/1000" office:value-type="float" office:value="1.4477748199764E-015" calcext:value-type="float">
            <text:p>1.448E-15</text:p>
          </table:table-cell>
          <table:table-cell table:style-name="ce150" table:formula="of:=[.AB62]/1000" office:value-type="float" office:value="2.23842493860474E-015" calcext:value-type="float">
            <text:p>2.238E-15</text:p>
          </table:table-cell>
          <table:table-cell table:style-name="ce93" table:number-columns-repeated="3"/>
          <table:table-cell table:style-name="ce15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8"/>
          <table:table-cell table:style-name="ce77" office:value-type="string" calcext:value-type="string">
            <text:p>Iceland</text:p>
          </table:table-cell>
          <table:table-cell table:style-name="ce78" table:number-columns-repeated="10"/>
          <table:table-cell table:style-name="ce83"/>
          <table:table-cell table:style-name="ce85" table:number-columns-repeated="2"/>
          <table:table-cell/>
          <table:table-cell table:style-name="ce87" office:value-type="float" office:value="2500" calcext:value-type="float">
            <text:p>2500</text:p>
          </table:table-cell>
          <table:table-cell table:style-name="ce89" table:formula="of:=[.$Q$60]*([.$S63]/100)^-[.$G$60]" office:value-type="float" office:value="0.0809930565119166" calcext:value-type="float">
            <text:p>0.081</text:p>
          </table:table-cell>
          <table:table-cell table:style-name="ce89" table:formula="of:=[.$Q$60]*([.$S63]/100)^-([.$G$60]+[.$H$54])" office:value-type="float" office:value="0.0606224086656573" calcext:value-type="float">
            <text:p>0.061</text:p>
          </table:table-cell>
          <table:table-cell table:style-name="ce89" table:formula="of:=[.$Q$60]*([.$S63]/100)^-([.$G$60]-[.$H$54])" office:value-type="float" office:value="0.108208752300182" calcext:value-type="float">
            <text:p>0.108</text:p>
          </table:table-cell>
          <table:table-cell table:style-name="ce90" table:formula="of:=-[.$Q$60]*(-[.$G$60])*([.$S63]/100)^(-[.$G$60]-1) / (100 * 3600 * 24)" office:value-type="float" office:value="0.00000000032959674386" calcext:value-type="float">
            <text:p>3.30E-10</text:p>
          </table:table-cell>
          <table:table-cell table:style-name="ce90" table:formula="of:=-[.$Q$60]*(-([.$G$60]+[.$H$60]))*([.$S63]/100)^-([.$G$60]+[.$H$60]+1) / (100 * 3600 * 24)" office:value-type="float" office:value="0.00000000021745186714" calcext:value-type="float">
            <text:p>2.17E-10</text:p>
          </table:table-cell>
          <table:table-cell table:style-name="ce90" table:formula="of:=-[.$Q$60]*(-([.$G$60]-[.$H$60]))*([.$S63]/100)^-([.$G$60]-[.$H$60]+1) / (100 * 3600 * 24)" office:value-type="float" office:value="0.00000000047623560439" calcext:value-type="float">
            <text:p>4.76E-10</text:p>
          </table:table-cell>
          <table:table-cell table:style-name="ce143" table:formula="of:=[.W63]/1000" office:value-type="float" office:value="0.00000000000032959674" calcext:value-type="float">
            <text:p>3.30E-13</text:p>
          </table:table-cell>
          <table:table-cell table:style-name="ce143" table:formula="of:=[.X63]/1000" office:value-type="float" office:value="0.00000000000021745187" calcext:value-type="float">
            <text:p>2.17E-13</text:p>
          </table:table-cell>
          <table:table-cell table:style-name="ce143" table:formula="of:=[.Y63]/1000" office:value-type="float" office:value="0.0000000000004762356" calcext:value-type="float">
            <text:p>4.76E-13</text:p>
          </table:table-cell>
          <table:table-cell table:style-name="ce150" table:formula="of:=[.Z63]/1000" office:value-type="float" office:value="3.29596743860994E-016" calcext:value-type="float">
            <text:p>3.296E-16</text:p>
          </table:table-cell>
          <table:table-cell table:style-name="ce150" table:formula="of:=[.AA63]/1000" office:value-type="float" office:value="2.17451867141411E-016" calcext:value-type="float">
            <text:p>2.175E-16</text:p>
          </table:table-cell>
          <table:table-cell table:style-name="ce150" table:formula="of:=[.AB63]/1000" office:value-type="float" office:value="4.76235604388095E-016" calcext:value-type="float">
            <text:p>4.762E-16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4.47" calcext:value-type="float">
            <text:p>4.47</text:p>
          </table:table-cell>
          <table:table-cell table:style-name="ce78" office:value-type="float" office:value="0.3" calcext:value-type="float">
            <text:p>0.3</text:p>
          </table:table-cell>
          <table:table-cell table:style-name="ce78" office:value-type="float" office:value="0.687" calcext:value-type="float">
            <text:p>0.687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032" calcext:value-type="float">
            <text:p>0.032</text:p>
          </table:table-cell>
          <table:table-cell table:style-name="ce78" office:value-type="float" office:value="296" calcext:value-type="float">
            <text:p>296</text:p>
          </table:table-cell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0.94" calcext:value-type="float">
            <text:p>0.94</text:p>
          </table:table-cell>
          <table:table-cell table:style-name="ce78" office:value-type="float" office:value="0.151" calcext:value-type="float">
            <text:p>0.151</text:p>
          </table:table-cell>
          <table:table-cell table:style-name="ce83" table:formula="of:=LOG([.D64]/100)" office:value-type="float" office:value="-0.0861861476162833" calcext:value-type="float">
            <text:p>-0.086</text:p>
          </table:table-cell>
          <table:table-cell table:style-name="ce85" table:formula="of:=LOG([.E64])" office:value-type="float" office:value="0.650307523131936" calcext:value-type="float">
            <text:p>0.650</text:p>
          </table:table-cell>
          <table:table-cell table:style-name="ce85" table:formula="of:=EXP(1.335)" office:value-type="float" office:value="3.79999594641927" calcext:value-type="float">
            <text:p>3.800</text:p>
          </table:table-cell>
          <table:table-cell/>
          <table:table-cell table:style-name="ce87" office:value-type="float" office:value="4000" calcext:value-type="float">
            <text:p>4000</text:p>
          </table:table-cell>
          <table:table-cell table:style-name="ce89" table:formula="of:=[.$Q$60]*([.$S64]/100)^-[.$G$60]" office:value-type="float" office:value="0.0535829134756095" calcext:value-type="float">
            <text:p>0.054</text:p>
          </table:table-cell>
          <table:table-cell table:style-name="ce89" table:formula="of:=[.$Q$60]*([.$S64]/100)^-([.$G$60]+[.$H$54])" office:value-type="float" office:value="0.0384450937852152" calcext:value-type="float">
            <text:p>0.038</text:p>
          </table:table-cell>
          <table:table-cell table:style-name="ce89" table:formula="of:=[.$Q$60]*([.$S64]/100)^-([.$G$60]-[.$H$54])" office:value-type="float" office:value="0.0746812748741115" calcext:value-type="float">
            <text:p>0.075</text:p>
          </table:table-cell>
          <table:table-cell table:style-name="ce90" table:formula="of:=-[.$Q$60]*(-[.$G$60])*([.$S64]/100)^(-[.$G$60]-1) / (100 * 3600 * 24)" office:value-type="float" office:value="0.00000000013628293098" calcext:value-type="float">
            <text:p>1.36E-10</text:p>
          </table:table-cell>
          <table:table-cell table:style-name="ce90" table:formula="of:=-[.$Q$60]*(-([.$G$60]+[.$H$60]))*([.$S64]/100)^-([.$G$60]+[.$H$60]+1) / (100 * 3600 * 24)" office:value-type="float" office:value="0.00000000008223162962" calcext:value-type="float">
            <text:p>8.22E-11</text:p>
          </table:table-cell>
          <table:table-cell table:style-name="ce90" table:formula="of:=-[.$Q$60]*(-([.$G$60]-[.$H$60]))*([.$S64]/100)^-([.$G$60]-[.$H$60]+1) / (100 * 3600 * 24)" office:value-type="float" office:value="0.00000000021530950889" calcext:value-type="float">
            <text:p>2.15E-10</text:p>
          </table:table-cell>
          <table:table-cell table:style-name="ce143" table:formula="of:=[.W64]/1000" office:value-type="float" office:value="0.00000000000013628293" calcext:value-type="float">
            <text:p>1.36E-13</text:p>
          </table:table-cell>
          <table:table-cell table:style-name="ce143" table:formula="of:=[.X64]/1000" office:value-type="float" office:value="0.00000000000008223163" calcext:value-type="float">
            <text:p>8.22E-14</text:p>
          </table:table-cell>
          <table:table-cell table:style-name="ce143" table:formula="of:=[.Y64]/1000" office:value-type="float" office:value="0.00000000000021530951" calcext:value-type="float">
            <text:p>2.15E-13</text:p>
          </table:table-cell>
          <table:table-cell table:style-name="ce150" table:formula="of:=[.Z64]/1000" office:value-type="float" office:value="1.36282930975291E-016" calcext:value-type="float">
            <text:p>1.363E-16</text:p>
          </table:table-cell>
          <table:table-cell table:style-name="ce150" table:formula="of:=[.AA64]/1000" office:value-type="float" office:value="8.2231629621234E-017" calcext:value-type="float">
            <text:p>8.223E-17</text:p>
          </table:table-cell>
          <table:table-cell table:style-name="ce150" table:formula="of:=[.AB64]/1000" office:value-type="float" office:value="2.15309508893802E-016" calcext:value-type="float">
            <text:p>2.153E-16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152" calcext:value-type="float">
            <text:p>152</text:p>
          </table:table-cell>
          <table:table-cell table:style-name="ce78" office:value-type="float" office:value="2.78" calcext:value-type="float">
            <text:p>2.78</text:p>
          </table:table-cell>
          <table:table-cell table:style-name="ce78" office:value-type="float" office:value="0.15" calcext:value-type="float">
            <text:p>0.15</text:p>
          </table:table-cell>
          <table:table-cell table:style-name="ce78" office:value-type="float" office:value="0.687" calcext:value-type="float">
            <text:p>0.687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032" calcext:value-type="float">
            <text:p>0.032</text:p>
          </table:table-cell>
          <table:table-cell table:style-name="ce78" office:value-type="float" office:value="296" calcext:value-type="float">
            <text:p>296</text:p>
          </table:table-cell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0.94" calcext:value-type="float">
            <text:p>0.94</text:p>
          </table:table-cell>
          <table:table-cell table:style-name="ce78" office:value-type="float" office:value="0.151" calcext:value-type="float">
            <text:p>0.151</text:p>
          </table:table-cell>
          <table:table-cell table:style-name="ce83" table:formula="of:=LOG([.D65]/100)" office:value-type="float" office:value="0.181843587944773" calcext:value-type="float">
            <text:p>0.182</text:p>
          </table:table-cell>
          <table:table-cell table:style-name="ce85" table:formula="of:=LOG([.E65])" office:value-type="float" office:value="0.444044795918076" calcext:value-type="float">
            <text:p>0.444</text:p>
          </table:table-cell>
          <table:table-cell table:style-name="ce85" table:formula="of:=EXP(1.335)" office:value-type="float" office:value="3.79999594641927" calcext:value-type="float">
            <text:p>3.800</text:p>
          </table:table-cell>
          <table:table-cell/>
          <table:table-cell table:style-name="ce87" office:value-type="string" calcext:value-type="string">
            <text:p>Iceland</text:p>
          </table:table-cell>
          <table:table-cell table:style-name="ce89" table:number-columns-repeated="3"/>
          <table:table-cell table:style-name="ce90" table:number-columns-repeated="3"/>
          <table:table-cell table:style-name="ce143" table:number-columns-repeated="3"/>
          <table:table-cell table:style-name="ce150" table:number-columns-repeated="3"/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402" calcext:value-type="float">
            <text:p>402</text:p>
          </table:table-cell>
          <table:table-cell table:style-name="ce78" office:value-type="float" office:value="1.49" calcext:value-type="float">
            <text:p>1.49</text:p>
          </table:table-cell>
          <table:table-cell table:style-name="ce78" office:value-type="float" office:value="0.1" calcext:value-type="float">
            <text:p>0.1</text:p>
          </table:table-cell>
          <table:table-cell table:style-name="ce78" office:value-type="float" office:value="0.687" calcext:value-type="float">
            <text:p>0.687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032" calcext:value-type="float">
            <text:p>0.032</text:p>
          </table:table-cell>
          <table:table-cell table:style-name="ce78" office:value-type="float" office:value="296" calcext:value-type="float">
            <text:p>296</text:p>
          </table:table-cell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0.94" calcext:value-type="float">
            <text:p>0.94</text:p>
          </table:table-cell>
          <table:table-cell table:style-name="ce78" office:value-type="float" office:value="0.151" calcext:value-type="float">
            <text:p>0.151</text:p>
          </table:table-cell>
          <table:table-cell table:style-name="ce83" table:formula="of:=LOG([.D66]/100)" office:value-type="float" office:value="0.60422605308447" calcext:value-type="float">
            <text:p>0.604</text:p>
          </table:table-cell>
          <table:table-cell table:style-name="ce85" table:formula="of:=LOG([.E66])" office:value-type="float" office:value="0.173186268412274" calcext:value-type="float">
            <text:p>0.173</text:p>
          </table:table-cell>
          <table:table-cell table:style-name="ce85" table:formula="of:=EXP(1.335)" office:value-type="float" office:value="3.79999594641927" calcext:value-type="float">
            <text:p>3.800</text:p>
          </table:table-cell>
          <table:table-cell/>
          <table:table-cell table:style-name="ce87" office:value-type="float" office:value="600" calcext:value-type="float">
            <text:p>600</text:p>
          </table:table-cell>
          <table:table-cell table:style-name="ce89" table:formula="of:=[.$Q$64]*([.$S66]/100)^-[.$G$64]" office:value-type="float" office:value="1.1096684140774" calcext:value-type="float">
            <text:p>1.110</text:p>
          </table:table-cell>
          <table:table-cell table:style-name="ce89" table:formula="of:=[.$Q$64]*([.$S66]/100)^-([.$G$64]+[.$H$64])" office:value-type="float" office:value="1.05159542206906" calcext:value-type="float">
            <text:p>1.052</text:p>
          </table:table-cell>
          <table:table-cell table:style-name="ce89" table:formula="of:=[.$Q$64]*([.$S66]/100)^-([.$G$64]-[.H$64])" office:value-type="float" office:value="1.17094841167935" calcext:value-type="float">
            <text:p>1.171</text:p>
          </table:table-cell>
          <table:table-cell table:style-name="ce90" table:formula="of:=-[.$Q$64]*(-[.$G$64])*([.$S66]/100)^(-[.$G$64]-1) / (100 * 3600 * 24)" office:value-type="float" office:value="0.00000001470567516341" calcext:value-type="float">
            <text:p>1.47E-08</text:p>
          </table:table-cell>
          <table:table-cell table:style-name="ce90" table:formula="of:=-[.$Q$64]*(-([.$G$64]+[.$H$64]))*([.$S66]/100)^-([.$G$64]+[.$H$64]+1) / (100 * 3600 * 24)" office:value-type="float" office:value="0.00000001454463575663" calcext:value-type="float">
            <text:p>1.45E-08</text:p>
          </table:table-cell>
          <table:table-cell table:style-name="ce90" table:formula="of:=-[.$Q$64]*(-([.$G$64]-[.$H$64]))*([.$S66]/100)^-([.$G$64]-[.$H$64]+1) / (100 * 3600 * 24)" office:value-type="float" office:value="0.0000000148401448008" calcext:value-type="float">
            <text:p>1.48E-08</text:p>
          </table:table-cell>
          <table:table-cell table:style-name="ce143" table:formula="of:=[.W66]/1000" office:value-type="float" office:value="0.00000000001470567516" calcext:value-type="float">
            <text:p>1.47E-11</text:p>
          </table:table-cell>
          <table:table-cell table:style-name="ce143" table:formula="of:=[.X66]/1000" office:value-type="float" office:value="0.00000000001454463576" calcext:value-type="float">
            <text:p>1.45E-11</text:p>
          </table:table-cell>
          <table:table-cell table:style-name="ce143" table:formula="of:=[.Y66]/1000" office:value-type="float" office:value="0.0000000000148401448" calcext:value-type="float">
            <text:p>1.48E-11</text:p>
          </table:table-cell>
          <table:table-cell table:style-name="ce150" table:formula="of:=[.Z66]/1000" office:value-type="float" office:value="0.00000000000001470568" calcext:value-type="float">
            <text:p>1.471E-14</text:p>
          </table:table-cell>
          <table:table-cell table:style-name="ce150" table:formula="of:=[.AA66]/1000" office:value-type="float" office:value="0.00000000000001454464" calcext:value-type="float">
            <text:p>1.454E-14</text:p>
          </table:table-cell>
          <table:table-cell table:style-name="ce150" table:formula="of:=[.AB66]/1000" office:value-type="float" office:value="0.00000000000001484014" calcext:value-type="float">
            <text:p>1.484E-14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7" office:value-type="string" calcext:value-type="string">
            <text:p>NASG</text:p>
          </table:table-cell>
          <table:table-cell table:style-name="ce78" table:number-columns-repeated="10"/>
          <table:table-cell table:style-name="ce83"/>
          <table:table-cell table:style-name="ce85" table:number-columns-repeated="2"/>
          <table:table-cell/>
          <table:table-cell table:style-name="ce87" office:value-type="float" office:value="1000" calcext:value-type="float">
            <text:p>1000</text:p>
          </table:table-cell>
          <table:table-cell table:style-name="ce89" table:formula="of:=[.$Q$64]*([.$S67]/100)^-[.$G$64]" office:value-type="float" office:value="0.781237593102123" calcext:value-type="float">
            <text:p>0.781</text:p>
          </table:table-cell>
          <table:table-cell table:style-name="ce89" table:formula="of:=[.$Q$64]*([.$S67]/100)^-([.$G$64]+[.$H$64])" office:value-type="float" office:value="0.729093343706846" calcext:value-type="float">
            <text:p>0.729</text:p>
          </table:table-cell>
          <table:table-cell table:style-name="ce89" table:formula="of:=[.$Q$64]*([.$S67]/100)^-([.$G$64]-[.H$64])" office:value-type="float" office:value="0.837111162986287" calcext:value-type="float">
            <text:p>0.837</text:p>
          </table:table-cell>
          <table:table-cell table:style-name="ce90" table:formula="of:=-[.$Q$64]*(-[.$G$64])*([.$S67]/100)^(-[.$G$64]-1) / (100 * 3600 * 24)" office:value-type="float" office:value="0.00000000621192391737" calcext:value-type="float">
            <text:p>6.21E-09</text:p>
          </table:table-cell>
          <table:table-cell table:style-name="ce90" table:formula="of:=-[.$Q$64]*(-([.$G$64]+[.$H$64]))*([.$S67]/100)^-([.$G$64]+[.$H$64]+1) / (100 * 3600 * 24)" office:value-type="float" office:value="0.00000000605046212312" calcext:value-type="float">
            <text:p>6.05E-09</text:p>
          </table:table-cell>
          <table:table-cell table:style-name="ce90" table:formula="of:=-[.$Q$64]*(-([.$G$64]-[.$H$64]))*([.$S67]/100)^-([.$G$64]-[.$H$64]+1) / (100 * 3600 * 24)" office:value-type="float" office:value="0.00000000636553280187" calcext:value-type="float">
            <text:p>6.37E-09</text:p>
          </table:table-cell>
          <table:table-cell table:style-name="ce143" table:formula="of:=[.W67]/1000" office:value-type="float" office:value="0.00000000000621192392" calcext:value-type="float">
            <text:p>6.21E-12</text:p>
          </table:table-cell>
          <table:table-cell table:style-name="ce143" table:formula="of:=[.X67]/1000" office:value-type="float" office:value="0.00000000000605046212" calcext:value-type="float">
            <text:p>6.05E-12</text:p>
          </table:table-cell>
          <table:table-cell table:style-name="ce143" table:formula="of:=[.Y67]/1000" office:value-type="float" office:value="0.0000000000063655328" calcext:value-type="float">
            <text:p>6.37E-12</text:p>
          </table:table-cell>
          <table:table-cell table:style-name="ce150" table:formula="of:=[.Z67]/1000" office:value-type="float" office:value="6.21192391737452E-015" calcext:value-type="float">
            <text:p>6.212E-15</text:p>
          </table:table-cell>
          <table:table-cell table:style-name="ce150" table:formula="of:=[.AA67]/1000" office:value-type="float" office:value="6.05046212312279E-015" calcext:value-type="float">
            <text:p>6.050E-15</text:p>
          </table:table-cell>
          <table:table-cell table:style-name="ce150" table:formula="of:=[.AB67]/1000" office:value-type="float" office:value="6.36553280187489E-015" calcext:value-type="float">
            <text:p>6.366E-15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2.95" calcext:value-type="float">
            <text:p>2.95</text:p>
          </table:table-cell>
          <table:table-cell table:style-name="ce78" office:value-type="float" office:value="0.91" calcext:value-type="float">
            <text:p>0.91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68]/100)" office:value-type="float" office:value="-0.167491087293764" calcext:value-type="float">
            <text:p>-0.167</text:p>
          </table:table-cell>
          <table:table-cell table:style-name="ce85" table:formula="of:=LOG([.E68])" office:value-type="float" office:value="0.469822015978163" calcext:value-type="float">
            <text:p>0.470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 office:value-type="float" office:value="2500" calcext:value-type="float">
            <text:p>2500</text:p>
          </table:table-cell>
          <table:table-cell table:style-name="ce89" table:formula="of:=[.$Q$64]*([.$S68]/100)^-[.$G$64]" office:value-type="float" office:value="0.416292270669933" calcext:value-type="float">
            <text:p>0.416</text:p>
          </table:table-cell>
          <table:table-cell table:style-name="ce89" table:formula="of:=[.$Q$64]*([.$S68]/100)^-([.$G$64]+[.$H$64])" office:value-type="float" office:value="0.377972451204247" calcext:value-type="float">
            <text:p>0.378</text:p>
          </table:table-cell>
          <table:table-cell table:style-name="ce89" table:formula="of:=[.$Q$64]*([.$S68]/100)^-([.$G$64]-[.H$64])" office:value-type="float" office:value="0.458497052013673" calcext:value-type="float">
            <text:p>0.458</text:p>
          </table:table-cell>
          <table:table-cell table:style-name="ce90" table:formula="of:=-[.$Q$64]*(-[.$G$64])*([.$S68]/100)^(-[.$G$64]-1) / (100 * 3600 * 24)" office:value-type="float" office:value="0.00000000132404069421" calcext:value-type="float">
            <text:p>1.32E-09</text:p>
          </table:table-cell>
          <table:table-cell table:style-name="ce90" table:formula="of:=-[.$Q$64]*(-([.$G$64]+[.$H$64]))*([.$S68]/100)^-([.$G$64]+[.$H$64]+1) / (100 * 3600 * 24)" office:value-type="float" office:value="0.0000000012546585533" calcext:value-type="float">
            <text:p>1.25E-09</text:p>
          </table:table-cell>
          <table:table-cell table:style-name="ce90" table:formula="of:=-[.$Q$64]*(-([.$G$64]-[.$H$64]))*([.$S68]/100)^-([.$G$64]-[.$H$64]+1) / (100 * 3600 * 24)" office:value-type="float" office:value="0.00000000139459519987" calcext:value-type="float">
            <text:p>1.39E-09</text:p>
          </table:table-cell>
          <table:table-cell table:style-name="ce143" table:formula="of:=[.W68]/1000" office:value-type="float" office:value="0.00000000000132404069" calcext:value-type="float">
            <text:p>1.32E-12</text:p>
          </table:table-cell>
          <table:table-cell table:style-name="ce143" table:formula="of:=[.X68]/1000" office:value-type="float" office:value="0.00000000000125465855" calcext:value-type="float">
            <text:p>1.25E-12</text:p>
          </table:table-cell>
          <table:table-cell table:style-name="ce143" table:formula="of:=[.Y68]/1000" office:value-type="float" office:value="0.0000000000013945952" calcext:value-type="float">
            <text:p>1.39E-12</text:p>
          </table:table-cell>
          <table:table-cell table:style-name="ce150" table:formula="of:=[.Z68]/1000" office:value-type="float" office:value="1.32404069421409E-015" calcext:value-type="float">
            <text:p>1.324E-15</text:p>
          </table:table-cell>
          <table:table-cell table:style-name="ce150" table:formula="of:=[.AA68]/1000" office:value-type="float" office:value="1.25465855330299E-015" calcext:value-type="float">
            <text:p>1.255E-15</text:p>
          </table:table-cell>
          <table:table-cell table:style-name="ce150" table:formula="of:=[.AB68]/1000" office:value-type="float" office:value="1.39459519987492E-015" calcext:value-type="float">
            <text:p>1.395E-15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153" calcext:value-type="float">
            <text:p>153</text:p>
          </table:table-cell>
          <table:table-cell table:style-name="ce78" office:value-type="float" office:value="0.55" calcext:value-type="float">
            <text:p>0.55</text:p>
          </table:table-cell>
          <table:table-cell table:style-name="ce78" office:value-type="float" office:value="0.04" calcext:value-type="float">
            <text:p>0.04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69]/100)" office:value-type="float" office:value="0.184691430817599" calcext:value-type="float">
            <text:p>0.185</text:p>
          </table:table-cell>
          <table:table-cell table:style-name="ce85" table:formula="of:=LOG([.E69])" office:value-type="float" office:value="-0.259637310505756" calcext:value-type="float">
            <text:p>-0.260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 office:value-type="float" office:value="4000" calcext:value-type="float">
            <text:p>4000</text:p>
          </table:table-cell>
          <table:table-cell table:style-name="ce89" table:formula="of:=[.$Q$64]*([.$S69]/100)^-[.$G$64]" office:value-type="float" office:value="0.301417122361316" calcext:value-type="float">
            <text:p>0.301</text:p>
          </table:table-cell>
          <table:table-cell table:style-name="ce89" table:formula="of:=[.$Q$64]*([.$S69]/100)^-([.$G$64]+[.$H$64])" office:value-type="float" office:value="0.269839870376734" calcext:value-type="float">
            <text:p>0.270</text:p>
          </table:table-cell>
          <table:table-cell table:style-name="ce89" table:formula="of:=[.$Q$64]*([.$S69]/100)^-([.$G$64]-[.H$64])" office:value-type="float" office:value="0.336689613457546" calcext:value-type="float">
            <text:p>0.337</text:p>
          </table:table-cell>
          <table:table-cell table:style-name="ce90" table:formula="of:=-[.$Q$64]*(-[.$G$64])*([.$S69]/100)^(-[.$G$64]-1) / (100 * 3600 * 24)" office:value-type="float" office:value="0.00000000059917118942" calcext:value-type="float">
            <text:p>5.99E-10</text:p>
          </table:table-cell>
          <table:table-cell table:style-name="ce90" table:formula="of:=-[.$Q$64]*(-([.$G$64]+[.$H$64]))*([.$S69]/100)^-([.$G$64]+[.$H$64]+1) / (100 * 3600 * 24)" office:value-type="float" office:value="0.00000000055982403663" calcext:value-type="float">
            <text:p>5.60E-10</text:p>
          </table:table-cell>
          <table:table-cell table:style-name="ce90" table:formula="of:=-[.$Q$64]*(-([.$G$64]-[.$H$64]))*([.$S69]/100)^-([.$G$64]-[.$H$64]+1) / (100 * 3600 * 24)" office:value-type="float" office:value="0.00000000064006098392" calcext:value-type="float">
            <text:p>6.40E-10</text:p>
          </table:table-cell>
          <table:table-cell table:style-name="ce143" table:formula="of:=[.W69]/1000" office:value-type="float" office:value="0.00000000000059917119" calcext:value-type="float">
            <text:p>5.99E-13</text:p>
          </table:table-cell>
          <table:table-cell table:style-name="ce143" table:formula="of:=[.X69]/1000" office:value-type="float" office:value="0.00000000000055982404" calcext:value-type="float">
            <text:p>5.60E-13</text:p>
          </table:table-cell>
          <table:table-cell table:style-name="ce143" table:formula="of:=[.Y69]/1000" office:value-type="float" office:value="0.00000000000064006098" calcext:value-type="float">
            <text:p>6.40E-13</text:p>
          </table:table-cell>
          <table:table-cell table:style-name="ce150" table:formula="of:=[.Z69]/1000" office:value-type="float" office:value="5.99171189416159E-016" calcext:value-type="float">
            <text:p>5.992E-16</text:p>
          </table:table-cell>
          <table:table-cell table:style-name="ce150" table:formula="of:=[.AA69]/1000" office:value-type="float" office:value="5.59824036632287E-016" calcext:value-type="float">
            <text:p>5.598E-16</text:p>
          </table:table-cell>
          <table:table-cell table:style-name="ce150" table:formula="of:=[.AB69]/1000" office:value-type="float" office:value="6.40060983916689E-016" calcext:value-type="float">
            <text:p>6.401E-16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154" calcext:value-type="float">
            <text:p>154</text:p>
          </table:table-cell>
          <table:table-cell table:style-name="ce78" office:value-type="float" office:value="0.46" calcext:value-type="float">
            <text:p>0.46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0]/100)" office:value-type="float" office:value="0.187520720836463" calcext:value-type="float">
            <text:p>0.188</text:p>
          </table:table-cell>
          <table:table-cell table:style-name="ce85" table:formula="of:=LOG([.E70])" office:value-type="float" office:value="-0.337242168318426" calcext:value-type="float">
            <text:p>-0.337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 office:value-type="string" calcext:value-type="string">
            <text:p>NASG</text:p>
          </table:table-cell>
          <table:table-cell table:style-name="ce89" table:number-columns-repeated="3"/>
          <table:table-cell table:style-name="ce90" table:number-columns-repeated="3"/>
          <table:table-cell table:style-name="ce143" table:number-columns-repeated="3"/>
          <table:table-cell table:style-name="ce150" table:number-columns-repeated="3"/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170" calcext:value-type="float">
            <text:p>170</text:p>
          </table:table-cell>
          <table:table-cell table:style-name="ce78" office:value-type="float" office:value="0.56" calcext:value-type="float">
            <text:p>0.56</text:p>
          </table:table-cell>
          <table:table-cell table:style-name="ce78" office:value-type="float" office:value="0.06" calcext:value-type="float">
            <text:p>0.06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1]/100)" office:value-type="float" office:value="0.230448921378274" calcext:value-type="float">
            <text:p>0.230</text:p>
          </table:table-cell>
          <table:table-cell table:style-name="ce85" table:formula="of:=LOG([.E71])" office:value-type="float" office:value="-0.2518119729938" calcext:value-type="float">
            <text:p>-0.252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 office:value-type="float" office:value="600" calcext:value-type="float">
            <text:p>600</text:p>
          </table:table-cell>
          <table:table-cell table:style-name="ce89" table:formula="of:=[.$Q$68]*([.$S71]/100)^-[.$G$68]" office:value-type="float" office:value="0.0610117191808734" calcext:value-type="float">
            <text:p>0.061</text:p>
          </table:table-cell>
          <table:table-cell table:style-name="ce89" table:formula="of:=[.$Q$68]*([.$S71]/100)^-([.$G$68] + [.$H$68])" office:value-type="float" office:value="0.0426366439264705" calcext:value-type="float">
            <text:p>0.043</text:p>
          </table:table-cell>
          <table:table-cell table:style-name="ce89" table:formula="of:=[.$Q$68]*([.$S71]/100)^-([.$G$68] - [.$H$68])" office:value-type="float" office:value="0.0873058837329063" calcext:value-type="float">
            <text:p>0.087</text:p>
          </table:table-cell>
          <table:table-cell table:style-name="ce90" table:formula="of:=-[.$Q$68]*(-[.$G$68])*([.$S71]/100)^(-[.$G$68]-1) / (3600 * 24 * 100)" office:value-type="float" office:value="0.00000000187248544014" calcext:value-type="float">
            <text:p>1.87E-09</text:p>
          </table:table-cell>
          <table:table-cell table:style-name="ce90" table:formula="of:=-[.$Q$68]*(-([.$G$68] + [.$H$68]))*([.$S71]/100)^-([.$G$68]+[.$H$68]+1) / (3600 * 24 * 100)" office:value-type="float" office:value="0.0000000014730368301" calcext:value-type="float">
            <text:p>1.47E-09</text:p>
          </table:table-cell>
          <table:table-cell table:style-name="ce90" table:formula="of:=-[.$Q$68]*(-([.$G$68] - [.$H$68]))*([.$S71]/100)^-([.$G$68]-[.$H$68]+1) / (3600 * 24 * 100)" office:value-type="float" office:value="0.00000000234264051452" calcext:value-type="float">
            <text:p>2.34E-09</text:p>
          </table:table-cell>
          <table:table-cell table:style-name="ce143" table:formula="of:=[.W71]/1000" office:value-type="float" office:value="0.00000000000187248544" calcext:value-type="float">
            <text:p>1.87E-12</text:p>
          </table:table-cell>
          <table:table-cell table:style-name="ce143" table:formula="of:=[.X71]/1000" office:value-type="float" office:value="0.00000000000147303683" calcext:value-type="float">
            <text:p>1.47E-12</text:p>
          </table:table-cell>
          <table:table-cell table:style-name="ce143" table:formula="of:=[.Y71]/1000" office:value-type="float" office:value="0.00000000000234264051" calcext:value-type="float">
            <text:p>2.34E-12</text:p>
          </table:table-cell>
          <table:table-cell table:style-name="ce150" table:formula="of:=[.Z71]/1000" office:value-type="float" office:value="1.8724854401383E-015" calcext:value-type="float">
            <text:p>1.872E-15</text:p>
          </table:table-cell>
          <table:table-cell table:style-name="ce150" table:formula="of:=[.AA71]/1000" office:value-type="float" office:value="1.47303683009855E-015" calcext:value-type="float">
            <text:p>1.473E-15</text:p>
          </table:table-cell>
          <table:table-cell table:style-name="ce150" table:formula="of:=[.AB71]/1000" office:value-type="float" office:value="2.34264051451529E-015" calcext:value-type="float">
            <text:p>2.343E-15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226" calcext:value-type="float">
            <text:p>226</text:p>
          </table:table-cell>
          <table:table-cell table:style-name="ce78" office:value-type="float" office:value="0.31" calcext:value-type="float">
            <text:p>0.31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2]/100)" office:value-type="float" office:value="0.354108439147401" calcext:value-type="float">
            <text:p>0.354</text:p>
          </table:table-cell>
          <table:table-cell table:style-name="ce85" table:formula="of:=LOG([.E72])" office:value-type="float" office:value="-0.508638306165727" calcext:value-type="float">
            <text:p>-0.509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 office:value-type="float" office:value="1000" calcext:value-type="float">
            <text:p>1000</text:p>
          </table:table-cell>
          <table:table-cell table:style-name="ce89" table:formula="of:=[.$Q$68]*([.$S72]/100)^-[.$G$68]" office:value-type="float" office:value="0.0270677341301696" calcext:value-type="float">
            <text:p>0.027</text:p>
          </table:table-cell>
          <table:table-cell table:style-name="ce89" table:formula="of:=[.$Q$68]*([.$S72]/100)^-([.$G$68] + [.$H$68])" office:value-type="float" office:value="0.0170785856478677" calcext:value-type="float">
            <text:p>0.017</text:p>
          </table:table-cell>
          <table:table-cell table:style-name="ce89" table:formula="of:=[.$Q$68]*([.$S72]/100)^-([.$G$68] - [.$H$68])" office:value-type="float" office:value="0.0428994675582531" calcext:value-type="float">
            <text:p>0.043</text:p>
          </table:table-cell>
          <table:table-cell table:style-name="ce90" table:formula="of:=-[.$Q$68]*(-[.$G$68])*([.$S72]/100)^(-[.$G$68]-1) / (3600 * 24 * 100)" office:value-type="float" office:value="0.00000000049843478011" calcext:value-type="float">
            <text:p>4.98E-10</text:p>
          </table:table-cell>
          <table:table-cell table:style-name="ce90" table:formula="of:=-[.$Q$68]*(-([.$G$68] + [.$H$68]))*([.$S72]/100)^-([.$G$68]+[.$H$68]+1) / (3600 * 24 * 100)" office:value-type="float" office:value="0.00000000035402484833" calcext:value-type="float">
            <text:p>3.54E-10</text:p>
          </table:table-cell>
          <table:table-cell table:style-name="ce90" table:formula="of:=-[.$Q$68]*(-([.$G$68] - [.$H$68]))*([.$S72]/100)^-([.$G$68]-[.$H$68]+1) / (3600 * 24 * 100)" office:value-type="float" office:value="0.00000000069066156682" calcext:value-type="float">
            <text:p>6.91E-10</text:p>
          </table:table-cell>
          <table:table-cell table:style-name="ce143" table:formula="of:=[.W72]/1000" office:value-type="float" office:value="0.00000000000049843478" calcext:value-type="float">
            <text:p>4.98E-13</text:p>
          </table:table-cell>
          <table:table-cell table:style-name="ce143" table:formula="of:=[.X72]/1000" office:value-type="float" office:value="0.00000000000035402485" calcext:value-type="float">
            <text:p>3.54E-13</text:p>
          </table:table-cell>
          <table:table-cell table:style-name="ce143" table:formula="of:=[.Y72]/1000" office:value-type="float" office:value="0.00000000000069066157" calcext:value-type="float">
            <text:p>6.91E-13</text:p>
          </table:table-cell>
          <table:table-cell table:style-name="ce150" table:formula="of:=[.Z72]/1000" office:value-type="float" office:value="4.98434780105321E-016" calcext:value-type="float">
            <text:p>4.984E-16</text:p>
          </table:table-cell>
          <table:table-cell table:style-name="ce150" table:formula="of:=[.AA72]/1000" office:value-type="float" office:value="3.54024848325591E-016" calcext:value-type="float">
            <text:p>3.540E-16</text:p>
          </table:table-cell>
          <table:table-cell table:style-name="ce150" table:formula="of:=[.AB72]/1000" office:value-type="float" office:value="6.90661566823265E-016" calcext:value-type="float">
            <text:p>6.907E-16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342" calcext:value-type="float">
            <text:p>342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3]/100)" office:value-type="float" office:value="0.534026106056135" calcext:value-type="float">
            <text:p>0.534</text:p>
          </table:table-cell>
          <table:table-cell table:style-name="ce85" table:formula="of:=LOG([.E73])" office:value-type="float" office:value="-0.958607314841775" calcext:value-type="float">
            <text:p>-0.959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 office:value-type="float" office:value="2500" calcext:value-type="float">
            <text:p>2500</text:p>
          </table:table-cell>
          <table:table-cell table:style-name="ce89" table:formula="of:=[.$Q$68]*([.$S73]/100)^-[.$G$68]" office:value-type="float" office:value="0.00629983751387727" calcext:value-type="float">
            <text:p>0.006</text:p>
          </table:table-cell>
          <table:table-cell table:style-name="ce89" table:formula="of:=[.$Q$68]*([.$S73]/100)^-([.$G$68] + [.$H$68])" office:value-type="float" office:value="0.00330933967868491" calcext:value-type="float">
            <text:p>0.003</text:p>
          </table:table-cell>
          <table:table-cell table:style-name="ce89" table:formula="of:=[.$Q$68]*([.$S73]/100)^-([.$G$68] - [.$H$68])" office:value-type="float" office:value="0.0119927104965625" calcext:value-type="float">
            <text:p>0.012</text:p>
          </table:table-cell>
          <table:table-cell table:style-name="ce90" table:formula="of:=-[.$Q$68]*(-[.$G$68])*([.$S73]/100)^(-[.$G$68]-1) / (3600 * 24 * 100)" office:value-type="float" office:value="0.00000000004640296984" calcext:value-type="float">
            <text:p>4.64E-11</text:p>
          </table:table-cell>
          <table:table-cell table:style-name="ce90" table:formula="of:=-[.$Q$68]*(-([.$G$68] + [.$H$68]))*([.$S73]/100)^-([.$G$68]+[.$H$68]+1) / (3600 * 24 * 100)" office:value-type="float" office:value="0.0000000000274399415" calcext:value-type="float">
            <text:p>2.74E-11</text:p>
          </table:table-cell>
          <table:table-cell table:style-name="ce90" table:formula="of:=-[.$Q$68]*(-([.$G$68] - [.$H$68]))*([.$S73]/100)^-([.$G$68]-[.$H$68]+1) / (3600 * 24 * 100)" office:value-type="float" office:value="0.00000000007723083473" calcext:value-type="float">
            <text:p>7.72E-11</text:p>
          </table:table-cell>
          <table:table-cell table:style-name="ce143" table:formula="of:=[.W73]/1000" office:value-type="float" office:value="0.00000000000004640297" calcext:value-type="float">
            <text:p>4.64E-14</text:p>
          </table:table-cell>
          <table:table-cell table:style-name="ce143" table:formula="of:=[.X73]/1000" office:value-type="float" office:value="0.00000000000002743994" calcext:value-type="float">
            <text:p>2.74E-14</text:p>
          </table:table-cell>
          <table:table-cell table:style-name="ce143" table:formula="of:=[.Y73]/1000" office:value-type="float" office:value="0.00000000000007723083" calcext:value-type="float">
            <text:p>7.72E-14</text:p>
          </table:table-cell>
          <table:table-cell table:style-name="ce150" table:formula="of:=[.Z73]/1000" office:value-type="float" office:value="4.64029698360126E-017" calcext:value-type="float">
            <text:p>4.640E-17</text:p>
          </table:table-cell>
          <table:table-cell table:style-name="ce150" table:formula="of:=[.AA73]/1000" office:value-type="float" office:value="2.74399415024291E-017" calcext:value-type="float">
            <text:p>2.744E-17</text:p>
          </table:table-cell>
          <table:table-cell table:style-name="ce150" table:formula="of:=[.AB73]/1000" office:value-type="float" office:value="7.72308347255484E-017" calcext:value-type="float">
            <text:p>7.723E-17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343" calcext:value-type="float">
            <text:p>343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4]/100)" office:value-type="float" office:value="0.53529412004277" calcext:value-type="float">
            <text:p>0.535</text:p>
          </table:table-cell>
          <table:table-cell table:style-name="ce85" table:formula="of:=LOG([.E74])" office:value-type="float" office:value="-0.958607314841775" calcext:value-type="float">
            <text:p>-0.959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 office:value-type="float" office:value="4000" calcext:value-type="float">
            <text:p>4000</text:p>
          </table:table-cell>
          <table:table-cell table:style-name="ce89" table:formula="of:=[.$Q$68]*([.$S74]/100)^-[.$G$68]" office:value-type="float" office:value="0.0029824588194064" calcext:value-type="float">
            <text:p>0.003</text:p>
          </table:table-cell>
          <table:table-cell table:style-name="ce89" table:formula="of:=[.$Q$68]*([.$S74]/100)^-([.$G$68] + [.$H$68])" office:value-type="float" office:value="0.00142614097373008" calcext:value-type="float">
            <text:p>0.001</text:p>
          </table:table-cell>
          <table:table-cell table:style-name="ce89" table:formula="of:=[.$Q$68]*([.$S74]/100)^-([.$G$68] - [.$H$68])" office:value-type="float" office:value="0.006237153811092" calcext:value-type="float">
            <text:p>0.006</text:p>
          </table:table-cell>
          <table:table-cell table:style-name="ce90" table:formula="of:=-[.$Q$68]*(-[.$G$68])*([.$S74]/100)^(-[.$G$68]-1) / (3600 * 24 * 100)" office:value-type="float" office:value="0.00000000001373001152" calcext:value-type="float">
            <text:p>1.37E-11</text:p>
          </table:table-cell>
          <table:table-cell table:style-name="ce90" table:formula="of:=-[.$Q$68]*(-([.$G$68] + [.$H$68]))*([.$S74]/100)^-([.$G$68]+[.$H$68]+1) / (3600 * 24 * 100)" office:value-type="float" office:value="0.00000000000739067848" calcext:value-type="float">
            <text:p>7.39E-12</text:p>
          </table:table-cell>
          <table:table-cell table:style-name="ce90" table:formula="of:=-[.$Q$68]*(-([.$G$68] - [.$H$68]))*([.$S74]/100)^-([.$G$68]-[.$H$68]+1) / (3600 * 24 * 100)" office:value-type="float" office:value="0.0000000000251038222" calcext:value-type="float">
            <text:p>2.51E-11</text:p>
          </table:table-cell>
          <table:table-cell table:style-name="ce143" table:formula="of:=[.W74]/1000" office:value-type="float" office:value="0.00000000000001373001" calcext:value-type="float">
            <text:p>1.37E-14</text:p>
          </table:table-cell>
          <table:table-cell table:style-name="ce143" table:formula="of:=[.X74]/1000" office:value-type="float" office:value="7.39067848365325E-015" calcext:value-type="float">
            <text:p>7.39E-15</text:p>
          </table:table-cell>
          <table:table-cell table:style-name="ce143" table:formula="of:=[.Y74]/1000" office:value-type="float" office:value="0.00000000000002510382" calcext:value-type="float">
            <text:p>2.51E-14</text:p>
          </table:table-cell>
          <table:table-cell table:style-name="ce150" table:formula="of:=[.Z74]/1000" office:value-type="float" office:value="1.3730011521052E-017" calcext:value-type="float">
            <text:p>1.373E-17</text:p>
          </table:table-cell>
          <table:table-cell table:style-name="ce150" table:formula="of:=[.AA74]/1000" office:value-type="float" office:value="7.39067848365325E-018" calcext:value-type="float">
            <text:p>7.391E-18</text:p>
          </table:table-cell>
          <table:table-cell table:style-name="ce150" table:formula="of:=[.AB74]/1000" office:value-type="float" office:value="2.51038221968431E-017" calcext:value-type="float">
            <text:p>2.510E-17</text:p>
          </table:table-cell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349" calcext:value-type="float">
            <text:p>349</text:p>
          </table:table-cell>
          <table:table-cell table:style-name="ce78" office:value-type="float" office:value="0.09" calcext:value-type="float">
            <text:p>0.09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5]/100)" office:value-type="float" office:value="0.54282542695918" calcext:value-type="float">
            <text:p>0.543</text:p>
          </table:table-cell>
          <table:table-cell table:style-name="ce85" table:formula="of:=LOG([.E75])" office:value-type="float" office:value="-1.04575749056068" calcext:value-type="float">
            <text:p>-1.046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/>
          <table:table-cell table:style-name="ce89" table:number-columns-repeated="3"/>
          <table:table-cell table:style-name="ce90" table:number-columns-repeated="3"/>
          <table:table-cell table:style-name="ce144" table:number-columns-repeated="3"/>
          <table:table-cell table:style-name="ce150" table:number-columns-repeated="2"/>
          <table:table-cell table:style-name="ce151"/>
          <table:table-cell table:style-name="ce93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364" calcext:value-type="float">
            <text:p>364</text:p>
          </table:table-cell>
          <table:table-cell table:style-name="ce78" office:value-type="float" office:value="0.24" calcext:value-type="float">
            <text:p>0.24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6]/100)" office:value-type="float" office:value="0.561101383649056" calcext:value-type="float">
            <text:p>0.561</text:p>
          </table:table-cell>
          <table:table-cell table:style-name="ce85" table:formula="of:=LOG([.E76])" office:value-type="float" office:value="-0.619788758288394" calcext:value-type="float">
            <text:p>-0.620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/>
          <table:table-cell table:style-name="ce89" table:number-columns-repeated="3"/>
          <table:table-cell table:style-name="ce90" table:number-columns-repeated="3"/>
          <table:table-cell table:style-name="ce145" table:number-columns-repeated="3"/>
          <table:table-cell table:style-name="ce151" table:number-columns-repeated="3"/>
          <table:table-cell table:style-name="ce95" table:number-columns-repeated="3"/>
          <table:table-cell table:number-columns-repeated="990"/>
        </table:table-row>
        <table:table-row table:style-name="ro1">
          <table:table-cell table:number-columns-repeated="2"/>
          <table:table-cell table:style-name="ce78"/>
          <table:table-cell table:style-name="ce78" office:value-type="float" office:value="748" calcext:value-type="float">
            <text:p>748</text:p>
          </table:table-cell>
          <table:table-cell table:style-name="ce78" office:value-type="float" office:value="0.08" calcext:value-type="float">
            <text:p>0.08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1.591" calcext:value-type="float">
            <text:p>1.59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88" calcext:value-type="float">
            <text:p>0.88</text:p>
          </table:table-cell>
          <table:table-cell table:style-name="ce78" office:value-type="string" calcext:value-type="string">
            <text:p>&lt;0.00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0.63" calcext:value-type="float">
            <text:p>0.63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3" table:formula="of:=LOG([.D77]/100)" office:value-type="float" office:value="0.873901597864461" calcext:value-type="float">
            <text:p>0.874</text:p>
          </table:table-cell>
          <table:table-cell table:style-name="ce85" table:formula="of:=LOG([.E77])" office:value-type="float" office:value="-1.09691001300806" calcext:value-type="float">
            <text:p>-1.097</text:p>
          </table:table-cell>
          <table:table-cell table:style-name="ce85" table:formula="of:=EXP(0.054)" office:value-type="float" office:value="1.05548460215508" calcext:value-type="float">
            <text:p>1.055</text:p>
          </table:table-cell>
          <table:table-cell/>
          <table:table-cell table:style-name="ce87"/>
          <table:table-cell table:style-name="ce89" table:number-columns-repeated="3"/>
          <table:table-cell table:style-name="ce90" table:number-columns-repeated="3"/>
          <table:table-cell table:style-name="ce145" table:number-columns-repeated="3"/>
          <table:table-cell table:style-name="ce151" table:number-columns-repeated="3"/>
          <table:table-cell table:style-name="ce95" table:number-columns-repeated="3"/>
          <table:table-cell table:number-columns-repeated="990"/>
        </table:table-row>
        <table:table-row table:style-name="ro1">
          <table:table-cell table:number-columns-repeated="3"/>
          <table:table-cell table:style-name="ce164" office:value-type="string" calcext:value-type="string">
            <text:p>NorthPacificStations</text:p>
          </table:table-cell>
          <table:table-cell table:number-columns-repeated="10"/>
          <table:table-cell table:style-name="ce84" table:number-columns-repeated="3"/>
          <table:table-cell/>
          <table:table-cell table:style-name="ce87"/>
          <table:table-cell table:style-name="ce89" table:number-columns-repeated="3"/>
          <table:table-cell table:style-name="ce90" table:number-columns-repeated="3"/>
          <table:table-cell table:style-name="ce145" table:number-columns-repeated="3"/>
          <table:table-cell table:style-name="ce151" table:number-columns-repeated="3"/>
          <table:table-cell table:style-name="ce95" table:number-columns-repeated="3"/>
          <table:table-cell table:number-columns-repeated="990"/>
        </table:table-row>
        <table:table-row table:style-name="ro1">
          <table:table-cell table:number-columns-repeated="3"/>
          <table:table-cell table:style-name="ce164" office:value-type="string" calcext:value-type="string">
            <text:p>K2-1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float" office:value="52" calcext:value-type="float">
            <text:p>52</text:p>
          </table:table-cell>
          <table:table-cell office:value-type="float" office:value="0.95" calcext:value-type="float">
            <text:p>0.95</text:p>
          </table:table-cell>
          <table:table-cell office:value-type="float" office:value="0.001" calcext:value-type="float">
            <text:p>0.001</text:p>
          </table:table-cell>
          <table:table-cell table:style-name="ce84" table:number-columns-repeated="3"/>
          <table:table-cell/>
          <table:table-cell table:style-name="ce87"/>
          <table:table-cell table:style-name="ce89" table:number-columns-repeated="3"/>
          <table:table-cell table:style-name="ce90" table:number-columns-repeated="3"/>
          <table:table-cell table:style-name="ce145" table:number-columns-repeated="3"/>
          <table:table-cell table:style-name="ce151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64" office:value-type="string" calcext:value-type="string">
            <text:p>K2-2</text:p>
          </table:table-cell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0.07" calcext:value-type="float">
            <text:p>0.0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&lt;0.001</text:p>
          </table:table-cell>
          <table:table-cell office:value-type="float" office:value="523" calcext:value-type="float">
            <text:p>523</text:p>
          </table:table-cell>
          <table:table-cell office:value-type="float" office:value="82" calcext:value-type="float">
            <text:p>82</text:p>
          </table:table-cell>
          <table:table-cell office:value-type="float" office:value="0.89" calcext:value-type="float">
            <text:p>0.89</text:p>
          </table:table-cell>
          <table:table-cell office:value-type="float" office:value="0.001" calcext:value-type="float">
            <text:p>0.001</text:p>
          </table:table-cell>
          <table:table-cell table:style-name="ce84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164" office:value-type="string" calcext:value-type="string">
            <text:p>ALOHA-1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0.09" calcext:value-type="float">
            <text:p>0.0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&lt;0.001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0.93" calcext:value-type="float">
            <text:p>0.93</text:p>
          </table:table-cell>
          <table:table-cell office:value-type="float" office:value="0.002" calcext:value-type="float">
            <text:p>0.002</text:p>
          </table:table-cell>
          <table:table-cell table:style-name="ce84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164" office:value-type="string" calcext:value-type="string">
            <text:p>ALOHA-2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0.21" calcext:value-type="float">
            <text:p>0.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</text:p>
          </table:table-cell>
          <table:table-cell office:value-type="float" office:value="177" calcext:value-type="float">
            <text:p>177</text:p>
          </table:table-cell>
          <table:table-cell office:value-type="float" office:value="37" calcext:value-type="float">
            <text:p>37</text:p>
          </table:table-cell>
          <table:table-cell office:value-type="float" office:value="0.85" calcext:value-type="float">
            <text:p>0.85</text:p>
          </table:table-cell>
          <table:table-cell office:value-type="float" office:value="0.009" calcext:value-type="float">
            <text:p>0.009</text:p>
          </table:table-cell>
          <table:table-cell table:style-name="ce84" table:number-columns-repeated="3"/>
          <table:table-cell table:number-columns-repeated="1007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µM d^-1</text:p>
          </table:table-cell>
          <table:table-cell office:value-type="string" calcext:value-type="string">
            <text:p>molC L^-1 s^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kem 2021</text:p>
          </table:table-cell>
          <table:table-cell office:value-type="string" calcext:value-type="string">
            <text:p>Total OM supply</text:p>
          </table:table-cell>
          <table:table-cell office:value-type="float" office:value="0.1" calcext:value-type="float">
            <text:p>0.1</text:p>
          </table:table-cell>
          <table:table-cell table:style-name="ce161" table:formula="of:=[.C118] * 10^(-6)/(24 * 3600)" office:value-type="float" office:value="0.00000000000115740741" calcext:value-type="float">
            <text:p>1.16E-12</text:p>
          </table:table-cell>
          <table:table-cell table:style-name="ce130" office:value-type="string" calcext:value-type="string" table:number-columns-spanned="4" table:number-rows-spanned="1">
            <text:p>that is also within the range of what is valid for the model</text:p>
          </table:table-cell>
          <table:covered-table-cell table:number-columns-repeated="3" table:style-name="ce62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 table:number-columns-spanned="3" table:number-rows-spanned="1">
            <text:p>This OM supply is too high to match observations in the deep ocean</text:p>
          </table:table-cell>
          <table:covered-table-cell table:number-columns-repeated="2"/>
          <table:table-cell office:value-type="string" calcext:value-type="string">
            <text:p>but a lower end!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5" office:value-type="string" calcext:value-type="string">
            <text:p>Antia et al have a different parametrization dependent on the NPP</text:p>
          </table:table-cell>
          <table:table-cell table:style-name="ce165" table:number-columns-repeated="2"/>
          <table:table-cell table:number-columns-repeated="1021"/>
        </table:table-row>
        <table:table-row table:style-name="ro1">
          <table:table-cell/>
          <table:table-cell table:style-name="ce155" office:value-type="string" calcext:value-type="string" table:number-columns-spanned="3" table:number-rows-spanned="1">
            <text:p>POC flux attentuation in molC L^-1 s^-1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pen ocean</text:p>
          </table:table-cell>
          <table:table-cell office:value-type="string" calcext:value-type="string">
            <text:p>coastal zone</text:p>
          </table:table-cell>
          <table:table-cell office:value-type="string" calcext:value-type="string">
            <text:p>upwelling area</text:p>
          </table:table-cell>
          <table:table-cell office:value-type="string" calcext:value-type="string">
            <text:p>NPP data from remote sen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 [m] \ NPP [gC m^-2 yr^-1]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20" calcext:value-type="float">
            <text:p>420</text:p>
          </table:table-cell>
          <table:table-cell table:style-name="ce164" office:value-type="string" calcext:value-type="string">
            <text:p>This is the parametrization used to close the carbon budget for the deep ocean!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61" table:formula="of:=0.068 * [.B$126]^(1.77) * [.$A127]^(-1.68) /(12 * 365 *24 * 3600 * 1000)" office:value-type="float" office:value="0.00000000000002132587" calcext:value-type="float">
            <text:p>2.13E-14</text:p>
          </table:table-cell>
          <table:table-cell table:style-name="ce161" table:formula="of:=0.068 * [.C$126]^(1.77) * [.$A127]^(-1.68) /(12 * 365 *24 * 3600 * 1000)" office:value-type="float" office:value="0.00000000000006785483" calcext:value-type="float">
            <text:p>6.79E-14</text:p>
          </table:table-cell>
          <table:table-cell table:style-name="ce161" table:formula="of:=0.068 * [.D$126]^(1.77) * [.$A127]^(-1.68) /(12 * 365 *24 * 3600 * 1000)" office:value-type="float" office:value="0.00000000000016997232" calcext:value-type="float">
            <text:p>1.70E-13</text:p>
          </table:table-cell>
          <table:table-cell office:value-type="string" calcext:value-type="string">
            <text:p>Does not decrease as fast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61" table:formula="of:=0.068 * [.B$126]^(1.77) * [.$A128]^(-1.68) /(12 * 365 *24 * 3600 * 1000)" office:value-type="float" office:value="9.04067366937655E-015" calcext:value-type="float">
            <text:p>9.04E-15</text:p>
          </table:table-cell>
          <table:table-cell table:style-name="ce161" table:formula="of:=0.068 * [.C$126]^(1.77) * [.$A128]^(-1.68) /(12 * 365 *24 * 3600 * 1000)" office:value-type="float" office:value="0.0000000000000287657" calcext:value-type="float">
            <text:p>2.88E-14</text:p>
          </table:table-cell>
          <table:table-cell table:style-name="ce161" table:formula="of:=0.068 * [.D$126]^(1.77) * [.$A128]^(-1.68) /(12 * 365 *24 * 3600 * 1000)" office:value-type="float" office:value="0.00000000000007205636" calcext:value-type="float">
            <text:p>7.21E-14</text:p>
          </table:table-cell>
          <table:table-cell table:number-columns-repeated="102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161" table:formula="of:=0.068 * [.B$126]^(1.77) * [.$A129]^(-1.68) /(12 * 365 *24 * 3600 * 1000)" office:value-type="float" office:value="1.93937404351441E-015" calcext:value-type="float">
            <text:p>1.94E-15</text:p>
          </table:table-cell>
          <table:table-cell table:style-name="ce161" table:formula="of:=0.068 * [.C$126]^(1.77) * [.$A129]^(-1.68) /(12 * 365 *24 * 3600 * 1000)" office:value-type="float" office:value="6.17071744254115E-015" calcext:value-type="float">
            <text:p>6.17E-15</text:p>
          </table:table-cell>
          <table:table-cell table:style-name="ce161" table:formula="of:=0.068 * [.D$126]^(1.77) * [.$A129]^(-1.68) /(12 * 365 *24 * 3600 * 1000)" office:value-type="float" office:value="0.00000000000001545728" calcext:value-type="float">
            <text:p>1.55E-14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61" table:formula="of:=0.068 * [.B$126]^(1.77) * [.$A130]^(-1.68) /(12 * 365 *24 * 3600 * 1000)" office:value-type="float" office:value="8.80521587430941E-016" calcext:value-type="float">
            <text:p>8.81E-16</text:p>
          </table:table-cell>
          <table:table-cell table:style-name="ce161" table:formula="of:=0.068 * [.C$126]^(1.77) * [.$A130]^(-1.68) /(12 * 365 *24 * 3600 * 1000)" office:value-type="float" office:value="2.80165135563429E-015" calcext:value-type="float">
            <text:p>2.80E-15</text:p>
          </table:table-cell>
          <table:table-cell table:style-name="ce161" table:formula="of:=0.068 * [.D$126]^(1.77) * [.$A130]^(-1.68) /(12 * 365 *24 * 3600 * 1000)" office:value-type="float" office:value="7.01797017628967E-015" calcext:value-type="float">
            <text:p>7.02E-15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formula="of:=10^(-7) * 24 * 3600" office:value-type="float" office:value="0.00864" calcext:value-type="float">
            <text:p>0.00864</text:p>
          </table:table-cell>
          <table:table-cell table:number-columns-repeated="1012"/>
        </table:table-row>
        <table:table-row table:style-name="ro1">
          <table:table-cell table:style-name="ce165" office:value-type="string" calcext:value-type="string">
            <text:p>Uchimiya 2018</text:p>
          </table:table-cell>
          <table:table-cell office:value-type="string" calcext:value-type="string">
            <text:p>delta z [m]</text:p>
          </table:table-cell>
          <table:table-cell office:value-type="float" office:value="4310" calcext:value-type="float">
            <text:p>43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lta POC [mgC m^-2 d^-1]</text:p>
          </table:table-cell>
          <table:table-cell office:value-type="string" calcext:value-type="string">
            <text:p>POC attentuation [molC L^-1 s^-1]</text:p>
          </table:table-cell>
          <table:table-cell office:value-type="string" calcext:value-type="string">
            <text:p>Turnover time [yr]</text:p>
          </table:table-cell>
          <table:table-cell office:value-type="string" calcext:value-type="string">
            <text:p>µ [s^-1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on K2</text:p>
          </table:table-cell>
          <table:table-cell table:style-name="ce123" office:value-type="date" office:date-value="2010-01-01" calcext:value-type="date">
            <text:p>01/01/10</text:p>
          </table:table-cell>
          <table:table-cell office:value-type="float" office:value="6.5" calcext:value-type="float">
            <text:p>6.5</text:p>
          </table:table-cell>
          <table:table-cell table:style-name="ce134" table:formula="of:=[.C134]/[.$C$132] / (12 * 1000 *1000 * 24 * 3600)" office:value-type="float" office:value="1.45459167597605E-015" calcext:value-type="float">
            <text:p>1.45E-15</text:p>
          </table:table-cell>
          <table:table-cell office:value-type="float" office:value="3.6" calcext:value-type="float">
            <text:p>3.6</text:p>
          </table:table-cell>
          <table:table-cell table:style-name="ce161" table:formula="of:=LN(2) / ([.E134]*365*42 * 3600)" office:value-type="float" office:value="0.00000000348881792217" calcext:value-type="float">
            <text:p>3.49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0-10-01" calcext:value-type="date">
            <text:p>10/01/10</text:p>
          </table:table-cell>
          <table:table-cell office:value-type="float" office:value="11.2" calcext:value-type="float">
            <text:p>11.2</text:p>
          </table:table-cell>
          <table:table-cell table:style-name="ce134" table:formula="of:=[.C135]/[.$C$132] / (12 * 1000 *1000 * 24 * 3600)" office:value-type="float" office:value="2.50637334937412E-015" calcext:value-type="float">
            <text:p>2.51E-15</text:p>
          </table:table-cell>
          <table:table-cell office:value-type="float" office:value="4.8" calcext:value-type="float">
            <text:p>4.8</text:p>
          </table:table-cell>
          <table:table-cell table:style-name="ce161" table:formula="of:=LN(2) / ([.E135]*365*42 * 3600)" office:value-type="float" office:value="0.00000000261661344163" calcext:value-type="float">
            <text:p>2.62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1-04-01" calcext:value-type="date">
            <text:p>04/01/11</text:p>
          </table:table-cell>
          <table:table-cell office:value-type="float" office:value="0.9" calcext:value-type="float">
            <text:p>0.9</text:p>
          </table:table-cell>
          <table:table-cell table:style-name="ce134" table:formula="of:=[.C136]/[.$C$132] / (12 * 1000 *1000 * 24 * 3600)" office:value-type="float" office:value="2.01405001288992E-016" calcext:value-type="float">
            <text:p>2.01E-16</text:p>
          </table:table-cell>
          <table:table-cell office:value-type="float" office:value="4.1" calcext:value-type="float">
            <text:p>4.1</text:p>
          </table:table-cell>
          <table:table-cell table:style-name="ce161" table:formula="of:=LN(2) / ([.E136]*365*42 * 3600)" office:value-type="float" office:value="0.00000000306335232191" calcext:value-type="float">
            <text:p>3.06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1-06-01" calcext:value-type="date">
            <text:p>06/01/11</text:p>
          </table:table-cell>
          <table:table-cell office:value-type="float" office:value="2.1" calcext:value-type="float">
            <text:p>2.1</text:p>
          </table:table-cell>
          <table:table-cell table:style-name="ce134" table:formula="of:=[.C137]/[.$C$132] / (12 * 1000 *1000 * 24 * 3600)" office:value-type="float" office:value="4.69945003007648E-016" calcext:value-type="float">
            <text:p>4.70E-16</text:p>
          </table:table-cell>
          <table:table-cell office:value-type="float" office:value="5.8" calcext:value-type="float">
            <text:p>5.8</text:p>
          </table:table-cell>
          <table:table-cell table:style-name="ce161" table:formula="of:=LN(2) / ([.E137]*365*42 * 3600)" office:value-type="float" office:value="0.00000000216547319307" calcext:value-type="float">
            <text:p>2.17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2-06-01" calcext:value-type="date">
            <text:p>06/01/12</text:p>
          </table:table-cell>
          <table:table-cell office:value-type="float" office:value="2.8" calcext:value-type="float">
            <text:p>2.8</text:p>
          </table:table-cell>
          <table:table-cell table:style-name="ce134" table:formula="of:=[.C138]/[.$C$132] / (12 * 1000 *1000 * 24 * 3600)" office:value-type="float" office:value="6.26593337343531E-016" calcext:value-type="float">
            <text:p>6.27E-16</text:p>
          </table:table-cell>
          <table:table-cell office:value-type="float" office:value="3.1" calcext:value-type="float">
            <text:p>3.1</text:p>
          </table:table-cell>
          <table:table-cell table:style-name="ce161" table:formula="of:=LN(2) / ([.E138]*365*42 * 3600)" office:value-type="float" office:value="0.00000000405153049027" calcext:value-type="float">
            <text:p>4.0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on S1</text:p>
          </table:table-cell>
          <table:table-cell table:style-name="ce123" office:value-type="date" office:date-value="2010-01-01" calcext:value-type="date">
            <text:p>01/01/10</text:p>
          </table:table-cell>
          <table:table-cell office:value-type="float" office:value="5.8" calcext:value-type="float">
            <text:p>5.8</text:p>
          </table:table-cell>
          <table:table-cell table:style-name="ce134" table:formula="of:=[.C139]/[.$C$132] / (12 * 1000 *1000 * 24 * 3600)" office:value-type="float" office:value="1.29794334164017E-015" calcext:value-type="float">
            <text:p>1.30E-15</text:p>
          </table:table-cell>
          <table:table-cell office:value-type="float" office:value="5.9" calcext:value-type="float">
            <text:p>5.9</text:p>
          </table:table-cell>
          <table:table-cell table:style-name="ce161" table:formula="of:=LN(2) / ([.E139]*365*42 * 3600)" office:value-type="float" office:value="0.0000000021287702576" calcext:value-type="float">
            <text:p>2.13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0-11-01" calcext:value-type="date">
            <text:p>11/01/10</text:p>
          </table:table-cell>
          <table:table-cell office:value-type="float" office:value="0.8" calcext:value-type="float">
            <text:p>0.8</text:p>
          </table:table-cell>
          <table:table-cell table:style-name="ce134" table:formula="of:=[.C140]/[.$C$132] / (12 * 1000 *1000 * 24 * 3600)" office:value-type="float" office:value="1.79026667812437E-016" calcext:value-type="float">
            <text:p>1.79E-16</text:p>
          </table:table-cell>
          <table:table-cell office:value-type="float" office:value="6.5" calcext:value-type="float">
            <text:p>6.5</text:p>
          </table:table-cell>
          <table:table-cell table:style-name="ce161" table:formula="of:=LN(2) / ([.E140]*365*42 * 3600)" office:value-type="float" office:value="0.00000000193226838766" calcext:value-type="float">
            <text:p>1.93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1-04-01" calcext:value-type="date">
            <text:p>04/01/11</text:p>
          </table:table-cell>
          <table:table-cell office:value-type="float" office:value="-0.14" calcext:value-type="float">
            <text:p>-0.14</text:p>
          </table:table-cell>
          <table:table-cell table:style-name="ce134" table:formula="of:=[.C141]/[.$C$132] / (12 * 1000 *1000 * 24 * 3600)" office:value-type="float" office:value="-3.13296668671765E-017" calcext:value-type="float">
            <text:p>-3.13E-17</text:p>
          </table:table-cell>
          <table:table-cell office:value-type="float" office:value="4.3" calcext:value-type="float">
            <text:p>4.3</text:p>
          </table:table-cell>
          <table:table-cell table:style-name="ce161" table:formula="of:=LN(2) / ([.E141]*365*42 * 3600)" office:value-type="float" office:value="0.00000000292087081856" calcext:value-type="float">
            <text:p>2.92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1-07-01" calcext:value-type="date">
            <text:p>07/01/11</text:p>
          </table:table-cell>
          <table:table-cell office:value-type="float" office:value="1.7" calcext:value-type="float">
            <text:p>1.7</text:p>
          </table:table-cell>
          <table:table-cell table:style-name="ce134" table:formula="of:=[.C142]/[.$C$132] / (12 * 1000 *1000 * 24 * 3600)" office:value-type="float" office:value="3.80431669101429E-016" calcext:value-type="float">
            <text:p>3.80E-16</text:p>
          </table:table-cell>
          <table:table-cell office:value-type="float" office:value="5.1" calcext:value-type="float">
            <text:p>5.1</text:p>
          </table:table-cell>
          <table:table-cell table:style-name="ce161" table:formula="of:=LN(2) / ([.E142]*365*42 * 3600)" office:value-type="float" office:value="0.00000000246269500389" calcext:value-type="float">
            <text:p>2.46E-09</text:p>
          </table:table-cell>
          <table:table-cell table:number-columns-repeated="1018"/>
        </table:table-row>
        <table:table-row table:style-name="ro1">
          <table:table-cell/>
          <table:table-cell table:style-name="ce123" office:value-type="date" office:date-value="2012-06-01" calcext:value-type="date">
            <text:p>06/01/12</text:p>
          </table:table-cell>
          <table:table-cell office:value-type="float" office:value="3.7" calcext:value-type="float">
            <text:p>3.7</text:p>
          </table:table-cell>
          <table:table-cell table:style-name="ce134" table:formula="of:=[.C143]/[.$C$132] / (12 * 1000 *1000 * 24 * 3600)" office:value-type="float" office:value="8.27998338632523E-016" calcext:value-type="float">
            <text:p>8.28E-16</text:p>
          </table:table-cell>
          <table:table-cell office:value-type="float" office:value="4" calcext:value-type="float">
            <text:p>4</text:p>
          </table:table-cell>
          <table:table-cell table:style-name="ce161" table:formula="of:=LN(2) / ([.E143]*365*42 * 3600)" office:value-type="float" office:value="0.00000000313993612996" calcext:value-type="float">
            <text:p>3.14E-0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milar values as from Martin curve</text:p>
          </table:table-cell>
          <table:table-cell table:number-columns-repeated="1020"/>
        </table:table-row>
      </table:table>
      <table:table table:name="CUE" table:style-name="ta1">
        <table:table-column table:style-name="co49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table:style-name="ce138" office:value-type="string" calcext:value-type="string">
            <text:p>Yield factor Y = 1/CU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/>
        </table:table-row>
        <table:table-row table:style-name="ro1">
          <table:table-cell office:value-type="string" calcext:value-type="string">
            <text:p>Prokaryotic (heterotrophic) growth efficiency</text:p>
          </table:table-cell>
          <table:table-cell office:value-type="string" calcext:value-type="string">
            <text:p>0.006 – 0.016</text:p>
          </table:table-cell>
          <table:table-cell office:value-type="string" calcext:value-type="string">
            <text:p><text:s/>https://doi.org/10.4319/lo.2006.51.3.1262</text:p>
          </table:table-cell>
          <table:table-cell office:value-type="string" calcext:value-type="string">
            <text:p>Reinthaler 2006</text:p>
          </table:table-cell>
          <table:table-cell office:value-type="string" calcext:value-type="string">
            <text:p>State 0.02 in the abstract, do not know where the number is coming from</text:p>
          </table:table-cell>
        </table:table-row>
        <table:table-row table:style-name="ro1">
          <table:table-cell office:value-type="string" calcext:value-type="string">
            <text:p>Bacterial growth efficiency</text:p>
          </table:table-cell>
          <table:table-cell office:value-type="string" calcext:value-type="string">
            <text:p>0.3 – 0.4</text:p>
          </table:table-cell>
          <table:table-cell office:value-type="string" calcext:value-type="string">
            <text:p>Pham 2022</text:p>
          </table:table-cell>
          <table:table-cell table:style-name="ce164" office:value-type="string" calcext:value-type="string">
            <text:p>surface bacteria</text:p>
          </table:table-cell>
          <table:table-cell/>
        </table:table-row>
        <table:table-row table:style-name="ro1">
          <table:table-cell office:value-type="string" calcext:value-type="string">
            <text:p>Bacterial growth efficienc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mano 2020</text:p>
          </table:table-cell>
          <table:table-cell office:value-type="string" calcext:value-type="string">
            <text:p>bathypelagic</text:p>
          </table:table-cell>
          <table:table-cell table:style-name="ce139" office:value-type="string" calcext:value-type="string" table:number-columns-spanned="1" table:number-rows-spanned="2">
            <text:p>With these values they were able to close the C budget for the deep ocean</text:p>
          </table:table-cell>
        </table:table-row>
        <table:table-row table:style-name="ro1">
          <table:table-cell office:value-type="string" calcext:value-type="string">
            <text:p>Bacterial growth efficiency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mano 2020</text:p>
          </table:table-cell>
          <table:table-cell office:value-type="string" calcext:value-type="string">
            <text:p>mesopelagic</text:p>
          </table:table-cell>
          <table:covered-table-cell/>
        </table:table-row>
        <table:table-row table:style-name="ro1">
          <table:table-cell office:value-type="string" calcext:value-type="string">
            <text:p>Prokaryotic (heterotrophic) growth efficienc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Baltar 2009</text:p>
          </table:table-cell>
          <table:table-cell office:value-type="string" calcext:value-type="string">
            <text:p>dark ocean</text:p>
          </table:table-cell>
          <table:table-cell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0.1 – 0.17</text:p>
          </table:table-cell>
          <table:table-cell office:value-type="string" calcext:value-type="string">
            <text:p>Alonso-Saez</text:p>
          </table:table-cell>
          <table:table-cell office:value-type="string" calcext:value-type="string">
            <text:p>surface oc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5 – 0.13</text:p>
          </table:table-cell>
          <table:table-cell office:value-type="string" calcext:value-type="string">
            <text:p>Carlson 2004</text:p>
          </table:table-cell>
          <table:table-cell office:value-type="string" calcext:value-type="string">
            <text:p>250 m bacteria in surface sample</text:p>
          </table:table-cell>
          <table:table-cell/>
        </table:table-row>
      </table:table>
      <table:table table:name="r(Fe to C) Bacteria" table:style-name="ta1"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oblem: most quotas are derived from surface ocean measurements</text:p>
          </table:table-cell>
        </table:table-row>
        <table:table-row table:style-name="ro1">
          <table:table-cell office:value-type="string" calcext:value-type="string">
            <text:p>r(Fe:C)_B</text:p>
          </table:table-cell>
          <table:table-cell office:value-type="string" calcext:value-type="string">
            <text:p>36 (1- 80) µmolFe/molC</text:p>
          </table:table-cell>
          <table:table-cell office:value-type="string" calcext:value-type="string">
            <text:p>Pham 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ass generally</text:p>
          </table:table-cell>
          <table:table-cell office:value-type="string" calcext:value-type="string">
            <text:p>25 µmolFe/mol C</text:p>
          </table:table-cell>
          <table:table-cell office:value-type="string" calcext:value-type="string">
            <text:p>Parekh 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alteromonas</text:p>
          </table:table-cell>
          <table:table-cell office:value-type="string" calcext:value-type="string">
            <text:p>~84 µmol Fe/mol C </text:p>
          </table:table-cell>
          <table:table-cell office:value-type="string" calcext:value-type="string">
            <text:p>Mazzotta 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al Fe quota (Lab)</text:p>
          </table:table-cell>
          <table:table-cell office:value-type="string" calcext:value-type="string">
            <text:p>44 µmol Fe/molC</text:p>
          </table:table-cell>
          <table:table-cell office:value-type="string" calcext:value-type="string">
            <text:p>Tortell 1996</text:p>
          </table:table-cell>
          <table:table-cell office:value-type="string" calcext:value-type="string">
            <text:p>Fe sufficient conditions (Fe’ = 40 nM)</text:p>
          </table:table-cell>
          <table:table-cell/>
        </table:table-row>
        <table:table-row table:style-name="ro1">
          <table:table-cell office:value-type="string" calcext:value-type="string">
            <text:p>Bacterial Fe quota (Lab)</text:p>
          </table:table-cell>
          <table:table-cell office:value-type="string" calcext:value-type="string">
            <text:p>7.5 µmol Fe/molC</text:p>
          </table:table-cell>
          <table:table-cell office:value-type="string" calcext:value-type="string">
            <text:p>Tortell 1996</text:p>
          </table:table-cell>
          <table:table-cell office:value-type="string" calcext:value-type="string">
            <text:p>Fe deficient conditions (Fe’ = 25 pM)</text:p>
          </table:table-cell>
          <table:table-cell/>
        </table:table-row>
        <table:table-row table:style-name="ro1">
          <table:table-cell office:value-type="string" calcext:value-type="string">
            <text:p>Bacterial Fe quota (Field)</text:p>
          </table:table-cell>
          <table:table-cell office:value-type="string" calcext:value-type="string">
            <text:p>9.1 µmol Fe/molC</text:p>
          </table:table-cell>
          <table:table-cell office:value-type="string" calcext:value-type="string">
            <text:p>Tortell 1996</text:p>
          </table:table-cell>
          <table:table-cell office:value-type="string" calcext:value-type="string">
            <text:p>Surface ocean I supp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3 – 61 µmol Fe/molC</text:p>
          </table:table-cell>
          <table:table-cell office:value-type="string" calcext:value-type="string">
            <text:p>Tortell 1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rotrophic bacteria Station Papa</text:p>
          </table:table-cell>
          <table:table-cell office:value-type="string" calcext:value-type="string">
            <text:p>6.05 +- 2.5 µmol Fe/molC</text:p>
          </table:table-cell>
          <table:table-cell office:value-type="string" calcext:value-type="string">
            <text:p>Tortell 1999</text:p>
          </table:table-cell>
          <table:table-cell office:value-type="string" calcext:value-type="string">
            <text:p>Surface ocean, subantarctic</text:p>
          </table:table-cell>
          <table:table-cell/>
        </table:table-row>
        <table:table-row table:style-name="ro1">
          <table:table-cell office:value-type="string" calcext:value-type="string">
            <text:p>Heterotrophic bacteria</text:p>
          </table:table-cell>
          <table:table-cell office:value-type="string" calcext:value-type="string">
            <text:p>7.5 µmol Fe/molC</text:p>
          </table:table-cell>
          <table:table-cell office:value-type="string" calcext:value-type="string">
            <text:p>Tortell 1999</text:p>
          </table:table-cell>
          <table:table-cell table:style-name="ce137" office:value-type="string" calcext:value-type="string">
            <text:p>Surface northern Sargasso Sea (&lt;200 m) </text:p>
          </table:table-cell>
          <table:table-cell/>
        </table:table-row>
        <table:table-row table:style-name="ro1">
          <table:table-cell office:value-type="string" calcext:value-type="string">
            <text:p>Heterotrophic Protozoa</text:p>
          </table:table-cell>
          <table:table-cell office:value-type="string" calcext:value-type="string">
            <text:p>12 µmolFe / molC</text:p>
          </table:table-cell>
          <table:table-cell office:value-type="string" calcext:value-type="string">
            <text:p>Tortell 1999</text:p>
          </table:table-cell>
          <table:table-cell table:style-name="ce137" office:value-type="string" calcext:value-type="string">
            <text:p>Surface northern Sargasso Sea (&lt;200 m) </text:p>
          </table:table-cell>
          <table:table-cell/>
        </table:table-row>
        <table:table-row table:style-name="ro1">
          <table:table-cell office:value-type="string" calcext:value-type="string">
            <text:p>Heterotrophic bacteria</text:p>
          </table:table-cell>
          <table:table-cell office:value-type="string" calcext:value-type="string">
            <text:p>4.8 +- 2.5 µmolFe/molC</text:p>
          </table:table-cell>
          <table:table-cell office:value-type="string" calcext:value-type="string">
            <text:p>Maldonado 1998</text:p>
          </table:table-cell>
          <table:table-cell office:value-type="string" calcext:value-type="string">
            <text:p>mixed layer, cruise “line P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 +- 2.5 µmolFe/molC</text:p>
          </table:table-cell>
          <table:table-cell office:value-type="string" calcext:value-type="string">
            <text:p>Maldonado 1998</text:p>
          </table:table-cell>
          <table:table-cell office:value-type="string" calcext:value-type="string">
            <text:p>mixed layer, P26 (3 consecutive years)</text:p>
          </table:table-cell>
          <table:table-cell/>
        </table:table-row>
      </table:table>
      <table:table table:name="r(Fe to C) POC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(Fe:C)_POC</text:p>
          </table:table-cell>
          <table:table-cell office:value-type="string" calcext:value-type="string">
            <text:p>1-40 µmolFe/molC</text:p>
          </table:table-cell>
          <table:table-cell office:value-type="string" calcext:value-type="string">
            <text:p>Aumont 2015 (?)</text:p>
          </table:table-cell>
          <table:table-cell/>
        </table:table-row>
        <table:table-row table:style-name="ro1">
          <table:table-cell office:value-type="string" calcext:value-type="string">
            <text:p>biogenic PFe : POC at 120 m depth</text:p>
          </table:table-cell>
          <table:table-cell table:style-name="ce137" table:formula="of:= 230 / 2.09 * 10^(-9 )" office:value-type="float" office:value="0.00000011004784688995" calcext:value-type="float">
            <text:p>1.1004784688995E-07</text:p>
          </table:table-cell>
          <table:table-cell office:value-type="string" calcext:value-type="string">
            <text:p>Frew et al 2006 (source in doi:10.4319/lo.2010.55.3.1271)</text:p>
          </table:table-cell>
          <table:table-cell office:value-type="string" calcext:value-type="string">
            <text:p>detrital Fe: C ratio</text:p>
          </table:table-cell>
        </table:table-row>
        <table:table-row table:style-name="ro1">
          <table:table-cell office:value-type="string" calcext:value-type="string">
            <text:p>Fe replete algal cultures</text:p>
          </table:table-cell>
          <table:table-cell office:value-type="string" calcext:value-type="string">
            <text:p>5 µmolFe/molC </text:p>
          </table:table-cell>
          <table:table-cell table:style-name="ce137" office:value-type="string" calcext:value-type="string">
            <text:p><text:span text:style-name="T5">Sundaand Huntsman 1995 (in </text:span><text:span text:style-name="T6">doi:10.4319/lo.2010.55.3.1271)</text:span></text:p>
          </table:table-cell>
          <table:table-cell/>
        </table:table-row>
        <table:table-row table:style-name="ro1">
          <table:table-cell office:value-type="string" calcext:value-type="string">
            <text:p>Individual cell quotas of phytoplankton</text:p>
          </table:table-cell>
          <table:table-cell office:value-type="string" calcext:value-type="string">
            <text:p>6.0 – 14.1 µmolFe/molC</text:p>
          </table:table-cell>
          <table:table-cell office:value-type="string" calcext:value-type="string">
            <text:p>Twining 2004</text:p>
          </table:table-cell>
          <table:table-cell/>
        </table:table-row>
        <table:table-row table:style-name="ro1">
          <table:table-cell office:value-type="string" calcext:value-type="string">
            <text:p>Individual cell quotas of phytoplankton</text:p>
          </table:table-cell>
          <table:table-cell office:value-type="string" calcext:value-type="string">
            <text:p>3 – 78 µmolFe/molC (3 – 40)</text:p>
          </table:table-cell>
          <table:table-cell office:value-type="string" calcext:value-type="string">
            <text:p>Twining 2021</text:p>
          </table:table-cell>
          <table:table-cell office:value-type="string" calcext:value-type="string">
            <text:p>Only 2 out of 26 are higher than 40 µmolFe/molC</text:p>
          </table:table-cell>
        </table:table-row>
      </table:table>
      <table:table table:name="k_scav" table:style-name="ta1">
        <table:table-column table:style-name="co60" table:default-cell-style-name="Default"/>
        <table:table-column table:style-name="co4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number-columns-repeated="1020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venging rate (Case III Complexation)</text:p>
          </table:table-cell>
          <table:table-cell office:value-type="string" calcext:value-type="string">
            <text:p>0.1 – 2 yr^-1</text:p>
          </table:table-cell>
          <table:table-cell office:value-type="string" calcext:value-type="string">
            <text:p>Parekh 2004</text:p>
          </table:table-cell>
          <table:table-cell office:value-type="string" calcext:value-type="string">
            <text:p>10^-7 – 10^-9 s^-1 as likely maximum range</text:p>
          </table:table-cell>
          <table:table-cell table:formula="of:=0.1/(365*24*3600)" office:value-type="float" office:value="0.00000000317097919838" calcext:value-type="float">
            <text:p>3.17097919837646E-09</text:p>
          </table:table-cell>
          <table:table-cell table:formula="of:=2/(365*24*3600)" office:value-type="float" office:value="0.00000006341958396753" calcext:value-type="float">
            <text:p>6.34195839675292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omplexed Fe, trial and error</text:p>
          </table:table-cell>
          <table:table-cell office:value-type="string" calcext:value-type="string">
            <text:p>1.6 * 10^-3 yr^-1</text:p>
          </table:table-cell>
          <table:table-cell office:value-type="string" calcext:value-type="string">
            <text:p>Archer2000 (<text:a xlink:href="https://doi.org/10.1029/1999GB900053" xlink:type="simple">https://doi.org/10.1029/1999GB900053</text:a>)</text:p>
          </table:table-cell>
          <table:table-cell office:value-type="string" calcext:value-type="string">
            <text:p>~5 * 10^-11 s^-1</text:p>
          </table:table-cell>
          <table:table-cell table:formula="of:=1.6 * 0.001/(3600*24*365)" office:value-type="float" office:value="0.00000000005073566717" calcext:value-type="float">
            <text:p>5.07356671740233E-11</text:p>
          </table:table-cell>
          <table:table-cell/>
          <table:table-cell office:value-type="string" calcext:value-type="string">
            <text:p>unlikely?</text:p>
          </table:table-cell>
          <table:table-cell table:number-columns-repeated="1017"/>
        </table:table-row>
        <table:table-row table:style-name="ro1">
          <table:table-cell table:style-name="ce247" office:value-type="string" calcext:value-type="string">
            <text:p>Fe(III)’ scavenging rate</text:p>
          </table:table-cell>
          <table:table-cell table:style-name="ce247" office:value-type="string" calcext:value-type="string">
            <text:p>25000 L kg^-1 d^-1</text:p>
          </table:table-cell>
          <table:table-cell table:style-name="ce247" office:value-type="string" calcext:value-type="string">
            <text:p>Weber2007 (Völker2009 has a typo apparently!)</text:p>
          </table:table-cell>
          <table:table-cell table:style-name="ce97" office:value-type="string" calcext:value-type="string" table:number-columns-spanned="1" table:number-rows-spanned="2">
            <text:p>2*10E-10 – 5E-09 s^-1</text:p>
          </table:table-cell>
          <table:table-cell table:style-name="ce97" table:formula="of:=1 * 10^(-9) * 25000 / (24 * 3600)" office:value-type="float" office:value="0.00000000028935185185" calcext:value-type="float" table:number-columns-spanned="1" table:number-rows-spanned="2">
            <text:p>2.8935185185E-10</text:p>
          </table:table-cell>
          <table:table-cell table:style-name="ce97" table:formula="of:= 15 *10^(-9) * 25000 / (3600 *24)" office:value-type="float" office:value="0.00000000434027777778" calcext:value-type="float" table:number-columns-spanned="1" table:number-rows-spanned="2">
            <text:p>4.34027777778E-09</text:p>
          </table:table-cell>
          <table:table-cell table:style-name="ce247" office:value-type="string" calcext:value-type="string">
            <text:p>dependent on particle mass concentration → can get estimate from GEOTRACES</text:p>
          </table:table-cell>
          <table:table-cell table:style-name="ce247" table:number-columns-repeated="1017"/>
        </table:table-row>
        <table:table-row table:style-name="ro1">
          <table:table-cell table:style-name="ce247"/>
          <table:table-cell table:style-name="ce247" office:value-type="string" calcext:value-type="string">
            <text:p>1 – 15 µg/L particle mass</text:p>
          </table:table-cell>
          <table:table-cell table:style-name="ce247" office:value-type="string" calcext:value-type="string">
            <text:p>GEOTRACES <text:s/>data</text:p>
          </table:table-cell>
          <table:covered-table-cell table:number-columns-repeated="3" table:style-name="ce247"/>
          <table:table-cell table:style-name="ce247" office:value-type="string" calcext:value-type="string">
            <text:p>results in rather low estimate, </text:p>
          </table:table-cell>
          <table:table-cell table:style-name="ce247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avenging rate of Fe’</text:p>
          </table:table-cell>
          <table:table-cell office:value-type="string" calcext:value-type="string">
            <text:p>10^-7 s^-1</text:p>
          </table:table-cell>
          <table:table-cell office:value-type="string" calcext:value-type="string">
            <text:p>Lauderdale2020</text:p>
          </table:table-cell>
          <table:table-cell table:number-columns-repeated="1021"/>
        </table:table-row>
      </table:table>
      <table:table table:name="beta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" table:number-columns-repeated="3" table:default-cell-style-name="Default"/>
        <table:table-row table:style-name="ro1">
          <table:table-cell table:style-name="ce155" office:value-type="string" calcext:value-type="string" table:number-columns-spanned="7" table:number-rows-spanned="1">
            <text:p>logarithmus to the base 10 of the conditional stability constant in L mol^-1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tional stability constant</text:p>
          </table:table-cell>
          <table:table-cell office:value-type="string" calcext:value-type="string">
            <text:p>9 – 14</text:p>
          </table:table-cell>
          <table:table-cell office:value-type="string" calcext:value-type="string">
            <text:p>Gledhill 2012</text:p>
          </table:table-cell>
          <table:table-cell office:value-type="string" calcext:value-type="string">
            <text:p>This is the absolute maximum range of conditional stability consta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3 – 13.9</text:p>
          </table:table-cell>
          <table:table-cell office:value-type="string" calcext:value-type="string">
            <text:p>Gledhill 2012</text:p>
          </table:table-cell>
          <table:table-cell office:value-type="string" calcext:value-type="string">
            <text:p>The more or less likely range (can assume that this covers more than 99% of the likely values)</text:p>
          </table:table-cell>
          <table:table-cell table:number-columns-repeated="3"/>
        </table:table-row>
        <table:table-row table:style-name="ro1">
          <table:table-cell table:style-name="ce164" office:value-type="string" calcext:value-type="string">
            <text:p>From table in Gledhi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W Atlantic</text:p>
          </table:table-cell>
          <table:table-cell office:value-type="string" calcext:value-type="string">
            <text:p>12.69 – 13.14</text:p>
          </table:table-cell>
          <table:table-cell office:value-type="string" calcext:value-type="string">
            <text:p>Cullen 2006</text:p>
          </table:table-cell>
          <table:table-cell office:value-type="string" calcext:value-type="string">
            <text:p>L1 (0.4µm filte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.5- 11.93</text:p>
          </table:table-cell>
          <table:table-cell office:value-type="string" calcext:value-type="string">
            <text:p>Cullen 2006</text:p>
          </table:table-cell>
          <table:table-cell office:value-type="string" calcext:value-type="string">
            <text:p>L2 (0.4µm filte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38 – 13</text:p>
          </table:table-cell>
          <table:table-cell office:value-type="string" calcext:value-type="string">
            <text:p>Cullen 2006</text:p>
          </table:table-cell>
          <table:table-cell office:value-type="string" calcext:value-type="string">
            <text:p>L1 (0.02µm filte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.38 – 11.94</text:p>
          </table:table-cell>
          <table:table-cell office:value-type="string" calcext:value-type="string">
            <text:p>Cullen 2006</text:p>
          </table:table-cell>
          <table:table-cell office:value-type="string" calcext:value-type="string">
            <text:p>L2 <text:s/>(0.02µm filte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latitude North Atlantic</text:p>
          </table:table-cell>
          <table:table-cell office:value-type="string" calcext:value-type="string">
            <text:p>11.5 – 13.9</text:p>
          </table:table-cell>
          <table:table-cell office:value-type="string" calcext:value-type="string">
            <text:p>Mohamed 2011</text:p>
          </table:table-cell>
          <table:table-cell office:value-type="string" calcext:value-type="string">
            <text:p>&lt; 0.2µ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n Ocean (Indian &amp; Pacific Sector)</text:p>
          </table:table-cell>
          <table:table-cell office:value-type="string" calcext:value-type="string">
            <text:p>12.28 – 13.72</text:p>
          </table:table-cell>
          <table:table-cell office:value-type="string" calcext:value-type="string">
            <text:p>Ibisanmi 2011</text:p>
          </table:table-cell>
          <table:table-cell office:value-type="string" calcext:value-type="string">
            <text:p>&lt; 0.2µ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 -11.95</text:p>
          </table:table-cell>
          <table:table-cell/>
          <table:table-cell office:value-type="string" calcext:value-type="string">
            <text:p>&lt; 0.2µ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n Ocean Atlantic Sector </text:p>
          </table:table-cell>
          <table:table-cell office:value-type="string" calcext:value-type="string">
            <text:p>10.7 – 11.1</text:p>
          </table:table-cell>
          <table:table-cell office:value-type="string" calcext:value-type="string">
            <text:p>Croot 2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.92 – 13</text:p>
          </table:table-cell>
          <table:table-cell office:value-type="string" calcext:value-type="string">
            <text:p>Boye 2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34 – 13.4</text:p>
          </table:table-cell>
          <table:table-cell office:value-type="string" calcext:value-type="string">
            <text:p>Croot 2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05- 13</text:p>
          </table:table-cell>
          <table:table-cell office:value-type="string" calcext:value-type="string">
            <text:p>Boye 2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15 – 12.76</text:p>
          </table:table-cell>
          <table:table-cell office:value-type="string" calcext:value-type="string">
            <text:p>Boye 200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stimation for the (tropical) Pacific below 1000m</text:p>
          </table:table-cell>
          <table:table-cell office:value-type="string" calcext:value-type="string">
            <text:p>10.84 – 12.98</text:p>
          </table:table-cell>
          <table:table-cell office:value-type="string" calcext:value-type="string">
            <text:p>GEOTRACES GP16</text:p>
          </table:table-cell>
          <table:table-cell/>
          <table:table-cell office:value-type="string" calcext:value-type="string">
            <text:p>does not really change when changing the cutoff depth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re is some dependence on the ocean basin, have to think whether I include tha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49" office:value-type="float" office:value="9" calcext:value-type="float">
            <text:p>9</text:p>
          </table:table-cell>
          <table:table-cell table:style-name="ce249" office:value-type="string" calcext:value-type="string">
            <text:p>Lauderdale 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rong ligand class</text:p>
          </table:table-cell>
          <table:table-cell office:value-type="string" calcext:value-type="string">
            <text:p>weak ligand cl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, well-defined</text:p>
          </table:table-cell>
          <table:table-cell office:value-type="string" calcext:value-type="string">
            <text:p>macromolecular complex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.g. siderophores</text:p>
          </table:table-cell>
          <table:table-cell office:value-type="string" calcext:value-type="string">
            <text:p>e.g. humic substance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log10(beta_L1)</text:p>
          </table:table-cell>
          <table:table-cell office:value-type="string" calcext:value-type="string">
            <text:p>log10(beta_L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4µm filter</text:p>
          </table:table-cell>
          <table:table-cell office:value-type="string" calcext:value-type="string">
            <text:p>12.69 – 13.14</text:p>
          </table:table-cell>
          <table:table-cell office:value-type="string" calcext:value-type="string">
            <text:p>11.5- 11.93</text:p>
          </table:table-cell>
          <table:table-cell office:value-type="string" calcext:value-type="string">
            <text:p>Cullen 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2 µm filter</text:p>
          </table:table-cell>
          <table:table-cell office:value-type="string" calcext:value-type="string">
            <text:p>12.38 – 13</text:p>
          </table:table-cell>
          <table:table-cell office:value-type="string" calcext:value-type="string">
            <text:p>11.38 – 11.94</text:p>
          </table:table-cell>
          <table:table-cell office:value-type="string" calcext:value-type="string">
            <text:p>Cullen 2006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table:formula="of:=10^-7 * 86400 * 365" office:value-type="float" office:value="3.1536" calcext:value-type="float">
            <text:p>3.1536</text:p>
          </table:table-cell>
          <table:table-cell table:number-columns-repeated="5"/>
        </table:table-row>
      </table:table>
      <table:table table:name="gamma" table:style-name="ta1">
        <table:table-column table:style-name="co67" table:default-cell-style-name="ce138"/>
        <table:table-column table:style-name="co68" table:default-cell-style-name="Default"/>
        <table:table-column table:style-name="co6" table:default-cell-style-name="ce250"/>
        <table:table-column table:style-name="co69" table:default-cell-style-name="Default"/>
        <table:table-column table:style-name="co70" table:default-cell-style-name="Default"/>
        <table:table-row table:style-name="ro1">
          <table:table-cell table:style-name="Default"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/>
        </table:table-row>
        <table:table-row table:style-name="ro4">
          <table:table-cell table:style-name="ce250" office:value-type="string" calcext:value-type="string">
            <text:p>ratio of ligand to carbon </text:p>
          </table:table-cell>
          <table:table-cell/>
          <table:table-cell table:style-name="ce137" office:value-type="string" calcext:value-type="string">
            <text:p><text:a xlink:href="https://doi.org/10.1016/j.marchem.2014.11.008" xlink:type="simple">https://doi.org/10.1016/j.marchem.2014.11.008</text:a> </text:p>
          </table:table-cell>
          <table:table-cell table:style-name="ce164" office:value-type="string" calcext:value-type="string">
            <text:p>Source for the other sources with yellow background</text:p>
          </table:table-cell>
          <table:table-cell/>
        </table:table-row>
        <table:table-row table:style-name="ro4">
          <table:table-cell office:value-type="string" calcext:value-type="string">
            <text:p>ligand to DOC</text:p>
          </table:table-cell>
          <table:table-cell table:style-name="ce138" office:value-type="string" calcext:value-type="string">
            <text:p>10^-4 mol / molC</text:p>
          </table:table-cell>
          <table:table-cell office:value-type="string" calcext:value-type="string">
            <text:p><text:a xlink:href="https://doi.org/10.1029/2008GL034581" xlink:type="simple">https://doi.org/10.1029/2008GL034581</text:a> </text:p>
          </table:table-cell>
          <table:table-cell table:style-name="ce138" table:number-columns-repeated="2"/>
        </table:table-row>
        <table:table-row table:style-name="ro4">
          <table:table-cell office:value-type="string" calcext:value-type="string">
            <text:p>Fe solubility : regenerated phosphate</text:p>
          </table:table-cell>
          <table:table-cell table:style-name="ce250" office:value-type="string" calcext:value-type="string">
            <text:p>10^− 3 mol L /molP </text:p>
          </table:table-cell>
          <table:table-cell office:value-type="string" calcext:value-type="string">
            <text:p><text:a xlink:href="https://doi.org/10.1029/2009GL038963" xlink:type="simple">https://doi.org/10.1029/2009GL038963</text:a> </text:p>
          </table:table-cell>
          <table:table-cell table:style-name="ce251" office:value-type="string" calcext:value-type="string">
            <text:p>Fe solubility is a proxy for organic ligand</text:p>
          </table:table-cell>
          <table:table-cell table:style-name="ce138" office:value-type="string" calcext:value-type="string">
            <text:p>redfield ratio of 106 molC / molP =&gt; ligand : carbon 10^-4 – 10^-5</text:p>
          </table:table-cell>
        </table:table-row>
      </table:table>
      <table:table table:name="lambda" table:style-name="ta1"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  <table:table-cell/>
        </table:table-row>
        <table:table-row table:style-name="ro1">
          <table:table-cell office:value-type="string" calcext:value-type="string">
            <text:p>Assumed ligand degradation timescale</text:p>
          </table:table-cell>
          <table:table-cell office:value-type="string" calcext:value-type="string">
            <text:p>1 – 1000 years</text:p>
          </table:table-cell>
          <table:table-cell office:value-type="string" calcext:value-type="string">
            <text:p>Voelker &amp; Tagliabue 2014</text:p>
          </table:table-cell>
          <table:table-cell office:value-type="string" calcext:value-type="string">
            <text:p>~ 3 * <text:span text:style-name="T1">10^-11 – 3 * 10^-8 s^-1 for lambda</text:span></text:p>
          </table:table-cell>
          <table:table-cell office:value-type="string" calcext:value-type="string">
            <text:p>would make sense to have higher degradation timescale in the deep ocean</text:p>
          </table:table-cell>
        </table:table-row>
        <table:table-row table:style-name="ro1">
          <table:table-cell office:value-type="string" calcext:value-type="string">
            <text:p>Residence time for dissolved organic ligands</text:p>
          </table:table-cell>
          <table:table-cell office:value-type="string" calcext:value-type="string">
            <text:p>779 – 1039 years</text:p>
          </table:table-cell>
          <table:table-cell office:value-type="string" calcext:value-type="string">
            <text:p>Gerringa2015</text:p>
          </table:table-cell>
          <table:table-cell office:value-type="string" calcext:value-type="string">
            <text:p>3 – 4 * 10^-11 s^-1</text:p>
          </table:table-cell>
          <table:table-cell table:style-name="ce203" office:value-type="string" calcext:value-type="string">
            <text:p>NADW only</text:p>
          </table:table-cell>
        </table:table-row>
      </table:table>
      <table:table table:name="pi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evant 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ference</text:p>
          </table:table-cell>
        </table:table-row>
      </table:table>
      <table:table table:name="deep sea bacteria" table:style-name="ta1">
        <table:table-column table:style-name="co6" table:number-columns-repeated="2" table:default-cell-style-name="Default"/>
        <table:table-column table:style-name="co74" table:default-cell-style-name="Default"/>
        <table:table-column table:style-name="co75" table:default-cell-style-name="ce137"/>
        <table:table-column table:style-name="co76" table:default-cell-style-name="ce137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Family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Class</text:p>
          </table:table-cell>
          <table:table-cell/>
          <table:table-cell office:value-type="string" calcext:value-type="string">
            <text:p>source</text:p>
          </table:table-cell>
        </table:table-row>
        <table:table-row table:style-name="ro1">
          <table:table-cell/>
          <table:table-cell table:style-name="ce137" office:value-type="string" calcext:value-type="string">
            <text:p>Colwellia </text:p>
          </table:table-cell>
          <table:table-cell table:style-name="ce137" office:value-type="string" calcext:value-type="string">
            <text:p>Alteromonadaceae </text:p>
          </table:table-cell>
          <table:table-cell/>
          <table:table-cell office:value-type="string" calcext:value-type="string">
            <text:p>Gammaproteobacteria </text:p>
          </table:table-cell>
          <table:table-cell office:value-type="string" calcext:value-type="string">
            <text:p>Below 2000 m</text:p>
          </table:table-cell>
          <table:table-cell office:value-type="string" calcext:value-type="string">
            <text:p>Cao 2014</text:p>
          </table:table-cell>
        </table:table-row>
        <table:table-row table:style-name="ro1">
          <table:table-cell/>
          <table:table-cell table:style-name="ce137" office:value-type="string" calcext:value-type="string">
            <text:p>Moritella </text:p>
          </table:table-cell>
          <table:table-cell table:style-name="ce137" office:value-type="string" calcext:value-type="string">
            <text:p>Alteromonadaceae </text:p>
          </table:table-cell>
          <table:table-cell/>
          <table:table-cell office:value-type="string" calcext:value-type="string">
            <text:p>Gammaproteobacteria </text:p>
          </table:table-cell>
          <table:table-cell office:value-type="string" calcext:value-type="string">
            <text:p>Below 2000 m</text:p>
          </table:table-cell>
          <table:table-cell office:value-type="string" calcext:value-type="string">
            <text:p>Cao 2014</text:p>
          </table:table-cell>
        </table:table-row>
        <table:table-row table:style-name="ro4">
          <table:table-cell/>
          <table:table-cell table:style-name="ce137" office:value-type="string" calcext:value-type="string">
            <text:p>Psychromonas </text:p>
          </table:table-cell>
          <table:table-cell table:style-name="ce137" office:value-type="string" calcext:value-type="string">
            <text:p>Alteromonadaceae </text:p>
          </table:table-cell>
          <table:table-cell/>
          <table:table-cell office:value-type="string" calcext:value-type="string">
            <text:p>Gammaproteobacteria </text:p>
          </table:table-cell>
          <table:table-cell office:value-type="string" calcext:value-type="string">
            <text:p>Below 2000 m</text:p>
          </table:table-cell>
          <table:table-cell office:value-type="string" calcext:value-type="string">
            <text:p>Cao 2014</text:p>
          </table:table-cell>
        </table:table-row>
        <table:table-row table:style-name="ro1">
          <table:table-cell/>
          <table:table-cell table:style-name="ce137" office:value-type="string" calcext:value-type="string">
            <text:p>Shewanella </text:p>
          </table:table-cell>
          <table:table-cell table:style-name="ce137" office:value-type="string" calcext:value-type="string">
            <text:p>Alteromonadaceae </text:p>
          </table:table-cell>
          <table:table-cell/>
          <table:table-cell office:value-type="string" calcext:value-type="string">
            <text:p>Gammaproteobacteria </text:p>
          </table:table-cell>
          <table:table-cell office:value-type="string" calcext:value-type="string">
            <text:p>Below 2000 m</text:p>
          </table:table-cell>
          <table:table-cell office:value-type="string" calcext:value-type="string">
            <text:p>Cao 2014</text:p>
          </table:table-cell>
        </table:table-row>
        <table:table-row table:style-name="ro4">
          <table:table-cell/>
          <table:table-cell table:style-name="ce137" office:value-type="string" calcext:value-type="string">
            <text:p>Photobacterium </text:p>
          </table:table-cell>
          <table:table-cell table:style-name="ce137" office:value-type="string" calcext:value-type="string">
            <text:p>Vibrionaceae </text:p>
          </table:table-cell>
          <table:table-cell/>
          <table:table-cell office:value-type="string" calcext:value-type="string">
            <text:p>Gammaproteobacteria </text:p>
          </table:table-cell>
          <table:table-cell office:value-type="string" calcext:value-type="string">
            <text:p>Below 2000 m</text:p>
          </table:table-cell>
          <table:table-cell office:value-type="string" calcext:value-type="string">
            <text:p>Cao 2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odobacterales 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Below 2000 m</text:p>
          </table:table-cell>
          <table:table-cell office:value-type="string" calcext:value-type="string">
            <text:p>Cao 2014</text:p>
          </table:table-cell>
        </table:table-row>
        <table:table-row table:style-name="ro4">
          <table:table-cell table:style-name="ce137" office:value-type="string" calcext:value-type="string">
            <text:p>Photobacterium profundum 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Cao 2014</text:p>
          </table:table-cell>
        </table:table-row>
        <table:table-row table:style-name="ro4">
          <table:table-cell table:style-name="ce137" office:value-type="string" calcext:value-type="string">
            <text:p>Shewanella violacea 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Cao 2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ceanospirillales </text:p>
          </table:table-cell>
          <table:table-cell office:value-type="string" calcext:value-type="string">
            <text:p>Gammaproteobacteria </text:p>
          </table:table-cell>
          <table:table-cell/>
          <table:table-cell office:value-type="string" calcext:value-type="string">
            <text:p>Cao 2014</text:p>
          </table:table-cell>
        </table:table-row>
      </table:table>
      <table:table table:name="Ligand conc" table:style-name="ta1">
        <table:table-column table:style-name="co77" table:default-cell-style-name="Default"/>
        <table:table-column table:style-name="co6" table:number-columns-repeated="3" table:default-cell-style-name="Default"/>
        <table:table-column table:style-name="co78" table:default-cell-style-name="Default"/>
        <table:table-column table:style-name="co4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gand concentrations</text:p>
          </table:table-cell>
          <table:table-cell table:number-columns-repeated="3"/>
          <table:table-cell table:style-name="ce247" office:value-type="string" calcext:value-type="string">
            <text:p>sFe concentration</text:p>
          </table:table-cell>
          <table:table-cell table:style-name="ce247" office:value-type="string" calcext:value-type="string">
            <text:p>&lt; 10^(-15) mol / L</text:p>
          </table:table-cell>
          <table:table-cell office:value-type="string" calcext:value-type="string">
            <text:p>Tagliabue 2017 review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TRACES</text:p>
          </table:table-cell>
          <table:table-cell office:value-type="string" calcext:value-type="string">
            <text:p>L1 (nmol/kg)</text:p>
          </table:table-cell>
          <table:table-cell office:value-type="string" calcext:value-type="string">
            <text:p>L2 (nmol/k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(without outliers)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(without outlier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(4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rely anything &gt; 3 nmol/kg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AdvOT34fe1490.B" svg:font-family="AdvOT34fe1490.B" style:font-family-generic="swiss"/>
    <style:font-face style:name="Liberation Sans2" svg:font-family="'Liberation Sans'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Gothic" style:language-asian="zxx" style:country-asian="none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egoe UI" style:font-size-asian="12pt" style:language-asian="zxx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number number:decimal-places="3" number:min-decimal-places="3" number:min-integer-digits="1"/>
    </number:number-style>
    <number:number-style style:name="N12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4">
      <number:number number:decimal-places="5" number:min-decimal-places="5" number:min-integer-digits="1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08:39:23.3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08:26:39.513000000</meta:creation-date>
    <dc:date>2023-12-06T08:01:48.512000000</dc:date>
    <meta:editing-duration>P26DT7H18M50S</meta:editing-duration>
    <meta:editing-cycles>63</meta:editing-cycles>
    <meta:generator>LibreOffice/7.1.6.2$Windows_X86_64 LibreOffice_project/0e133318fcee89abacd6a7d077e292f1145735c3</meta:generator>
    <meta:document-statistic meta:table-count="19" meta:cell-count="2516" meta:object-count="9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2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89cm" xlink:href=".." xlink:type="simple" chart:class="chart:scatter" chart:style-name="ch1">
        <chart:title svg:x="7.437cm" svg:y="0.315cm" chart:style-name="ch2">
          <text:p>PAP</text:p>
        </chart:title>
        <chart:legend chart:legend-position="end" svg:x="11.983cm" svg:y="3.94cm" style:legend-expansion="high" chart:style-name="ch3"/>
        <chart:plot-area chart:style-name="ch4" table:cell-range-address="'POC flux divergence'.O54:'POC flux divergence'.P58" svg:x="0.319cm" svg:y="1.299cm" svg:width="11.345cm" svg:height="7.511cm">
          <chart:coordinate-region svg:x="0.817cm" svg:y="1.501cm" svg:width="10.411cm" svg:height="6.6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P54:'POC flux divergence'.P58" chart:class="chart:scatter">
            <chart:domain table:cell-range-address="'POC flux divergence'.O54:'POC flux divergence'.O58"/>
            <chart:regression-curve chart:style-name="ch9">
              <chart:equation chart:display-equation="true" chart:display-r-square="true" svg:x="11.719cm" svg:y="0.731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92429823902064">
                <text:p>-0.292429823902064</text:p>
                <draw:g>
                  <svg:desc>'POC flux divergence'.O54:'POC flux divergence'.O58</svg:desc>
                </draw:g>
              </table:table-cell>
              <table:table-cell office:value-type="float" office:value="0.844477175745681">
                <text:p>0.844477175745681</text:p>
                <draw:g>
                  <svg:desc>'POC flux divergence'.P54:'POC flux divergence'.P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4817823009536">
                <text:p>0.264817823009536</text:p>
              </table:table-cell>
              <table:table-cell office:value-type="float" office:value="0.389166084364532">
                <text:p>0.389166084364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4154594018443">
                <text:p>0.494154594018443</text:p>
              </table:table-cell>
              <table:table-cell office:value-type="float" office:value="0.178976947293169">
                <text:p>0.17897694729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9334858712142">
                <text:p>0.649334858712142</text:p>
              </table:table-cell>
              <table:table-cell office:value-type="float" office:value="0.117271295655764">
                <text:p>0.117271295655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0115294787102">
                <text:p>0.770115294787102</text:p>
              </table:table-cell>
              <table:table-cell office:value-type="float" office:value="0.161368002234975">
                <text:p>0.161368002234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2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89cm" xlink:href=".." xlink:type="simple" chart:class="chart:scatter" chart:style-name="ch1">
        <chart:title svg:x="7.078cm" svg:y="0.315cm" chart:style-name="ch2">
          <text:p>Irminger</text:p>
        </chart:title>
        <chart:legend chart:legend-position="end" svg:x="11.983cm" svg:y="3.94cm" style:legend-expansion="high" chart:style-name="ch3"/>
        <chart:plot-area chart:style-name="ch4" table:cell-range-address="'POC flux divergence'.O60:'POC flux divergence'.P62" svg:x="0.319cm" svg:y="1.299cm" svg:width="11.345cm" svg:height="7.511cm">
          <chart:coordinate-region svg:x="0.817cm" svg:y="1.501cm" svg:width="10.412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P60:'POC flux divergence'.P62" chart:class="chart:scatter">
            <chart:domain table:cell-range-address="'POC flux divergence'.O60:'POC flux divergence'.O62"/>
            <chart:regression-curve chart:style-name="ch9">
              <chart:equation chart:display-equation="true" chart:display-r-square="true" svg:x="11.435cm" svg:y="0.416cm" chart:style-name="ch10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757207139381184">
                <text:p>-0.0757207139381184</text:p>
                <draw:g>
                  <svg:desc>'POC flux divergence'.O60:'POC flux divergence'.O62</svg:desc>
                </draw:g>
              </table:table-cell>
              <table:table-cell office:value-type="float" office:value="0.336459733848529">
                <text:p>0.336459733848529</text:p>
                <draw:g>
                  <svg:desc>'POC flux divergence'.P60:'POC flux divergence'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520720836463">
                <text:p>0.187520720836463</text:p>
              </table:table-cell>
              <table:table-cell office:value-type="float" office:value="0.225309281725863">
                <text:p>0.225309281725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22605308447">
                <text:p>0.60422605308447</text:p>
              </table:table-cell>
              <table:table-cell office:value-type="float" office:value="-0.244125144327509">
                <text:p>-0.244125144327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22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76cm" svg:y="0.316cm" chart:style-name="ch2">
          <text:p>Iceland</text:p>
        </chart:title>
        <chart:legend chart:legend-position="end" svg:x="11.989cm" svg:y="3.946cm" style:legend-expansion="high" chart:style-name="ch3"/>
        <chart:plot-area chart:style-name="ch4" table:cell-range-address="'POC flux divergence'.O64:'POC flux divergence'.P66" svg:x="0.32cm" svg:y="1.301cm" svg:width="11.349cm" svg:height="7.519cm">
          <chart:coordinate-region svg:x="0.818cm" svg:y="1.503cm" svg:width="10.416cm" svg:height="6.6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P64:'POC flux divergence'.P66" chart:class="chart:scatter">
            <chart:domain table:cell-range-address="'POC flux divergence'.O64:'POC flux divergence'.O66"/>
            <chart:regression-curve chart:style-name="ch9">
              <chart:equation chart:display-equation="true" chart:display-r-square="true" svg:x="11.375cm" svg:y="0.327cm" chart:style-name="ch10"/>
            </chart:regression-curve>
            <chart:data-point chart:repeated="2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861861476162833">
                <text:p>-0.0861861476162833</text:p>
                <draw:g>
                  <svg:desc>'POC flux divergence'.O64:'POC flux divergence'.O66</svg:desc>
                </draw:g>
              </table:table-cell>
              <table:table-cell office:value-type="float" office:value="0.650307523131936">
                <text:p>0.650307523131936</text:p>
                <draw:g>
                  <svg:desc>'POC flux divergence'.P64:'POC flux divergence'.P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843587944773">
                <text:p>0.181843587944773</text:p>
              </table:table-cell>
              <table:table-cell office:value-type="float" office:value="0.444044795918076">
                <text:p>0.444044795918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22605308447">
                <text:p>0.60422605308447</text:p>
              </table:table-cell>
              <table:table-cell office:value-type="float" office:value="0.173186268412274">
                <text:p>0.173186268412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2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5cm" svg:y="0.316cm" chart:style-name="ch2">
          <text:p>NASG</text:p>
        </chart:title>
        <chart:legend chart:legend-position="end" svg:x="11.989cm" svg:y="3.946cm" style:legend-expansion="high" chart:style-name="ch3"/>
        <chart:plot-area chart:style-name="ch4" table:cell-range-address="'POC flux divergence'.O68:'POC flux divergence'.P77" svg:x="0.32cm" svg:y="1.301cm" svg:width="11.349cm" svg:height="7.519cm">
          <chart:coordinate-region svg:x="0.818cm" svg:y="1.503cm" svg:width="10.415cm" svg:height="7.11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P68:'POC flux divergence'.P77" chart:class="chart:scatter">
            <chart:domain table:cell-range-address="'POC flux divergence'.O68:'POC flux divergence'.O77"/>
            <chart:regression-curve chart:style-name="ch9">
              <chart:equation chart:display-equation="true" chart:display-r-square="true" svg:x="11.552cm" svg:y="0.717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67491087293764">
                <text:p>-0.167491087293764</text:p>
                <draw:g>
                  <svg:desc>'POC flux divergence'.O68:'POC flux divergence'.O77</svg:desc>
                </draw:g>
              </table:table-cell>
              <table:table-cell office:value-type="float" office:value="0.469822015978163">
                <text:p>0.469822015978163</text:p>
                <draw:g>
                  <svg:desc>'POC flux divergence'.P68:'POC flux divergence'.P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4691430817599">
                <text:p>0.184691430817599</text:p>
              </table:table-cell>
              <table:table-cell office:value-type="float" office:value="-0.259637310505756">
                <text:p>-0.259637310505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7520720836463">
                <text:p>0.187520720836463</text:p>
              </table:table-cell>
              <table:table-cell office:value-type="float" office:value="-0.337242168318426">
                <text:p>-0.337242168318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448921378274">
                <text:p>0.230448921378274</text:p>
              </table:table-cell>
              <table:table-cell office:value-type="float" office:value="-0.2518119729938">
                <text:p>-0.2518119729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4108439147401">
                <text:p>0.354108439147401</text:p>
              </table:table-cell>
              <table:table-cell office:value-type="float" office:value="-0.508638306165727">
                <text:p>-0.508638306165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4026106056135">
                <text:p>0.534026106056135</text:p>
              </table:table-cell>
              <table:table-cell office:value-type="float" office:value="-0.958607314841775">
                <text:p>-0.958607314841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529412004277">
                <text:p>0.53529412004277</text:p>
              </table:table-cell>
              <table:table-cell office:value-type="float" office:value="-0.958607314841775">
                <text:p>-0.958607314841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282542695918">
                <text:p>0.54282542695918</text:p>
              </table:table-cell>
              <table:table-cell office:value-type="float" office:value="-1.04575749056068">
                <text:p>-1.04575749056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1101383649056">
                <text:p>0.561101383649056</text:p>
              </table:table-cell>
              <table:table-cell office:value-type="float" office:value="-0.619788758288394">
                <text:p>-0.619788758288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3901597864461">
                <text:p>0.873901597864461</text:p>
              </table:table-cell>
              <table:table-cell office:value-type="float" office:value="-1.09691001300806">
                <text:p>-1.096910013008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title svg:x="7.346cm" svg:y="0.315cm" chart:style-name="ch2">
          <text:p>600m</text:p>
        </chart:title>
        <chart:legend chart:legend-position="end" svg:x="10.782cm" svg:y="3.083cm" style:legend-expansion="high" chart:style-name="ch3"/>
        <chart:plot-area chart:style-name="ch4" table:cell-range-address="'POC flux divergence'.W55:'POC flux divergence'.Y55 'POC flux divergence'.W61:'POC flux divergence'.Y61 'POC flux divergence'.W66:'POC flux divergence'.Y66 'POC flux divergence'.W71:'POC flux divergence'.Y71" svg:x="0.32cm" svg:y="1.299cm" svg:width="10.142cm" svg:height="7.511cm">
          <chart:coordinate-region svg:x="2.074cm" svg:y="1.501cm" svg:width="8.388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W55:'POC flux divergence'.W55 'POC flux divergence'.W61:'POC flux divergence'.W61 'POC flux divergence'.W66:'POC flux divergence'.W66 'POC flux divergence'.W71:'POC flux divergence'.W71" chart:class="chart:bar">
            <chart:data-point chart:repeated="4"/>
          </chart:series>
          <chart:series chart:style-name="ch9" chart:values-cell-range-address="'POC flux divergence'.X55:'POC flux divergence'.X55 'POC flux divergence'.X61:'POC flux divergence'.X61 'POC flux divergence'.X66:'POC flux divergence'.X66 'POC flux divergence'.X71:'POC flux divergence'.X71" chart:class="chart:bar">
            <chart:data-point chart:repeated="4"/>
          </chart:series>
          <chart:series chart:style-name="ch10" chart:values-cell-range-address="'POC flux divergence'.Y55:'POC flux divergence'.Y55 'POC flux divergence'.Y61:'POC flux divergence'.Y61 'POC flux divergence'.Y66:'POC flux divergence'.Y66 'POC flux divergence'.Y71:'POC flux divergence'.Y7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00002013223872964">
                <text:p>0.00000002013223872964</text:p>
                <draw:g>
                  <svg:desc>'POC flux divergence'.W55:'POC flux divergence'.W55 'POC flux divergence'.W61:'POC flux divergence'.W61 'POC flux divergence'.W66:'POC flux divergence'.W66 'POC flux divergence'.W71:'POC flux divergence'.W71</svg:desc>
                </draw:g>
              </table:table-cell>
              <table:table-cell office:value-type="float" office:value="0.00000001933378677658">
                <text:p>0.00000001933378677658</text:p>
                <draw:g>
                  <svg:desc>'POC flux divergence'.X55:'POC flux divergence'.X55 'POC flux divergence'.X61:'POC flux divergence'.X61 'POC flux divergence'.X66:'POC flux divergence'.X66 'POC flux divergence'.X71:'POC flux divergence'.X71</svg:desc>
                </draw:g>
              </table:table-cell>
              <table:table-cell office:value-type="float" office:value="0.00000002061811114689">
                <text:p>0.00000002061811114689</text:p>
                <draw:g>
                  <svg:desc>'POC flux divergence'.Y55:'POC flux divergence'.Y55 'POC flux divergence'.Y61:'POC flux divergence'.Y61 'POC flux divergence'.Y66:'POC flux divergence'.Y66 'POC flux divergence'.Y71:'POC flux divergence'.Y71</svg:desc>
                </draw:g>
              </table:table-cell>
            </table:table-row>
            <table:table-row>
              <table:table-cell office:value-type="string"/>
              <table:table-cell office:value-type="float" office:value="0.00000000481466405443">
                <text:p>0.00000000481466405443</text:p>
              </table:table-cell>
              <table:table-cell office:value-type="float" office:value="0.0000000041658735369">
                <text:p>0.0000000041658735369</text:p>
              </table:table-cell>
              <table:table-cell office:value-type="float" office:value="0.00000000530450757353">
                <text:p>0.00000000530450757353</text:p>
              </table:table-cell>
            </table:table-row>
            <table:table-row>
              <table:table-cell office:value-type="string"/>
              <table:table-cell office:value-type="float" office:value="0.00000001470567516341">
                <text:p>0.00000001470567516341</text:p>
              </table:table-cell>
              <table:table-cell office:value-type="float" office:value="0.00000001454463575663">
                <text:p>0.00000001454463575663</text:p>
              </table:table-cell>
              <table:table-cell office:value-type="float" office:value="0.0000000148401448008">
                <text:p>0.0000000148401448008</text:p>
              </table:table-cell>
            </table:table-row>
            <table:table-row>
              <table:table-cell office:value-type="string"/>
              <table:table-cell office:value-type="float" office:value="0.00000000187248544014">
                <text:p>0.00000000187248544014</text:p>
              </table:table-cell>
              <table:table-cell office:value-type="float" office:value="0.0000000014730368301">
                <text:p>0.0000000014730368301</text:p>
              </table:table-cell>
              <table:table-cell office:value-type="float" office:value="0.00000000234264051452">
                <text:p>0.000000002342640514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89cm" xlink:href=".." xlink:type="simple" chart:class="chart:bar" chart:style-name="ch1">
        <chart:title svg:x="7.22cm" svg:y="0.315cm" chart:style-name="ch2">
          <text:p>1000m</text:p>
        </chart:title>
        <chart:legend chart:legend-position="end" svg:x="10.783cm" svg:y="3.083cm" style:legend-expansion="high" chart:style-name="ch3"/>
        <chart:plot-area chart:style-name="ch4" table:cell-range-address="'POC flux divergence'.W56:'POC flux divergence'.Y56 'POC flux divergence'.W62:'POC flux divergence'.Y62 'POC flux divergence'.W67:'POC flux divergence'.Y67 'POC flux divergence'.W72:'POC flux divergence'.Y72" svg:x="0.32cm" svg:y="1.299cm" svg:width="10.143cm" svg:height="7.511cm">
          <chart:coordinate-region svg:x="2.074cm" svg:y="1.501cm" svg:width="8.389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W56:'POC flux divergence'.W56 'POC flux divergence'.W62:'POC flux divergence'.W62 'POC flux divergence'.W67:'POC flux divergence'.W67 'POC flux divergence'.W72:'POC flux divergence'.W72" chart:class="chart:bar">
            <chart:data-point chart:repeated="4"/>
          </chart:series>
          <chart:series chart:style-name="ch9" chart:values-cell-range-address="'POC flux divergence'.X56:'POC flux divergence'.X56 'POC flux divergence'.X62:'POC flux divergence'.X62 'POC flux divergence'.X67:'POC flux divergence'.X67 'POC flux divergence'.X72:'POC flux divergence'.X72" chart:class="chart:bar">
            <chart:data-point chart:repeated="4"/>
          </chart:series>
          <chart:series chart:style-name="ch10" chart:values-cell-range-address="'POC flux divergence'.Y56:'POC flux divergence'.Y56 'POC flux divergence'.Y62:'POC flux divergence'.Y62 'POC flux divergence'.Y67:'POC flux divergence'.Y67 'POC flux divergence'.Y72:'POC flux divergence'.Y7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00000844359411554">
                <text:p>0.00000000844359411554</text:p>
                <draw:g>
                  <svg:desc>'POC flux divergence'.W56:'POC flux divergence'.W56 'POC flux divergence'.W62:'POC flux divergence'.W62 'POC flux divergence'.W67:'POC flux divergence'.W67 'POC flux divergence'.W72:'POC flux divergence'.W72</svg:desc>
                </draw:g>
              </table:table-cell>
              <table:table-cell office:value-type="float" office:value="0.00000000774436500985">
                <text:p>0.00000000774436500985</text:p>
                <draw:g>
                  <svg:desc>'POC flux divergence'.X56:'POC flux divergence'.X56 'POC flux divergence'.X62:'POC flux divergence'.X62 'POC flux divergence'.X67:'POC flux divergence'.X67 'POC flux divergence'.X72:'POC flux divergence'.X72</svg:desc>
                </draw:g>
              </table:table-cell>
              <table:table-cell office:value-type="float" office:value="0.00000000905420953488">
                <text:p>0.00000000905420953488</text:p>
                <draw:g>
                  <svg:desc>'POC flux divergence'.Y56:'POC flux divergence'.Y56 'POC flux divergence'.Y62:'POC flux divergence'.Y62 'POC flux divergence'.Y67:'POC flux divergence'.Y67 'POC flux divergence'.Y72:'POC flux divergence'.Y72</svg:desc>
                </draw:g>
              </table:table-cell>
            </table:table-row>
            <table:table-row>
              <table:table-cell office:value-type="string"/>
              <table:table-cell office:value-type="float" office:value="0.0000000018437931148">
                <text:p>0.0000000018437931148</text:p>
              </table:table-cell>
              <table:table-cell office:value-type="float" office:value="0.00000000144777481998">
                <text:p>0.00000000144777481998</text:p>
              </table:table-cell>
              <table:table-cell office:value-type="float" office:value="0.0000000022384249386">
                <text:p>0.0000000022384249386</text:p>
              </table:table-cell>
            </table:table-row>
            <table:table-row>
              <table:table-cell office:value-type="string"/>
              <table:table-cell office:value-type="float" office:value="0.00000000621192391737">
                <text:p>0.00000000621192391737</text:p>
              </table:table-cell>
              <table:table-cell office:value-type="float" office:value="0.00000000605046212312">
                <text:p>0.00000000605046212312</text:p>
              </table:table-cell>
              <table:table-cell office:value-type="float" office:value="0.00000000636553280187">
                <text:p>0.00000000636553280187</text:p>
              </table:table-cell>
            </table:table-row>
            <table:table-row>
              <table:table-cell office:value-type="string"/>
              <table:table-cell office:value-type="float" office:value="0.00000000049843478011">
                <text:p>0.00000000049843478011</text:p>
              </table:table-cell>
              <table:table-cell office:value-type="float" office:value="0.00000000035402484833">
                <text:p>0.00000000035402484833</text:p>
              </table:table-cell>
              <table:table-cell office:value-type="float" office:value="0.00000000069066156682">
                <text:p>0.000000000690661566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title svg:x="7.219cm" svg:y="0.315cm" chart:style-name="ch2">
          <text:p>2500m</text:p>
        </chart:title>
        <chart:legend chart:legend-position="end" svg:x="10.782cm" svg:y="3.083cm" style:legend-expansion="high" chart:style-name="ch3"/>
        <chart:plot-area chart:style-name="ch4" table:cell-range-address="'POC flux divergence'.W57:'POC flux divergence'.Y57 'POC flux divergence'.W63:'POC flux divergence'.Y63 'POC flux divergence'.W68:'POC flux divergence'.Y68 'POC flux divergence'.W73:'POC flux divergence'.Y73" svg:x="0.32cm" svg:y="1.299cm" svg:width="10.142cm" svg:height="7.511cm">
          <chart:coordinate-region svg:x="2.074cm" svg:y="1.501cm" svg:width="8.388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W57:'POC flux divergence'.W57 'POC flux divergence'.W63:'POC flux divergence'.W63 'POC flux divergence'.W68:'POC flux divergence'.W68 'POC flux divergence'.W73:'POC flux divergence'.W73" chart:class="chart:bar">
            <chart:data-point chart:repeated="4"/>
          </chart:series>
          <chart:series chart:style-name="ch9" chart:values-cell-range-address="'POC flux divergence'.X57:'POC flux divergence'.X57 'POC flux divergence'.X63:'POC flux divergence'.X63 'POC flux divergence'.X68:'POC flux divergence'.X68 'POC flux divergence'.X73:'POC flux divergence'.X73" chart:class="chart:bar">
            <chart:data-point chart:repeated="4"/>
          </chart:series>
          <chart:series chart:style-name="ch10" chart:values-cell-range-address="'POC flux divergence'.Y57:'POC flux divergence'.Y57 'POC flux divergence'.Y63:'POC flux divergence'.Y63 'POC flux divergence'.Y68:'POC flux divergence'.Y68 'POC flux divergence'.Y73:'POC flux divergence'.Y7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00000177677074082">
                <text:p>0.00000000177677074082</text:p>
                <draw:g>
                  <svg:desc>'POC flux divergence'.W57:'POC flux divergence'.W57 'POC flux divergence'.W63:'POC flux divergence'.W63 'POC flux divergence'.W68:'POC flux divergence'.W68 'POC flux divergence'.W73:'POC flux divergence'.W73</svg:desc>
                </draw:g>
              </table:table-cell>
              <table:table-cell office:value-type="float" office:value="0.0000000015006356464">
                <text:p>0.0000000015006356464</text:p>
                <draw:g>
                  <svg:desc>'POC flux divergence'.X57:'POC flux divergence'.X57 'POC flux divergence'.X63:'POC flux divergence'.X63 'POC flux divergence'.X68:'POC flux divergence'.X68 'POC flux divergence'.X73:'POC flux divergence'.X73</svg:desc>
                </draw:g>
              </table:table-cell>
              <table:table-cell office:value-type="float" office:value="0.00000000206904142951">
                <text:p>0.00000000206904142951</text:p>
                <draw:g>
                  <svg:desc>'POC flux divergence'.Y57:'POC flux divergence'.Y57 'POC flux divergence'.Y63:'POC flux divergence'.Y63 'POC flux divergence'.Y68:'POC flux divergence'.Y68 'POC flux divergence'.Y73:'POC flux divergence'.Y73</svg:desc>
                </draw:g>
              </table:table-cell>
            </table:table-row>
            <table:table-row>
              <table:table-cell office:value-type="string"/>
              <table:table-cell office:value-type="float" office:value="0.00000000032959674386">
                <text:p>0.00000000032959674386</text:p>
              </table:table-cell>
              <table:table-cell office:value-type="float" office:value="0.00000000021745186714">
                <text:p>0.00000000021745186714</text:p>
              </table:table-cell>
              <table:table-cell office:value-type="float" office:value="0.00000000047623560439">
                <text:p>0.00000000047623560439</text:p>
              </table:table-cell>
            </table:table-row>
            <table:table-row>
              <table:table-cell office:value-type="string"/>
              <table:table-cell office:value-type="float" office:value="0.00000000132404069421">
                <text:p>0.00000000132404069421</text:p>
              </table:table-cell>
              <table:table-cell office:value-type="float" office:value="0.0000000012546585533">
                <text:p>0.0000000012546585533</text:p>
              </table:table-cell>
              <table:table-cell office:value-type="float" office:value="0.00000000139459519987">
                <text:p>0.00000000139459519987</text:p>
              </table:table-cell>
            </table:table-row>
            <table:table-row>
              <table:table-cell office:value-type="string"/>
              <table:table-cell office:value-type="float" office:value="0.00000000004640296984">
                <text:p>0.00000000004640296984</text:p>
              </table:table-cell>
              <table:table-cell office:value-type="float" office:value="0.0000000000274399415">
                <text:p>0.0000000000274399415</text:p>
              </table:table-cell>
              <table:table-cell office:value-type="float" office:value="0.00000000007723083473">
                <text:p>0.000000000077230834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title svg:x="7.219cm" svg:y="0.315cm" chart:style-name="ch2">
          <text:p>4000m</text:p>
        </chart:title>
        <chart:legend chart:legend-position="end" svg:x="10.782cm" svg:y="3.083cm" style:legend-expansion="high" chart:style-name="ch3"/>
        <chart:plot-area chart:style-name="ch4" table:cell-range-address="'POC flux divergence'.W58:'POC flux divergence'.Y58 'POC flux divergence'.W64:'POC flux divergence'.Y64 'POC flux divergence'.W69:'POC flux divergence'.Y69 'POC flux divergence'.W74:'POC flux divergence'.Y74" svg:x="0.32cm" svg:y="1.299cm" svg:width="10.142cm" svg:height="7.511cm">
          <chart:coordinate-region svg:x="2.074cm" svg:y="1.502cm" svg:width="8.388cm" svg:height="7.1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C flux divergence'.W58:'POC flux divergence'.W58 'POC flux divergence'.W64:'POC flux divergence'.W64 'POC flux divergence'.W69:'POC flux divergence'.W69 'POC flux divergence'.W74:'POC flux divergence'.W74" chart:class="chart:bar">
            <chart:data-point chart:repeated="4"/>
          </chart:series>
          <chart:series chart:style-name="ch9" chart:values-cell-range-address="'POC flux divergence'.X58:'POC flux divergence'.X58 'POC flux divergence'.X64:'POC flux divergence'.X64 'POC flux divergence'.X69:'POC flux divergence'.X69 'POC flux divergence'.X74:'POC flux divergence'.X74" chart:class="chart:bar">
            <chart:data-point chart:repeated="4"/>
          </chart:series>
          <chart:series chart:style-name="ch10" chart:values-cell-range-address="'POC flux divergence'.Y58:'POC flux divergence'.Y58 'POC flux divergence'.Y64:'POC flux divergence'.Y64 'POC flux divergence'.Y69:'POC flux divergence'.Y69 'POC flux divergence'.Y74:'POC flux divergence'.Y7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00000079877286539">
                <text:p>0.00000000079877286539</text:p>
                <draw:g>
                  <svg:desc>'POC flux divergence'.W58:'POC flux divergence'.W58 'POC flux divergence'.W64:'POC flux divergence'.W64 'POC flux divergence'.W69:'POC flux divergence'.W69 'POC flux divergence'.W74:'POC flux divergence'.W74</svg:desc>
                </draw:g>
              </table:table-cell>
              <table:table-cell office:value-type="float" office:value="0.00000000064669033395">
                <text:p>0.00000000064669033395</text:p>
                <draw:g>
                  <svg:desc>'POC flux divergence'.X58:'POC flux divergence'.X58 'POC flux divergence'.X64:'POC flux divergence'.X64 'POC flux divergence'.X69:'POC flux divergence'.X69 'POC flux divergence'.X74:'POC flux divergence'.X74</svg:desc>
                </draw:g>
              </table:table-cell>
              <table:table-cell office:value-type="float" office:value="0.00000000097035778573">
                <text:p>0.00000000097035778573</text:p>
                <draw:g>
                  <svg:desc>'POC flux divergence'.Y58:'POC flux divergence'.Y58 'POC flux divergence'.Y64:'POC flux divergence'.Y64 'POC flux divergence'.Y69:'POC flux divergence'.Y69 'POC flux divergence'.Y74:'POC flux divergence'.Y74</svg:desc>
                </draw:g>
              </table:table-cell>
            </table:table-row>
            <table:table-row>
              <table:table-cell office:value-type="string"/>
              <table:table-cell office:value-type="float" office:value="0.00000000013628293098">
                <text:p>0.00000000013628293098</text:p>
              </table:table-cell>
              <table:table-cell office:value-type="float" office:value="0.00000000008223162962">
                <text:p>0.00000000008223162962</text:p>
              </table:table-cell>
              <table:table-cell office:value-type="float" office:value="0.00000000021530950889">
                <text:p>0.00000000021530950889</text:p>
              </table:table-cell>
            </table:table-row>
            <table:table-row>
              <table:table-cell office:value-type="string"/>
              <table:table-cell office:value-type="float" office:value="0.00000000059917118942">
                <text:p>0.00000000059917118942</text:p>
              </table:table-cell>
              <table:table-cell office:value-type="float" office:value="0.00000000055982403663">
                <text:p>0.00000000055982403663</text:p>
              </table:table-cell>
              <table:table-cell office:value-type="float" office:value="0.00000000064006098392">
                <text:p>0.00000000064006098392</text:p>
              </table:table-cell>
            </table:table-row>
            <table:table-row>
              <table:table-cell office:value-type="string"/>
              <table:table-cell office:value-type="float" office:value="0.00000000001373001152">
                <text:p>0.00000000001373001152</text:p>
              </table:table-cell>
              <table:table-cell office:value-type="float" office:value="0.00000000000739067848">
                <text:p>0.00000000000739067848</text:p>
              </table:table-cell>
              <table:table-cell office:value-type="float" office:value="0.0000000000251038222">
                <text:p>0.0000000000251038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1" style:family="chart" style:data-style-name="N126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1cm" xlink:href=".." xlink:type="simple" chart:class="chart:scatter" chart:style-name="ch1">
        <chart:legend chart:legend-position="end" svg:x="11.394cm" svg:y="3.951cm" style:legend-expansion="high" chart:style-name="ch2"/>
        <chart:plot-area chart:style-name="ch3" table:cell-range-address="'bacterial abundance'.C61:'bacterial abundance'.D70" svg:x="1.243cm" svg:y="0.23cm" svg:width="10.851cm" svg:height="7.674cm">
          <chart:coordinate-region svg:x="2.997cm" svg:y="0.432cm" svg:width="8.344cm" svg:height="6.819cm"/>
          <chart:axis chart:dimension="x" chart:name="primary-x" chart:style-name="ch4">
            <chart:title svg:x="5.944cm" svg:y="8.084cm" chart:style-name="ch5">
              <text:p>Depth [m]</text:p>
            </chart:title>
          </chart:axis>
          <chart:axis chart:dimension="y" chart:name="primary-y" chart:style-name="ch6">
            <chart:title svg:x="0.374cm" svg:y="6.463cm" chart:style-name="ch7">
              <text:p>Bacterial abundance [cells m^(-3)]</text:p>
            </chart:title>
            <chart:grid chart:style-name="ch8" chart:class="major"/>
          </chart:axis>
          <chart:series chart:style-name="ch9" chart:values-cell-range-address="'bacterial abundance'.D61:'bacterial abundance'.D70" chart:class="chart:scatter">
            <chart:domain table:cell-range-address="'bacterial abundance'.C61:'bacterial abundance'.C7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70.24871934516">
                <text:p>5570.24871934516</text:p>
                <draw:g>
                  <svg:desc>'bacterial abundance'.C61:'bacterial abundance'.C70</svg:desc>
                </draw:g>
              </table:table-cell>
              <table:table-cell office:value-type="float" office:value="1349514374.31524">
                <text:p>1349514374.31524</text:p>
                <draw:g>
                  <svg:desc>'bacterial abundance'.D61:'bacterial abundance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.70449907783">
                <text:p>4434.70449907783</text:p>
              </table:table-cell>
              <table:table-cell office:value-type="float" office:value="1464469979.37971">
                <text:p>1464469979.37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22.40173743729">
                <text:p>3322.40173743729</text:p>
              </table:table-cell>
              <table:table-cell office:value-type="float" office:value="1923196538.44891">
                <text:p>1923196538.44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4.11537194735">
                <text:p>2204.11537194735</text:p>
              </table:table-cell>
              <table:table-cell office:value-type="float" office:value="2595381373.27011">
                <text:p>2595381373.27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5.47875712233">
                <text:p>1095.47875712233</text:p>
              </table:table-cell>
              <table:table-cell office:value-type="float" office:value="3905853738.3989">
                <text:p>3905853738.3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4.469551176904">
                <text:p>544.469551176904</text:p>
              </table:table-cell>
              <table:table-cell office:value-type="float" office:value="7113298045.53848">
                <text:p>7113298045.53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443469003188">
                <text:p>215.443469003188</text:p>
              </table:table-cell>
              <table:table-cell office:value-type="float" office:value="14446522343.4313">
                <text:p>14446522343.4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07867049864">
                <text:p>107.07867049864</text:p>
              </table:table-cell>
              <table:table-cell office:value-type="float" office:value="25602597203.4968">
                <text:p>25602597203.4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2197226901621">
                <text:p>53.2197226901621</text:p>
              </table:table-cell>
              <table:table-cell office:value-type="float" office:value="44154036691.2546">
                <text:p>44154036691.2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3086387359158">
                <text:p>10.3086387359158</text:p>
              </table:table-cell>
              <table:table-cell office:value-type="float" office:value="68284090085.8587">
                <text:p>68284090085.85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